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Helvetica, sans-serif"/>
    <style:font-face style:name="Calibri" svg:font-family="Calibri"/>
    <style:font-face style:name="FreeSans" svg:font-family="FreeSans"/>
    <style:font-face style:name="Helvetica" svg:font-family="Helvetica"/>
    <style:font-face style:name="Liberation Serif" svg:font-family="'Liberation Serif'"/>
    <style:font-face style:name="Lucidasans1" svg:font-family="Lucidasans"/>
    <style:font-face style:name="OpenSymbol" svg:font-family="OpenSymbol"/>
    <style:font-face style:name="Roboto" svg:font-family="Roboto, arial, sans-serif"/>
    <style:font-face style:name="Times" svg:font-family="Times"/>
    <style:font-face style:name="Ubuntu" svg:font-family="Ubuntu"/>
    <style:font-face style:name="sans-serif" svg:font-family="sans-serif"/>
    <style:font-face style:name="ＭＳ Ｐゴシック" svg:font-family="'ＭＳ Ｐゴシック'"/>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text-properties officeooo:paragraph-rsid="0019e40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6pt" fo:font-weight="bold" style:font-size-asian="16pt" style:font-weight-asian="bol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center"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4ca84"/>
    </style:style>
    <style:style style:name="P17" style:family="paragraph" style:parent-style-name="Standard">
      <style:paragraph-properties fo:text-align="start" style:justify-single-word="false"/>
      <style:text-properties officeooo:paragraph-rsid="034a6cf8"/>
    </style:style>
    <style:style style:name="P18" style:family="paragraph" style:parent-style-name="Standard">
      <style:paragraph-properties fo:text-align="start" style:justify-single-word="false"/>
      <style:text-properties officeooo:paragraph-rsid="03f6198f"/>
    </style:style>
    <style:style style:name="P19" style:family="paragraph" style:parent-style-name="Standard">
      <style:text-properties officeooo:paragraph-rsid="00088062"/>
    </style:style>
    <style:style style:name="P20" style:family="paragraph" style:parent-style-name="Standard">
      <style:paragraph-properties fo:text-align="start" style:justify-single-word="false"/>
      <style:text-properties officeooo:rsid="00848a90" officeooo:paragraph-rsid="00848a90"/>
    </style:style>
    <style:style style:name="P21" style:family="paragraph" style:parent-style-name="Standard">
      <style:paragraph-properties fo:text-align="justify" style:justify-single-word="false"/>
      <style:text-properties officeooo:rsid="00848a90" officeooo:paragraph-rsid="01c72a8b"/>
    </style:style>
    <style:style style:name="P22" style:family="paragraph" style:parent-style-name="Standard">
      <style:paragraph-properties fo:text-align="justify" style:justify-single-word="false"/>
      <style:text-properties officeooo:rsid="00848a90" officeooo:paragraph-rsid="00848a90"/>
    </style:style>
    <style:style style:name="P23" style:family="paragraph" style:parent-style-name="Standard">
      <style:paragraph-properties fo:text-align="start" style:justify-single-word="false"/>
      <style:text-properties officeooo:rsid="02337c26" officeooo:paragraph-rsid="02337c26"/>
    </style:style>
    <style:style style:name="P24" style:family="paragraph" style:parent-style-name="Standard">
      <style:paragraph-properties fo:text-align="justify" style:justify-single-word="false"/>
      <style:text-properties officeooo:rsid="02337c26" officeooo:paragraph-rsid="02337c26"/>
    </style:style>
    <style:style style:name="P25" style:family="paragraph" style:parent-style-name="Standard">
      <style:paragraph-properties fo:text-align="justify" style:justify-single-word="false"/>
      <style:text-properties officeooo:rsid="014e2d64" officeooo:paragraph-rsid="014ebafc"/>
    </style:style>
    <style:style style:name="P26" style:family="paragraph" style:parent-style-name="Standard">
      <style:paragraph-properties fo:text-align="justify" style:justify-single-word="false"/>
      <style:text-properties officeooo:paragraph-rsid="02f6462c"/>
    </style:style>
    <style:style style:name="P27" style:family="paragraph" style:parent-style-name="Standard">
      <style:paragraph-properties fo:text-align="justify" style:justify-single-word="false"/>
      <style:text-properties officeooo:paragraph-rsid="02f85484"/>
    </style:style>
    <style:style style:name="P28" style:family="paragraph" style:parent-style-name="Standard">
      <style:paragraph-properties fo:text-align="justify" style:justify-single-word="false"/>
      <style:text-properties officeooo:paragraph-rsid="00be868d"/>
    </style:style>
    <style:style style:name="P29" style:family="paragraph" style:parent-style-name="Standard">
      <style:paragraph-properties fo:text-align="justify" style:justify-single-word="false"/>
      <style:text-properties officeooo:paragraph-rsid="0014ca84"/>
    </style:style>
    <style:style style:name="P30" style:family="paragraph" style:parent-style-name="Standard">
      <style:paragraph-properties fo:text-align="justify" style:justify-single-word="false"/>
      <style:text-properties officeooo:paragraph-rsid="02d45cb8"/>
    </style:style>
    <style:style style:name="P31" style:family="paragraph" style:parent-style-name="Standard">
      <style:text-properties officeooo:rsid="001edc1f" officeooo:paragraph-rsid="02f98a39"/>
    </style:style>
    <style:style style:name="P32" style:family="paragraph" style:parent-style-name="Standard">
      <style:paragraph-properties fo:text-align="justify" style:justify-single-word="false"/>
      <style:text-properties officeooo:rsid="001edc1f" officeooo:paragraph-rsid="002ae48e"/>
    </style:style>
    <style:style style:name="P33" style:family="paragraph" style:parent-style-name="Standard">
      <style:paragraph-properties fo:text-align="justify" style:justify-single-word="false"/>
      <style:text-properties officeooo:rsid="002d58e1" officeooo:paragraph-rsid="002d58e1"/>
    </style:style>
    <style:style style:name="P34" style:family="paragraph" style:parent-style-name="Standard">
      <style:paragraph-properties fo:text-align="justify" style:justify-single-word="false"/>
      <style:text-properties fo:font-style="italic" fo:font-weight="bold" officeooo:paragraph-rsid="0019e40d" style:font-style-asian="italic" style:font-weight-asian="bold" style:font-style-complex="italic"/>
    </style:style>
    <style:style style:name="P35" style:family="paragraph" style:parent-style-name="Standard">
      <style:paragraph-properties fo:text-align="justify" style:justify-single-word="false"/>
      <style:text-properties officeooo:rsid="00dc50e6" officeooo:paragraph-rsid="00dc50e6"/>
    </style:style>
    <style:style style:name="P36" style:family="paragraph" style:parent-style-name="Standard">
      <style:paragraph-properties fo:text-align="justify" style:justify-single-word="false"/>
      <style:text-properties officeooo:rsid="00df8719" officeooo:paragraph-rsid="00df8719"/>
    </style:style>
    <style:style style:name="P37" style:family="paragraph" style:parent-style-name="Standard">
      <style:paragraph-properties fo:text-align="justify" style:justify-single-word="false"/>
      <style:text-properties officeooo:rsid="028ff232" officeooo:paragraph-rsid="028ff232"/>
    </style:style>
    <style:style style:name="P38" style:family="paragraph" style:parent-style-name="Standard">
      <style:paragraph-properties fo:text-align="justify" style:justify-single-word="false"/>
      <style:text-properties officeooo:rsid="02994a81" officeooo:paragraph-rsid="02994a81"/>
    </style:style>
    <style:style style:name="P39" style:family="paragraph" style:parent-style-name="Standard">
      <style:paragraph-properties fo:text-align="start" style:justify-single-word="false"/>
      <style:text-properties officeooo:rsid="03f4ff79" officeooo:paragraph-rsid="03f4ff79"/>
    </style:style>
    <style:style style:name="P40" style:family="paragraph" style:parent-style-name="Standard">
      <style:paragraph-properties fo:text-align="start" style:justify-single-word="false"/>
      <style:text-properties officeooo:rsid="03f7c2ef" officeooo:paragraph-rsid="03f7c2ef"/>
    </style:style>
    <style:style style:name="P41" style:family="paragraph" style:parent-style-name="Standard">
      <style:paragraph-properties fo:margin-top="0.212cm" fo:margin-bottom="0cm" style:contextual-spacing="false" fo:text-align="center" style:justify-single-word="false"/>
    </style:style>
    <style:style style:name="P42"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43"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44" style:family="paragraph" style:parent-style-name="Text_20_body">
      <style:paragraph-properties fo:text-align="justify" style:justify-single-word="false" fo:break-before="page"/>
      <style:text-properties officeooo:rsid="0068018e" officeooo:paragraph-rsid="0068018e"/>
    </style:style>
    <style:style style:name="P45" style:family="paragraph" style:parent-style-name="Text_20_body">
      <style:paragraph-properties fo:text-align="justify" style:justify-single-word="false" fo:break-before="page"/>
      <style:text-properties officeooo:rsid="00bf6365" officeooo:paragraph-rsid="00bf6365"/>
    </style:style>
    <style:style style:name="P46" style:family="paragraph" style:parent-style-name="Text_20_body">
      <style:paragraph-properties fo:text-align="justify" style:justify-single-word="false" fo:break-before="page"/>
      <style:text-properties fo:font-weight="bold" officeooo:rsid="0345527e" officeooo:paragraph-rsid="0345527e" style:font-weight-asian="bold" style:font-weight-complex="bold"/>
    </style:style>
    <style:style style:name="P47" style:family="paragraph" style:parent-style-name="Text_20_body">
      <style:paragraph-properties fo:text-align="justify" style:justify-single-word="false" fo:break-before="page"/>
      <style:text-properties fo:font-weight="normal" officeooo:rsid="00d056fb" officeooo:paragraph-rsid="00d4a6b5" style:font-weight-asian="normal" style:font-weight-complex="normal"/>
    </style:style>
    <style:style style:name="P48" style:family="paragraph" style:parent-style-name="Text_20_body">
      <style:paragraph-properties fo:text-align="justify" style:justify-single-word="false" fo:break-before="page"/>
      <style:text-properties officeooo:rsid="01b86415" officeooo:paragraph-rsid="01b86415"/>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fo:font-weight="bold" officeooo:rsid="012d3d04" officeooo:paragraph-rsid="012d3d04" style:font-weight-asian="bold" style:font-weight-complex="bold"/>
    </style:style>
    <style:style style:name="P51" style:family="paragraph" style:parent-style-name="Text_20_body">
      <style:paragraph-properties fo:text-align="justify" style:justify-single-word="false"/>
      <style:text-properties fo:font-weight="bold" officeooo:rsid="00cf102a" officeooo:paragraph-rsid="00cf102a" style:font-weight-asian="bold" style:font-weight-complex="bold"/>
    </style:style>
    <style:style style:name="P52" style:family="paragraph" style:parent-style-name="Text_20_body">
      <style:text-properties officeooo:paragraph-rsid="003c47a0"/>
    </style:style>
    <style:style style:name="P53" style:family="paragraph" style:parent-style-name="Text_20_body">
      <style:text-properties officeooo:paragraph-rsid="00c9f872"/>
    </style:style>
    <style:style style:name="P54" style:family="paragraph" style:parent-style-name="Text_20_body">
      <style:text-properties officeooo:rsid="01192ac1" officeooo:paragraph-rsid="01192ac1"/>
    </style:style>
    <style:style style:name="P55" style:family="paragraph" style:parent-style-name="Text_20_body">
      <style:text-properties officeooo:rsid="01192ac1" officeooo:paragraph-rsid="013c5761"/>
    </style:style>
    <style:style style:name="P56" style:family="paragraph" style:parent-style-name="Text_20_body">
      <style:text-properties officeooo:rsid="00e27d43" officeooo:paragraph-rsid="012ff3de"/>
    </style:style>
    <style:style style:name="P57" style:family="paragraph" style:parent-style-name="Text_20_body">
      <style:text-properties officeooo:rsid="00e27d43" officeooo:paragraph-rsid="013b7447"/>
    </style:style>
    <style:style style:name="P58" style:family="paragraph" style:parent-style-name="Text_20_body">
      <style:text-properties officeooo:rsid="00e27d43" officeooo:paragraph-rsid="00e27d43"/>
    </style:style>
    <style:style style:name="P59" style:family="paragraph" style:parent-style-name="Text_20_body">
      <style:text-properties officeooo:rsid="00e27d43" officeooo:paragraph-rsid="013692b4"/>
    </style:style>
    <style:style style:name="P60" style:family="paragraph" style:parent-style-name="Text_20_body">
      <style:text-properties style:font-name="Monospace" fo:font-size="10pt" officeooo:rsid="018332f2" officeooo:paragraph-rsid="018332f2" style:font-size-asian="10pt" style:font-size-complex="10pt"/>
    </style:style>
    <style:style style:name="P61" style:family="paragraph" style:parent-style-name="Text_20_body">
      <style:paragraph-properties fo:text-align="justify" style:justify-single-word="false"/>
      <style:text-properties style:font-name="Monospace" fo:font-size="10pt" officeooo:rsid="018332f2" officeooo:paragraph-rsid="018332f2" style:font-size-asian="10pt" style:font-size-complex="10pt"/>
    </style:style>
    <style:style style:name="P62" style:family="paragraph" style:parent-style-name="Text_20_body">
      <style:text-properties officeooo:paragraph-rsid="01c6ebed"/>
    </style:style>
    <style:style style:name="P63" style:family="paragraph" style:parent-style-name="Text_20_body">
      <style:text-properties style:font-name="monospace" fo:font-size="10pt" officeooo:rsid="02039944" officeooo:paragraph-rsid="02039944" style:font-size-asian="10pt" style:font-size-complex="10pt"/>
    </style:style>
    <style:style style:name="P64" style:family="paragraph" style:parent-style-name="Text_20_body">
      <style:text-properties officeooo:rsid="021885c5" officeooo:paragraph-rsid="021885c5"/>
    </style:style>
    <style:style style:name="P65" style:family="paragraph" style:parent-style-name="Text_20_body">
      <style:paragraph-properties fo:text-align="justify" style:justify-single-word="false"/>
      <style:text-properties officeooo:rsid="021885c5" officeooo:paragraph-rsid="021885c5"/>
    </style:style>
    <style:style style:name="P66" style:family="paragraph" style:parent-style-name="Text_20_body">
      <style:text-properties officeooo:paragraph-rsid="02374f54"/>
    </style:style>
    <style:style style:name="P67" style:family="paragraph" style:parent-style-name="Text_20_body">
      <style:text-properties officeooo:rsid="024621bd" officeooo:paragraph-rsid="024621bd"/>
    </style:style>
    <style:style style:name="P68" style:family="paragraph" style:parent-style-name="Text_20_body">
      <style:text-properties officeooo:rsid="024621bd" officeooo:paragraph-rsid="025d0949"/>
    </style:style>
    <style:style style:name="P69" style:family="paragraph" style:parent-style-name="Text_20_body">
      <style:text-properties officeooo:paragraph-rsid="025f0ca9"/>
    </style:style>
    <style:style style:name="P70" style:family="paragraph" style:parent-style-name="Text_20_body">
      <style:text-properties officeooo:paragraph-rsid="0272d698"/>
    </style:style>
    <style:style style:name="P71" style:family="paragraph" style:parent-style-name="Text_20_body">
      <style:text-properties officeooo:rsid="02b1dcb5" officeooo:paragraph-rsid="02afef61"/>
    </style:style>
    <style:style style:name="P72" style:family="paragraph" style:parent-style-name="Text_20_body">
      <style:paragraph-properties fo:text-align="justify" style:justify-single-word="false"/>
      <style:text-properties officeooo:rsid="02b1dcb5" officeooo:paragraph-rsid="02afef61"/>
    </style:style>
    <style:style style:name="P73" style:family="paragraph" style:parent-style-name="Text_20_body">
      <style:paragraph-properties fo:text-align="justify" style:justify-single-word="false"/>
      <style:text-properties officeooo:rsid="0036f7d8" officeooo:paragraph-rsid="0036f7d8"/>
    </style:style>
    <style:style style:name="P74" style:family="paragraph" style:parent-style-name="Text_20_body">
      <style:paragraph-properties fo:text-align="justify" style:justify-single-word="false"/>
      <style:text-properties officeooo:rsid="0037f2e7" officeooo:paragraph-rsid="0037f2e7"/>
    </style:style>
    <style:style style:name="P75" style:family="paragraph" style:parent-style-name="Text_20_body">
      <style:paragraph-properties fo:text-align="justify" style:justify-single-word="false"/>
      <style:text-properties officeooo:rsid="0068018e" officeooo:paragraph-rsid="00e78163"/>
    </style:style>
    <style:style style:name="P76" style:family="paragraph" style:parent-style-name="Text_20_body">
      <style:paragraph-properties fo:text-align="justify" style:justify-single-word="false"/>
      <style:text-properties officeooo:rsid="0068018e" officeooo:paragraph-rsid="0068018e"/>
    </style:style>
    <style:style style:name="P77" style:family="paragraph" style:parent-style-name="Text_20_body">
      <style:paragraph-properties fo:text-align="justify" style:justify-single-word="false"/>
      <style:text-properties officeooo:rsid="00e81ed5" officeooo:paragraph-rsid="00e81ed5"/>
    </style:style>
    <style:style style:name="P78" style:family="paragraph" style:parent-style-name="Text_20_body">
      <style:paragraph-properties fo:text-align="justify" style:justify-single-word="false"/>
      <style:text-properties officeooo:rsid="007ed28e" officeooo:paragraph-rsid="007b1b39"/>
    </style:style>
    <style:style style:name="P79" style:family="paragraph" style:parent-style-name="Text_20_body">
      <style:paragraph-properties fo:text-align="justify" style:justify-single-word="false"/>
      <style:text-properties officeooo:rsid="007ed28e" officeooo:paragraph-rsid="007ed28e"/>
    </style:style>
    <style:style style:name="P80" style:family="paragraph" style:parent-style-name="Text_20_body">
      <style:paragraph-properties fo:text-align="justify" style:justify-single-word="false"/>
      <style:text-properties officeooo:rsid="007fd5db" officeooo:paragraph-rsid="007fd5db"/>
    </style:style>
    <style:style style:name="P81" style:family="paragraph" style:parent-style-name="Text_20_body">
      <style:paragraph-properties fo:text-align="justify" style:justify-single-word="false"/>
      <style:text-properties officeooo:rsid="00d056fb" officeooo:paragraph-rsid="00d056fb"/>
    </style:style>
    <style:style style:name="P82" style:family="paragraph" style:parent-style-name="Text_20_body">
      <style:paragraph-properties fo:text-align="justify" style:justify-single-word="false"/>
      <style:text-properties fo:font-weight="normal" officeooo:rsid="00d056fb" officeooo:paragraph-rsid="0146733c" style:font-weight-asian="normal" style:font-weight-complex="normal"/>
    </style:style>
    <style:style style:name="P83" style:family="paragraph" style:parent-style-name="Text_20_body">
      <style:paragraph-properties fo:text-align="justify" style:justify-single-word="false"/>
      <style:text-properties fo:font-weight="normal" officeooo:rsid="00d056fb" officeooo:paragraph-rsid="00d66034" style:font-weight-asian="normal" style:font-weight-complex="normal"/>
    </style:style>
    <style:style style:name="P84" style:family="paragraph" style:parent-style-name="Text_20_body">
      <style:paragraph-properties fo:text-align="justify" style:justify-single-word="false"/>
      <style:text-properties fo:font-weight="normal" officeooo:rsid="00d056fb" officeooo:paragraph-rsid="034a4a2b" style:font-weight-asian="normal" style:font-weight-complex="normal"/>
    </style:style>
    <style:style style:name="P85" style:family="paragraph" style:parent-style-name="Text_20_body">
      <style:paragraph-properties fo:text-align="justify" style:justify-single-word="false"/>
      <style:text-properties fo:font-weight="normal" officeooo:rsid="00d67596" officeooo:paragraph-rsid="034cdca9" style:font-weight-asian="normal" style:font-weight-complex="normal"/>
    </style:style>
    <style:style style:name="P86" style:family="paragraph" style:parent-style-name="Text_20_body">
      <style:paragraph-properties fo:text-align="start" style:justify-single-word="false"/>
      <style:text-properties fo:font-weight="normal" officeooo:rsid="00d67596" officeooo:paragraph-rsid="034d0e73" style:font-weight-asian="normal" style:font-weight-complex="normal"/>
    </style:style>
    <style:style style:name="P87" style:family="paragraph" style:parent-style-name="Text_20_body">
      <style:paragraph-properties fo:text-align="justify" style:justify-single-word="false"/>
      <style:text-properties fo:font-weight="normal" officeooo:rsid="0166eac6" officeooo:paragraph-rsid="01685ee9" style:font-weight-asian="normal" style:font-weight-complex="normal"/>
    </style:style>
    <style:style style:name="P88" style:family="paragraph" style:parent-style-name="Text_20_body">
      <style:paragraph-properties fo:text-align="justify" style:justify-single-word="false"/>
      <style:text-properties fo:font-weight="normal" officeooo:rsid="01685ee9" officeooo:paragraph-rsid="016c4815" style:font-weight-asian="normal" style:font-weight-complex="normal"/>
    </style:style>
    <style:style style:name="P89"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90"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91"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92" style:family="paragraph" style:parent-style-name="Text_20_body">
      <style:paragraph-properties fo:text-align="justify" style:justify-single-word="false"/>
      <style:text-properties fo:font-variant="normal" fo:text-transform="none" fo:color="#000000" style:font-name="sans-serif" fo:letter-spacing="normal" fo:language="en" fo:country="US" fo:font-style="normal" fo:font-weight="normal" officeooo:rsid="010147b0" officeooo:paragraph-rsid="010147b0"/>
    </style:style>
    <style:style style:name="P93" style:family="paragraph" style:parent-style-name="Text_20_body">
      <style:paragraph-properties fo:text-align="justify" style:justify-single-word="false"/>
      <style:text-properties fo:language="pl" fo:country="PL" officeooo:rsid="010343fd" officeooo:paragraph-rsid="010343fd"/>
    </style:style>
    <style:style style:name="P94" style:family="paragraph" style:parent-style-name="Text_20_body">
      <style:paragraph-properties fo:text-align="justify" style:justify-single-word="false"/>
      <style:text-properties officeooo:rsid="0151e968" officeooo:paragraph-rsid="0151e968"/>
    </style:style>
    <style:style style:name="P95" style:family="paragraph" style:parent-style-name="Text_20_body">
      <style:paragraph-properties fo:text-align="justify" style:justify-single-word="false"/>
      <style:text-properties style:font-name="Times1" fo:font-size="12pt" officeooo:rsid="01899e15" officeooo:paragraph-rsid="01899e15" style:font-size-asian="10.5pt" style:font-size-complex="12pt"/>
    </style:style>
    <style:style style:name="P96" style:family="paragraph" style:parent-style-name="Text_20_body">
      <style:paragraph-properties fo:text-align="justify" style:justify-single-word="false"/>
      <style:text-properties style:font-name="Times1" fo:font-size="12pt" officeooo:rsid="01899e15" officeooo:paragraph-rsid="0195fb58" style:font-size-asian="10.5pt" style:font-size-complex="12pt"/>
    </style:style>
    <style:style style:name="P97" style:family="paragraph" style:parent-style-name="Text_20_body">
      <style:paragraph-properties fo:text-align="justify" style:justify-single-word="false"/>
      <style:text-properties style:font-name="Times1" fo:font-size="12pt" officeooo:rsid="01841730" officeooo:paragraph-rsid="01892274" style:font-size-asian="10.5pt" style:font-size-complex="12pt"/>
    </style:style>
    <style:style style:name="P98" style:family="paragraph" style:parent-style-name="Text_20_body">
      <style:paragraph-properties fo:text-align="justify" style:justify-single-word="false"/>
      <style:text-properties officeooo:rsid="01b2cf21" officeooo:paragraph-rsid="01b4049f"/>
    </style:style>
    <style:style style:name="P99" style:family="paragraph" style:parent-style-name="Text_20_body">
      <style:paragraph-properties fo:text-align="justify" style:justify-single-word="false"/>
      <style:text-properties officeooo:rsid="01be7b49" officeooo:paragraph-rsid="01be7b49"/>
    </style:style>
    <style:style style:name="P100" style:family="paragraph" style:parent-style-name="Text_20_body">
      <style:paragraph-properties fo:text-align="justify" style:justify-single-word="false"/>
      <style:text-properties officeooo:rsid="01e4d91f" officeooo:paragraph-rsid="01e4d91f"/>
    </style:style>
    <style:style style:name="P101" style:family="paragraph" style:parent-style-name="Text_20_body">
      <style:paragraph-properties fo:text-align="justify" style:justify-single-word="false"/>
      <style:text-properties officeooo:rsid="01e4d91f" officeooo:paragraph-rsid="01edc1ed"/>
    </style:style>
    <style:style style:name="P102" style:family="paragraph" style:parent-style-name="Text_20_body">
      <style:paragraph-properties fo:text-align="justify" style:justify-single-word="false"/>
      <style:text-properties officeooo:rsid="01fe42c3" officeooo:paragraph-rsid="01ff3c2f"/>
    </style:style>
    <style:style style:name="P103" style:family="paragraph" style:parent-style-name="Text_20_body">
      <style:paragraph-properties fo:text-align="justify" style:justify-single-word="false"/>
      <style:text-properties officeooo:rsid="01fe42c3" officeooo:paragraph-rsid="02028689"/>
    </style:style>
    <style:style style:name="P104" style:family="paragraph" style:parent-style-name="Text_20_body">
      <style:paragraph-properties fo:text-align="justify" style:justify-single-word="false"/>
      <style:text-properties officeooo:rsid="02028689" officeooo:paragraph-rsid="02028689"/>
    </style:style>
    <style:style style:name="P105" style:family="paragraph" style:parent-style-name="Text_20_body">
      <style:paragraph-properties fo:text-align="justify" style:justify-single-word="false"/>
      <style:text-properties style:font-name="times" fo:font-size="12pt" officeooo:rsid="020a97fc" officeooo:paragraph-rsid="020a97fc" style:font-size-asian="10.5pt" style:font-size-complex="12pt"/>
    </style:style>
    <style:style style:name="P106" style:family="paragraph" style:parent-style-name="Text_20_body">
      <style:paragraph-properties fo:text-align="justify" style:justify-single-word="false"/>
      <style:text-properties style:font-name="times" fo:font-size="12pt" officeooo:rsid="020bc250" officeooo:paragraph-rsid="020bc250" style:font-size-asian="10.5pt" style:font-size-complex="12pt"/>
    </style:style>
    <style:style style:name="P107" style:family="paragraph" style:parent-style-name="Text_20_body">
      <style:paragraph-properties fo:text-align="justify" style:justify-single-word="false"/>
      <style:text-properties style:font-name="times" fo:font-size="12pt" officeooo:rsid="0208149e" officeooo:paragraph-rsid="0208149e" style:font-size-asian="10.5pt" style:font-size-complex="12pt"/>
    </style:style>
    <style:style style:name="P108" style:family="paragraph" style:parent-style-name="Text_20_body">
      <style:paragraph-properties fo:text-align="justify" style:justify-single-word="false"/>
      <style:text-properties style:font-name="times" fo:font-size="12pt" officeooo:rsid="0207ad56" officeooo:paragraph-rsid="0207ad56" style:font-size-asian="10.5pt" style:font-size-complex="12pt"/>
    </style:style>
    <style:style style:name="P109" style:family="paragraph" style:parent-style-name="Text_20_body">
      <style:paragraph-properties fo:text-align="justify" style:justify-single-word="false"/>
      <style:text-properties style:font-name="times" fo:font-size="12pt" officeooo:rsid="02095cf9" officeooo:paragraph-rsid="02095cf9" style:font-size-asian="10.5pt" style:font-size-complex="12pt"/>
    </style:style>
    <style:style style:name="P110" style:family="paragraph" style:parent-style-name="Text_20_body">
      <style:paragraph-properties fo:text-align="justify" style:justify-single-word="false"/>
      <style:text-properties style:font-name="times" fo:font-size="12pt" fo:font-weight="normal" officeooo:rsid="00dc50e6" officeooo:paragraph-rsid="00dc50e6" style:font-size-asian="10.5pt" style:font-weight-asian="normal" style:font-size-complex="12pt" style:font-weight-complex="normal"/>
    </style:style>
    <style:style style:name="P111" style:family="paragraph" style:parent-style-name="Text_20_body">
      <style:paragraph-properties fo:text-align="justify" style:justify-single-word="false"/>
      <style:text-properties officeooo:rsid="021c06a5" officeooo:paragraph-rsid="021c06a5"/>
    </style:style>
    <style:style style:name="P112" style:family="paragraph" style:parent-style-name="Text_20_body">
      <style:paragraph-properties fo:text-align="justify" style:justify-single-word="false"/>
      <style:text-properties officeooo:rsid="021dac58" officeooo:paragraph-rsid="021ea3c0"/>
    </style:style>
    <style:style style:name="P113" style:family="paragraph" style:parent-style-name="Text_20_body">
      <style:paragraph-properties fo:text-align="justify" style:justify-single-word="false"/>
      <style:text-properties officeooo:rsid="02b8581d" officeooo:paragraph-rsid="02bbf6e2"/>
    </style:style>
    <style:style style:name="P114" style:family="paragraph" style:parent-style-name="Text_20_body">
      <style:paragraph-properties fo:text-align="justify" style:justify-single-word="false"/>
      <style:text-properties officeooo:rsid="02b8581d" officeooo:paragraph-rsid="02bdc592"/>
    </style:style>
    <style:style style:name="P115" style:family="paragraph" style:parent-style-name="Text_20_body">
      <style:paragraph-properties fo:text-align="justify" style:justify-single-word="false"/>
      <style:text-properties officeooo:rsid="02e50787" officeooo:paragraph-rsid="02e50787"/>
    </style:style>
    <style:style style:name="P116" style:family="paragraph" style:parent-style-name="Text_20_body">
      <style:paragraph-properties fo:text-align="justify" style:justify-single-word="false"/>
    </style:style>
    <style:style style:name="P117" style:family="paragraph" style:parent-style-name="Text_20_body">
      <style:paragraph-properties fo:text-align="justify" style:justify-single-word="false"/>
      <style:text-properties officeooo:paragraph-rsid="004dbcd1"/>
    </style:style>
    <style:style style:name="P118" style:family="paragraph" style:parent-style-name="Text_20_body">
      <style:paragraph-properties fo:text-align="justify" style:justify-single-word="false"/>
      <style:text-properties officeooo:paragraph-rsid="003c47a0"/>
    </style:style>
    <style:style style:name="P119" style:family="paragraph" style:parent-style-name="Text_20_body">
      <style:paragraph-properties fo:text-align="justify" style:justify-single-word="false"/>
      <style:text-properties officeooo:paragraph-rsid="007b1b39"/>
    </style:style>
    <style:style style:name="P120" style:family="paragraph" style:parent-style-name="Text_20_body">
      <style:paragraph-properties fo:text-align="justify" style:justify-single-word="false"/>
      <style:text-properties officeooo:paragraph-rsid="00c899e0"/>
    </style:style>
    <style:style style:name="P121" style:family="paragraph" style:parent-style-name="Text_20_body">
      <style:paragraph-properties fo:text-align="justify" style:justify-single-word="false"/>
      <style:text-properties officeooo:paragraph-rsid="00cb9906"/>
    </style:style>
    <style:style style:name="P122" style:family="paragraph" style:parent-style-name="Text_20_body">
      <style:paragraph-properties fo:text-align="justify" style:justify-single-word="false"/>
      <style:text-properties officeooo:paragraph-rsid="010147b0"/>
    </style:style>
    <style:style style:name="P123" style:family="paragraph" style:parent-style-name="Text_20_body">
      <style:paragraph-properties fo:text-align="justify" style:justify-single-word="false"/>
      <style:text-properties officeooo:paragraph-rsid="0082c18d"/>
    </style:style>
    <style:style style:name="P124" style:family="paragraph" style:parent-style-name="Text_20_body">
      <style:paragraph-properties fo:text-align="justify" style:justify-single-word="false"/>
      <style:text-properties officeooo:paragraph-rsid="01503552"/>
    </style:style>
    <style:style style:name="P125" style:family="paragraph" style:parent-style-name="Text_20_body">
      <style:paragraph-properties fo:text-align="justify" style:justify-single-word="false"/>
      <style:text-properties officeooo:paragraph-rsid="015b6aaa"/>
    </style:style>
    <style:style style:name="P126" style:family="paragraph" style:parent-style-name="Text_20_body">
      <style:paragraph-properties fo:text-align="justify" style:justify-single-word="false"/>
      <style:text-properties officeooo:paragraph-rsid="016c4815"/>
    </style:style>
    <style:style style:name="P127" style:family="paragraph" style:parent-style-name="Text_20_body">
      <style:paragraph-properties fo:text-align="justify" style:justify-single-word="false"/>
      <style:text-properties officeooo:paragraph-rsid="016eb7e6"/>
    </style:style>
    <style:style style:name="P128" style:family="paragraph" style:parent-style-name="Text_20_body">
      <style:paragraph-properties fo:text-align="justify" style:justify-single-word="false"/>
      <style:text-properties officeooo:paragraph-rsid="016ffa02"/>
    </style:style>
    <style:style style:name="P129" style:family="paragraph" style:parent-style-name="Text_20_body">
      <style:paragraph-properties fo:text-align="justify" style:justify-single-word="false"/>
      <style:text-properties officeooo:paragraph-rsid="01745203"/>
    </style:style>
    <style:style style:name="P130" style:family="paragraph" style:parent-style-name="Text_20_body">
      <style:paragraph-properties fo:text-align="justify" style:justify-single-word="false"/>
      <style:text-properties officeooo:paragraph-rsid="01768f14"/>
    </style:style>
    <style:style style:name="P131" style:family="paragraph" style:parent-style-name="Text_20_body">
      <style:paragraph-properties fo:text-align="justify" style:justify-single-word="false"/>
      <style:text-properties officeooo:paragraph-rsid="037a749a"/>
    </style:style>
    <style:style style:name="P132" style:family="paragraph" style:parent-style-name="Text_20_body">
      <style:paragraph-properties fo:text-align="justify" style:justify-single-word="false"/>
      <style:text-properties officeooo:paragraph-rsid="017bb863"/>
    </style:style>
    <style:style style:name="P133" style:family="paragraph" style:parent-style-name="Text_20_body">
      <style:paragraph-properties fo:text-align="justify" style:justify-single-word="false"/>
      <style:text-properties officeooo:paragraph-rsid="01a4b129"/>
    </style:style>
    <style:style style:name="P134" style:family="paragraph" style:parent-style-name="Text_20_body">
      <style:paragraph-properties fo:text-align="justify" style:justify-single-word="false"/>
      <style:text-properties officeooo:paragraph-rsid="01b2cf21"/>
    </style:style>
    <style:style style:name="P135" style:family="paragraph" style:parent-style-name="Text_20_body">
      <style:paragraph-properties fo:text-align="justify" style:justify-single-word="false"/>
      <style:text-properties officeooo:paragraph-rsid="01c6ebed"/>
    </style:style>
    <style:style style:name="P136" style:family="paragraph" style:parent-style-name="Text_20_body">
      <style:paragraph-properties fo:text-align="justify" style:justify-single-word="false"/>
      <style:text-properties officeooo:paragraph-rsid="01cd0535"/>
    </style:style>
    <style:style style:name="P137" style:family="paragraph" style:parent-style-name="Text_20_body">
      <style:paragraph-properties fo:text-align="justify" style:justify-single-word="false"/>
      <style:text-properties officeooo:paragraph-rsid="01d6021f"/>
    </style:style>
    <style:style style:name="P138" style:family="paragraph" style:parent-style-name="Text_20_body">
      <style:paragraph-properties fo:text-align="justify" style:justify-single-word="false"/>
      <style:text-properties officeooo:paragraph-rsid="01d94c9c"/>
    </style:style>
    <style:style style:name="P139" style:family="paragraph" style:parent-style-name="Text_20_body">
      <style:paragraph-properties fo:text-align="justify" style:justify-single-word="false"/>
      <style:text-properties officeooo:paragraph-rsid="01f01933"/>
    </style:style>
    <style:style style:name="P140" style:family="paragraph" style:parent-style-name="Text_20_body">
      <style:paragraph-properties fo:text-align="justify" style:justify-single-word="false"/>
      <style:text-properties officeooo:paragraph-rsid="01f9a7d6"/>
    </style:style>
    <style:style style:name="P141" style:family="paragraph" style:parent-style-name="Text_20_body">
      <style:paragraph-properties fo:text-align="justify" style:justify-single-word="false"/>
      <style:text-properties officeooo:paragraph-rsid="01fe14f7"/>
    </style:style>
    <style:style style:name="P142" style:family="paragraph" style:parent-style-name="Text_20_body">
      <style:paragraph-properties fo:text-align="justify" style:justify-single-word="false"/>
      <style:text-properties officeooo:paragraph-rsid="020d5408"/>
    </style:style>
    <style:style style:name="P143" style:family="paragraph" style:parent-style-name="Text_20_body">
      <style:paragraph-properties fo:text-align="justify" style:justify-single-word="false"/>
      <style:text-properties officeooo:paragraph-rsid="02131158"/>
    </style:style>
    <style:style style:name="P144" style:family="paragraph" style:parent-style-name="Text_20_body">
      <style:paragraph-properties fo:text-align="justify" style:justify-single-word="false"/>
      <style:text-properties officeooo:paragraph-rsid="0272f567"/>
    </style:style>
    <style:style style:name="P145" style:family="paragraph" style:parent-style-name="Text_20_body">
      <style:paragraph-properties fo:text-align="justify" style:justify-single-word="false"/>
      <style:text-properties officeooo:paragraph-rsid="025f0ca9"/>
    </style:style>
    <style:style style:name="P146" style:family="paragraph" style:parent-style-name="Text_20_body">
      <style:paragraph-properties fo:text-align="justify" style:justify-single-word="false"/>
      <style:text-properties officeooo:paragraph-rsid="0272d698"/>
    </style:style>
    <style:style style:name="P147" style:family="paragraph" style:parent-style-name="Text_20_body">
      <style:paragraph-properties fo:text-align="justify" style:justify-single-word="false"/>
      <style:text-properties officeooo:paragraph-rsid="027f7645"/>
    </style:style>
    <style:style style:name="P148" style:family="paragraph" style:parent-style-name="Text_20_body">
      <style:paragraph-properties fo:text-align="justify" style:justify-single-word="false"/>
      <style:text-properties officeooo:paragraph-rsid="02deaf8f"/>
    </style:style>
    <style:style style:name="P149" style:family="paragraph" style:parent-style-name="Text_20_body">
      <style:paragraph-properties fo:text-align="justify" style:justify-single-word="false"/>
      <style:text-properties officeooo:rsid="00621c48" officeooo:paragraph-rsid="00bd0a12"/>
    </style:style>
    <style:style style:name="P150" style:family="paragraph" style:parent-style-name="Text_20_body">
      <style:paragraph-properties fo:text-align="justify" style:justify-single-word="false"/>
      <style:text-properties officeooo:rsid="00621c48" officeooo:paragraph-rsid="00621c48"/>
    </style:style>
    <style:style style:name="P151" style:family="paragraph" style:parent-style-name="Text_20_body">
      <style:paragraph-properties fo:text-align="justify" style:justify-single-word="false"/>
      <style:text-properties officeooo:rsid="00bd0a12" officeooo:paragraph-rsid="00bd0a12"/>
    </style:style>
    <style:style style:name="P152" style:family="paragraph" style:parent-style-name="Text_20_body">
      <style:paragraph-properties fo:text-align="justify" style:justify-single-word="false"/>
      <style:text-properties officeooo:rsid="006c3957" officeooo:paragraph-rsid="006c3957"/>
    </style:style>
    <style:style style:name="P153" style:family="paragraph" style:parent-style-name="Text_20_body">
      <style:paragraph-properties fo:text-align="justify" style:justify-single-word="false"/>
      <style:text-properties officeooo:rsid="00ea0fba" officeooo:paragraph-rsid="00ea0fba"/>
    </style:style>
    <style:style style:name="P154" style:family="paragraph" style:parent-style-name="Text_20_body">
      <style:paragraph-properties fo:text-align="justify" style:justify-single-word="false"/>
      <style:text-properties officeooo:rsid="00ebd833" officeooo:paragraph-rsid="00ebd833"/>
    </style:style>
    <style:style style:name="P155" style:family="paragraph" style:parent-style-name="Text_20_body">
      <style:paragraph-properties fo:text-align="justify" style:justify-single-word="false"/>
      <style:text-properties officeooo:rsid="00d10912" officeooo:paragraph-rsid="00d10912"/>
    </style:style>
    <style:style style:name="P156" style:family="paragraph" style:parent-style-name="Text_20_body">
      <style:paragraph-properties fo:text-align="justify" style:justify-single-word="false"/>
      <style:text-properties officeooo:rsid="00d39fdb" officeooo:paragraph-rsid="00d39fdb"/>
    </style:style>
    <style:style style:name="P157" style:family="paragraph" style:parent-style-name="Text_20_body">
      <style:paragraph-properties fo:text-align="justify" style:justify-single-word="false"/>
      <style:text-properties officeooo:rsid="00d39fdb" officeooo:paragraph-rsid="0344b2c7"/>
    </style:style>
    <style:style style:name="P158" style:family="paragraph" style:parent-style-name="Text_20_body">
      <style:paragraph-properties fo:text-align="justify" style:justify-single-word="false"/>
      <style:text-properties officeooo:rsid="011726b3" officeooo:paragraph-rsid="011726b3"/>
    </style:style>
    <style:style style:name="P159" style:family="paragraph" style:parent-style-name="Text_20_body">
      <style:paragraph-properties fo:text-align="start" style:justify-single-word="false"/>
      <style:text-properties officeooo:paragraph-rsid="013346f7"/>
    </style:style>
    <style:style style:name="P160" style:family="paragraph" style:parent-style-name="Text_20_body">
      <style:paragraph-properties fo:text-align="justify" style:justify-single-word="false"/>
      <style:text-properties officeooo:rsid="010147b0" officeooo:paragraph-rsid="010147b0"/>
    </style:style>
    <style:style style:name="P161" style:family="paragraph" style:parent-style-name="Text_20_body">
      <style:paragraph-properties fo:text-align="justify" style:justify-single-word="false"/>
      <style:text-properties officeooo:rsid="0105f167" officeooo:paragraph-rsid="0105f167"/>
    </style:style>
    <style:style style:name="P162" style:family="paragraph" style:parent-style-name="Text_20_body">
      <style:paragraph-properties fo:text-align="justify" style:justify-single-word="false"/>
      <style:text-properties officeooo:rsid="0106ee25" officeooo:paragraph-rsid="035bf5f3"/>
    </style:style>
    <style:style style:name="P163" style:family="paragraph" style:parent-style-name="Text_20_body">
      <style:paragraph-properties fo:text-align="justify" style:justify-single-word="false"/>
      <style:text-properties officeooo:rsid="010cdfc5" officeooo:paragraph-rsid="010cdfc5"/>
    </style:style>
    <style:style style:name="P164" style:family="paragraph" style:parent-style-name="Text_20_body">
      <style:paragraph-properties fo:text-align="justify" style:justify-single-word="false"/>
      <style:text-properties officeooo:rsid="01506ea5" officeooo:paragraph-rsid="0151e968"/>
    </style:style>
    <style:style style:name="P165" style:family="paragraph" style:parent-style-name="Text_20_body">
      <style:paragraph-properties fo:text-align="justify" style:justify-single-word="false"/>
      <style:text-properties officeooo:rsid="0152dd9c" officeooo:paragraph-rsid="0152dd9c"/>
    </style:style>
    <style:style style:name="P166" style:family="paragraph" style:parent-style-name="Text_20_body">
      <style:paragraph-properties fo:text-align="justify" style:justify-single-word="false"/>
      <style:text-properties officeooo:rsid="01545757" officeooo:paragraph-rsid="0151e968"/>
    </style:style>
    <style:style style:name="P167" style:family="paragraph" style:parent-style-name="Text_20_body">
      <style:paragraph-properties fo:text-align="justify" style:justify-single-word="false"/>
      <style:text-properties officeooo:rsid="0164d05d" officeooo:paragraph-rsid="01650c1e"/>
    </style:style>
    <style:style style:name="P168" style:family="paragraph" style:parent-style-name="Text_20_body">
      <style:paragraph-properties fo:text-align="justify" style:justify-single-word="false"/>
      <style:text-properties officeooo:rsid="017d270f" officeooo:paragraph-rsid="017d270f"/>
    </style:style>
    <style:style style:name="P169" style:family="paragraph" style:parent-style-name="Text_20_body">
      <style:paragraph-properties fo:text-align="justify" style:justify-single-word="false"/>
      <style:text-properties officeooo:rsid="017d270f" officeooo:paragraph-rsid="017f03c6"/>
    </style:style>
    <style:style style:name="P170" style:family="paragraph" style:parent-style-name="Text_20_body">
      <style:paragraph-properties fo:text-align="justify" style:justify-single-word="false"/>
      <style:text-properties officeooo:rsid="0180236c" officeooo:paragraph-rsid="0180236c"/>
    </style:style>
    <style:style style:name="P171" style:family="paragraph" style:parent-style-name="Text_20_body">
      <style:paragraph-properties fo:text-align="justify" style:justify-single-word="false"/>
      <style:text-properties officeooo:rsid="01b4049f" officeooo:paragraph-rsid="01b4049f"/>
    </style:style>
    <style:style style:name="P172" style:family="paragraph" style:parent-style-name="Text_20_body">
      <style:paragraph-properties fo:text-align="justify" style:justify-single-word="false"/>
      <style:text-properties officeooo:rsid="01b86415" officeooo:paragraph-rsid="01b86415"/>
    </style:style>
    <style:style style:name="P173" style:family="paragraph" style:parent-style-name="Text_20_body">
      <style:paragraph-properties fo:text-align="justify" style:justify-single-word="false"/>
      <style:text-properties officeooo:rsid="01daec0d" officeooo:paragraph-rsid="01dcd420"/>
    </style:style>
    <style:style style:name="P174" style:family="paragraph" style:parent-style-name="Text_20_body">
      <style:paragraph-properties fo:text-align="justify" style:justify-single-word="false"/>
      <style:text-properties officeooo:rsid="01daec0d" officeooo:paragraph-rsid="01daec0d"/>
    </style:style>
    <style:style style:name="P175" style:family="paragraph" style:parent-style-name="Text_20_body">
      <style:paragraph-properties fo:text-align="justify" style:justify-single-word="false"/>
      <style:text-properties officeooo:rsid="01efc9e8" officeooo:paragraph-rsid="01efc9e8"/>
    </style:style>
    <style:style style:name="P176" style:family="paragraph" style:parent-style-name="Text_20_body">
      <style:paragraph-properties fo:text-align="justify" style:justify-single-word="false"/>
      <style:text-properties officeooo:rsid="01efc9e8" officeooo:paragraph-rsid="01f01933"/>
    </style:style>
    <style:style style:name="P177" style:family="paragraph" style:parent-style-name="Text_20_body">
      <style:paragraph-properties fo:text-align="justify" style:justify-single-word="false"/>
      <style:text-properties officeooo:rsid="02039944" officeooo:paragraph-rsid="02039944"/>
    </style:style>
    <style:style style:name="P178" style:family="paragraph" style:parent-style-name="Text_20_body">
      <style:paragraph-properties fo:text-align="justify" style:justify-single-word="false"/>
      <style:text-properties officeooo:rsid="0220dff9" officeooo:paragraph-rsid="0220dff9"/>
    </style:style>
    <style:style style:name="P179" style:family="paragraph" style:parent-style-name="Title">
      <style:text-properties fo:font-variant="small-caps"/>
    </style:style>
    <style:style style:name="P180" style:family="paragraph" style:parent-style-name="Table_20_Contents">
      <style:text-properties officeooo:rsid="0238509c" officeooo:paragraph-rsid="0238509c"/>
    </style:style>
    <style:style style:name="P181" style:family="paragraph" style:parent-style-name="Table_20_Contents">
      <style:paragraph-properties fo:text-align="end" style:justify-single-word="false"/>
      <style:text-properties officeooo:rsid="02399dbe" officeooo:paragraph-rsid="02399dbe"/>
    </style:style>
    <style:style style:name="P182"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183"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184"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185" style:family="paragraph" style:parent-style-name="Table_20_Contents">
      <style:text-properties style:font-name="Times" fo:font-size="12pt" style:font-size-asian="12pt" style:font-name-complex="Lucidasans1" style:font-size-complex="12pt"/>
    </style:style>
    <style:style style:name="P186"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187"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188"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189"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190"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191"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192"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193"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194"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195" style:family="paragraph" style:parent-style-name="Table_20_Contents">
      <style:paragraph-properties fo:text-align="end" style:justify-single-word="false"/>
      <style:text-properties style:font-name="Times" fo:font-size="12pt" officeooo:rsid="03cc5645" officeooo:paragraph-rsid="03cc5645" style:font-size-asian="12pt" style:font-name-complex="Lucidasans1" style:font-size-complex="12pt"/>
    </style:style>
    <style:style style:name="P196" style:family="paragraph" style:parent-style-name="Table_20_Contents">
      <style:paragraph-properties fo:text-align="end" style:justify-single-word="false"/>
      <style:text-properties style:font-name="Times" fo:font-size="12pt" officeooo:rsid="03cdf9d7" officeooo:paragraph-rsid="03cdf9d7" style:font-size-asian="12pt" style:font-name-complex="Lucidasans1" style:font-size-complex="12pt"/>
    </style:style>
    <style:style style:name="P197" style:family="paragraph" style:parent-style-name="Table_20_Contents">
      <style:paragraph-properties fo:text-align="end" style:justify-single-word="false"/>
      <style:text-properties style:font-name="Times" fo:font-size="12pt" officeooo:rsid="03ce95c4" officeooo:paragraph-rsid="03ce95c4" style:font-size-asian="12pt" style:font-name-complex="Lucidasans1" style:font-size-complex="12pt"/>
    </style:style>
    <style:style style:name="P198" style:family="paragraph" style:parent-style-name="Table_20_Contents">
      <style:paragraph-properties fo:text-align="end" style:justify-single-word="false"/>
      <style:text-properties officeooo:rsid="0248235b" officeooo:paragraph-rsid="0248235b"/>
    </style:style>
    <style:style style:name="P199" style:family="paragraph" style:parent-style-name="Table_20_Contents">
      <style:paragraph-properties fo:text-align="end" style:justify-single-word="false"/>
      <style:text-properties officeooo:rsid="024d55b6" officeooo:paragraph-rsid="024d55b6"/>
    </style:style>
    <style:style style:name="P200" style:family="paragraph" style:parent-style-name="Table_20_Contents">
      <style:paragraph-properties fo:text-align="end" style:justify-single-word="false"/>
      <style:text-properties officeooo:rsid="024f052c" officeooo:paragraph-rsid="024f052c"/>
    </style:style>
    <style:style style:name="P201" style:family="paragraph" style:parent-style-name="Table_20_Contents">
      <style:paragraph-properties fo:text-align="end" style:justify-single-word="false"/>
      <style:text-properties officeooo:rsid="024750a6" officeooo:paragraph-rsid="024750a6"/>
    </style:style>
    <style:style style:name="P202" style:family="paragraph" style:parent-style-name="Table_20_Contents">
      <style:paragraph-properties fo:text-align="end" style:justify-single-word="false"/>
      <style:text-properties officeooo:rsid="025768da" officeooo:paragraph-rsid="025768da"/>
    </style:style>
    <style:style style:name="P203"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204"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205"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206"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207" style:family="paragraph" style:parent-style-name="Table_20_Contents">
      <style:text-properties fo:font-size="10pt" fo:font-weight="bold" officeooo:rsid="0238509c" officeooo:paragraph-rsid="0238509c" style:font-size-asian="10pt" style:font-weight-asian="bold" style:font-size-complex="10pt" style:font-weight-complex="bold"/>
    </style:style>
    <style:style style:name="P208" style:family="paragraph" style:parent-style-name="Table_20_Contents">
      <style:text-properties fo:font-size="10pt" fo:font-weight="bold" officeooo:rsid="028c2a18" officeooo:paragraph-rsid="028c2a18" style:font-size-asian="10pt" style:font-weight-asian="bold" style:font-size-complex="10pt" style:font-weight-complex="bold"/>
    </style:style>
    <style:style style:name="P209" style:family="paragraph" style:parent-style-name="Table_20_Contents">
      <style:paragraph-properties fo:text-align="start" style:justify-single-word="false"/>
      <style:text-properties fo:font-size="10pt" fo:font-weight="bold" officeooo:rsid="028c2a18" officeooo:paragraph-rsid="02ca31e7" style:font-size-asian="10pt" style:font-weight-asian="bold" style:font-size-complex="10pt" style:font-weight-complex="bold"/>
    </style:style>
    <style:style style:name="P210" style:family="paragraph" style:parent-style-name="Table_20_Contents">
      <style:paragraph-properties fo:text-align="end" style:justify-single-word="false"/>
    </style:style>
    <style:style style:name="P211" style:family="paragraph" style:parent-style-name="Table_20_Contents">
      <style:paragraph-properties fo:text-align="end" style:justify-single-word="false"/>
      <style:text-properties officeooo:paragraph-rsid="026e77ff"/>
    </style:style>
    <style:style style:name="P212" style:family="paragraph" style:parent-style-name="Table_20_Contents">
      <style:paragraph-properties fo:text-align="end" style:justify-single-word="false"/>
      <style:text-properties officeooo:paragraph-rsid="026eb4e0"/>
    </style:style>
    <style:style style:name="P213" style:family="paragraph" style:parent-style-name="Table_20_Contents">
      <style:paragraph-properties fo:text-align="end" style:justify-single-word="false"/>
      <style:text-properties officeooo:paragraph-rsid="026ec178"/>
    </style:style>
    <style:style style:name="P214" style:family="paragraph" style:parent-style-name="Table_20_Contents">
      <style:paragraph-properties fo:text-align="end" style:justify-single-word="false"/>
      <style:text-properties officeooo:paragraph-rsid="0278b233"/>
    </style:style>
    <style:style style:name="P215" style:family="paragraph" style:parent-style-name="Table_20_Contents">
      <style:paragraph-properties fo:text-align="end" style:justify-single-word="false"/>
      <style:text-properties officeooo:paragraph-rsid="027a0f6a"/>
    </style:style>
    <style:style style:name="P216" style:family="paragraph" style:parent-style-name="Table_20_Contents">
      <style:paragraph-properties fo:text-align="end" style:justify-single-word="false"/>
      <style:text-properties officeooo:paragraph-rsid="027b0c89"/>
    </style:style>
    <style:style style:name="P217" style:family="paragraph" style:parent-style-name="Table_20_Contents">
      <style:paragraph-properties fo:text-align="end" style:justify-single-word="false"/>
      <style:text-properties officeooo:paragraph-rsid="027c9822"/>
    </style:style>
    <style:style style:name="P218" style:family="paragraph" style:parent-style-name="Table_20_Contents">
      <style:paragraph-properties fo:text-align="center" style:justify-single-word="false"/>
    </style:style>
    <style:style style:name="P219" style:family="paragraph" style:parent-style-name="Table_20_Contents">
      <style:paragraph-properties fo:text-align="end" style:justify-single-word="false"/>
      <style:text-properties officeooo:rsid="02bf9821" officeooo:paragraph-rsid="02bf9821"/>
    </style:style>
    <style:style style:name="P220" style:family="paragraph" style:parent-style-name="Table_20_Contents">
      <style:paragraph-properties fo:text-align="end" style:justify-single-word="false"/>
      <style:text-properties officeooo:rsid="02c1b6f1" officeooo:paragraph-rsid="02c1b6f1"/>
    </style:style>
    <style:style style:name="P221" style:family="paragraph" style:parent-style-name="Table_20_Contents">
      <style:paragraph-properties fo:text-align="end" style:justify-single-word="false"/>
      <style:text-properties officeooo:rsid="02c35315" officeooo:paragraph-rsid="02c35315"/>
    </style:style>
    <style:style style:name="P222" style:family="paragraph" style:parent-style-name="Table_20_Contents">
      <style:paragraph-properties fo:text-align="end" style:justify-single-word="false"/>
      <style:text-properties officeooo:rsid="02c3792e" officeooo:paragraph-rsid="02c3792e"/>
    </style:style>
    <style:style style:name="P223" style:family="paragraph" style:parent-style-name="Table_20_Contents">
      <style:paragraph-properties fo:text-align="end" style:justify-single-word="false"/>
      <style:text-properties officeooo:rsid="02c4b574" officeooo:paragraph-rsid="02c4b574"/>
    </style:style>
    <style:style style:name="P224" style:family="paragraph" style:parent-style-name="Table_20_Contents">
      <style:text-properties officeooo:rsid="02c660c4" officeooo:paragraph-rsid="02c660c4"/>
    </style:style>
    <style:style style:name="P225" style:family="paragraph" style:parent-style-name="Table_20_Contents">
      <style:paragraph-properties fo:text-align="end" style:justify-single-word="false"/>
      <style:text-properties officeooo:rsid="02c756d7" officeooo:paragraph-rsid="02c756d7"/>
    </style:style>
    <style:style style:name="P226" style:family="paragraph" style:parent-style-name="Table_20_Contents">
      <style:paragraph-properties fo:text-align="end" style:justify-single-word="false"/>
      <style:text-properties officeooo:rsid="02c764f1" officeooo:paragraph-rsid="02c764f1"/>
    </style:style>
    <style:style style:name="P227" style:family="paragraph" style:parent-style-name="Table_20_Contents">
      <style:paragraph-properties fo:text-align="end" style:justify-single-word="false"/>
      <style:text-properties officeooo:rsid="02c9a742" officeooo:paragraph-rsid="02c9a742"/>
    </style:style>
    <style:style style:name="P228" style:family="paragraph" style:parent-style-name="Table_20_Contents">
      <style:paragraph-properties fo:text-align="end" style:justify-single-word="false"/>
      <style:text-properties officeooo:rsid="02eb791f" officeooo:paragraph-rsid="02eb791f"/>
    </style:style>
    <style:style style:name="P229" style:family="paragraph" style:parent-style-name="Table_20_Contents">
      <style:paragraph-properties fo:text-align="end" style:justify-single-word="false"/>
      <style:text-properties officeooo:rsid="02eca358" officeooo:paragraph-rsid="02eca358"/>
    </style:style>
    <style:style style:name="P230" style:family="paragraph" style:parent-style-name="Table_20_Contents">
      <style:paragraph-properties fo:text-align="end" style:justify-single-word="false"/>
      <style:text-properties officeooo:rsid="02ecd820" officeooo:paragraph-rsid="02ecd820"/>
    </style:style>
    <style:style style:name="P231" style:family="paragraph" style:parent-style-name="Table_20_Contents">
      <style:paragraph-properties fo:text-align="end" style:justify-single-word="false"/>
      <style:text-properties officeooo:rsid="02ee6522" officeooo:paragraph-rsid="02ee6522"/>
    </style:style>
    <style:style style:name="P232" style:family="paragraph" style:parent-style-name="Table_20_Contents">
      <style:paragraph-properties fo:text-align="end" style:justify-single-word="false"/>
      <style:text-properties officeooo:rsid="02ef5120" officeooo:paragraph-rsid="02ef5120"/>
    </style:style>
    <style:style style:name="P233" style:family="paragraph" style:parent-style-name="Table_20_Contents">
      <style:text-properties officeooo:rsid="02f0ca14" officeooo:paragraph-rsid="02f0ca14"/>
    </style:style>
    <style:style style:name="P234" style:family="paragraph" style:parent-style-name="Table_20_Contents">
      <style:paragraph-properties fo:text-align="end" style:justify-single-word="false"/>
      <style:text-properties officeooo:rsid="02f314a9" officeooo:paragraph-rsid="02f314a9"/>
    </style:style>
    <style:style style:name="P235" style:family="paragraph" style:parent-style-name="Table_20_Contents">
      <style:paragraph-properties fo:text-align="end" style:justify-single-word="false"/>
      <style:text-properties officeooo:rsid="02c8d317" officeooo:paragraph-rsid="02c8d317"/>
    </style:style>
    <style:style style:name="P236" style:family="paragraph" style:parent-style-name="Table_20_Contents">
      <style:paragraph-properties fo:text-align="end" style:justify-single-word="false"/>
      <style:text-properties officeooo:rsid="028d7be8" officeooo:paragraph-rsid="028d7be8"/>
    </style:style>
    <style:style style:name="P237" style:family="paragraph" style:parent-style-name="Table_20_Contents">
      <style:paragraph-properties fo:text-align="end" style:justify-single-word="false"/>
      <style:text-properties officeooo:rsid="02f492bb" officeooo:paragraph-rsid="02f492bb"/>
    </style:style>
    <style:style style:name="P238" style:family="paragraph" style:parent-style-name="Table_20_Contents">
      <style:paragraph-properties fo:text-align="end" style:justify-single-word="false"/>
      <style:text-properties officeooo:rsid="03d55b3b" officeooo:paragraph-rsid="03d55b3b"/>
    </style:style>
    <style:style style:name="P239" style:family="paragraph" style:parent-style-name="Table_20_Contents">
      <style:paragraph-properties fo:text-align="end" style:justify-single-word="false"/>
      <style:text-properties officeooo:rsid="03d8b309" officeooo:paragraph-rsid="03d8b309"/>
    </style:style>
    <style:style style:name="P240" style:family="paragraph" style:parent-style-name="Table_20_Contents">
      <style:paragraph-properties fo:text-align="end" style:justify-single-word="false"/>
      <style:text-properties officeooo:rsid="03db6968" officeooo:paragraph-rsid="03db6968"/>
    </style:style>
    <style:style style:name="P241" style:family="paragraph" style:parent-style-name="Table_20_Contents">
      <style:paragraph-properties fo:text-align="end" style:justify-single-word="false"/>
      <style:text-properties officeooo:rsid="03dcf757" officeooo:paragraph-rsid="03dcf757"/>
    </style:style>
    <style:style style:name="P242" style:family="paragraph" style:parent-style-name="Table_20_Contents">
      <style:paragraph-properties fo:text-align="end" style:justify-single-word="false"/>
      <style:text-properties officeooo:rsid="02c50408" officeooo:paragraph-rsid="02c50408"/>
    </style:style>
    <style:style style:name="P243" style:family="paragraph" style:parent-style-name="Table_20_Contents">
      <style:paragraph-properties fo:text-align="end" style:justify-single-word="false"/>
      <style:text-properties officeooo:rsid="02c61073" officeooo:paragraph-rsid="02c61073"/>
    </style:style>
    <style:style style:name="P244" style:family="paragraph" style:parent-style-name="Footnote">
      <style:text-properties officeooo:rsid="0312735c" officeooo:paragraph-rsid="0312735c"/>
    </style:style>
    <style:style style:name="P245" style:family="paragraph" style:parent-style-name="Footnote">
      <style:text-properties officeooo:rsid="03170041" officeooo:paragraph-rsid="03170041"/>
    </style:style>
    <style:style style:name="P246" style:family="paragraph" style:parent-style-name="Footnote">
      <style:text-properties officeooo:rsid="031d51f6" officeooo:paragraph-rsid="031d51f6"/>
    </style:style>
    <style:style style:name="P247" style:family="paragraph" style:parent-style-name="Footnote">
      <style:text-properties officeooo:rsid="032e1a71" officeooo:paragraph-rsid="032e1a71"/>
    </style:style>
    <style:style style:name="P248" style:family="paragraph" style:parent-style-name="Footnote">
      <style:paragraph-properties fo:text-align="start" style:justify-single-word="false"/>
      <style:text-properties officeooo:rsid="032ef92c" officeooo:paragraph-rsid="032ef92c"/>
    </style:style>
    <style:style style:name="P249" style:family="paragraph" style:parent-style-name="Footnote">
      <style:text-properties officeooo:rsid="033e935d" officeooo:paragraph-rsid="033e935d"/>
    </style:style>
    <style:style style:name="P250" style:family="paragraph" style:parent-style-name="Footnote">
      <style:text-properties officeooo:rsid="034812f4" officeooo:paragraph-rsid="034812f4"/>
    </style:style>
    <style:style style:name="P251" style:family="paragraph" style:parent-style-name="Footnote">
      <style:text-properties officeooo:rsid="03495937" officeooo:paragraph-rsid="03495937"/>
    </style:style>
    <style:style style:name="P252" style:family="paragraph" style:parent-style-name="Footnote">
      <style:text-properties officeooo:rsid="034a5ad1" officeooo:paragraph-rsid="034a5ad1"/>
    </style:style>
    <style:style style:name="P253" style:family="paragraph" style:parent-style-name="Footnote">
      <style:text-properties officeooo:rsid="035202fe" officeooo:paragraph-rsid="035202fe"/>
    </style:style>
    <style:style style:name="P254" style:family="paragraph" style:parent-style-name="Footnote">
      <style:text-properties officeooo:rsid="035968ac" officeooo:paragraph-rsid="035968ac"/>
    </style:style>
    <style:style style:name="P255" style:family="paragraph" style:parent-style-name="Footnote">
      <style:text-properties officeooo:rsid="0368370c" officeooo:paragraph-rsid="0368370c"/>
    </style:style>
    <style:style style:name="P256" style:family="paragraph" style:parent-style-name="Footnote">
      <style:text-properties officeooo:rsid="0369cae7" officeooo:paragraph-rsid="0369cae7"/>
    </style:style>
    <style:style style:name="P257" style:family="paragraph" style:parent-style-name="Footnote">
      <style:text-properties officeooo:rsid="036f29a6" officeooo:paragraph-rsid="036f29a6"/>
    </style:style>
    <style:style style:name="P258" style:family="paragraph" style:parent-style-name="Footnote">
      <style:text-properties officeooo:rsid="03727b36" officeooo:paragraph-rsid="03727b36"/>
    </style:style>
    <style:style style:name="P259" style:family="paragraph" style:parent-style-name="Footnote">
      <style:text-properties officeooo:paragraph-rsid="0376011d"/>
    </style:style>
    <style:style style:name="P260" style:family="paragraph" style:parent-style-name="Footnote">
      <style:text-properties officeooo:rsid="0377942c" officeooo:paragraph-rsid="0377942c"/>
    </style:style>
    <style:style style:name="P261" style:family="paragraph" style:parent-style-name="Footnote">
      <style:text-properties officeooo:rsid="03794945" officeooo:paragraph-rsid="03794945"/>
    </style:style>
    <style:style style:name="P262" style:family="paragraph" style:parent-style-name="Footnote">
      <style:text-properties officeooo:rsid="037a749a" officeooo:paragraph-rsid="037a749a"/>
    </style:style>
    <style:style style:name="P263" style:family="paragraph" style:parent-style-name="Footnote">
      <style:text-properties officeooo:rsid="037b0f15" officeooo:paragraph-rsid="037b0f15"/>
    </style:style>
    <style:style style:name="P264" style:family="paragraph" style:parent-style-name="Footnote">
      <style:text-properties officeooo:rsid="037ee3db" officeooo:paragraph-rsid="037ee3db"/>
    </style:style>
    <style:style style:name="P265" style:family="paragraph" style:parent-style-name="Footnote">
      <style:text-properties officeooo:rsid="037fb352" officeooo:paragraph-rsid="037fb352"/>
    </style:style>
    <style:style style:name="P266" style:family="paragraph" style:parent-style-name="Footnote">
      <style:text-properties officeooo:paragraph-rsid="037fc3a9"/>
    </style:style>
    <style:style style:name="P267" style:family="paragraph" style:parent-style-name="Footnote">
      <style:text-properties officeooo:paragraph-rsid="03810fda"/>
    </style:style>
    <style:style style:name="P268" style:family="paragraph" style:parent-style-name="Footnote">
      <style:text-properties officeooo:paragraph-rsid="03841b55"/>
    </style:style>
    <style:style style:name="P269" style:family="paragraph" style:parent-style-name="Footnote">
      <style:text-properties officeooo:paragraph-rsid="03886668"/>
    </style:style>
    <style:style style:name="P270" style:family="paragraph" style:parent-style-name="Footnote">
      <style:text-properties officeooo:paragraph-rsid="0388e54b"/>
    </style:style>
    <style:style style:name="P271" style:family="paragraph" style:parent-style-name="Footnote">
      <style:text-properties officeooo:paragraph-rsid="03923bbb"/>
    </style:style>
    <style:style style:name="P272" style:family="paragraph" style:parent-style-name="Footnote">
      <style:text-properties officeooo:paragraph-rsid="03ac45dc"/>
    </style:style>
    <style:style style:name="P273" style:family="paragraph" style:parent-style-name="Footnote">
      <style:text-properties officeooo:rsid="03aca168" officeooo:paragraph-rsid="03aca168"/>
    </style:style>
    <style:style style:name="P274" style:family="paragraph" style:parent-style-name="Footnote">
      <style:text-properties officeooo:paragraph-rsid="03b32fe9"/>
    </style:style>
    <style:style style:name="P275" style:family="paragraph" style:parent-style-name="Footnote">
      <style:text-properties officeooo:rsid="03b343e5" officeooo:paragraph-rsid="03b3fe53"/>
    </style:style>
    <style:style style:name="P276" style:family="paragraph" style:parent-style-name="Footnote">
      <style:text-properties officeooo:rsid="03b43820" officeooo:paragraph-rsid="03b43820"/>
    </style:style>
    <style:style style:name="P277" style:family="paragraph" style:parent-style-name="Footnote">
      <style:text-properties officeooo:paragraph-rsid="03bab62e"/>
    </style:style>
    <style:style style:name="P278" style:family="paragraph" style:parent-style-name="Footnote">
      <style:text-properties officeooo:rsid="03c59121" officeooo:paragraph-rsid="03c59121"/>
    </style:style>
    <style:style style:name="P279" style:family="paragraph" style:parent-style-name="Footnote">
      <style:text-properties officeooo:paragraph-rsid="03e8a7f2"/>
    </style:style>
    <style:style style:name="P280"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281"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282" style:family="paragraph" style:parent-style-name="Standard" style:list-style-name="L2">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83" style:family="paragraph" style:parent-style-name="Standard">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84" style:family="paragraph" style:parent-style-name="Standard" style:list-style-name="L3">
      <style:paragraph-properties fo:text-align="justify" style:justify-single-word="false"/>
      <style:text-properties officeooo:paragraph-rsid="0019e40d"/>
    </style:style>
    <style:style style:name="P285" style:family="paragraph" style:parent-style-name="Standard" style:list-style-name="">
      <style:text-properties officeooo:paragraph-rsid="03037b9a"/>
    </style:style>
    <style:style style:name="P286" style:family="paragraph" style:parent-style-name="Standard" style:list-style-name="">
      <style:text-properties officeooo:paragraph-rsid="03029913"/>
    </style:style>
    <style:style style:name="P287" style:family="paragraph" style:parent-style-name="Standard" style:list-style-name="">
      <style:text-properties officeooo:paragraph-rsid="004a8480"/>
    </style:style>
    <style:style style:name="P288" style:family="paragraph" style:parent-style-name="Standard" style:list-style-name="">
      <style:text-properties fo:font-weight="bold" officeooo:rsid="00a4d732" officeooo:paragraph-rsid="0041b2b9" style:font-weight-asian="bold" style:font-weight-complex="bold"/>
    </style:style>
    <style:style style:name="P289" style:family="paragraph" style:parent-style-name="Standard" style:list-style-name="">
      <style:paragraph-properties fo:text-align="justify" style:justify-single-word="false"/>
      <style:text-properties officeooo:rsid="003e0de8" officeooo:paragraph-rsid="0041b2b9"/>
    </style:style>
    <style:style style:name="P290" style:family="paragraph" style:parent-style-name="Standard" style:list-style-name="L5">
      <style:paragraph-properties fo:text-align="justify" style:justify-single-word="false"/>
      <style:text-properties officeooo:rsid="0041b2b9" officeooo:paragraph-rsid="0041b2b9"/>
    </style:style>
    <style:style style:name="P291" style:family="paragraph" style:parent-style-name="Standard" style:list-style-name="">
      <style:paragraph-properties fo:text-align="justify" style:justify-single-word="false"/>
      <style:text-properties officeooo:rsid="0041b2b9" officeooo:paragraph-rsid="0041b2b9"/>
    </style:style>
    <style:style style:name="P292" style:family="paragraph" style:parent-style-name="Standard" style:list-style-name="L6">
      <style:paragraph-properties fo:text-align="justify" style:justify-single-word="false"/>
      <style:text-properties officeooo:rsid="0041b2b9" officeooo:paragraph-rsid="0041b2b9"/>
    </style:style>
    <style:style style:name="P293" style:family="paragraph" style:parent-style-name="Standard" style:list-style-name="">
      <style:paragraph-properties fo:text-align="justify" style:justify-single-word="false"/>
      <style:text-properties officeooo:rsid="00448f85" officeooo:paragraph-rsid="00448f85"/>
    </style:style>
    <style:style style:name="P294" style:family="paragraph" style:parent-style-name="Standard" style:list-style-name="">
      <style:text-properties officeooo:rsid="00458db7" officeooo:paragraph-rsid="0304cf63"/>
    </style:style>
    <style:style style:name="P295" style:family="paragraph" style:parent-style-name="Standard" style:list-style-name="">
      <style:paragraph-properties fo:text-align="justify" style:justify-single-word="false"/>
      <style:text-properties officeooo:rsid="00458db7" officeooo:paragraph-rsid="00458db7"/>
    </style:style>
    <style:style style:name="P296" style:family="paragraph" style:parent-style-name="Standard" style:list-style-name="">
      <style:text-properties officeooo:rsid="004ad29a" officeooo:paragraph-rsid="030aae36"/>
    </style:style>
    <style:style style:name="P297" style:family="paragraph" style:parent-style-name="Standard" style:list-style-name="">
      <style:paragraph-properties fo:text-align="justify" style:justify-single-word="false"/>
      <style:text-properties officeooo:rsid="004a8480" officeooo:paragraph-rsid="004a8480"/>
    </style:style>
    <style:style style:name="P298" style:family="paragraph" style:parent-style-name="Standard" style:list-style-name="">
      <style:text-properties officeooo:rsid="004a8480" officeooo:paragraph-rsid="004a8480"/>
    </style:style>
    <style:style style:name="P299" style:family="paragraph" style:parent-style-name="Standard" style:list-style-name="">
      <style:paragraph-properties fo:text-align="justify" style:justify-single-word="false"/>
      <style:text-properties officeooo:rsid="004ce3ad" officeooo:paragraph-rsid="030bada8"/>
    </style:style>
    <style:style style:name="P300" style:family="paragraph" style:parent-style-name="Standard" style:list-style-name="L22">
      <style:paragraph-properties fo:text-align="justify" style:justify-single-word="false"/>
      <style:text-properties officeooo:rsid="014e2d64" officeooo:paragraph-rsid="014e2d64"/>
    </style:style>
    <style:style style:name="P301" style:family="paragraph" style:parent-style-name="Standard" style:list-style-name="L22">
      <style:paragraph-properties fo:text-align="justify" style:justify-single-word="false"/>
      <style:text-properties officeooo:rsid="014e2d64" officeooo:paragraph-rsid="014ebafc"/>
    </style:style>
    <style:style style:name="P302" style:family="paragraph" style:parent-style-name="Standard" style:list-style-name="">
      <style:paragraph-properties fo:text-align="justify" style:justify-single-word="false"/>
      <style:text-properties officeooo:rsid="0085c9a9" officeooo:paragraph-rsid="03b5f528"/>
    </style:style>
    <style:style style:name="P303" style:family="paragraph" style:parent-style-name="Standard" style:list-style-name="">
      <style:paragraph-properties fo:text-align="justify" style:justify-single-word="false"/>
      <style:text-properties officeooo:rsid="01f5fcbc" officeooo:paragraph-rsid="03b5f528"/>
    </style:style>
    <style:style style:name="P304" style:family="paragraph" style:parent-style-name="Standard" style:list-style-name="L35">
      <style:paragraph-properties fo:text-align="justify" style:justify-single-word="false"/>
      <style:text-properties officeooo:rsid="01f5fcbc" officeooo:paragraph-rsid="01f7dab0"/>
    </style:style>
    <style:style style:name="P305" style:family="paragraph" style:parent-style-name="Standard" style:list-style-name="L35">
      <style:paragraph-properties fo:text-align="justify" style:justify-single-word="false"/>
      <style:text-properties officeooo:rsid="01f7dab0" officeooo:paragraph-rsid="01f7dab0"/>
    </style:style>
    <style:style style:name="P306" style:family="paragraph" style:parent-style-name="Standard" style:list-style-name="">
      <style:paragraph-properties fo:text-align="justify" style:justify-single-word="false"/>
      <style:text-properties officeooo:rsid="01f842af" officeooo:paragraph-rsid="01f842af"/>
    </style:style>
    <style:style style:name="P307" style:family="paragraph" style:parent-style-name="Standard" style:list-style-name="L48">
      <style:paragraph-properties fo:text-align="start" style:justify-single-word="false"/>
      <style:text-properties officeooo:paragraph-rsid="0418a343"/>
    </style:style>
    <style:style style:name="P308" style:family="paragraph" style:parent-style-name="Standard" style:list-style-name="L48">
      <style:paragraph-properties fo:text-align="start" style:justify-single-word="false"/>
      <style:text-properties officeooo:paragraph-rsid="042427d0"/>
    </style:style>
    <style:style style:name="P309" style:family="paragraph" style:parent-style-name="Standard" style:list-style-name="L48">
      <style:paragraph-properties fo:text-align="start" style:justify-single-word="false"/>
      <style:text-properties officeooo:paragraph-rsid="04257fc3"/>
    </style:style>
    <style:style style:name="P310" style:family="paragraph" style:parent-style-name="Standard" style:list-style-name="L48">
      <style:paragraph-properties fo:text-align="start" style:justify-single-word="false"/>
      <style:text-properties officeooo:paragraph-rsid="04270e0e"/>
    </style:style>
    <style:style style:name="P311" style:family="paragraph" style:parent-style-name="Standard" style:list-style-name="L48">
      <style:paragraph-properties fo:text-align="start" style:justify-single-word="false"/>
      <style:text-properties officeooo:paragraph-rsid="042716df"/>
    </style:style>
    <style:style style:name="P312" style:family="paragraph" style:parent-style-name="Standard" style:list-style-name="L47">
      <style:paragraph-properties fo:text-align="start" style:justify-single-word="false"/>
      <style:text-properties officeooo:rsid="03f7c2ef" officeooo:paragraph-rsid="03f7c2ef"/>
    </style:style>
    <style:style style:name="P313" style:family="paragraph" style:parent-style-name="Standard">
      <style:paragraph-properties fo:text-align="start" style:justify-single-word="false"/>
      <style:text-properties officeooo:rsid="0330c834" officeooo:paragraph-rsid="0330c834"/>
    </style:style>
    <style:style style:name="P314" style:family="paragraph" style:parent-style-name="Standard" style:list-style-name="L48">
      <style:paragraph-properties fo:text-align="start" style:justify-single-word="false"/>
      <style:text-properties officeooo:rsid="04210c4e" officeooo:paragraph-rsid="042427d0"/>
    </style:style>
    <style:style style:name="P315" style:family="paragraph" style:parent-style-name="Standard" style:list-style-name="L48">
      <style:paragraph-properties fo:text-align="start" style:justify-single-word="false"/>
      <style:text-properties officeooo:rsid="0421cb22" officeooo:paragraph-rsid="04270e0e"/>
    </style:style>
    <style:style style:name="P316" style:family="paragraph" style:parent-style-name="Standard" style:list-style-name="">
      <style:paragraph-properties fo:text-align="justify" style:justify-single-word="false" fo:break-before="page"/>
      <style:text-properties officeooo:rsid="00458db7" officeooo:paragraph-rsid="0304cf63"/>
    </style:style>
    <style:style style:name="P317" style:family="paragraph" style:parent-style-name="Standard">
      <style:paragraph-properties fo:text-align="end" style:justify-single-word="false" fo:break-before="page"/>
      <style:text-properties fo:font-size="12pt" fo:font-weight="bold" style:font-size-asian="10.5pt" style:font-weight-asian="bold" style:font-size-complex="12pt" style:font-weight-complex="bold"/>
    </style:style>
    <style:style style:name="P318" style:family="paragraph" style:parent-style-name="Standard" style:list-style-name="L47">
      <style:paragraph-properties fo:margin-left="2.501cm" fo:margin-right="0cm" fo:text-align="start" style:justify-single-word="false" fo:text-indent="-0.635cm" style:auto-text-indent="false"/>
      <style:text-properties officeooo:rsid="03f7c2ef" officeooo:paragraph-rsid="03f7c2ef"/>
    </style:style>
    <style:style style:name="P319" style:family="paragraph" style:parent-style-name="Standard" style:list-style-name="L47">
      <style:paragraph-properties fo:margin-left="3.752cm" fo:margin-right="0cm" fo:text-align="start" style:justify-single-word="false" fo:text-indent="-0.635cm" style:auto-text-indent="false"/>
      <style:text-properties officeooo:rsid="03f7c2ef" officeooo:paragraph-rsid="03f7c2ef"/>
    </style:style>
    <style:style style:name="P320" style:family="paragraph" style:parent-style-name="Standard" style:list-style-name="L47">
      <style:paragraph-properties fo:margin-left="1.251cm" fo:margin-right="0cm" fo:text-align="start" style:justify-single-word="false" fo:text-indent="-0.635cm" style:auto-text-indent="false"/>
      <style:text-properties officeooo:rsid="03f88ab7" officeooo:paragraph-rsid="03f88ab7"/>
    </style:style>
    <style:style style:name="P321" style:family="paragraph" style:parent-style-name="Standard" style:list-style-name="L47">
      <style:paragraph-properties fo:margin-left="1.251cm" fo:margin-right="0cm" fo:text-align="start" style:justify-single-word="false" fo:text-indent="-0.635cm" style:auto-text-indent="false"/>
      <style:text-properties officeooo:rsid="03f994ae" officeooo:paragraph-rsid="03f994ae"/>
    </style:style>
    <style:style style:name="P322" style:family="paragraph" style:parent-style-name="Standard" style:list-style-name="L47">
      <style:paragraph-properties fo:margin-left="1.251cm" fo:margin-right="0cm" fo:text-align="start" style:justify-single-word="false" fo:text-indent="-0.635cm" style:auto-text-indent="false"/>
      <style:text-properties officeooo:rsid="03fa02d1" officeooo:paragraph-rsid="03fa02d1"/>
    </style:style>
    <style:style style:name="P323" style:family="paragraph" style:parent-style-name="Standard" style:list-style-name="L47">
      <style:paragraph-properties fo:margin-left="1.251cm" fo:margin-right="0cm" fo:text-align="start" style:justify-single-word="false" fo:text-indent="-0.635cm" style:auto-text-indent="false"/>
      <style:text-properties officeooo:rsid="03fae566" officeooo:paragraph-rsid="03fae566"/>
    </style:style>
    <style:style style:name="P324" style:family="paragraph" style:parent-style-name="Standard" style:list-style-name="L47">
      <style:paragraph-properties fo:margin-left="1.251cm" fo:margin-right="0cm" fo:text-align="start" style:justify-single-word="false" fo:text-indent="-0.635cm" style:auto-text-indent="false"/>
      <style:text-properties officeooo:rsid="03fc3f05" officeooo:paragraph-rsid="03fc3f05"/>
    </style:style>
    <style:style style:name="P325" style:family="paragraph" style:list-style-name="L47"/>
    <style:style style:name="P326" style:family="paragraph" style:parent-style-name="Text_20_body" style:list-style-name="L4">
      <style:paragraph-properties fo:text-align="justify" style:justify-single-word="false"/>
      <style:text-properties officeooo:rsid="0036f7d8" officeooo:paragraph-rsid="0036f7d8"/>
    </style:style>
    <style:style style:name="P327" style:family="paragraph" style:parent-style-name="Text_20_body" style:list-style-name="L4">
      <style:paragraph-properties fo:text-align="justify" style:justify-single-word="false"/>
      <style:text-properties officeooo:rsid="0037f2e7" officeooo:paragraph-rsid="0037f2e7"/>
    </style:style>
    <style:style style:name="P328" style:family="paragraph" style:parent-style-name="Text_20_body">
      <style:paragraph-properties fo:text-align="justify" style:justify-single-word="false"/>
      <style:text-properties officeooo:rsid="005160dd" officeooo:paragraph-rsid="004dbcd1"/>
    </style:style>
    <style:style style:name="P329" style:family="paragraph" style:parent-style-name="Text_20_body" style:list-style-name="L7">
      <style:paragraph-properties fo:text-align="justify" style:justify-single-word="false"/>
      <style:text-properties officeooo:rsid="0052ba50" officeooo:paragraph-rsid="0052ba50"/>
    </style:style>
    <style:style style:name="P330" style:family="paragraph" style:parent-style-name="Text_20_body" style:list-style-name="L7">
      <style:paragraph-properties fo:text-align="justify" style:justify-single-word="false"/>
      <style:text-properties officeooo:rsid="00553c4c" officeooo:paragraph-rsid="00553c4c"/>
    </style:style>
    <style:style style:name="P331" style:family="paragraph" style:parent-style-name="Text_20_body" style:list-style-name="L7">
      <style:paragraph-properties fo:text-align="justify" style:justify-single-word="false"/>
      <style:text-properties officeooo:rsid="005c8b94" officeooo:paragraph-rsid="005c8b94"/>
    </style:style>
    <style:style style:name="P332" style:family="paragraph" style:parent-style-name="Text_20_body" style:list-style-name="L7">
      <style:paragraph-properties fo:text-align="justify" style:justify-single-word="false"/>
      <style:text-properties officeooo:rsid="005e198d" officeooo:paragraph-rsid="005e198d"/>
    </style:style>
    <style:style style:name="P333" style:family="paragraph" style:parent-style-name="Text_20_body" style:list-style-name="L7">
      <style:paragraph-properties fo:text-align="justify" style:justify-single-word="false"/>
      <style:text-properties officeooo:rsid="031be3ab" officeooo:paragraph-rsid="031be3ab"/>
    </style:style>
    <style:style style:name="P334" style:family="paragraph" style:parent-style-name="Text_20_body" style:list-style-name="L8">
      <style:paragraph-properties fo:text-align="justify" style:justify-single-word="false"/>
      <style:text-properties officeooo:rsid="006ac1f6" officeooo:paragraph-rsid="006ac1f6"/>
    </style:style>
    <style:style style:name="P335" style:family="paragraph" style:parent-style-name="Text_20_body">
      <style:paragraph-properties fo:text-align="justify" style:justify-single-word="false"/>
      <style:text-properties officeooo:rsid="03252daa" officeooo:paragraph-rsid="006ac1f6"/>
    </style:style>
    <style:style style:name="P336" style:family="paragraph" style:parent-style-name="Text_20_body" style:list-style-name="L9">
      <style:paragraph-properties fo:text-align="justify" style:justify-single-word="false"/>
      <style:text-properties officeooo:rsid="006d1a2f" officeooo:paragraph-rsid="006d1a2f"/>
    </style:style>
    <style:style style:name="P337" style:family="paragraph" style:parent-style-name="Text_20_body" style:list-style-name="L9">
      <style:paragraph-properties fo:text-align="justify" style:justify-single-word="false"/>
      <style:text-properties officeooo:rsid="006d78aa" officeooo:paragraph-rsid="006d78aa"/>
    </style:style>
    <style:style style:name="P338" style:family="paragraph" style:parent-style-name="Text_20_body" style:list-style-name="L10">
      <style:paragraph-properties fo:text-align="justify" style:justify-single-word="false"/>
      <style:text-properties officeooo:rsid="0068018e" officeooo:paragraph-rsid="00f3ec19"/>
    </style:style>
    <style:style style:name="P339" style:family="paragraph" style:parent-style-name="Text_20_body" style:list-style-name="L10">
      <style:paragraph-properties fo:text-align="justify" style:justify-single-word="false"/>
      <style:text-properties officeooo:rsid="00f3ec19" officeooo:paragraph-rsid="00f3ec19"/>
    </style:style>
    <style:style style:name="P340" style:family="paragraph" style:parent-style-name="Text_20_body" style:list-style-name="L10">
      <style:paragraph-properties fo:text-align="justify" style:justify-single-word="false"/>
      <style:text-properties officeooo:rsid="0329d0d0" officeooo:paragraph-rsid="0329d0d0"/>
    </style:style>
    <style:style style:name="P341" style:family="paragraph" style:parent-style-name="Text_20_body" style:list-style-name="L11">
      <style:paragraph-properties fo:text-align="justify" style:justify-single-word="false"/>
      <style:text-properties officeooo:rsid="00e81ed5" officeooo:paragraph-rsid="00e81ed5"/>
    </style:style>
    <style:style style:name="P342" style:family="paragraph" style:parent-style-name="Text_20_body" style:list-style-name="L11">
      <style:paragraph-properties fo:text-align="justify" style:justify-single-word="false"/>
      <style:text-properties officeooo:rsid="032c6f10" officeooo:paragraph-rsid="032c6f10"/>
    </style:style>
    <style:style style:name="P343" style:family="paragraph" style:parent-style-name="Text_20_body" style:list-style-name="L12">
      <style:paragraph-properties fo:text-align="justify" style:justify-single-word="false"/>
      <style:text-properties officeooo:rsid="007ed28e" officeooo:paragraph-rsid="007ed28e"/>
    </style:style>
    <style:style style:name="P344" style:family="paragraph" style:parent-style-name="Text_20_body" style:list-style-name="L13">
      <style:paragraph-properties fo:text-align="justify" style:justify-single-word="false"/>
      <style:text-properties officeooo:rsid="007ed28e" officeooo:paragraph-rsid="007ed28e"/>
    </style:style>
    <style:style style:name="P345" style:family="paragraph" style:parent-style-name="Text_20_body" style:list-style-name="L15">
      <style:paragraph-properties fo:text-align="start" style:justify-single-word="false"/>
      <style:text-properties officeooo:rsid="007ed28e" officeooo:paragraph-rsid="00bf6365"/>
    </style:style>
    <style:style style:name="P346" style:family="paragraph" style:parent-style-name="Text_20_body" style:list-style-name="L14">
      <style:paragraph-properties fo:text-align="justify" style:justify-single-word="false"/>
      <style:text-properties officeooo:rsid="007fd5db" officeooo:paragraph-rsid="007fd5db"/>
    </style:style>
    <style:style style:name="P347" style:family="paragraph" style:parent-style-name="Text_20_body" style:list-style-name="L15">
      <style:paragraph-properties fo:text-align="start" style:justify-single-word="false"/>
      <style:text-properties officeooo:rsid="007fd5db" officeooo:paragraph-rsid="00c657e3"/>
    </style:style>
    <style:style style:name="P348" style:family="paragraph" style:parent-style-name="Text_20_body" style:list-style-name="L15">
      <style:paragraph-properties fo:text-align="start" style:justify-single-word="false"/>
      <style:text-properties officeooo:rsid="007fd5db" officeooo:paragraph-rsid="00c686ba"/>
    </style:style>
    <style:style style:name="P349" style:family="paragraph" style:parent-style-name="Text_20_body" style:list-style-name="L15">
      <style:paragraph-properties fo:text-align="start" style:justify-single-word="false"/>
      <style:text-properties officeooo:rsid="00bf6365" officeooo:paragraph-rsid="00bf6365"/>
    </style:style>
    <style:style style:name="P350" style:family="paragraph" style:parent-style-name="Text_20_body" style:list-style-name="L15">
      <style:paragraph-properties fo:text-align="start" style:justify-single-word="false"/>
      <style:text-properties officeooo:rsid="00c22e87" officeooo:paragraph-rsid="00c22e87"/>
    </style:style>
    <style:style style:name="P351" style:family="paragraph" style:parent-style-name="Text_20_body" style:list-style-name="L15">
      <style:paragraph-properties fo:text-align="start" style:justify-single-word="false"/>
      <style:text-properties officeooo:rsid="00c22e87" officeooo:paragraph-rsid="00c3a2f1"/>
    </style:style>
    <style:style style:name="P352" style:family="paragraph" style:parent-style-name="Text_20_body" style:list-style-name="L15">
      <style:paragraph-properties fo:text-align="start" style:justify-single-word="false"/>
      <style:text-properties officeooo:rsid="00c4c37b" officeooo:paragraph-rsid="00c4c37b"/>
    </style:style>
    <style:style style:name="P353" style:family="paragraph" style:parent-style-name="Text_20_body" style:list-style-name="L16">
      <style:paragraph-properties fo:text-align="justify" style:justify-single-word="false"/>
      <style:text-properties officeooo:rsid="00d056fb" officeooo:paragraph-rsid="00d056fb"/>
    </style:style>
    <style:style style:name="P354" style:family="paragraph" style:parent-style-name="Text_20_body" style:list-style-name="L17">
      <style:paragraph-properties fo:text-align="justify" style:justify-single-word="false"/>
      <style:text-properties officeooo:rsid="00cb9906" officeooo:paragraph-rsid="00cb9906"/>
    </style:style>
    <style:style style:name="P355" style:family="paragraph" style:parent-style-name="Text_20_body" style:list-style-name="L17">
      <style:paragraph-properties fo:text-align="justify" style:justify-single-word="false"/>
      <style:text-properties officeooo:rsid="00cc8635" officeooo:paragraph-rsid="00cc8635"/>
    </style:style>
    <style:style style:name="P356" style:family="paragraph" style:parent-style-name="Text_20_body" style:list-style-name="L18">
      <style:paragraph-properties fo:text-align="start" style:justify-single-word="false"/>
      <style:text-properties fo:font-weight="normal" officeooo:rsid="00d67596" officeooo:paragraph-rsid="034d0e73" style:font-weight-asian="normal" style:font-weight-complex="normal"/>
    </style:style>
    <style:style style:name="P357" style:family="paragraph" style:parent-style-name="Text_20_body" style:list-style-name="L18">
      <style:paragraph-properties fo:text-align="start" style:justify-single-word="false"/>
      <style:text-properties fo:font-weight="normal" officeooo:rsid="0141f349" officeooo:paragraph-rsid="034d0e73" style:font-weight-asian="normal" style:font-weight-complex="normal"/>
    </style:style>
    <style:style style:name="P358"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359"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360" style:family="paragraph" style:parent-style-name="Text_20_body" style:list-style-name="L21">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361" style:family="paragraph" style:parent-style-name="Text_20_body" style:list-style-name="L20">
      <style:paragraph-properties fo:text-align="justify" style:justify-single-word="false"/>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362" style:family="paragraph" style:parent-style-name="Text_20_body" style:list-style-name="L41">
      <style:paragraph-properties fo:text-align="justify" style:justify-single-word="false"/>
      <style:text-properties fo:font-variant="normal" fo:text-transform="none" style:use-window-font-color="true" style:font-name="times" fo:font-size="12pt" fo:letter-spacing="normal" fo:font-style="normal" fo:font-weight="normal" officeooo:rsid="0225d602" officeooo:paragraph-rsid="0225d602" style:font-size-asian="10.5pt" style:font-size-complex="12pt"/>
    </style:style>
    <style:style style:name="P363" style:family="paragraph" style:parent-style-name="Text_20_body" style:list-style-name="L41">
      <style:paragraph-properties fo:text-align="justify" style:justify-single-word="false"/>
      <style:text-properties fo:font-variant="normal" fo:text-transform="none" style:use-window-font-color="true" style:font-name="times" fo:font-size="12pt" fo:letter-spacing="normal" fo:font-style="normal" fo:font-weight="normal" officeooo:rsid="02271ee5" officeooo:paragraph-rsid="02271ee5" style:font-size-asian="10.5pt" style:font-size-complex="12pt"/>
    </style:style>
    <style:style style:name="P364" style:family="paragraph" style:parent-style-name="Text_20_body" style:list-style-name="">
      <style:paragraph-properties fo:text-align="justify" style:justify-single-word="false"/>
      <style:text-properties fo:font-variant="normal" fo:text-transform="none" style:use-window-font-color="true" style:font-name="times" fo:font-size="12pt" fo:letter-spacing="normal" fo:font-style="normal" fo:font-weight="normal" officeooo:rsid="02273086" officeooo:paragraph-rsid="022827a2" style:font-size-asian="10.5pt" style:font-size-complex="12pt"/>
    </style:style>
    <style:style style:name="P365" style:family="paragraph" style:parent-style-name="Text_20_body" style:list-style-name="L19">
      <style:paragraph-properties fo:text-align="justify" style:justify-single-word="false"/>
      <style:text-properties fo:language="pl" fo:country="PL" officeooo:rsid="0101f0d6" officeooo:paragraph-rsid="0101f0d6"/>
    </style:style>
    <style:style style:name="P366" style:family="paragraph" style:parent-style-name="Text_20_body" style:list-style-name="L23">
      <style:paragraph-properties fo:text-align="justify" style:justify-single-word="false"/>
      <style:text-properties officeooo:rsid="01503552" officeooo:paragraph-rsid="01503552"/>
    </style:style>
    <style:style style:name="P367" style:family="paragraph" style:parent-style-name="Text_20_body" style:list-style-name="L23">
      <style:paragraph-properties fo:text-align="justify" style:justify-single-word="false"/>
      <style:text-properties officeooo:rsid="01503552" officeooo:paragraph-rsid="01506ea5"/>
    </style:style>
    <style:style style:name="P368" style:family="paragraph" style:parent-style-name="Text_20_body" style:list-style-name="L24">
      <style:paragraph-properties fo:text-align="justify" style:justify-single-word="false"/>
      <style:text-properties officeooo:paragraph-rsid="0151e968"/>
    </style:style>
    <style:style style:name="P369" style:family="paragraph" style:parent-style-name="Text_20_body" style:list-style-name="">
      <style:paragraph-properties fo:text-align="justify" style:justify-single-word="false"/>
      <style:text-properties officeooo:paragraph-rsid="022827a2"/>
    </style:style>
    <style:style style:name="P370" style:family="paragraph" style:parent-style-name="Text_20_body" style:list-style-name="L24">
      <style:paragraph-properties fo:text-align="justify" style:justify-single-word="false"/>
      <style:text-properties officeooo:rsid="0151e968" officeooo:paragraph-rsid="0151e968"/>
    </style:style>
    <style:style style:name="P371" style:family="paragraph" style:parent-style-name="Text_20_body" style:list-style-name="L25">
      <style:paragraph-properties fo:text-align="justify" style:justify-single-word="false"/>
      <style:text-properties officeooo:rsid="0160e7c5" officeooo:paragraph-rsid="0160e7c5"/>
    </style:style>
    <style:style style:name="P372" style:family="paragraph" style:parent-style-name="Text_20_body" style:list-style-name="L25">
      <style:paragraph-properties fo:text-align="justify" style:justify-single-word="false"/>
      <style:text-properties officeooo:rsid="01611fff" officeooo:paragraph-rsid="01618e15"/>
    </style:style>
    <style:style style:name="P373" style:family="paragraph" style:parent-style-name="Text_20_body" style:list-style-name="L25">
      <style:paragraph-properties fo:text-align="justify" style:justify-single-word="false"/>
      <style:text-properties officeooo:rsid="01618e15" officeooo:paragraph-rsid="01618e15"/>
    </style:style>
    <style:style style:name="P374" style:family="paragraph" style:parent-style-name="Text_20_body" style:list-style-name="L25">
      <style:paragraph-properties fo:text-align="justify" style:justify-single-word="false"/>
      <style:text-properties officeooo:rsid="0162f636" officeooo:paragraph-rsid="0162f636"/>
    </style:style>
    <style:style style:name="P375" style:family="paragraph" style:parent-style-name="Text_20_body" style:list-style-name="L26">
      <style:paragraph-properties fo:text-align="justify" style:justify-single-word="false"/>
      <style:text-properties officeooo:rsid="016eb7e6" officeooo:paragraph-rsid="016eb7e6"/>
    </style:style>
    <style:style style:name="P376" style:family="paragraph" style:parent-style-name="Text_20_body" style:list-style-name="L27">
      <style:paragraph-properties fo:text-align="justify" style:justify-single-word="false"/>
      <style:text-properties officeooo:rsid="017bb863" officeooo:paragraph-rsid="017bb863"/>
    </style:style>
    <style:style style:name="P377" style:family="paragraph" style:parent-style-name="Text_20_body" style:list-style-name="L27">
      <style:paragraph-properties fo:text-align="justify" style:justify-single-word="false"/>
      <style:text-properties officeooo:rsid="017ce84c" officeooo:paragraph-rsid="017ce84c"/>
    </style:style>
    <style:style style:name="P378" style:family="paragraph" style:parent-style-name="Text_20_body" style:list-style-name="L28">
      <style:paragraph-properties fo:text-align="justify" style:justify-single-word="false"/>
      <style:text-properties style:font-name="Times1" fo:font-size="12pt" officeooo:rsid="01899e15" officeooo:paragraph-rsid="01899e15" style:font-size-asian="10.5pt" style:font-size-complex="12pt"/>
    </style:style>
    <style:style style:name="P379" style:family="paragraph" style:parent-style-name="Text_20_body" style:list-style-name="L29">
      <style:paragraph-properties fo:text-align="justify" style:justify-single-word="false"/>
      <style:text-properties officeooo:rsid="01a90f65" officeooo:paragraph-rsid="01b2cf21"/>
    </style:style>
    <style:style style:name="P380" style:family="paragraph" style:parent-style-name="Text_20_body" style:list-style-name="L29">
      <style:paragraph-properties fo:text-align="justify" style:justify-single-word="false"/>
      <style:text-properties officeooo:rsid="01b2cf21" officeooo:paragraph-rsid="01b4049f"/>
    </style:style>
    <style:style style:name="P381" style:family="paragraph" style:parent-style-name="Text_20_body" style:list-style-name="L30">
      <style:paragraph-properties fo:text-align="justify" style:justify-single-word="false"/>
      <style:text-properties officeooo:rsid="01b8c7e3" officeooo:paragraph-rsid="01b8c7e3"/>
    </style:style>
    <style:style style:name="P382" style:family="paragraph" style:parent-style-name="Text_20_body" style:list-style-name="L30">
      <style:paragraph-properties fo:text-align="justify" style:justify-single-word="false"/>
      <style:text-properties officeooo:rsid="01bcb138" officeooo:paragraph-rsid="01bcb138"/>
    </style:style>
    <style:style style:name="P383" style:family="paragraph" style:parent-style-name="Text_20_body" style:list-style-name="L30">
      <style:paragraph-properties fo:text-align="justify" style:justify-single-word="false"/>
      <style:text-properties officeooo:rsid="01be7b49" officeooo:paragraph-rsid="01be7b49"/>
    </style:style>
    <style:style style:name="P384" style:family="paragraph" style:parent-style-name="Text_20_body" style:list-style-name="L30">
      <style:paragraph-properties fo:text-align="justify" style:justify-single-word="false"/>
      <style:text-properties officeooo:rsid="01c138ec" officeooo:paragraph-rsid="01c138ec"/>
    </style:style>
    <style:style style:name="P385" style:family="paragraph" style:parent-style-name="Text_20_body" style:list-style-name="L31">
      <style:paragraph-properties fo:text-align="justify" style:justify-single-word="false"/>
      <style:text-properties officeooo:rsid="01dace06" officeooo:paragraph-rsid="01dace06"/>
    </style:style>
    <style:style style:name="P386" style:family="paragraph" style:parent-style-name="Text_20_body" style:list-style-name="L32">
      <style:paragraph-properties fo:text-align="justify" style:justify-single-word="false"/>
      <style:text-properties officeooo:rsid="01e203d3" officeooo:paragraph-rsid="01e203d3"/>
    </style:style>
    <style:style style:name="P387" style:family="paragraph" style:parent-style-name="Text_20_body" style:list-style-name="L32">
      <style:paragraph-properties fo:text-align="justify" style:justify-single-word="false"/>
      <style:text-properties officeooo:rsid="01e4d91f" officeooo:paragraph-rsid="01e4d91f"/>
    </style:style>
    <style:style style:name="P388" style:family="paragraph" style:parent-style-name="Text_20_body" style:list-style-name="L33">
      <style:paragraph-properties fo:text-align="justify" style:justify-single-word="false"/>
      <style:text-properties officeooo:rsid="01ef7f89" officeooo:paragraph-rsid="01ef7f89"/>
    </style:style>
    <style:style style:name="P389" style:family="paragraph" style:parent-style-name="Text_20_body" style:list-style-name="L34">
      <style:paragraph-properties fo:text-align="justify" style:justify-single-word="false"/>
      <style:text-properties officeooo:rsid="01f2044f" officeooo:paragraph-rsid="01f2044f"/>
    </style:style>
    <style:style style:name="P390" style:family="paragraph" style:parent-style-name="Text_20_body" style:list-style-name="L36">
      <style:paragraph-properties fo:text-align="justify" style:justify-single-word="false"/>
      <style:text-properties officeooo:rsid="01fe42c3" officeooo:paragraph-rsid="01fe42c3"/>
    </style:style>
    <style:style style:name="P391" style:family="paragraph" style:parent-style-name="Text_20_body" style:list-style-name="L37">
      <style:paragraph-properties fo:text-align="justify" style:justify-single-word="false"/>
      <style:text-properties officeooo:rsid="02028689" officeooo:paragraph-rsid="02028689"/>
    </style:style>
    <style:style style:name="P392" style:family="paragraph" style:parent-style-name="Text_20_body" style:list-style-name="L38">
      <style:paragraph-properties fo:text-align="justify" style:justify-single-word="false"/>
      <style:text-properties style:font-name="times" fo:font-size="12pt" officeooo:rsid="020a97fc" officeooo:paragraph-rsid="020a97fc" style:font-size-asian="10.5pt" style:font-size-complex="12pt"/>
    </style:style>
    <style:style style:name="P393" style:family="paragraph" style:parent-style-name="Text_20_body" style:list-style-name="L38">
      <style:paragraph-properties fo:text-align="justify" style:justify-single-word="false"/>
      <style:text-properties style:font-name="times" fo:font-size="12pt" officeooo:rsid="020bc250" officeooo:paragraph-rsid="020bc250" style:font-size-asian="10.5pt" style:font-size-complex="12pt"/>
    </style:style>
    <style:style style:name="P394" style:family="paragraph" style:parent-style-name="Text_20_body" style:list-style-name="L39">
      <style:paragraph-properties fo:text-align="justify" style:justify-single-word="false"/>
      <style:text-properties officeooo:rsid="021885c5" officeooo:paragraph-rsid="021885c5"/>
    </style:style>
    <style:style style:name="P395" style:family="paragraph" style:parent-style-name="Text_20_body" style:list-style-name="L39">
      <style:paragraph-properties fo:text-align="justify" style:justify-single-word="false"/>
      <style:text-properties officeooo:rsid="021c06a5" officeooo:paragraph-rsid="021c06a5"/>
    </style:style>
    <style:style style:name="P396" style:family="paragraph" style:parent-style-name="Text_20_body" style:list-style-name="L40">
      <style:paragraph-properties fo:text-align="start" style:justify-single-word="false"/>
      <style:text-properties officeooo:rsid="021dac58" officeooo:paragraph-rsid="021ea3c0"/>
    </style:style>
    <style:style style:name="P397" style:family="paragraph" style:parent-style-name="Text_20_body" style:list-style-name="L40">
      <style:paragraph-properties fo:text-align="start" style:justify-single-word="false"/>
      <style:text-properties officeooo:rsid="021ea3c0" officeooo:paragraph-rsid="021ea3c0"/>
    </style:style>
    <style:style style:name="P398" style:family="paragraph" style:parent-style-name="Text_20_body" style:list-style-name="L40">
      <style:paragraph-properties fo:text-align="start" style:justify-single-word="false"/>
      <style:text-properties officeooo:rsid="021f4ebc" officeooo:paragraph-rsid="021f4ebc"/>
    </style:style>
    <style:style style:name="P399" style:family="paragraph" style:parent-style-name="Text_20_body" style:list-style-name="">
      <style:paragraph-properties fo:text-align="justify" style:justify-single-word="false"/>
      <style:text-properties officeooo:rsid="022827a2" officeooo:paragraph-rsid="022827a2"/>
    </style:style>
    <style:style style:name="P400" style:family="paragraph" style:parent-style-name="Text_20_body" style:list-style-name="">
      <style:paragraph-properties fo:text-align="justify" style:justify-single-word="false"/>
      <style:text-properties officeooo:rsid="02290b80" officeooo:paragraph-rsid="02290b80"/>
    </style:style>
    <style:style style:name="P401" style:family="paragraph" style:parent-style-name="Text_20_body" style:list-style-name="L42">
      <style:paragraph-properties fo:text-align="justify" style:justify-single-word="false"/>
      <style:text-properties officeooo:rsid="02290b80" officeooo:paragraph-rsid="02290b80"/>
    </style:style>
    <style:style style:name="P402" style:family="paragraph" style:parent-style-name="Text_20_body" style:list-style-name="L42">
      <style:paragraph-properties fo:text-align="justify" style:justify-single-word="false"/>
      <style:text-properties officeooo:rsid="022b964b" officeooo:paragraph-rsid="022b964b"/>
    </style:style>
    <style:style style:name="P403" style:family="paragraph" style:parent-style-name="Text_20_body" style:list-style-name="">
      <style:paragraph-properties fo:text-align="justify" style:justify-single-word="false"/>
      <style:text-properties officeooo:rsid="022b964b" officeooo:paragraph-rsid="022b964b"/>
    </style:style>
    <style:style style:name="P404" style:family="paragraph" style:parent-style-name="Text_20_body" style:list-style-name="">
      <style:paragraph-properties fo:text-align="justify" style:justify-single-word="false"/>
      <style:text-properties officeooo:rsid="022b964b" officeooo:paragraph-rsid="03c534c8"/>
    </style:style>
    <style:style style:name="P405" style:family="paragraph" style:parent-style-name="Text_20_body" style:list-style-name="">
      <style:paragraph-properties fo:text-align="justify" style:justify-single-word="false"/>
      <style:text-properties officeooo:rsid="022edd09" officeooo:paragraph-rsid="022edd09"/>
    </style:style>
    <style:style style:name="P406" style:family="paragraph" style:parent-style-name="Text_20_body" style:list-style-name="L43">
      <style:paragraph-properties fo:text-align="justify" style:justify-single-word="false"/>
      <style:text-properties officeooo:rsid="0231961a" officeooo:paragraph-rsid="0231961a"/>
    </style:style>
    <style:style style:name="P407" style:family="paragraph" style:parent-style-name="Text_20_body" style:list-style-name="">
      <style:paragraph-properties fo:text-align="justify" style:justify-single-word="false"/>
      <style:text-properties officeooo:rsid="022d0723" officeooo:paragraph-rsid="03c534c8"/>
    </style:style>
    <style:style style:name="P408" style:family="paragraph" style:parent-style-name="Text_20_body" style:list-style-name="L44">
      <style:paragraph-properties fo:text-align="justify" style:justify-single-word="false"/>
      <style:text-properties officeooo:rsid="02308b3c" officeooo:paragraph-rsid="02308b3c"/>
    </style:style>
    <style:style style:name="P409" style:family="paragraph" style:parent-style-name="Text_20_body" style:list-style-name="">
      <style:paragraph-properties fo:text-align="justify" style:justify-single-word="false"/>
      <style:text-properties officeooo:rsid="02309a89" officeooo:paragraph-rsid="02309a89"/>
    </style:style>
    <style:style style:name="P410" style:family="paragraph" style:parent-style-name="Text_20_body" style:list-style-name="L45">
      <style:paragraph-properties fo:text-align="justify" style:justify-single-word="false"/>
      <style:text-properties officeooo:rsid="02b8581d" officeooo:paragraph-rsid="02bbf6e2"/>
    </style:style>
    <style:style style:name="P411" style:family="paragraph" style:parent-style-name="Text_20_body" style:list-style-name="L45">
      <style:paragraph-properties fo:text-align="justify" style:justify-single-word="false"/>
      <style:text-properties officeooo:rsid="02bbf6e2" officeooo:paragraph-rsid="02bbf6e2"/>
    </style:style>
    <style:style style:name="P412" style:family="paragraph" style:parent-style-name="Text_20_body" style:list-style-name="L46">
      <style:paragraph-properties fo:text-align="justify" style:justify-single-word="false"/>
      <style:text-properties officeooo:rsid="02defb3f" officeooo:paragraph-rsid="02defb3f"/>
    </style:style>
    <style:style style:name="P413" style:family="paragraph" style:parent-style-name="Text_20_body" style:list-style-name="L46">
      <style:paragraph-properties fo:text-align="justify" style:justify-single-word="false"/>
      <style:text-properties officeooo:rsid="02defb3f" officeooo:paragraph-rsid="02df38e4"/>
    </style:style>
    <style:style style:name="P414" style:family="paragraph" style:parent-style-name="Text_20_body" style:list-style-name="L46">
      <style:paragraph-properties fo:text-align="justify" style:justify-single-word="false"/>
      <style:text-properties officeooo:rsid="02df38e4" officeooo:paragraph-rsid="02df38e4"/>
    </style:style>
    <style:style style:name="P415" style:family="paragraph" style:parent-style-name="Text_20_body" style:list-style-name="L46">
      <style:paragraph-properties fo:text-align="justify" style:justify-single-word="false"/>
      <style:text-properties officeooo:rsid="02e0a2bc" officeooo:paragraph-rsid="02e0a2bc"/>
    </style:style>
    <style:style style:name="P416" style:family="paragraph" style:parent-style-name="Text_20_body" style:list-style-name="L46">
      <style:paragraph-properties fo:text-align="justify" style:justify-single-word="false"/>
      <style:text-properties officeooo:rsid="02e2343a" officeooo:paragraph-rsid="02e2343a"/>
    </style:style>
    <style:style style:name="P417" style:family="paragraph" style:parent-style-name="Text_20_body" style:list-style-name="L46">
      <style:paragraph-properties fo:text-align="justify" style:justify-single-word="false"/>
      <style:text-properties officeooo:rsid="02e3de05" officeooo:paragraph-rsid="02e3de05"/>
    </style:style>
    <style:style style:name="P418" style:family="paragraph" style:parent-style-name="Text_20_body" style:list-style-name="L46">
      <style:paragraph-properties fo:text-align="justify" style:justify-single-word="false"/>
      <style:text-properties officeooo:rsid="02e50787" officeooo:paragraph-rsid="02e50787"/>
    </style:style>
    <style:style style:name="P419" style:family="paragraph" style:parent-style-name="Text_20_body" style:list-style-name="L46">
      <style:paragraph-properties fo:text-align="justify" style:justify-single-word="false"/>
      <style:text-properties officeooo:rsid="02e50787" officeooo:paragraph-rsid="0411c7d7"/>
    </style:style>
    <style:style style:name="P420" style:family="paragraph" style:parent-style-name="Text_20_body">
      <style:paragraph-properties fo:text-align="justify" style:justify-single-word="false"/>
      <style:text-properties fo:font-weight="bold" officeooo:rsid="012d3d04" officeooo:paragraph-rsid="012d3d04" style:font-weight-asian="bold" style:font-weight-complex="bold"/>
    </style:style>
    <style:style style:name="P421" style:family="paragraph" style:parent-style-name="Text_20_body">
      <style:paragraph-properties fo:text-align="justify" style:justify-single-word="false"/>
      <style:text-properties officeooo:rsid="024621bd" officeooo:paragraph-rsid="024621bd"/>
    </style:style>
    <style:style style:name="P422" style:family="paragraph" style:parent-style-name="Text_20_body">
      <style:paragraph-properties fo:text-align="justify" style:justify-single-word="false"/>
      <style:text-properties officeooo:rsid="024621bd" officeooo:paragraph-rsid="025cccbb"/>
    </style:style>
    <style:style style:name="P423" style:family="paragraph" style:parent-style-name="Text_20_body">
      <style:paragraph-properties fo:text-align="justify" style:justify-single-word="false"/>
      <style:text-properties officeooo:rsid="024621bd" officeooo:paragraph-rsid="025d0949"/>
    </style:style>
    <style:style style:name="P424" style:family="paragraph" style:parent-style-name="Text_20_body">
      <style:paragraph-properties fo:text-align="justify" style:justify-single-word="false"/>
      <style:text-properties officeooo:rsid="0259ac7d" officeooo:paragraph-rsid="025cccbb"/>
    </style:style>
    <style:style style:name="P425" style:family="paragraph" style:parent-style-name="Text_20_body" style:list-style-name="">
      <style:paragraph-properties fo:break-before="page"/>
    </style:style>
    <style:style style:name="P426" style:family="paragraph" style:parent-style-name="Text_20_body" style:list-style-name="">
      <style:paragraph-properties fo:text-align="justify" style:justify-single-word="false" fo:break-before="page"/>
      <style:text-properties officeooo:rsid="02290b80" officeooo:paragraph-rsid="02290b80"/>
    </style:style>
    <style:style style:name="P427" style:family="paragraph" style:parent-style-name="Heading_20_3">
      <style:paragraph-properties fo:text-align="justify" style:justify-single-word="false"/>
      <style:text-properties officeooo:rsid="018ce713" officeooo:paragraph-rsid="018ce713"/>
    </style:style>
    <style:style style:name="P428" style:family="paragraph" style:parent-style-name="Heading_20_3">
      <style:text-properties officeooo:rsid="018e14aa" officeooo:paragraph-rsid="018e14aa"/>
    </style:style>
    <style:style style:name="P429" style:family="paragraph" style:parent-style-name="Heading_20_3">
      <style:paragraph-properties fo:text-align="justify" style:justify-single-word="false"/>
      <style:text-properties officeooo:rsid="01fb3a94" officeooo:paragraph-rsid="01fb3a94"/>
    </style:style>
    <style:style style:name="P430" style:family="paragraph" style:parent-style-name="Heading_20_3">
      <style:paragraph-properties fo:text-align="justify" style:justify-single-word="false"/>
      <style:text-properties officeooo:rsid="020d5408" officeooo:paragraph-rsid="020d5408"/>
    </style:style>
    <style:style style:name="P431" style:family="paragraph" style:parent-style-name="Heading_20_3">
      <style:text-properties officeooo:rsid="02374f54" officeooo:paragraph-rsid="02374f54"/>
    </style:style>
    <style:style style:name="P432" style:family="paragraph" style:parent-style-name="Heading_20_3">
      <style:text-properties officeooo:rsid="025f0ca9" officeooo:paragraph-rsid="025f0ca9"/>
    </style:style>
    <style:style style:name="P433" style:family="paragraph" style:parent-style-name="Table_20_Contents">
      <style:paragraph-properties fo:text-align="end" style:justify-single-word="false"/>
      <style:text-properties officeooo:rsid="02eb791f" officeooo:paragraph-rsid="02eb791f"/>
    </style:style>
    <style:style style:name="P434" style:family="paragraph" style:parent-style-name="Table_20_Contents">
      <style:paragraph-properties fo:text-align="end" style:justify-single-word="false"/>
      <style:text-properties style:font-name="Times" fo:font-size="12pt" officeooo:rsid="023ef0ae" officeooo:paragraph-rsid="03cc5645" style:font-size-asian="12pt" style:font-name-complex="Lucidasans1" style:font-size-complex="12pt"/>
    </style:style>
    <style:style style:name="P435" style:family="paragraph" style:parent-style-name="Table">
      <style:text-properties officeooo:paragraph-rsid="040a8e92"/>
    </style:style>
    <style:style style:name="P436" style:family="paragraph" style:parent-style-name="Table">
      <style:text-properties officeooo:paragraph-rsid="040bc99b"/>
    </style:style>
    <style:style style:name="P437" style:family="paragraph" style:parent-style-name="Table">
      <style:text-properties officeooo:paragraph-rsid="040d43b1"/>
    </style:style>
    <style:style style:name="P438" style:family="paragraph" style:parent-style-name="Contents_20_1">
      <style:paragraph-properties>
        <style:tab-stops>
          <style:tab-stop style:position="17cm" style:type="right" style:leader-style="dotted" style:leader-text="."/>
        </style:tab-stops>
      </style:paragraph-properties>
    </style:style>
    <style:style style:name="P439" style:family="paragraph" style:parent-style-name="Heading_20_1">
      <style:paragraph-properties fo:text-align="start" style:justify-single-word="false"/>
    </style:style>
    <style:style style:name="P440" style:family="paragraph" style:parent-style-name="Heading_20_1" style:list-style-name="">
      <style:paragraph-properties fo:text-align="justify" style:justify-single-word="false"/>
      <style:text-properties officeooo:rsid="0085c9a9" officeooo:paragraph-rsid="0014ca84"/>
    </style:style>
    <style:style style:name="P441" style:family="paragraph" style:parent-style-name="Heading_20_1" style:list-style-name="">
      <style:paragraph-properties fo:text-align="start" style:justify-single-word="false"/>
      <style:text-properties officeooo:rsid="02337c26" officeooo:paragraph-rsid="02337c26"/>
    </style:style>
    <style:style style:name="P442" style:family="paragraph" style:parent-style-name="Heading_20_1" style:list-style-name="">
      <style:paragraph-properties fo:text-align="start" style:justify-single-word="false"/>
      <style:text-properties officeooo:rsid="03f88ab7" officeooo:paragraph-rsid="03f88ab7"/>
    </style:style>
    <style:style style:name="P443" style:family="paragraph" style:parent-style-name="Heading_20_1">
      <style:paragraph-properties fo:text-align="start" style:justify-single-word="false" fo:break-before="page"/>
      <style:text-properties officeooo:rsid="0014ca84" officeooo:paragraph-rsid="0014ca84"/>
    </style:style>
    <style:style style:name="P444" style:family="paragraph" style:parent-style-name="Heading_20_1">
      <style:paragraph-properties fo:text-align="justify" style:justify-single-word="false" fo:break-before="page"/>
      <style:text-properties officeooo:rsid="0014ca84" officeooo:paragraph-rsid="0014ca84"/>
    </style:style>
    <style:style style:name="P445" style:family="paragraph" style:parent-style-name="Heading_20_1" style:list-style-name="">
      <style:paragraph-properties fo:text-align="start" style:justify-single-word="false" fo:break-before="page"/>
      <style:text-properties officeooo:rsid="00848a90" officeooo:paragraph-rsid="00848a90"/>
    </style:style>
    <style:style style:name="P446" style:family="paragraph" style:parent-style-name="Heading_20_1">
      <style:paragraph-properties fo:text-align="start" style:justify-single-word="false" fo:break-before="page"/>
      <style:text-properties officeooo:rsid="0085c9a9" officeooo:paragraph-rsid="02399dbe"/>
    </style:style>
    <style:style style:name="P447" style:family="paragraph" style:parent-style-name="Heading_20_1">
      <style:paragraph-properties fo:text-align="start" style:justify-single-word="false" fo:break-before="page"/>
      <style:text-properties officeooo:rsid="034a6cf8" officeooo:paragraph-rsid="034a6cf8"/>
    </style:style>
    <style:style style:name="P448" style:family="paragraph" style:parent-style-name="Heading_20_1">
      <style:paragraph-properties fo:text-align="start" style:justify-single-word="false" fo:break-before="page"/>
      <style:text-properties officeooo:rsid="0330c834" officeooo:paragraph-rsid="0330c834"/>
    </style:style>
    <style:style style:name="P449" style:family="paragraph" style:parent-style-name="Title" style:master-page-name="First_20_Page">
      <style:paragraph-properties style:page-number="auto"/>
      <style:text-properties fo:font-variant="small-caps"/>
    </style:style>
    <style:style style:name="P450" style:family="paragraph" style:parent-style-name="Heading_20_2" style:list-style-name="">
      <style:text-properties officeooo:paragraph-rsid="001864a7"/>
    </style:style>
    <style:style style:name="P451" style:family="paragraph" style:parent-style-name="Heading_20_2">
      <style:text-properties officeooo:rsid="004dbcd1" officeooo:paragraph-rsid="004dbcd1"/>
    </style:style>
    <style:style style:name="P452" style:family="paragraph" style:parent-style-name="Heading_20_2">
      <style:paragraph-properties fo:text-align="justify" style:justify-single-word="false"/>
      <style:text-properties officeooo:rsid="001864a7" officeooo:paragraph-rsid="001864a7"/>
    </style:style>
    <style:style style:name="P453" style:family="paragraph" style:parent-style-name="Heading_20_2">
      <style:paragraph-properties fo:text-align="justify" style:justify-single-word="false"/>
      <style:text-properties officeooo:rsid="00745316" officeooo:paragraph-rsid="00745316"/>
    </style:style>
    <style:style style:name="P454" style:family="paragraph" style:parent-style-name="Heading_20_2">
      <style:text-properties officeooo:rsid="00c9f872" officeooo:paragraph-rsid="00c9f872"/>
    </style:style>
    <style:style style:name="P455" style:family="paragraph" style:parent-style-name="Heading_20_2">
      <style:text-properties officeooo:rsid="00c7bf6f" officeooo:paragraph-rsid="00c7bf6f"/>
    </style:style>
    <style:style style:name="P456" style:family="paragraph" style:parent-style-name="Heading_20_2">
      <style:paragraph-properties fo:text-align="justify" style:justify-single-word="false"/>
    </style:style>
    <style:style style:name="P457" style:family="paragraph" style:parent-style-name="Heading_20_2">
      <style:text-properties officeooo:rsid="01c6ebed" officeooo:paragraph-rsid="01c6ebed"/>
    </style:style>
    <style:style style:name="P458" style:family="paragraph" style:parent-style-name="Heading_20_2">
      <style:text-properties officeooo:rsid="01d94c9c" officeooo:paragraph-rsid="01d94c9c"/>
    </style:style>
    <style:style style:name="P459" style:family="paragraph" style:parent-style-name="Heading_20_2">
      <style:text-properties officeooo:rsid="02afef61" officeooo:paragraph-rsid="02afef61"/>
    </style:style>
    <style:style style:name="P460" style:family="paragraph" style:parent-style-name="Heading_20_2">
      <style:text-properties officeooo:rsid="02deaf8f" officeooo:paragraph-rsid="02deaf8f"/>
    </style:style>
    <style:style style:name="P461" style:family="paragraph" style:parent-style-name="Heading_20_2">
      <style:paragraph-properties fo:break-before="page"/>
      <style:text-properties officeooo:rsid="001864a7" officeooo:paragraph-rsid="001864a7"/>
    </style:style>
    <style:style style:name="P462" style:family="paragraph" style:parent-style-name="Heading_20_2">
      <style:paragraph-properties fo:break-before="page"/>
      <style:text-properties officeooo:rsid="003c47a0" officeooo:paragraph-rsid="003c47a0"/>
    </style:style>
    <style:style style:name="P463" style:family="paragraph" style:parent-style-name="Heading_20_2">
      <style:paragraph-properties fo:text-align="justify" style:justify-single-word="false" fo:break-before="page"/>
      <style:text-properties officeooo:rsid="00c7bf6f" officeooo:paragraph-rsid="00c7bf6f"/>
    </style:style>
    <style:style style:name="P464" style:family="paragraph" style:parent-style-name="Heading_20_2">
      <style:paragraph-properties fo:text-align="justify" style:justify-single-word="false" fo:break-before="page"/>
      <style:text-properties officeooo:rsid="0082c18d" officeooo:paragraph-rsid="00c7bf6f"/>
    </style:style>
    <style:style style:name="P465" style:family="paragraph" style:parent-style-name="Heading_20_2">
      <style:paragraph-properties fo:break-before="page"/>
      <style:text-properties officeooo:rsid="00e27d43" officeooo:paragraph-rsid="00e27d43"/>
    </style:style>
    <style:style style:name="P466" style:family="paragraph" style:parent-style-name="Heading_20_2">
      <style:paragraph-properties fo:break-before="page"/>
      <style:text-properties officeooo:rsid="015b6aaa" officeooo:paragraph-rsid="015b6aaa"/>
    </style:style>
    <style:style style:name="P467" style:family="paragraph" style:parent-style-name="Heading_20_2">
      <style:paragraph-properties fo:break-before="page"/>
      <style:text-properties officeooo:rsid="016c4815"/>
    </style:style>
    <style:style style:name="P468" style:family="paragraph" style:parent-style-name="Heading_20_2">
      <style:paragraph-properties fo:break-before="page"/>
      <style:text-properties officeooo:rsid="016eb7e6" officeooo:paragraph-rsid="016eb7e6"/>
    </style:style>
    <style:style style:name="P469" style:family="paragraph" style:parent-style-name="Heading_20_2">
      <style:paragraph-properties fo:break-before="page"/>
      <style:text-properties officeooo:rsid="016ffa02" officeooo:paragraph-rsid="016ffa02"/>
    </style:style>
    <style:style style:name="P470" style:family="paragraph" style:parent-style-name="Heading_20_2">
      <style:paragraph-properties fo:text-align="justify" style:justify-single-word="false" fo:break-before="page"/>
      <style:text-properties officeooo:rsid="01a4b129" officeooo:paragraph-rsid="01a4b129"/>
    </style:style>
    <style:style style:name="P471" style:family="paragraph" style:parent-style-name="Heading_20_2">
      <style:paragraph-properties fo:break-before="page"/>
      <style:text-properties officeooo:rsid="01f9a7d6" officeooo:paragraph-rsid="01f9a7d6"/>
    </style:style>
    <style:style style:name="P472" style:family="paragraph" style:parent-style-name="Heading_20_2">
      <style:paragraph-properties fo:break-before="page"/>
      <style:text-properties officeooo:rsid="02d11a74" officeooo:paragraph-rsid="02d11a74"/>
    </style:style>
    <style:style style:name="P473" style:family="paragraph" style:parent-style-name="Contents_20_2">
      <style:paragraph-properties>
        <style:tab-stops>
          <style:tab-stop style:position="17cm" style:type="right" style:leader-style="dotted" style:leader-text="."/>
        </style:tab-stops>
      </style:paragraph-properties>
    </style:style>
    <style:style style:name="P474"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fo:font-size="12pt" officeooo:rsid="0078d6c6" style:font-size-asian="12pt" style:font-size-complex="12pt"/>
    </style:style>
    <style:style style:name="T5" style:family="text">
      <style:text-properties fo:font-size="12pt" officeooo:rsid="041ddbe0" style:font-size-asian="12pt" style:font-size-complex="12pt"/>
    </style:style>
    <style:style style:name="T6" style:family="text">
      <style:text-properties fo:font-size="12pt" officeooo:rsid="041e5b52" style:font-size-asian="12pt" style:font-size-complex="12pt"/>
    </style:style>
    <style:style style:name="T7" style:family="text">
      <style:text-properties fo:font-size="12pt" officeooo:rsid="041fb58f" style:font-size-asian="12pt" style:font-size-complex="12pt"/>
    </style:style>
    <style:style style:name="T8" style:family="text">
      <style:text-properties fo:font-size="12pt" officeooo:rsid="041b3a11" style:font-size-asian="12pt" style:font-size-complex="12pt"/>
    </style:style>
    <style:style style:name="T9" style:family="text">
      <style:text-properties fo:font-size="12pt" officeooo:rsid="0421cb22" style:font-size-asian="12pt" style:font-size-complex="12pt"/>
    </style:style>
    <style:style style:name="T10" style:family="text">
      <style:text-properties fo:font-size="12pt" officeooo:rsid="04210c4e" style:font-size-asian="12pt" style:font-size-complex="12pt"/>
    </style:style>
    <style:style style:name="T11" style:family="text">
      <style:text-properties officeooo:rsid="00088062"/>
    </style:style>
    <style:style style:name="T12" style:family="text">
      <style:text-properties fo:font-size="9pt" fo:font-style="italic" fo:font-weight="bold" style:font-size-asian="9pt" style:font-style-asian="italic" style:font-weight-asian="bold"/>
    </style:style>
    <style:style style:name="T13" style:family="text">
      <style:text-properties fo:font-size="9pt" fo:font-style="italic" fo:font-weight="bold" officeooo:rsid="013f65d5" style:font-size-asian="9pt" style:font-style-asian="italic" style:font-weight-asian="bold"/>
    </style:style>
    <style:style style:name="T14" style:family="text">
      <style:text-properties officeooo:rsid="000c1e11"/>
    </style:style>
    <style:style style:name="T15" style:family="text">
      <style:text-properties officeooo:rsid="000cfd42"/>
    </style:style>
    <style:style style:name="T16" style:family="text">
      <style:text-properties officeooo:rsid="000e5b29"/>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8"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40e5f" style:text-blinking="false" fo:background-color="transparent" loext:char-shading-value="0" style:font-size-asian="12pt" style:font-size-complex="12pt"/>
    </style:style>
    <style:style style:name="T30"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c63e2" style:text-blinking="false" fo:background-color="transparent" loext:char-shading-value="0" style:font-size-asian="12pt" style:font-size-complex="12pt"/>
    </style:style>
    <style:style style:name="T31"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d1210" style:text-blinking="false" fo:background-color="transparent" loext:char-shading-value="0" style:font-size-asian="12pt" style:font-size-complex="12pt"/>
    </style:style>
    <style:style style:name="T32" style:family="text">
      <style:text-properties fo:font-variant="normal" fo:text-transform="none" style:use-window-font-color="true" style:text-line-through-style="none" style:text-line-through-type="none" style:font-name="Times1" fo:font-size="10pt" fo:font-style="normal" style:text-underline-style="none" fo:font-weight="normal" officeooo:rsid="02f98a39" style:text-blinking="false" fo:background-color="transparent" loext:char-shading-value="0" style:font-size-asian="10pt" style:font-size-complex="10pt"/>
    </style:style>
    <style:style style:name="T33" style:family="text">
      <style:text-properties fo:font-variant="normal" fo:text-transform="none" style:use-window-font-color="true" style:text-line-through-style="none" style:text-line-through-type="none" style:font-name="Times1" fo:font-size="10pt" fo:font-style="normal" style:text-underline-style="none" fo:font-weight="normal" officeooo:rsid="002ae48e" style:text-blinking="false" fo:background-color="transparent" loext:char-shading-value="0" style:font-size-asian="10pt" style:font-size-complex="10pt"/>
    </style:style>
    <style:style style:name="T34"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35"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36" style:family="text">
      <style:text-properties fo:font-variant="normal" fo:text-transform="none" style:use-window-font-color="true" style:font-name="Times1" fo:font-size="12pt" fo:letter-spacing="normal" fo:font-style="normal" fo:font-weight="normal" style:font-size-asian="12pt" style:font-style-asian="normal" style:font-size-complex="12pt" style:font-style-complex="normal"/>
    </style:style>
    <style:style style:name="T37" style:family="text">
      <style:text-properties fo:font-variant="normal" fo:text-transform="none" style:use-window-font-color="true" style:font-name="Times1" fo:font-size="12pt" fo:letter-spacing="normal" fo:font-style="normal" fo:font-weight="normal" officeooo:rsid="04194aa4" style:font-size-asian="12pt" style:font-style-asian="normal" style:font-size-complex="12pt" style:font-style-complex="normal"/>
    </style:style>
    <style:style style:name="T38" style:family="text">
      <style:text-properties fo:font-variant="normal" fo:text-transform="none" style:use-window-font-color="true" style:font-name="Times1" fo:font-size="12pt" fo:letter-spacing="normal" fo:font-style="normal" fo:font-weight="normal" officeooo:rsid="041b3a11" style:font-size-asian="12pt" style:font-style-asian="normal" style:font-size-complex="12pt" style:font-style-complex="normal"/>
    </style:style>
    <style:style style:name="T39"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40"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41"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42"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43"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44"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45"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46" style:family="text">
      <style:text-properties fo:font-variant="normal" fo:text-transform="none" fo:color="#000000" style:font-name="Times1" fo:font-size="12pt" fo:letter-spacing="normal" fo:language="pl" fo:country="PL" fo:font-style="normal" fo:font-weight="normal" officeooo:rsid="0101f0d6" style:font-size-asian="10.5pt" style:font-size-complex="12pt"/>
    </style:style>
    <style:style style:name="T47" style:family="text">
      <style:text-properties fo:font-variant="normal" fo:text-transform="none" fo:color="#000000" style:font-name="Times1" fo:font-size="12pt" fo:letter-spacing="normal" fo:language="pl" fo:country="PL" fo:font-style="normal" fo:font-weight="normal" officeooo:rsid="035bf5f3" style:font-size-asian="10.5pt" style:font-size-complex="12pt"/>
    </style:style>
    <style:style style:name="T48" style:family="text">
      <style:text-properties fo:font-variant="normal" fo:text-transform="none" fo:color="#000000" style:font-name="Times1" fo:font-size="12pt" fo:letter-spacing="normal" fo:font-style="normal" fo:font-weight="normal" style:font-size-asian="10.5pt" style:font-size-complex="12pt"/>
    </style:style>
    <style:style style:name="T49"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50"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51"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52" style:family="text">
      <style:text-properties fo:font-variant="normal" fo:text-transform="none" fo:color="#000000" style:font-name="Times1" fo:font-size="12pt" fo:letter-spacing="normal" fo:font-style="normal" fo:font-weight="normal" officeooo:rsid="035a4845" style:font-size-asian="10.5pt" style:font-size-complex="12pt"/>
    </style:style>
    <style:style style:name="T53" style:family="text">
      <style:text-properties fo:font-variant="normal" fo:text-transform="none" fo:color="#000000" style:font-name="Times1" fo:font-size="12pt" fo:letter-spacing="normal" fo:font-style="normal" fo:font-weight="normal" officeooo:rsid="02f6462c" fo:background-color="transparent" loext:char-shading-value="0" style:font-size-asian="12pt" style:font-size-complex="12pt" fo:padding="0cm" fo:border="none"/>
    </style:style>
    <style:style style:name="T54" style:family="text">
      <style:text-properties fo:font-variant="normal" fo:text-transform="none" fo:color="#000000" style:font-name="Times1" fo:font-size="10pt" fo:letter-spacing="normal" fo:font-style="normal" fo:font-weight="normal" fo:background-color="transparent" loext:char-shading-value="0" style:font-size-asian="10pt" style:font-size-complex="10pt" fo:padding="0cm" fo:border="none"/>
    </style:style>
    <style:style style:name="T55" style:family="text">
      <style:text-properties fo:font-variant="normal" fo:text-transform="none" fo:color="#000000" style:font-name="Times1" fo:font-size="10pt" fo:letter-spacing="normal" fo:font-style="normal" fo:font-weight="normal" officeooo:rsid="02f85484" fo:background-color="transparent" loext:char-shading-value="0" style:font-size-asian="10pt" style:font-size-complex="10pt" fo:padding="0cm" fo:border="none"/>
    </style:style>
    <style:style style:name="T56" style:family="text">
      <style:text-properties fo:font-variant="normal" fo:text-transform="none" fo:color="#000000" style:font-name="Times New Roman" fo:font-size="12pt" fo:letter-spacing="normal" fo:language="en" fo:country="US" fo:font-style="normal" fo:font-weight="normal" officeooo:rsid="010147b0" style:font-size-asian="10.5pt" style:font-size-complex="12pt"/>
    </style:style>
    <style:style style:name="T57" style:family="text">
      <style:text-properties fo:font-variant="normal" fo:text-transform="none" fo:color="#000000" style:font-name="Times New Roman" fo:font-size="10pt" fo:letter-spacing="normal" fo:language="en" fo:country="US" fo:font-style="normal" fo:font-weight="normal" officeooo:rsid="010147b0" style:font-size-asian="10pt" style:font-size-complex="10pt"/>
    </style:style>
    <style:style style:name="T58" style:family="text">
      <style:text-properties style:font-name="Times1" officeooo:rsid="001a2cfe"/>
    </style:style>
    <style:style style:name="T59" style:family="text">
      <style:text-properties style:font-name="Times1" officeooo:rsid="008e573f"/>
    </style:style>
    <style:style style:name="T60" style:family="text">
      <style:text-properties style:font-name="Times1" officeooo:rsid="02f6462c"/>
    </style:style>
    <style:style style:name="T61" style:family="text">
      <style:text-properties style:font-name="Times1" fo:font-size="12pt" officeooo:rsid="0185020c" style:font-size-asian="10.5pt" style:font-size-complex="12pt"/>
    </style:style>
    <style:style style:name="T62" style:family="text">
      <style:text-properties style:font-name="Times1" fo:font-size="10pt" officeooo:rsid="0185020c" style:font-size-asian="10pt" style:font-size-complex="10pt"/>
    </style:style>
    <style:style style:name="T63" style:family="text">
      <style:text-properties style:font-name="Times1" fo:font-size="10pt" officeooo:rsid="0388e54b" style:font-size-asian="10pt" style:font-size-complex="10pt"/>
    </style:style>
    <style:style style:name="T64" style:family="text">
      <style:text-properties officeooo:rsid="00239948"/>
    </style:style>
    <style:style style:name="T65" style:family="text">
      <style:text-properties officeooo:rsid="0024f37d"/>
    </style:style>
    <style:style style:name="T66" style:family="text">
      <style:text-properties officeooo:rsid="0026350f"/>
    </style:style>
    <style:style style:name="T67" style:family="text">
      <style:text-properties officeooo:rsid="0027509e"/>
    </style:style>
    <style:style style:name="T68" style:family="text">
      <style:text-properties officeooo:rsid="003e0de8"/>
    </style:style>
    <style:style style:name="T69" style:family="text">
      <style:text-properties officeooo:rsid="00476bc7"/>
    </style:style>
    <style:style style:name="T70" style:family="text">
      <style:text-properties officeooo:rsid="004dbcd1"/>
    </style:style>
    <style:style style:name="T71" style:family="text">
      <style:text-properties officeooo:rsid="004f6885"/>
    </style:style>
    <style:style style:name="T72" style:family="text">
      <style:text-properties officeooo:rsid="0053ca11"/>
    </style:style>
    <style:style style:name="T73" style:family="text">
      <style:text-properties officeooo:rsid="0056475d"/>
    </style:style>
    <style:style style:name="T74" style:family="text">
      <style:text-properties officeooo:rsid="005e00c5"/>
    </style:style>
    <style:style style:name="T75" style:family="text">
      <style:text-properties officeooo:rsid="00621c48"/>
    </style:style>
    <style:style style:name="T76" style:family="text">
      <style:text-properties officeooo:rsid="0063da5f"/>
    </style:style>
    <style:style style:name="T77" style:family="text">
      <style:text-properties officeooo:rsid="0065bd7f"/>
    </style:style>
    <style:style style:name="T78" style:family="text">
      <style:text-properties officeooo:rsid="0068db36"/>
    </style:style>
    <style:style style:name="T79" style:family="text">
      <style:text-properties officeooo:rsid="0078d6c6"/>
    </style:style>
    <style:style style:name="T80" style:family="text">
      <style:text-properties officeooo:rsid="007ed28e"/>
    </style:style>
    <style:style style:name="T81" style:family="text">
      <style:text-properties officeooo:rsid="0081942a"/>
    </style:style>
    <style:style style:name="T82" style:family="text">
      <style:text-properties officeooo:rsid="008e573f"/>
    </style:style>
    <style:style style:name="T83" style:family="text">
      <style:text-properties fo:font-weight="bold" style:font-weight-asian="bold" style:font-weight-complex="bold"/>
    </style:style>
    <style:style style:name="T84" style:family="text">
      <style:text-properties fo:font-weight="bold" officeooo:rsid="00ac8bf0" style:font-weight-asian="bold" style:font-weight-complex="bold"/>
    </style:style>
    <style:style style:name="T85" style:family="text">
      <style:text-properties fo:font-weight="bold" officeooo:rsid="00f450d6" style:font-weight-asian="bold" style:font-weight-complex="bold"/>
    </style:style>
    <style:style style:name="T86" style:family="text">
      <style:text-properties fo:font-weight="bold" officeooo:rsid="01650c1e" style:font-weight-asian="bold" style:font-weight-complex="bold"/>
    </style:style>
    <style:style style:name="T87" style:family="text">
      <style:text-properties officeooo:rsid="009e450b"/>
    </style:style>
    <style:style style:name="T88" style:family="text">
      <style:text-properties officeooo:rsid="009f9271"/>
    </style:style>
    <style:style style:name="T89" style:family="text">
      <style:text-properties officeooo:rsid="00a33ae9"/>
    </style:style>
    <style:style style:name="T90" style:family="text">
      <style:text-properties fo:font-weight="normal" style:font-weight-asian="normal" style:font-weight-complex="normal"/>
    </style:style>
    <style:style style:name="T91" style:family="text">
      <style:text-properties fo:font-weight="normal" officeooo:rsid="00df8719" style:font-weight-asian="normal" style:font-weight-complex="normal"/>
    </style:style>
    <style:style style:name="T92" style:family="text">
      <style:text-properties fo:font-weight="normal" officeooo:rsid="00dfb9c8" style:font-weight-asian="normal" style:font-weight-complex="normal"/>
    </style:style>
    <style:style style:name="T93" style:family="text">
      <style:text-properties fo:font-weight="normal" officeooo:rsid="00e2d5c5" style:font-weight-asian="normal" style:font-weight-complex="normal"/>
    </style:style>
    <style:style style:name="T94" style:family="text">
      <style:text-properties fo:font-weight="normal" officeooo:rsid="00fa7fe8" style:font-weight-asian="normal" style:font-weight-complex="normal"/>
    </style:style>
    <style:style style:name="T95" style:family="text">
      <style:text-properties fo:font-weight="normal" officeooo:rsid="0110f278" style:font-weight-asian="normal" style:font-weight-complex="normal"/>
    </style:style>
    <style:style style:name="T96" style:family="text">
      <style:text-properties fo:font-weight="normal" officeooo:rsid="030c65d9" style:font-weight-asian="normal" style:font-weight-complex="normal"/>
    </style:style>
    <style:style style:name="T97" style:family="text">
      <style:text-properties fo:font-weight="normal" officeooo:rsid="00dd88f1" style:font-weight-asian="normal" style:font-weight-complex="normal"/>
    </style:style>
    <style:style style:name="T98" style:family="text">
      <style:text-properties fo:font-weight="normal" officeooo:rsid="0355f730" style:font-weight-asian="normal" style:font-weight-complex="normal"/>
    </style:style>
    <style:style style:name="T99" style:family="text">
      <style:text-properties fo:font-weight="normal" officeooo:rsid="01685ee9" style:font-weight-asian="normal" style:font-weight-complex="normal"/>
    </style:style>
    <style:style style:name="T100" style:family="text">
      <style:text-properties officeooo:rsid="00bd0a12"/>
    </style:style>
    <style:style style:name="T101" style:family="text">
      <style:text-properties officeooo:rsid="00bf6365"/>
    </style:style>
    <style:style style:name="T102" style:family="text">
      <style:text-properties officeooo:rsid="00c3a2f1"/>
    </style:style>
    <style:style style:name="T103" style:family="text">
      <style:text-properties officeooo:rsid="00c657e3"/>
    </style:style>
    <style:style style:name="T104" style:family="text">
      <style:text-properties officeooo:rsid="00c686ba"/>
    </style:style>
    <style:style style:name="T105" style:family="text">
      <style:text-properties officeooo:rsid="00c6a807"/>
    </style:style>
    <style:style style:name="T106" style:family="text">
      <style:text-properties officeooo:rsid="00c81900"/>
    </style:style>
    <style:style style:name="T107" style:family="text">
      <style:text-properties officeooo:rsid="00c9f872"/>
    </style:style>
    <style:style style:name="T108" style:family="text">
      <style:text-properties officeooo:rsid="00cb145c"/>
    </style:style>
    <style:style style:name="T109" style:family="text">
      <style:text-properties officeooo:rsid="00cb9906"/>
    </style:style>
    <style:style style:name="T110" style:family="text">
      <style:text-properties officeooo:rsid="00cc8635"/>
    </style:style>
    <style:style style:name="T111" style:family="text">
      <style:text-properties style:font-name="Monospace" fo:font-size="10pt" style:font-size-asian="10pt" style:font-size-complex="10pt"/>
    </style:style>
    <style:style style:name="T112" style:family="text">
      <style:text-properties style:font-name="Monospace" fo:font-size="10pt" officeooo:rsid="0118a3f6" style:font-size-asian="10pt" style:font-size-complex="10pt"/>
    </style:style>
    <style:style style:name="T113" style:family="text">
      <style:text-properties style:font-name="Monospace" fo:font-size="10pt" officeooo:rsid="01272140" style:font-size-asian="10pt" style:font-size-complex="10pt"/>
    </style:style>
    <style:style style:name="T114" style:family="text">
      <style:text-properties style:font-name="Monospace" fo:font-size="10pt" officeooo:rsid="01192ac1" style:font-size-asian="10pt" style:font-size-complex="10pt"/>
    </style:style>
    <style:style style:name="T115" style:family="text">
      <style:text-properties style:font-name="Monospace" fo:font-size="10pt" officeooo:rsid="0120d27c" style:font-size-asian="10pt" style:font-size-complex="10pt"/>
    </style:style>
    <style:style style:name="T116" style:family="text">
      <style:text-properties style:font-name="Monospace" fo:font-size="10pt" officeooo:rsid="012de1bf" style:font-size-asian="10pt" style:font-size-complex="10pt"/>
    </style:style>
    <style:style style:name="T117" style:family="text">
      <style:text-properties style:font-name="Monospace" fo:font-size="10pt" officeooo:rsid="012f7ca5" style:font-size-asian="10pt" style:font-size-complex="10pt"/>
    </style:style>
    <style:style style:name="T118" style:family="text">
      <style:text-properties style:font-name="Monospace" fo:font-size="10pt" officeooo:rsid="012ff3de" style:font-size-asian="10pt" style:font-size-complex="10pt"/>
    </style:style>
    <style:style style:name="T119" style:family="text">
      <style:text-properties style:font-name="Monospace" fo:font-size="10pt" officeooo:rsid="013346f7" style:font-size-asian="10pt" style:font-size-complex="10pt"/>
    </style:style>
    <style:style style:name="T120" style:family="text">
      <style:text-properties style:font-name="Monospace" fo:font-size="10pt" officeooo:rsid="01343745" style:font-size-asian="10pt" style:font-size-complex="10pt"/>
    </style:style>
    <style:style style:name="T121" style:family="text">
      <style:text-properties style:font-name="Monospace" fo:font-size="10pt" officeooo:rsid="0136087d" style:font-size-asian="10pt" style:font-size-complex="10pt"/>
    </style:style>
    <style:style style:name="T122" style:family="text">
      <style:text-properties style:font-name="Monospace" fo:font-size="10pt" officeooo:rsid="0136253d" style:font-size-asian="10pt" style:font-size-complex="10pt"/>
    </style:style>
    <style:style style:name="T123" style:family="text">
      <style:text-properties style:font-name="Monospace" fo:font-size="10pt" officeooo:rsid="013692b4" style:font-size-asian="10pt" style:font-size-complex="10pt"/>
    </style:style>
    <style:style style:name="T124" style:family="text">
      <style:text-properties style:font-name="Monospace" fo:font-size="10pt" officeooo:rsid="0137b04e" style:font-size-asian="10pt" style:font-size-complex="10pt"/>
    </style:style>
    <style:style style:name="T125" style:family="text">
      <style:text-properties style:font-name="Monospace" fo:font-size="10pt" officeooo:rsid="0138ad6b" style:font-size-asian="10pt" style:font-size-complex="10pt"/>
    </style:style>
    <style:style style:name="T126" style:family="text">
      <style:text-properties style:font-name="Monospace" fo:font-size="10pt" officeooo:rsid="0139a738" style:font-size-asian="10pt" style:font-size-complex="10pt"/>
    </style:style>
    <style:style style:name="T127" style:family="text">
      <style:text-properties style:font-name="Monospace" fo:font-size="10pt" officeooo:rsid="013a2bfd" style:font-size-asian="10pt" style:font-size-complex="10pt"/>
    </style:style>
    <style:style style:name="T128" style:family="text">
      <style:text-properties style:font-name="Monospace" fo:font-size="10pt" officeooo:rsid="013b7447" style:font-size-asian="10pt" style:font-size-complex="10pt"/>
    </style:style>
    <style:style style:name="T129" style:family="text">
      <style:text-properties style:font-name="Monospace" fo:font-size="10pt" officeooo:rsid="013c5761" style:font-size-asian="10pt" style:font-size-complex="10pt"/>
    </style:style>
    <style:style style:name="T130" style:family="text">
      <style:text-properties style:font-name="Monospace" fo:font-size="10pt" officeooo:rsid="0151e968" style:font-size-asian="10pt" style:font-size-complex="10pt"/>
    </style:style>
    <style:style style:name="T131" style:family="text">
      <style:text-properties officeooo:rsid="00d22f12"/>
    </style:style>
    <style:style style:name="T132" style:family="text">
      <style:text-properties officeooo:rsid="00d66034"/>
    </style:style>
    <style:style style:name="T133" style:family="text">
      <style:text-properties style:font-name="monospace" fo:font-size="10pt" officeooo:rsid="00d73f7b" style:font-size-asian="10pt" style:font-size-complex="10pt"/>
    </style:style>
    <style:style style:name="T134" style:family="text">
      <style:text-properties officeooo:rsid="00dc50e6"/>
    </style:style>
    <style:style style:name="T135" style:family="text">
      <style:text-properties officeooo:rsid="00e4dfbb"/>
    </style:style>
    <style:style style:name="T136" style:family="text">
      <style:text-properties officeooo:rsid="00ed85ad"/>
    </style:style>
    <style:style style:name="T137" style:family="text">
      <style:text-properties officeooo:rsid="00f3ec19"/>
    </style:style>
    <style:style style:name="T138" style:family="text">
      <style:text-properties officeooo:rsid="00f597ad"/>
    </style:style>
    <style:style style:name="T139" style:family="text">
      <style:text-properties officeooo:rsid="010147b0"/>
    </style:style>
    <style:style style:name="T140" style:family="text">
      <style:text-properties officeooo:rsid="010edb90"/>
    </style:style>
    <style:style style:name="T141" style:family="text">
      <style:text-properties officeooo:rsid="0115d288"/>
    </style:style>
    <style:style style:name="T142" style:family="text">
      <style:text-properties officeooo:rsid="0118a3ae"/>
    </style:style>
    <style:style style:name="T143" style:family="text">
      <style:text-properties officeooo:rsid="0118a3f6"/>
    </style:style>
    <style:style style:name="T144" style:family="text">
      <style:text-properties officeooo:rsid="01192ac1"/>
    </style:style>
    <style:style style:name="T145" style:family="text">
      <style:text-properties officeooo:rsid="0120d27c"/>
    </style:style>
    <style:style style:name="T146" style:family="text">
      <style:text-properties officeooo:rsid="01233d58"/>
    </style:style>
    <style:style style:name="T147" style:family="text">
      <style:text-properties officeooo:rsid="0125a96b"/>
    </style:style>
    <style:style style:name="T148" style:family="text">
      <style:text-properties officeooo:rsid="013f64d6"/>
    </style:style>
    <style:style style:name="T149" style:family="text">
      <style:text-properties officeooo:rsid="013f65d5"/>
    </style:style>
    <style:style style:name="T150" style:family="text">
      <style:text-properties fo:language="pl" fo:country="PL"/>
    </style:style>
    <style:style style:name="T151" style:family="text">
      <style:text-properties fo:language="pl" fo:country="PL" officeooo:rsid="010edb90"/>
    </style:style>
    <style:style style:name="T152" style:family="text">
      <style:text-properties fo:language="pl" fo:country="PL" officeooo:rsid="035dd99e"/>
    </style:style>
    <style:style style:name="T153" style:family="text">
      <style:text-properties officeooo:rsid="0141f349"/>
    </style:style>
    <style:style style:name="T154" style:family="text">
      <style:text-properties officeooo:rsid="014315c9"/>
    </style:style>
    <style:style style:name="T155" style:family="text">
      <style:text-properties officeooo:rsid="01449375"/>
    </style:style>
    <style:style style:name="T156" style:family="text">
      <style:text-properties officeooo:rsid="0144c12f"/>
    </style:style>
    <style:style style:name="T157" style:family="text">
      <style:text-properties officeooo:rsid="0146733c"/>
    </style:style>
    <style:style style:name="T158" style:family="text">
      <style:text-properties officeooo:rsid="014e2d64"/>
    </style:style>
    <style:style style:name="T159" style:family="text">
      <style:text-properties officeooo:rsid="014ebafc"/>
    </style:style>
    <style:style style:name="T160" style:family="text">
      <style:text-properties officeooo:rsid="01503552"/>
    </style:style>
    <style:style style:name="T161" style:family="text">
      <style:text-properties officeooo:rsid="0151e968"/>
    </style:style>
    <style:style style:name="T162" style:family="text">
      <style:text-properties officeooo:rsid="015b6db5"/>
    </style:style>
    <style:style style:name="T163" style:family="text">
      <style:text-properties officeooo:rsid="015e1d81"/>
    </style:style>
    <style:style style:name="T164" style:family="text">
      <style:text-properties officeooo:rsid="0160e7c5"/>
    </style:style>
    <style:style style:name="T165" style:family="text">
      <style:text-properties officeooo:rsid="0161437f"/>
    </style:style>
    <style:style style:name="T166" style:family="text">
      <style:text-properties officeooo:rsid="01650c1e"/>
    </style:style>
    <style:style style:name="T167" style:family="text">
      <style:text-properties officeooo:rsid="01685ee9"/>
    </style:style>
    <style:style style:name="T168" style:family="text">
      <style:text-properties officeooo:rsid="016c4815"/>
    </style:style>
    <style:style style:name="T169" style:family="text">
      <style:text-properties officeooo:rsid="016eb7e6"/>
    </style:style>
    <style:style style:name="T170" style:family="text">
      <style:text-properties officeooo:rsid="016ffa02"/>
    </style:style>
    <style:style style:name="T171" style:family="text">
      <style:text-properties officeooo:rsid="01745203"/>
    </style:style>
    <style:style style:name="T172" style:family="text">
      <style:text-properties officeooo:rsid="01768f14"/>
    </style:style>
    <style:style style:name="T173" style:family="text">
      <style:text-properties officeooo:rsid="017a41c2"/>
    </style:style>
    <style:style style:name="T174" style:family="text">
      <style:text-properties officeooo:rsid="017bb863"/>
    </style:style>
    <style:style style:name="T175" style:family="text">
      <style:text-properties officeooo:rsid="017f03c6"/>
    </style:style>
    <style:style style:name="T176" style:family="text">
      <style:text-properties officeooo:rsid="017fc836"/>
    </style:style>
    <style:style style:name="T177" style:family="text">
      <style:text-properties officeooo:rsid="018332f2"/>
    </style:style>
    <style:style style:name="T178" style:family="text">
      <style:text-properties officeooo:rsid="0185020c"/>
    </style:style>
    <style:style style:name="T179" style:family="text">
      <style:text-properties officeooo:rsid="01899e15"/>
    </style:style>
    <style:style style:name="T180" style:family="text">
      <style:text-properties officeooo:rsid="018b83a0"/>
    </style:style>
    <style:style style:name="T181" style:family="text">
      <style:text-properties officeooo:rsid="018ffcd4"/>
    </style:style>
    <style:style style:name="T182" style:family="text">
      <style:text-properties officeooo:rsid="0194a032"/>
    </style:style>
    <style:style style:name="T183" style:family="text">
      <style:text-properties officeooo:rsid="0198ee21"/>
    </style:style>
    <style:style style:name="T184" style:family="text">
      <style:text-properties officeooo:rsid="01a4b129"/>
    </style:style>
    <style:style style:name="T185" style:family="text">
      <style:text-properties officeooo:rsid="01a90f65"/>
    </style:style>
    <style:style style:name="T186" style:family="text">
      <style:text-properties officeooo:rsid="01b38d03"/>
    </style:style>
    <style:style style:name="T187" style:family="text">
      <style:text-properties officeooo:rsid="01b6c78b"/>
    </style:style>
    <style:style style:name="T188" style:family="text">
      <style:text-properties officeooo:rsid="01c27614"/>
    </style:style>
    <style:style style:name="T189" style:family="text">
      <style:text-properties officeooo:rsid="01c72a8b"/>
    </style:style>
    <style:style style:name="T190" style:family="text">
      <style:text-properties officeooo:rsid="01c765ae"/>
    </style:style>
    <style:style style:name="T191" style:family="text">
      <style:text-properties officeooo:rsid="01cd0535"/>
    </style:style>
    <style:style style:name="T192" style:family="text">
      <style:text-properties officeooo:rsid="01cfc4bb"/>
    </style:style>
    <style:style style:name="T193" style:family="text">
      <style:text-properties officeooo:rsid="01d359ed"/>
    </style:style>
    <style:style style:name="T194" style:family="text">
      <style:text-properties officeooo:rsid="01d94c9c"/>
    </style:style>
    <style:style style:name="T195" style:family="text">
      <style:text-properties officeooo:rsid="01daff1c"/>
    </style:style>
    <style:style style:name="T196" style:family="text">
      <style:text-properties officeooo:rsid="01dd14a3"/>
    </style:style>
    <style:style style:name="T197" style:family="text">
      <style:text-properties officeooo:rsid="01e63e50"/>
    </style:style>
    <style:style style:name="T198" style:family="text">
      <style:text-properties officeooo:rsid="01ecb511"/>
    </style:style>
    <style:style style:name="T199" style:family="text">
      <style:text-properties officeooo:rsid="01efc9e8"/>
    </style:style>
    <style:style style:name="T200" style:family="text">
      <style:text-properties officeooo:rsid="01f35804"/>
    </style:style>
    <style:style style:name="T201" style:family="text">
      <style:text-properties officeooo:rsid="01f7dab0"/>
    </style:style>
    <style:style style:name="T202" style:family="text">
      <style:text-properties officeooo:rsid="01f9a7d6"/>
    </style:style>
    <style:style style:name="T203" style:family="text">
      <style:text-properties officeooo:rsid="01fcb635"/>
    </style:style>
    <style:style style:name="T204" style:family="text">
      <style:text-properties officeooo:rsid="01ff3c2f"/>
    </style:style>
    <style:style style:name="T205" style:family="text">
      <style:text-properties officeooo:rsid="02028689"/>
    </style:style>
    <style:style style:name="T206" style:family="text">
      <style:text-properties officeooo:rsid="0203f948"/>
    </style:style>
    <style:style style:name="T207" style:family="text">
      <style:text-properties officeooo:rsid="0204f656"/>
    </style:style>
    <style:style style:name="T208" style:family="text">
      <style:text-properties officeooo:rsid="0205743b"/>
    </style:style>
    <style:style style:name="T209" style:family="text">
      <style:text-properties officeooo:rsid="020a97fc"/>
    </style:style>
    <style:style style:name="T210" style:family="text">
      <style:text-properties officeooo:rsid="020f2237"/>
    </style:style>
    <style:style style:name="T211" style:family="text">
      <style:text-properties officeooo:rsid="020f7e0c"/>
    </style:style>
    <style:style style:name="T212" style:family="text">
      <style:text-properties officeooo:rsid="022d0723"/>
    </style:style>
    <style:style style:name="T213" style:family="text">
      <style:text-properties officeooo:rsid="0231961a"/>
    </style:style>
    <style:style style:name="T214" style:family="text">
      <style:text-properties officeooo:rsid="0233aea9"/>
    </style:style>
    <style:style style:name="T215" style:family="text">
      <style:text-properties officeooo:rsid="0235e45b"/>
    </style:style>
    <style:style style:name="T216" style:family="text">
      <style:text-properties officeooo:rsid="023cc243"/>
    </style:style>
    <style:style style:name="T217" style:family="text">
      <style:text-properties officeooo:rsid="02488949"/>
    </style:style>
    <style:style style:name="T218" style:family="text">
      <style:text-properties officeooo:rsid="024acbe7"/>
    </style:style>
    <style:style style:name="T219" style:family="text">
      <style:text-properties officeooo:rsid="024bfe59"/>
    </style:style>
    <style:style style:name="T220" style:family="text">
      <style:text-properties officeooo:rsid="024d55b6"/>
    </style:style>
    <style:style style:name="T221" style:family="text">
      <style:text-properties officeooo:rsid="024f052c"/>
    </style:style>
    <style:style style:name="T222" style:family="text">
      <style:text-properties officeooo:rsid="024f9867"/>
    </style:style>
    <style:style style:name="T223" style:family="text">
      <style:text-properties officeooo:rsid="0256cd69"/>
    </style:style>
    <style:style style:name="T224" style:family="text">
      <style:text-properties officeooo:rsid="0257c42b"/>
    </style:style>
    <style:style style:name="T225" style:family="text">
      <style:text-properties officeooo:rsid="0257d7c9"/>
    </style:style>
    <style:style style:name="T226" style:family="text">
      <style:text-properties officeooo:rsid="0259ac7d"/>
    </style:style>
    <style:style style:name="T227" style:family="text">
      <style:text-properties officeooo:rsid="025d0949"/>
    </style:style>
    <style:style style:name="T228" style:family="text">
      <style:text-properties officeooo:rsid="0268fbe7"/>
    </style:style>
    <style:style style:name="T229" style:family="text">
      <style:text-properties officeooo:rsid="02711a0f"/>
    </style:style>
    <style:style style:name="T230" style:family="text">
      <style:text-properties officeooo:rsid="027e7807"/>
    </style:style>
    <style:style style:name="T231" style:family="text">
      <style:text-properties officeooo:rsid="0281c562"/>
    </style:style>
    <style:style style:name="T232" style:family="text">
      <style:text-properties officeooo:rsid="028f3348"/>
    </style:style>
    <style:style style:name="T233" style:family="text">
      <style:text-properties officeooo:rsid="028ff232"/>
    </style:style>
    <style:style style:name="T234" style:family="text">
      <style:text-properties officeooo:rsid="02944c5d"/>
    </style:style>
    <style:style style:name="T235" style:family="text">
      <style:text-properties officeooo:rsid="029b0baa"/>
    </style:style>
    <style:style style:name="T236" style:family="text">
      <style:text-properties officeooo:rsid="02b1e478"/>
    </style:style>
    <style:style style:name="T237" style:family="text">
      <style:text-properties officeooo:rsid="02b8581d"/>
    </style:style>
    <style:style style:name="T238" style:family="text">
      <style:text-properties officeooo:rsid="02ba34ff"/>
    </style:style>
    <style:style style:name="T239" style:family="text">
      <style:text-properties officeooo:rsid="02bd3538"/>
    </style:style>
    <style:style style:name="T240" style:family="text">
      <style:text-properties officeooo:rsid="02ca31e7"/>
    </style:style>
    <style:style style:name="T241" style:family="text">
      <style:text-properties officeooo:rsid="02cdf17b"/>
    </style:style>
    <style:style style:name="T242" style:family="text">
      <style:text-properties officeooo:rsid="02d11a74"/>
    </style:style>
    <style:style style:name="T243" style:family="text">
      <style:text-properties officeooo:rsid="02d67dcf"/>
    </style:style>
    <style:style style:name="T244" style:family="text">
      <style:text-properties officeooo:rsid="02d94a18"/>
    </style:style>
    <style:style style:name="T245" style:family="text">
      <style:text-properties officeooo:rsid="02deaf8f"/>
    </style:style>
    <style:style style:name="T246" style:family="text">
      <style:text-properties officeooo:rsid="02df38e4"/>
    </style:style>
    <style:style style:name="T247" style:family="text">
      <style:text-properties officeooo:rsid="02e5fe52"/>
    </style:style>
    <style:style style:name="T248" style:family="text">
      <style:text-properties officeooo:rsid="030095ca"/>
    </style:style>
    <style:style style:name="T249" style:family="text">
      <style:text-properties officeooo:rsid="030297c0"/>
    </style:style>
    <style:style style:name="T250" style:family="text">
      <style:text-properties officeooo:rsid="03029913"/>
    </style:style>
    <style:style style:name="T251" style:family="text">
      <style:text-properties officeooo:rsid="0304cf63"/>
    </style:style>
    <style:style style:name="T252" style:family="text">
      <style:text-properties fo:font-size="10pt" style:font-size-asian="10pt" style:font-size-complex="10pt"/>
    </style:style>
    <style:style style:name="T253" style:family="text">
      <style:text-properties fo:font-size="10pt" officeooo:rsid="003e0de8" style:font-size-asian="10pt" style:font-size-complex="10pt"/>
    </style:style>
    <style:style style:name="T254" style:family="text">
      <style:text-properties fo:font-size="10pt" officeooo:rsid="030aae36" style:font-size-asian="10pt" style:font-size-complex="10pt"/>
    </style:style>
    <style:style style:name="T255" style:family="text">
      <style:text-properties fo:font-size="10pt" officeooo:rsid="00d66034" style:font-size-asian="10pt" style:font-size-complex="10pt"/>
    </style:style>
    <style:style style:name="T256" style:family="text">
      <style:text-properties fo:font-size="10pt" officeooo:rsid="03886668" style:font-size-asian="10pt" style:font-size-complex="10pt"/>
    </style:style>
    <style:style style:name="T257" style:family="text">
      <style:text-properties officeooo:rsid="0318df58"/>
    </style:style>
    <style:style style:name="T258" style:family="text">
      <style:text-properties officeooo:rsid="031b4a5d"/>
    </style:style>
    <style:style style:name="T259" style:family="text">
      <style:text-properties officeooo:rsid="031b622c"/>
    </style:style>
    <style:style style:name="T260" style:family="text">
      <style:text-properties officeooo:rsid="031d51f6"/>
    </style:style>
    <style:style style:name="T261" style:family="text">
      <style:text-properties officeooo:rsid="031f32be"/>
    </style:style>
    <style:style style:name="T262" style:family="text">
      <style:text-properties officeooo:rsid="0322049f"/>
    </style:style>
    <style:style style:name="T263" style:family="text">
      <style:text-properties officeooo:rsid="03252daa"/>
    </style:style>
    <style:style style:name="T264" style:family="text">
      <style:text-properties officeooo:rsid="032728a3"/>
    </style:style>
    <style:style style:name="T265" style:family="text">
      <style:text-properties officeooo:rsid="032b0e4f"/>
    </style:style>
    <style:style style:name="T266" style:family="text">
      <style:text-properties officeooo:rsid="033a6d14"/>
    </style:style>
    <style:style style:name="T267" style:family="text">
      <style:text-properties officeooo:rsid="03441f2a"/>
    </style:style>
    <style:style style:name="T268" style:family="text">
      <style:text-properties officeooo:rsid="03466c0e"/>
    </style:style>
    <style:style style:name="T269" style:family="text">
      <style:text-properties officeooo:rsid="034a6cf8"/>
    </style:style>
    <style:style style:name="T270" style:family="text">
      <style:text-properties officeooo:rsid="034b85c6"/>
    </style:style>
    <style:style style:name="T271" style:family="text">
      <style:text-properties officeooo:rsid="03514f0f"/>
    </style:style>
    <style:style style:name="T272" style:family="text">
      <style:text-properties style:font-name="Times New Roman" fo:font-size="10pt" style:font-size-asian="10pt" style:font-size-complex="10pt"/>
    </style:style>
    <style:style style:name="T273" style:family="text">
      <style:text-properties style:font-name="Times New Roman" fo:font-size="10pt" officeooo:rsid="010147b0" style:font-size-asian="10pt" style:font-size-complex="10pt"/>
    </style:style>
    <style:style style:name="T274" style:family="text">
      <style:text-properties officeooo:rsid="035a4845"/>
    </style:style>
    <style:style style:name="T275" style:family="text">
      <style:text-properties officeooo:rsid="035bf5f3"/>
    </style:style>
    <style:style style:name="T276" style:family="text">
      <style:text-properties officeooo:rsid="035fa77a"/>
    </style:style>
    <style:style style:name="T277" style:family="text">
      <style:text-properties officeooo:rsid="036e879d"/>
    </style:style>
    <style:style style:name="T278" style:family="text">
      <style:text-properties officeooo:rsid="0376011d"/>
    </style:style>
    <style:style style:name="T279" style:family="text">
      <style:text-properties officeooo:rsid="037fc3a9"/>
    </style:style>
    <style:style style:name="T280" style:family="text">
      <style:text-properties officeooo:rsid="03800adc"/>
    </style:style>
    <style:style style:name="T281" style:family="text">
      <style:text-properties officeooo:rsid="03810fda"/>
    </style:style>
    <style:style style:name="T282" style:family="text">
      <style:text-properties officeooo:rsid="03841b55"/>
    </style:style>
    <style:style style:name="T283" style:family="text">
      <style:text-properties officeooo:rsid="03886668"/>
    </style:style>
    <style:style style:name="T284" style:family="text">
      <style:text-properties officeooo:rsid="03923bbb"/>
    </style:style>
    <style:style style:name="T285" style:family="text">
      <style:text-properties officeooo:rsid="03aae7a3"/>
    </style:style>
    <style:style style:name="T286" style:family="text">
      <style:text-properties officeooo:rsid="01dace06"/>
    </style:style>
    <style:style style:name="T287" style:family="text">
      <style:text-properties officeooo:rsid="03aca168"/>
    </style:style>
    <style:style style:name="T288" style:family="text">
      <style:text-properties officeooo:rsid="03aed883"/>
    </style:style>
    <style:style style:name="T289" style:family="text">
      <style:text-properties officeooo:rsid="03b205a6"/>
    </style:style>
    <style:style style:name="T290" style:family="text">
      <style:text-properties officeooo:rsid="03b32fe9"/>
    </style:style>
    <style:style style:name="T291" style:family="text">
      <style:text-properties officeooo:rsid="03bab62e"/>
    </style:style>
    <style:style style:name="T292" style:family="text">
      <style:text-properties officeooo:rsid="03bcc409"/>
    </style:style>
    <style:style style:name="T293" style:family="text">
      <style:text-properties officeooo:rsid="03be81e4"/>
    </style:style>
    <style:style style:name="T294" style:family="text">
      <style:text-properties officeooo:rsid="03bf1a34"/>
    </style:style>
    <style:style style:name="T295" style:family="text">
      <style:text-properties officeooo:rsid="03c22598"/>
    </style:style>
    <style:style style:name="T296" style:family="text">
      <style:text-properties officeooo:rsid="03c80954"/>
    </style:style>
    <style:style style:name="T297" style:family="text">
      <style:text-properties officeooo:rsid="03c9129c"/>
    </style:style>
    <style:style style:name="T298" style:family="text">
      <style:text-properties officeooo:rsid="03cafb10"/>
    </style:style>
    <style:style style:name="T299" style:family="text">
      <style:text-properties officeooo:rsid="03cc5645"/>
    </style:style>
    <style:style style:name="T300" style:family="text">
      <style:text-properties officeooo:rsid="03cdf9d7"/>
    </style:style>
    <style:style style:name="T301" style:family="text">
      <style:text-properties officeooo:rsid="03ce95c4"/>
    </style:style>
    <style:style style:name="T302" style:family="text">
      <style:text-properties officeooo:rsid="03d084ac"/>
    </style:style>
    <style:style style:name="T303" style:family="text">
      <style:text-properties officeooo:rsid="03d263ea"/>
    </style:style>
    <style:style style:name="T304" style:family="text">
      <style:text-properties officeooo:rsid="03d339ba"/>
    </style:style>
    <style:style style:name="T305" style:family="text">
      <style:text-properties officeooo:rsid="03d3c3f3"/>
    </style:style>
    <style:style style:name="T306" style:family="text">
      <style:text-properties officeooo:rsid="03d486a3"/>
    </style:style>
    <style:style style:name="T307" style:family="text">
      <style:text-properties officeooo:rsid="03d55b3b"/>
    </style:style>
    <style:style style:name="T308" style:family="text">
      <style:text-properties officeooo:rsid="03d78d8c"/>
    </style:style>
    <style:style style:name="T309" style:family="text">
      <style:text-properties officeooo:rsid="03d8b309"/>
    </style:style>
    <style:style style:name="T310" style:family="text">
      <style:text-properties officeooo:rsid="03da459b"/>
    </style:style>
    <style:style style:name="T311" style:family="text">
      <style:text-properties officeooo:rsid="03db6968"/>
    </style:style>
    <style:style style:name="T312" style:family="text">
      <style:text-properties officeooo:rsid="03dcf757"/>
    </style:style>
    <style:style style:name="T313" style:family="text">
      <style:text-properties officeooo:rsid="03e13771"/>
    </style:style>
    <style:style style:name="T314" style:family="text">
      <style:text-properties officeooo:rsid="03e8a7f2"/>
    </style:style>
    <style:style style:name="T315" style:family="text">
      <style:text-properties officeooo:rsid="03f39604"/>
    </style:style>
    <style:style style:name="T316" style:family="text">
      <style:text-properties officeooo:rsid="03f6198f"/>
    </style:style>
    <style:style style:name="T317" style:family="text">
      <style:text-properties officeooo:rsid="03fe3836"/>
    </style:style>
    <style:style style:name="T318" style:family="text">
      <style:text-properties officeooo:rsid="03ffa67d"/>
    </style:style>
    <style:style style:name="T319" style:family="text">
      <style:text-properties officeooo:rsid="040145a1"/>
    </style:style>
    <style:style style:name="T320" style:family="text">
      <style:text-properties officeooo:rsid="04044dc0"/>
    </style:style>
    <style:style style:name="T321" style:family="text">
      <style:text-properties officeooo:rsid="04072628"/>
    </style:style>
    <style:style style:name="T322" style:family="text">
      <style:text-properties officeooo:rsid="04087700"/>
    </style:style>
    <style:style style:name="T323" style:family="text">
      <style:text-properties officeooo:rsid="040a5ba4"/>
    </style:style>
    <style:style style:name="T324" style:family="text">
      <style:text-properties officeooo:rsid="040a8e92"/>
    </style:style>
    <style:style style:name="T325" style:family="text">
      <style:text-properties style:use-window-font-color="true" officeooo:rsid="040a8e92"/>
    </style:style>
    <style:style style:name="T326" style:family="text">
      <style:text-properties style:use-window-font-color="true" style:font-name="Times1" fo:font-size="12pt" fo:font-style="normal" officeooo:rsid="04194aa4" style:font-size-asian="12pt" style:font-style-asian="normal" style:font-size-complex="12pt" style:font-style-complex="normal"/>
    </style:style>
    <style:style style:name="T327" style:family="text">
      <style:text-properties officeooo:rsid="040bc99b"/>
    </style:style>
    <style:style style:name="T328" style:family="text">
      <style:text-properties officeooo:rsid="040e0eb9"/>
    </style:style>
    <style:style style:name="T329" style:family="text">
      <style:text-properties officeooo:rsid="040eb47d"/>
    </style:style>
    <style:style style:name="T330" style:family="text">
      <style:text-properties officeooo:rsid="04100a1f"/>
    </style:style>
    <style:style style:name="T331" style:family="text">
      <style:text-properties officeooo:rsid="0411096b"/>
    </style:style>
    <style:style style:name="T332" style:family="text">
      <style:text-properties officeooo:rsid="0411c7d7"/>
    </style:style>
    <style:style style:name="T333" style:family="text">
      <style:text-properties officeooo:rsid="04126158"/>
    </style:style>
    <style:style style:name="T334" style:family="text">
      <style:text-properties officeooo:rsid="041403ed"/>
    </style:style>
    <style:style style:name="T335" style:family="text">
      <style:text-properties officeooo:rsid="03fcfd60"/>
    </style:style>
    <style:style style:name="T336" style:family="text">
      <style:text-properties officeooo:rsid="0418a343"/>
    </style:style>
    <style:style style:name="T337" style:family="text">
      <style:text-properties officeooo:rsid="04194aa4"/>
    </style:style>
    <style:style style:name="T338" style:family="text">
      <style:text-properties fo:font-style="normal" officeooo:rsid="04194aa4" style:font-style-asian="normal" style:font-style-complex="normal"/>
    </style:style>
    <style:style style:name="T339" style:family="text">
      <style:text-properties officeooo:rsid="041ce3ab"/>
    </style:style>
    <style:style style:name="T340" style:family="text">
      <style:text-properties style:font-name="Ubuntu" officeooo:rsid="041ce3ab" style:font-name-asian="Ubuntu" style:font-name-complex="Ubuntu"/>
    </style:style>
    <style:style style:name="T341" style:family="text">
      <style:text-properties style:font-name="Times" officeooo:rsid="041ce3ab" style:font-name-asian="文鼎PL细上海宋Uni" style:font-name-complex="Lucidasans"/>
    </style:style>
    <style:style style:name="T342" style:family="text">
      <style:text-properties officeooo:rsid="04210c4e"/>
    </style:style>
    <style:style style:name="T343" style:family="text">
      <style:text-properties officeooo:rsid="0429716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9">Zachodniopomorski Uniwersytet Technologiczny</text:p>
      <text:p text:style-name="P179">w Szczecinie</text:p>
      <text:p text:style-name="P7"/>
      <text:p text:style-name="P8">WYDZIAŁ INFORMATYKI</text:p>
      <text:p text:style-name="P10"/>
      <text:p text:style-name="P10"/>
      <text:p text:style-name="Standard"/>
      <text:p text:style-name="P10"><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7"/>
      <text:p text:style-name="P7"/>
      <text:p text:style-name="P7"/>
      <text:p text:style-name="P7"/>
      <text:p text:style-name="P7"/>
      <text:p text:style-name="P9"><text:bookmark-start text:name="__RefHeading__4040_530245620"/>Grzegorz Różycki<text:bookmark-end text:name="__RefHeading__4040_530245620"/></text:p>
      <text:p text:style-name="P41">Kierunek Informatyka</text:p>
      <text:p text:style-name="P8"/>
      <text:p text:style-name="P42">Badanie wpływu optymalizacji kodu sieciowej aplikacji mobilnej na zużycie energii</text:p>
      <text:p text:style-name="P15"/>
      <text:p text:style-name="P8"/>
      <text:p text:style-name="P8"/>
      <text:p text:style-name="P7"/>
      <text:p text:style-name="P7"/>
      <text:p text:style-name="Standard"/>
      <text:p text:style-name="Standard"/>
      <text:p text:style-name="Standard"><text:tab/><text:tab/><text:tab/><text:tab/><text:tab/><text:tab/><text:tab/>Praca dyplomowa <text:span text:style-name="T11">magist</text:span>erska</text:p>
      <text:p text:style-name="Standard"><text:tab/><text:tab/><text:tab/><text:tab/><text:tab/><text:tab/><text:tab/>napisana pod kierunkiem </text:p>
      <text:p text:style-name="P19"><text:span text:style-name="T12"><text:tab/><text:tab/><text:tab/><text:tab/><text:tab/><text:tab/><text:tab/></text:span><text:span text:style-name="T13">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14">Inżynierii Oprogramowania</text:span></text:p>
      <text:h text:style-name="P439" text:outline-level="1"><text:soft-page-break/></text:h>
      <text:p text:style-name="Standard"/>
      <text:h text:style-name="P439" text:outline-level="1"/>
      <text:p text:style-name="P11"><text:bookmark-start text:name="__RefHeading__4042_530245620"/>Szczecin 201<text:span text:style-name="T15">6</text:span><text:bookmark-end text:name="__RefHeading__4042_530245620"/></text:p>
      <text:p text:style-name="Standard"/>
      <text:p text:style-name="P12">Studying the impact of <text:span text:style-name="T64">n</text:span>etwork code optimization <text:span text:style-name="T64">of </text:span>mobile application on energy consumption</text:p>
      <text:p text:style-name="P13"/>
      <text:p text:style-name="P2"><text:tab/>Network communication consumes considerable <text:span text:style-name="T65">amount of </text:span>energy <text:span text:style-name="T65">on </text:span>mobile phone<text:span text:style-name="T65">s</text:span>.<text:line-break/><text:span text:style-name="T65">M</text:span>ost expensive is the moment when the radio goes from sleep into a state of activity <text:span text:style-name="T65">and continues in this state.</text:span> <text:span text:style-name="T65">A </text:span>situation <text:span text:style-name="T65">when small packages of data are transfered can have a negative impact on</text:span> the battery. The aim of the work is to study the impact of optimizing network communication<text:line-break/><text:span text:style-name="T65">of a </text:span>mobile application on the battery <text:span text:style-name="T65">lifetime</text:span>.</text:p>
      <text:p text:style-name="P2"/>
      <text:p text:style-name="P3">Scope of work:</text:p>
      <text:list xml:id="list8906515147937718041" text:style-name="L1">
        <text:list-item>
          <text:p text:style-name="P280">Analysis of the impact of the application on energy consumption</text:p>
        </text:list-item>
        <text:list-item>
          <text:p text:style-name="P280">Implementation of applications with <text:span text:style-name="T66">and with</text:span>out optimization <text:span text:style-name="T66">and</text:span> study its effect on <text:span text:style-name="T66">lifetime of </text:span>batterie</text:p>
        </text:list-item>
        <text:list-item>
          <text:p text:style-name="P280">The development of <text:span text:style-name="T67">a </text:span>librar<text:span text:style-name="T67">y</text:span> to facilitate the implementation of optimized network communication</text:p>
        </text:list-item>
        <text:list-item>
          <text:p text:style-name="P280">Conclusions</text:p>
          <text:p text:style-name="P281"/>
        </text:list-item>
      </text:list>
      <text:p text:style-name="P14"/>
      <text:p text:style-name="P4"/>
      <text:p text:style-name="P43">OŚWIADCZENIE </text:p>
      <text:p text:style-name="P4"/>
      <text:p text:style-name="P5"><text:tab/>Oświadczam, że przedkładaną pracę <text:span text:style-name="T16">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317"/>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438"><text:a xlink:type="simple" xlink:href="#__RefHeading__4069_530245620" text:style-name="Index_20_Link" text:visited-style-name="Index_20_Link">1. Wstęp<text:tab/></text:a><text:a xlink:type="simple" xlink:href="#__RefHeading__4069_530245620" text:style-name="Index_20_Link" text:visited-style-name="Index_20_Link"><text:span text:style-name="T343">5</text:span></text:a></text:p>
          <text:p text:style-name="P473"><text:a xlink:type="simple" xlink:href="#__RefHeading__3945_475234545" text:style-name="Index_20_Link" text:visited-style-name="Index_20_Link">1.1. Cel i zakres pracy<text:tab/></text:a><text:a xlink:type="simple" xlink:href="#__RefHeading__3945_475234545" text:style-name="Index_20_Link" text:visited-style-name="Index_20_Link"><text:span text:style-name="T343">6</text:span></text:a></text:p>
          <text:p text:style-name="P473"><text:a xlink:type="simple" xlink:href="#__RefHeading__3947_475234545" text:style-name="Index_20_Link" text:visited-style-name="Index_20_Link">1.2. Opis komunikacji przy pomocy radia w telefonie komórkowym<text:tab/></text:a><text:a xlink:type="simple" xlink:href="#__RefHeading__3947_475234545" text:style-name="Index_20_Link" text:visited-style-name="Index_20_Link"><text:span text:style-name="T343">7</text:span></text:a></text:p>
          <text:p text:style-name="P473"><text:a xlink:type="simple" xlink:href="#__RefHeading__4193_475234545" text:style-name="Index_20_Link" text:visited-style-name="Index_20_Link">1.3. Techniki optymalizacji komunikacji sieciowej na urządzeniu mobilnym<text:tab/></text:a><text:a xlink:type="simple" xlink:href="#__RefHeading__4193_475234545" text:style-name="Index_20_Link" text:visited-style-name="Index_20_Link"><text:span text:style-name="T343">9</text:span></text:a></text:p>
          <text:p text:style-name="P473"><text:a xlink:type="simple" xlink:href="#__RefHeading__4195_475234545" text:style-name="Index_20_Link" text:visited-style-name="Index_20_Link">1.4. Wątpliwości związane z tematem<text:tab/></text:a><text:a xlink:type="simple" xlink:href="#__RefHeading__4195_475234545" text:style-name="Index_20_Link" text:visited-style-name="Index_20_Link"><text:span text:style-name="T343">1</text:span></text:a><text:span text:style-name="T343">0</text:span></text:p>
          <text:p text:style-name="P473"><text:a xlink:type="simple" xlink:href="#__RefHeading__3949_475234545" text:style-name="Index_20_Link" text:visited-style-name="Index_20_Link">1.5. Sposób przeprowadzenia badań<text:tab/></text:a><text:a xlink:type="simple" xlink:href="#__RefHeading__3949_475234545" text:style-name="Index_20_Link" text:visited-style-name="Index_20_Link"><text:span text:style-name="T343">1</text:span></text:a><text:span text:style-name="T343">1</text:span></text:p>
          <text:p text:style-name="P438"><text:a xlink:type="simple" xlink:href="#__RefHeading__4071_530245620" text:style-name="Index_20_Link" text:visited-style-name="Index_20_Link">2. Badanie aplikacji<text:tab/>1</text:a><text:a xlink:type="simple" xlink:href="#__RefHeading__4071_530245620" text:style-name="Index_20_Link" text:visited-style-name="Index_20_Link"><text:span text:style-name="T343">3</text:span></text:a></text:p>
          <text:p text:style-name="P473"><text:a xlink:type="simple" xlink:href="#__RefHeading__677_208457283" text:style-name="Index_20_Link" text:visited-style-name="Index_20_Link">2.1. Wybór aplikacji do przeprowadzenia testów<text:tab/>1</text:a><text:a xlink:type="simple" xlink:href="#__RefHeading__677_208457283" text:style-name="Index_20_Link" text:visited-style-name="Index_20_Link"><text:span text:style-name="T343">3</text:span></text:a></text:p>
          <text:p text:style-name="P473"><text:a xlink:type="simple" xlink:href="#__RefHeading__1085_768326401" text:style-name="Index_20_Link" text:visited-style-name="Index_20_Link">2.2. Krótki opis systemu Android<text:tab/>1</text:a><text:a xlink:type="simple" xlink:href="#__RefHeading__1085_768326401" text:style-name="Index_20_Link" text:visited-style-name="Index_20_Link"><text:span text:style-name="T343">6</text:span></text:a></text:p>
          <text:p text:style-name="P473"><text:a xlink:type="simple" xlink:href="#__RefHeading__1087_768326401" text:style-name="Index_20_Link" text:visited-style-name="Index_20_Link">2.3. Środowisko testowe<text:tab/>1</text:a><text:a xlink:type="simple" xlink:href="#__RefHeading__1087_768326401" text:style-name="Index_20_Link" text:visited-style-name="Index_20_Link"><text:span text:style-name="T343">6</text:span></text:a></text:p>
          <text:p text:style-name="P473"><text:a xlink:type="simple" xlink:href="#__RefHeading__1089_768326401" text:style-name="Index_20_Link" text:visited-style-name="Index_20_Link">2.4. Opis sposobu przeprowadzania badań<text:tab/>1</text:a><text:a xlink:type="simple" xlink:href="#__RefHeading__1089_768326401" text:style-name="Index_20_Link" text:visited-style-name="Index_20_Link"><text:span text:style-name="T343">6</text:span></text:a></text:p>
          <text:p text:style-name="P473"><text:a xlink:type="simple" xlink:href="#__RefHeading__1091_768326401" text:style-name="Index_20_Link" text:visited-style-name="Index_20_Link">2.5. Prezentacja i omówienie wyników<text:tab/>2</text:a><text:a xlink:type="simple" xlink:href="#__RefHeading__1091_768326401" text:style-name="Index_20_Link" text:visited-style-name="Index_20_Link"><text:span text:style-name="T343">0</text:span></text:a></text:p>
          <text:p text:style-name="P473"><text:a xlink:type="simple" xlink:href="#__RefHeading__1894_151293633" text:style-name="Index_20_Link" text:visited-style-name="Index_20_Link">2.6. Określenie używanych protokołów w badanych aplikacjach<text:tab/></text:a><text:a xlink:type="simple" xlink:href="#__RefHeading__1894_151293633" text:style-name="Index_20_Link" text:visited-style-name="Index_20_Link"><text:span text:style-name="T343">2</text:span></text:a><text:span text:style-name="T343">5</text:span></text:p>
          <text:p text:style-name="P473"><text:a xlink:type="simple" xlink:href="#__RefHeading__1093_768326401" text:style-name="Index_20_Link" text:visited-style-name="Index_20_Link">2.7. Aplikacja wzorcowa<text:tab/></text:a><text:a xlink:type="simple" xlink:href="#__RefHeading__1093_768326401" text:style-name="Index_20_Link" text:visited-style-name="Index_20_Link"><text:span text:style-name="T343">2</text:span></text:a><text:span text:style-name="T343">6</text:span></text:p>
          <text:p text:style-name="P438"><text:a xlink:type="simple" xlink:href="#__RefHeading__4073_530245620" text:style-name="Index_20_Link" text:visited-style-name="Index_20_Link">3. Implementacja biblioteki<text:tab/></text:a><text:a xlink:type="simple" xlink:href="#__RefHeading__4073_530245620" text:style-name="Index_20_Link" text:visited-style-name="Index_20_Link"><text:span text:style-name="T343">2</text:span></text:a><text:span text:style-name="T343">7</text:span></text:p>
          <text:p text:style-name="P473"><text:a xlink:type="simple" xlink:href="#__RefHeading__5666_827020684" text:style-name="Index_20_Link" text:visited-style-name="Index_20_Link">3.1. Infrastruktura po stronie serwera<text:tab/></text:a><text:a xlink:type="simple" xlink:href="#__RefHeading__5666_827020684" text:style-name="Index_20_Link" text:visited-style-name="Index_20_Link"><text:span text:style-name="T343">2</text:span></text:a><text:span text:style-name="T343">7</text:span></text:p>
          <text:p text:style-name="P473"><text:a xlink:type="simple" xlink:href="#__RefHeading__5668_827020684" text:style-name="Index_20_Link" text:visited-style-name="Index_20_Link">3.2. Prototypowanie i pierwsze wnioski<text:tab/></text:a><text:a xlink:type="simple" xlink:href="#__RefHeading__5668_827020684" text:style-name="Index_20_Link" text:visited-style-name="Index_20_Link"><text:span text:style-name="T343">2</text:span></text:a><text:span text:style-name="T343">8</text:span></text:p>
          <text:p text:style-name="P473"><text:a xlink:type="simple" xlink:href="#__RefHeading__5670_827020684" text:style-name="Index_20_Link" text:visited-style-name="Index_20_Link">3.3. Ograniczenia dla biblioteki<text:tab/></text:a><text:span text:style-name="T343">30</text:span></text:p>
          <text:p text:style-name="P473"><text:a xlink:type="simple" xlink:href="#__RefHeading__5672_827020684" text:style-name="Index_20_Link" text:visited-style-name="Index_20_Link">3.4. Wymagania<text:tab/></text:a><text:a xlink:type="simple" xlink:href="#__RefHeading__5672_827020684" text:style-name="Index_20_Link" text:visited-style-name="Index_20_Link"><text:span text:style-name="T343">3</text:span></text:a><text:span text:style-name="T343">1</text:span></text:p>
          <text:p text:style-name="P473"><text:a xlink:type="simple" xlink:href="#__RefHeading__5674_827020684" text:style-name="Index_20_Link" text:visited-style-name="Index_20_Link">3.5. Implementacja<text:tab/></text:a><text:a xlink:type="simple" xlink:href="#__RefHeading__5674_827020684" text:style-name="Index_20_Link" text:visited-style-name="Index_20_Link"><text:span text:style-name="T343">3</text:span></text:a><text:span text:style-name="T343">2</text:span></text:p>
          <text:p text:style-name="P474"><text:a xlink:type="simple" xlink:href="#__RefHeading__5676_827020684" text:style-name="Index_20_Link" text:visited-style-name="Index_20_Link">3.5.1. Implementacja dla danych iCarWash<text:tab/></text:a><text:a xlink:type="simple" xlink:href="#__RefHeading__5676_827020684" text:style-name="Index_20_Link" text:visited-style-name="Index_20_Link"><text:span text:style-name="T343">3</text:span></text:a><text:span text:style-name="T343">3</text:span></text:p>
          <text:p text:style-name="P474"><text:a xlink:type="simple" xlink:href="#__RefHeading__5678_827020684" text:style-name="Index_20_Link" text:visited-style-name="Index_20_Link">3.5.2. Implementacja dla danych OLX<text:tab/></text:a><text:a xlink:type="simple" xlink:href="#__RefHeading__5678_827020684" text:style-name="Index_20_Link" text:visited-style-name="Index_20_Link"><text:span text:style-name="T343">3</text:span></text:a><text:span text:style-name="T343">4</text:span></text:p>
          <text:p text:style-name="P473"><text:a xlink:type="simple" xlink:href="#__RefHeading__5680_827020684" text:style-name="Index_20_Link" text:visited-style-name="Index_20_Link">3.6. Wnioski z implementacji<text:tab/></text:a><text:a xlink:type="simple" xlink:href="#__RefHeading__5680_827020684" text:style-name="Index_20_Link" text:visited-style-name="Index_20_Link"><text:span text:style-name="T343">3</text:span></text:a><text:span text:style-name="T343">6</text:span></text:p>
          <text:p text:style-name="P438"><text:a xlink:type="simple" xlink:href="#__RefHeading__683_208457283" text:style-name="Index_20_Link" text:visited-style-name="Index_20_Link">4. Badanie własnej aplikacji<text:tab/></text:a><text:span text:style-name="T343">38</text:span></text:p>
          <text:p text:style-name="P473"><text:a xlink:type="simple" xlink:href="#__RefHeading__5682_827020684" text:style-name="Index_20_Link" text:visited-style-name="Index_20_Link">4.1. Założenia dotyczące testów<text:tab/></text:a><text:a xlink:type="simple" xlink:href="#__RefHeading__5682_827020684" text:style-name="Index_20_Link" text:visited-style-name="Index_20_Link"><text:span text:style-name="T343">3</text:span></text:a><text:span text:style-name="T343">8</text:span></text:p>
          <text:p text:style-name="P473"><text:a xlink:type="simple" xlink:href="#__RefHeading__5684_827020684" text:style-name="Index_20_Link" text:visited-style-name="Index_20_Link">4.2. Wybrane narzędzia<text:tab/></text:a><text:a xlink:type="simple" xlink:href="#__RefHeading__5684_827020684" text:style-name="Index_20_Link" text:visited-style-name="Index_20_Link"><text:span text:style-name="T343">3</text:span></text:a><text:span text:style-name="T343">9</text:span></text:p>
          <text:p text:style-name="P473"><text:a xlink:type="simple" xlink:href="#__RefHeading__5698_827020684" text:style-name="Index_20_Link" text:visited-style-name="Index_20_Link">4.3. Generowanie scenariusza oraz przebieg testu<text:tab/></text:a><text:a xlink:type="simple" xlink:href="#__RefHeading__5698_827020684" text:style-name="Index_20_Link" text:visited-style-name="Index_20_Link"><text:span text:style-name="T343">4</text:span></text:a><text:span text:style-name="T343">2</text:span></text:p>
          <text:p text:style-name="P474"><text:a xlink:type="simple" xlink:href="#__RefHeading__5700_827020684" text:style-name="Index_20_Link" text:visited-style-name="Index_20_Link">4.3.1. Zastosowane reguły generowania scenariuszy testowych<text:tab/></text:a><text:a xlink:type="simple" xlink:href="#__RefHeading__5700_827020684" text:style-name="Index_20_Link" text:visited-style-name="Index_20_Link"><text:span text:style-name="T343">4</text:span></text:a><text:span text:style-name="T343">2</text:span></text:p>
          <text:p text:style-name="P474"><text:a xlink:type="simple" xlink:href="#__RefHeading__5702_827020684" text:style-name="Index_20_Link" text:visited-style-name="Index_20_Link">4.3.2. Warunki oraz przykładowy przebieg testu<text:tab/></text:a><text:a xlink:type="simple" xlink:href="#__RefHeading__5702_827020684" text:style-name="Index_20_Link" text:visited-style-name="Index_20_Link"><text:span text:style-name="T343">4</text:span></text:a><text:span text:style-name="T343">3</text:span></text:p>
          <text:p text:style-name="P438"><text:a xlink:type="simple" xlink:href="#__RefHeading__5758_827020684" text:style-name="Index_20_Link" text:visited-style-name="Index_20_Link">4.4. Wyniki testów<text:tab/></text:a><text:a xlink:type="simple" xlink:href="#__RefHeading__5758_827020684" text:style-name="Index_20_Link" text:visited-style-name="Index_20_Link"><text:span text:style-name="T343">4</text:span></text:a><text:span text:style-name="T343">7</text:span></text:p>
          <text:p text:style-name="P474"><text:a xlink:type="simple" xlink:href="#__RefHeading__5760_827020684" text:style-name="Index_20_Link" text:visited-style-name="Index_20_Link">4.4.1. Wyniki dla iCarWash<text:tab/></text:a><text:a xlink:type="simple" xlink:href="#__RefHeading__5760_827020684" text:style-name="Index_20_Link" text:visited-style-name="Index_20_Link"><text:span text:style-name="T343">4</text:span></text:a><text:span text:style-name="T343">7</text:span></text:p>
          <text:p text:style-name="P474"><text:a xlink:type="simple" xlink:href="#__RefHeading__5762_827020684" text:style-name="Index_20_Link" text:visited-style-name="Index_20_Link">4.4.2. Wyniki dla OLX<text:tab/></text:a><text:a xlink:type="simple" xlink:href="#__RefHeading__5762_827020684" text:style-name="Index_20_Link" text:visited-style-name="Index_20_Link"><text:span text:style-name="T343">5</text:span></text:a><text:span text:style-name="T343">1</text:span></text:p>
          <text:p text:style-name="P474"><text:a xlink:type="simple" xlink:href="#__RefHeading__5764_827020684" text:style-name="Index_20_Link" text:visited-style-name="Index_20_Link">4.4.3. Wpływ kompresji metodą gzip na rozmiar danych<text:tab/></text:a><text:a xlink:type="simple" xlink:href="#__RefHeading__5764_827020684" text:style-name="Index_20_Link" text:visited-style-name="Index_20_Link"><text:span text:style-name="T343">5</text:span></text:a><text:span text:style-name="T343">8</text:span></text:p>
          <text:p text:style-name="P438"><text:a xlink:type="simple" xlink:href="#__RefHeading__4075_530245620" text:style-name="Index_20_Link" text:visited-style-name="Index_20_Link">5. Wnioski<text:tab/>6</text:a><text:a xlink:type="simple" xlink:href="#__RefHeading__4075_530245620" text:style-name="Index_20_Link" text:visited-style-name="Index_20_Link"><text:span text:style-name="T343">0</text:span></text:a></text:p>
          <text:p text:style-name="P473"><text:a xlink:type="simple" xlink:href="#__RefHeading__8304_829358104" text:style-name="Index_20_Link" text:visited-style-name="Index_20_Link">5.1. Wnioski dla iCarWash<text:tab/>6</text:a><text:a xlink:type="simple" xlink:href="#__RefHeading__8304_829358104" text:style-name="Index_20_Link" text:visited-style-name="Index_20_Link"><text:span text:style-name="T343">0</text:span></text:a></text:p>
          <text:p text:style-name="P473"><text:a xlink:type="simple" xlink:href="#__RefHeading__8306_829358104" text:style-name="Index_20_Link" text:visited-style-name="Index_20_Link">5.2. Wnioski dla OLX<text:tab/></text:a><text:a xlink:type="simple" xlink:href="#__RefHeading__8306_829358104" text:style-name="Index_20_Link" text:visited-style-name="Index_20_Link"><text:span text:style-name="T343">6</text:span></text:a><text:span text:style-name="T343">2</text:span></text:p>
          <text:p text:style-name="P473"><text:a xlink:type="simple" xlink:href="#__RefHeading__8308_829358104" text:style-name="Index_20_Link" text:visited-style-name="Index_20_Link">5.3. Podsumowanie<text:tab/></text:a><text:a xlink:type="simple" xlink:href="#__RefHeading__8308_829358104" text:style-name="Index_20_Link" text:visited-style-name="Index_20_Link"><text:span text:style-name="T343">6</text:span></text:a><text:span text:style-name="T343">2</text:span></text:p>
          <text:p text:style-name="P438"><text:a xlink:type="simple" xlink:href="#__RefHeading__8310_829358104" text:style-name="Index_20_Link" text:visited-style-name="Index_20_Link">6. Opis zawartości repozytorium kodu dostarczonego wraz z pracą<text:tab/></text:a><text:a xlink:type="simple" xlink:href="#__RefHeading__8310_829358104" text:style-name="Index_20_Link" text:visited-style-name="Index_20_Link"><text:span text:style-name="T343">6</text:span></text:a><text:span text:style-name="T343">4</text:span></text:p>
          <text:p text:style-name="P438"><text:a xlink:type="simple" xlink:href="#__RefHeading__8312_829358104" text:style-name="Index_20_Link" text:visited-style-name="Index_20_Link">7. Bibliografia<text:tab/></text:a><text:a xlink:type="simple" xlink:href="#__RefHeading__8312_829358104" text:style-name="Index_20_Link" text:visited-style-name="Index_20_Link"><text:span text:style-name="T343">6</text:span></text:a><text:span text:style-name="T343">5</text:span></text:p>
        </text:index-body>
      </text:table-of-content>
      <text:p text:style-name="P7"/>
      <text:h text:style-name="P443" text:outline-level="1"><text:bookmark-start text:name="__RefHeading__4069_530245620"/>1. Wstęp<text:bookmark-end text:name="__RefHeading__4069_530245620"/></text:h>
      <text:p text:style-name="P16"/>
      <text:p text:style-name="P26"><text:tab/><text:span text:style-name="T82">D</text:span><text:span text:style-name="T58">o podjęcia takiego tematu pracy </text:span><text:span text:style-name="T59">autora przyczynił się fakt, że </text:span><text:span text:style-name="T58">jest jest </text:span><text:span text:style-name="T59">on</text:span><text:span text:style-name="T58"> fascynatem wszelkiego rodzaju technologii związanych z programowaniem i elektroniką. Jako hobby bawi się w programowanie urządzeń mobilnych opartych o system operacyjny Android. </text:span><text:span text:style-name="T59">Sam pomysł został zainspirowany</text:span><text:span text:style-name="T58"> film</text:span><text:span text:style-name="T59">em</text:span><text:span text:style-name="T59"><text:note text:id="ftn1" text:note-class="footnote"><text:note-citation>1</text:note-citation><text:note-body><text:p text:style-name="P27"><text:span text:style-name="T60">„</text:span><text:span text:style-name="T54">Battery Drain and Networking (Android Performance Patterns Season 2 ep1)”, </text:span><text:span text:style-name="T55">dostęp z dnia 2015-10-23 20:35 pod adresem </text:span><text:a xlink:type="simple" xlink:href="https://www.youtube.com/watch?v=fEEulSk1kNY">https://www.youtube.com/watch?v=fEEulSk1kNY</text:a></text:p></text:note-body></text:note></text:span><text:span text:style-name="T58"> </text:span><text:span text:style-name="T53"><text:s/></text:span><text:span text:style-name="T58">zamieszczony przez pracowników korporacji Google z cyklu Android Performance Patterns </text:span><text:span text:style-name="T59">w serwisie Youtube</text:span><text:span text:style-name="T58">.</text:span></text:p>
      <text:p text:style-name="P32"><text:span text:style-name="T17"><text:tab/></text:span><text:span text:style-name="T18">W filmie tym Colt McAnlis wyjaśnia sposób w jaki telefon komórkowy przesyła dane <text:line-break/></text:span><text:span text:style-name="T23">z wykorzyst</text:span><text:span text:style-name="T28">a</text:span><text:span text:style-name="T23">niem sieci komórkowych oraz jaki</text:span><text:span text:style-name="T18"> wpływ ma </text:span><text:span text:style-name="T23">to</text:span><text:span text:style-name="T18"> na zużycie baterii. Pada stwierdzenie, że „</text:span><text:span text:style-name="T24">…</text:span><text:span text:style-name="T18">największe zyski w efektywności wykorzystania baterii będą płynąć z sposobu w jaki odbywa się komunikacja sieciowa</text:span><text:span text:style-name="T24">…</text:span><text:span text:style-name="T18">”</text:span><text:span text:style-name="T18"><text:note text:id="ftn2" text:note-class="footnote"><text:note-citation>2</text:note-citation><text:note-body><text:p text:style-name="P31"><text:span text:style-name="T18"><text:s text:c="2"/></text:span><text:span text:style-name="T32">T</text:span><text:span text:style-name="T33">łumaczenie <text:s/></text:span><text:span text:style-name="T32">własne </text:span><text:span text:style-name="T33">z J. </text:span><text:span text:style-name="T32">a</text:span><text:span text:style-name="T33">ngielskiego, </text:span><text:span text:style-name="T32">od początku do siedemnastej sekundy filmu</text:span></text:p></text:note-body></text:note></text:span><text:span text:style-name="T18">. </text:span><text:span text:style-name="T19">Wynika to z faktu, że radio w telefonie komórkowym jest</text:span><text:span text:style-name="T21"> radi</text:span><text:span text:style-name="T28">em</text:span><text:span text:style-name="T21"> nadające w paśmie </text:span><text:span text:style-name="T19">UHF, które zużywa sporo mocy </text:span><text:span text:style-name="T22">podczas transmisji</text:span><text:span text:style-name="T19">. W celu oszczędzania tejże energii układ może znajdować się w jednym z trzech stanów:</text:span></text:p>
      <text:list xml:id="list2360172188573146921" text:style-name="L2">
        <text:list-item>
          <text:p text:style-name="P282"><text:span text:style-name="T149">a</text:span>ktywny<text:span text:style-name="T148">m,</text:span></text:p>
        </text:list-item>
        <text:list-item>
          <text:p text:style-name="P282"><text:span text:style-name="T149">c</text:span>zuwania,</text:p>
        </text:list-item>
        <text:list-item>
          <text:p text:style-name="P282"><text:span text:style-name="T149">u</text:span>śpienia.</text:p>
        </text:list-item>
      </text:list>
      <text:p text:style-name="P33"><text:span text:style-name="T17">Gdzie stany te są wymienione od najbardziej energochłonnych do najmniej. Układ jest przełączany wg pewnych reguł </text:span><text:span text:style-name="T29">(bardziej szczegółowy opis w rozdziale 1.2.)</text:span><text:span text:style-name="T17">.</text:span></text:p>
      <text:p text:style-name="P283"><text:tab/>Zrozumienie tych reguł i optymalizacja użycia sieci komórkowej do przesyłu danych może mieć duży wpływ na poprawę czasu pracy baterii.</text:p>
      <text:p text:style-name="P33"><text:span text:style-name="T17"><text:tab/></text:span><text:span text:style-name="T20">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5">ndroid </text:span><text:span text:style-name="T20">D</text:span><text:span text:style-name="T25">evelopment </text:span><text:span text:style-name="T20">T</text:span><text:span text:style-name="T25">ool</text:span><text:span text:style-name="T26">s. </text:span><text:span text:style-name="T31">N</text:span><text:span text:style-name="T27">arzędzia </text:span><text:span text:style-name="T31">te zostaną </text:span><text:span text:style-name="T27">omówione w dalszych rozdzia</text:span><text:span text:style-name="T30">łach</text:span><text:span text:style-name="T20">.</text:span></text:p>
      <text:p text:style-name="P33"/>
      <text:h text:style-name="P461" text:outline-level="2"><text:bookmark-start text:name="__RefHeading__3945_475234545"/>1.1. Cel i zakres pracy<text:bookmark-end text:name="__RefHeading__3945_475234545"/></text:h>
      <text:p text:style-name="P49">Cel pracy:</text:p>
      <text:p text:style-name="P116"><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116"/>
      <text:p text:style-name="P34">Zakres pracy:<text:tab/></text:p>
      <text:list xml:id="list6039373045511618018" text:style-name="L3">
        <text:list-item>
          <text:p text:style-name="P284"><text:span text:style-name="T149">a</text:span>naliza wpływu aplikacji na zużycie energii,</text:p>
        </text:list-item>
        <text:list-item>
          <text:p text:style-name="P284"><text:span text:style-name="T149">i</text:span>mplementacja aplikacji bez optymalizacji i z optymalizacją oraz badanie jej wpływu na czas „życia” baterii,</text:p>
        </text:list-item>
        <text:list-item>
          <text:p text:style-name="P284"><text:span text:style-name="T149">o</text:span>pracowanie <text:span text:style-name="T150">biblioteki ułatwiającej implementację zoptymalizowanej komunikacji sieciowej,</text:span></text:p>
        </text:list-item>
        <text:list-item>
          <text:p text:style-name="P284"><text:span text:style-name="T149">w</text:span>nioski końcowe.</text:p>
        </text:list-item>
      </text:list>
      <text:p text:style-name="P6"/>
      <text:h text:style-name="P450" text:outline-level="2"/>
      <text:h text:style-name="P461" text:outline-level="2"><text:bookmark-start text:name="__RefHeading__3947_475234545"/>1.2. Opis komunikacji przy pomocy radia w telefonie komórkowym<text:bookmark-end text:name="__RefHeading__3947_475234545"/></text:h>
      <text:p text:style-name="P73"/>
      <text:p text:style-name="P73"><text:tab/>Sposób pracy radia w telefonie komórkowym można opisać przy pomocy diagramu stanów.<text:line-break/><text:span text:style-name="T248">Konkretne wartości są</text:span> zależy od technologii (3G, LTE) oraz dostawcy (Orange, Plus, itd.).</text:p>
      <text:p text:style-name="P73"><text:span text:style-name="T88">M</text:span>ożemy wyróżnić trzy stany dla radia w telefonie <text:span text:style-name="T88">urządzeniu mobilnym</text:span>:</text:p>
      <text:list xml:id="list3148891417962021649" text:style-name="L4">
        <text:list-item>
          <text:p text:style-name="P326">Full Power <text:span text:style-name="T89">(</text:span>DCH<text:span text:style-name="T89">)</text:span> <text:tab/><text:span text:style-name="T89">→pełne zużycie mocy; pełna przepustowość,</text:span></text:p>
        </text:list-item>
        <text:list-item>
          <text:p text:style-name="P327">Low Power <text:span text:style-name="T89">(</text:span>FACH<text:span text:style-name="T89">)<text:tab/>→</text:span> ok 50% zużycie; niska przepustowość,</text:p>
        </text:list-item>
        <text:list-item>
          <text:p text:style-name="P327">Standby <text:span text:style-name="T89">(</text:span>IDLE<text:span text:style-name="T89">)</text:span> <text:tab/><text:span text:style-name="T89">→minimalne</text:span> zużyci<text:span text:style-name="T249">e</text:span>, brak przepustowości <text:span text:style-name="T142">na dane (tylko pakiety kontrolne).</text:span></text:p>
        </text:list-item>
      </text:list>
      <text:p text:style-name="P74"/>
      <text:h text:style-name="P286" text:outline-level="2"><text:bookmark-start text:name="__RefHeading__4161_475234545"/><text:span text:style-name="T250">Ilustracja została pobrana ze strony przeznaczonej dla deweloperów na platformę Android</text:span><text:span text:style-name="T250"><text:note text:id="ftn3" text:note-class="footnote"><text:note-citation>3</text:note-citation><text:note-body><text:h text:style-name="P285" text:outline-level="2"><text:bookmark-start text:name="__RefHeading__8292_829358104"/><text:span text:style-name="T68"><text:s/></text:span><text:span text:style-name="T253">Dostęp z dnia 2016-03-26, pod adresem </text:span><text:a xlink:type="simple" xlink:href="http://developer.android.com/images/efficient-downloads/mobile_radio_state_machine.png" text:style-name="Internet_20_link" text:visited-style-name="Visited_20_Internet_20_Link"><text:span text:style-name="T253">http://developer.android.com/images/efficient-downloads/mobile_radio_state_machine.png</text:span></text:a><text:bookmark-end text:name="__RefHeading__8292_829358104"/></text:h></text:note-body></text:note></text:span><text:span text:style-name="T250">.</text:span><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end text:name="__RefHeading__4161_475234545"/></text:h>
      <text:h text:style-name="P288" text:outline-level="2"><text:bookmark-start text:name="__RefHeading__921_982207326"/><text:bookmark-end text:name="__RefHeading__921_982207326"/></text:h>
      <text:h text:style-name="P289" text:outline-level="2"><text:bookmark-start text:name="__RefHeading__4165_475234545"/>Przełączenie ze stanu niższego do wyższego wiąże się z pewnym opóźnieniem wynoszącym dla przejść:<text:bookmark-end text:name="__RefHeading__4165_475234545"/></text:h>
      <text:list xml:id="list666826335084717322" text:style-name="L5">
        <text:list-item>
          <text:h text:style-name="P290" text:outline-level="2"><text:bookmark-start text:name="__RefHeading__4167_475234545"/>Standby <text:s text:c="5"/>→ Full Power ~2 sec,<text:bookmark-end text:name="__RefHeading__4167_475234545"/></text:h>
        </text:list-item>
        <text:list-item>
          <text:h text:style-name="P290" text:outline-level="2"><text:bookmark-start text:name="__RefHeading__4169_475234545"/>Low Power → Full Power ~1 – 1,5 sec.<text:bookmark-end text:name="__RefHeading__4169_475234545"/></text:h>
        </text:list-item>
      </text:list>
      <text:h text:style-name="P291" text:outline-level="2"/>
      <text:h text:style-name="P291" text:outline-level="2"><text:bookmark-start text:name="__RefHeading__4171_475234545"/>W związku z tym przełączanie z powrotem do stanu niższego następuje z pewnym opóźnieniem, <text:span text:style-name="T251">tzw. </text:span>tail time, wynoszącym odpowiednio:<text:bookmark-end text:name="__RefHeading__4171_475234545"/></text:h>
      <text:list xml:id="list1203308977955313094" text:style-name="L6">
        <text:list-item>
          <text:h text:style-name="P292" text:outline-level="2"><text:bookmark-start text:name="__RefHeading__4173_475234545"/>Full Power <text:s/>→ Low Power ~ 5 sec,<text:bookmark-end text:name="__RefHeading__4173_475234545"/></text:h>
        </text:list-item>
        <text:list-item>
          <text:h text:style-name="P292" text:outline-level="2"><text:bookmark-start text:name="__RefHeading__4175_475234545"/>Low Power → Standby ~ 10 – 12 sec.<text:bookmark-end text:name="__RefHeading__4175_475234545"/></text:h>
        </text:list-item>
      </text:list>
      <text:h text:style-name="P291" text:outline-level="2"/>
      <text:h text:style-name="P293" text:outline-level="2"><text:bookmark-start text:name="__RefHeading__4177_475234545"/>Opóźnienia te są zależne od użytej technologii (2G, 3G, LTE) oraz operatora.<text:bookmark-end text:name="__RefHeading__4177_475234545"/></text:h>
      <text:h text:style-name="P293" text:outline-level="2"/>
      <text:h text:style-name="P294" text:outline-level="2"><text:bookmark-start text:name="__RefHeading__4179_475234545"/><text:tab/><text:bookmark-end text:name="__RefHeading__4179_475234545"/></text:h>
      <text:h text:style-name="P316" text:outline-level="2"><text:bookmark-start text:name="__RefHeading__8294_829358104"/><text:tab/>Technika ta ma na celu zmniejszenie zużycia baterii przy jednoczesnym unikaniu opóźnień związanym z przełączaniem w stan wyższej gotowości radia. <text:span text:style-name="T69">Może ona jednak prowadzić do niepożądanych sytuacji / wzorców komunikacji.</text:span><text:bookmark-end text:name="__RefHeading__8294_829358104"/></text:h>
      <text:h text:style-name="P295" text:outline-level="2"/>
      <text:h text:style-name="P295" text:outline-level="2"><text:bookmark-start text:name="__RefHeading__8296_829358104"/><text:tab/><text:span text:style-name="T69">Jeśli aplikacja pobiera regularnie dane lub odpytuje serwer o zmiany może to prowadzić do sytuacji gdzie radio nigdy nie przechodzi do stanu czuwania (standby) pomimo niskiego wykorzystania przepustowości. Weźmy za przykład następujący scenariusz:</text:span><text:bookmark-end text:name="__RefHeading__8296_829358104"/></text:h>
      <text:h text:style-name="P297" text:outline-level="2"><text:bookmark-start text:name="__RefHeading__4185_475234545"/>Aplikacja odpytuje serwer o dane co 15 sekund, samo wygenerowanie odpowiedzi i pobranie jej zajmuje ok 1 sekundy. Przyjmując wyżej wymienione czasy możemy zauważyć, że pomimo niewielkiego faktycznego zapotrzebowania na przepustowość radio nie przechodzi w tryb uśpienia<text:note text:id="ftn4" text:note-class="footnote"><text:note-citation>4</text:note-citation><text:note-body><text:h text:style-name="P296" text:outline-level="2"><text:bookmark-start text:name="__RefHeading__8298_829358104"/><text:s/><text:span text:style-name="T252">Opracowanie własne na podstawie <text:s/>dostęp z dnia 2016-03-26 </text:span><text:span text:style-name="T254">do artykułu pod adresem</text:span><text:span text:style-name="T252"> </text:span><text:a xlink:type="simple" xlink:href="http://developer.android.com/training/efficient-downloads/efficient-network-access.html" text:style-name="Internet_20_link" text:visited-style-name="Visited_20_Internet_20_Link"><text:span text:style-name="T252">http://developer.android.com/training/efficient-</text:span></text:a><text:a xlink:type="simple" xlink:href="http://developer.android.com/training/efficient-downloads/efficient-network-access.html" text:style-name="Internet_20_link" text:visited-style-name="Visited_20_Internet_20_Link"><text:span text:style-name="T252">downloads/efficient-network-access.html</text:span></text:a><text:bookmark-end text:name="__RefHeading__8298_829358104"/></text:h></text:note-body></text:note>.<text:bookmark-end text:name="__RefHeading__4185_475234545"/></text:h>
      <text:h text:style-name="P297" text:outline-level="2"/>
      <text:h text:style-name="P298" text:outline-level="2"><draw:frame draw:style-name="fr2" draw:name="Frame3" text:anchor-type="char" svg:x="0.019cm" svg:y="0cm" svg:width="16.69cm" draw:z-index="25"><draw:text-box fo:min-height="12.607cm"><text:p text:style-name="Illustration"><draw:frame draw:style-name="fr7" draw:name="Image3" text:anchor-type="paragraph" svg:width="16.69cm" svg:height="12.607cm" style:rel-height="scale" draw:z-index="2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287" text:outline-level="2"/>
      <text:h text:style-name="P299"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 za bardzo możliwości na jakąkolwiek optymalizację: wszystko co zainicjuje użytkownik musi „dziać się na zawołanie”.<text:bookmark-end text:name="__RefHeading__4191_475234545"/></text:h>
      <text:h text:style-name="P451" text:outline-level="2"><text:bookmark-start text:name="__RefHeading__4193_475234545"/><text:soft-page-break/>1.3. Techniki optymalizacji <text:span text:style-name="T71">komunikacji sieciowej na urządzeniu mobilnym</text:span><text:bookmark-end text:name="__RefHeading__4193_475234545"/></text:h>
      <text:p text:style-name="P117"><text:tab/><text:span text:style-name="T70">Nie każdy rodzaj komunikacji sieciowej da się zoptymalizować. Weźmy pod uwagę </text:span><text:span text:style-name="T96">wrażenia użytkownika aplikacji</text:span><text:span text:style-name="T70">. Każdy system informatyczny powinien być responsywny, czyli</text:span><text:span text:style-name="T84"> </text:span><text:span text:style-name="T70">reagować na akcję użytkownika w możliwie krótkim czasie. Dlatego też każde żądanie zainicjowane przez użytkownika powinno być wykonane natychmiastowo. Są także akcje / żądania periodyczne, nie zainicjowane przez użytkownika, które można wykonać w „innym czasie”.</text:span></text:p>
      <text:p text:style-name="P328">Najprościej będzie jednak przedstawić kilka scenariuszy wraz z przykładami:</text:p>
      <text:list xml:id="list6993647974029860200" text:style-name="L7">
        <text:list-item>
          <text:p text:style-name="P329"><text:span text:style-name="T257">p</text:span>refetch – pobieranie zasobów zawczasu. <text:span text:style-name="T72">Jest to sposób na zminimalizowanie następujących po sobie żądań użytkownika. Możemy pobrać wycinek lub całość treści zdalnej, wyprzedzając jakiekolwiek żądania użytkownika. Przykład: Aplikacja mailingowa (gmail) pobieramy listę wszystkich wiadomości oraz treść nieprzeczytanych lub ostatni przeczytany gdyby nie było nowych wiadomości,</text:span></text:p>
        </text:list-item>
        <text:list-item>
          <text:p text:style-name="P330"><text:span text:style-name="T257">b</text:span>atch – scalanie kilku zapytań w jedno. <text:span text:style-name="T73">Zamiast wysyłania zapytań natychmiastowo zbieramy je w kolejce. Czekamy aż użytkownik zainicjuje jakieś żądanie lub minie pewien założony czas. Wysyłamy strumieniem, albo np. scalone jako jeden HTTP GET, wszystkie zebrane zapytania. Minimalizujemy przy tym liczbę wywołanych przejść stanów.<text:line-break/>Przykład: kod monitorujący zachowania użytkownika w aplikacji np. Google Analytics</text:span><text:span text:style-name="T73"><text:note text:id="ftn5" text:note-class="footnote"><text:note-citation>5</text:note-citation><text:note-body><text:p text:style-name="P244">Opis aplikacji dostępny na stronie <text:a xlink:type="simple" xlink:href="https://www.google.com/analytics/mobile/">https://www.google.com/analytics/mobile/</text:a>, dostęp z dnia 2016-05-27.</text:p></text:note-body></text:note></text:span><text:span text:style-name="T73">.<text:line-break/>Jeśli aplikacja monitoruje sposób korzystania, prawdopodobnie każda aktywacja elementów interfejsu użytkownika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331"><text:span text:style-name="T149">u</text:span>nikanie periodycznych sprawdzeń serwera. Zamiast odpytywać serwer co dany interwał czasu możemy polegać na technologii GCM (Google Cloud Messaging<text:note text:id="ftn6" text:note-class="footnote"><text:note-citation>6</text:note-citation><text:note-body><text:p text:style-name="P245">Opis serwisu dostępny pod adresem <text:a xlink:type="simple" xlink:href="https://developers.google.com/cloud-messaging/">https://developers.google.com/cloud-messaging/</text:a>, dostęp z dnia 2016-05-27</text:p></text:note-body></text:note>). W takim przypadku to konkretne urządzenia bądź grupa zostaje powiadomiona o zmianach przez serwis firmy Google. Przykład: <text:span text:style-name="T74">Aplikacja monitoruje stan wielu urządzeń. Urządzenie te komunikują się z centralnym serwerem. Aplikacja zamiast periodycznie odpytywać serwer polega na wspomnianej usłudze. Serwer wysyła dane o zmianach do usługi a ta z kolei powiadamia odpowiednie urządzenia mobilne,</text:span></text:p>
        </text:list-item>
        <text:list-item>
          <text:p text:style-name="P332"><text:span text:style-name="T257">c</text:span>ache – zapobieganie ponownemu pobieraniu danych. Aplikacja pobiera dane z serwera <text:span text:style-name="T258">dla </text:span>widoku 1. Użytkownik przechodzi z widoku 1 na <text:span text:style-name="T258">widok </text:span>2. Po czasie wraca do widoku 1. Dane nie są ponownie pobierane ponieważ znajdują się w pamięci u<text:span text:style-name="T259">rządzenia</text:span>.</text:p>
        </text:list-item>
        <text:list-item>
          <text:p text:style-name="P333">kompresja danych – jest to sposób na redukcję objętości danych i możliwość odtworzenia ich do pierwotnej postaci. Jednym z popularnych narzędzi do kompresji jest <text:span text:style-name="T260">gzip</text:span><text:span text:style-name="T260"><text:note text:id="ftn7" text:note-class="footnote"><text:note-citation>7</text:note-citation><text:note-body><text:p text:style-name="P246">Strona domowa aplikacji pod adresem <text:a xlink:type="simple" xlink:href="http://www.gzip.org/">http://www.gzip.org/</text:a>, dostęp z dnia 2016-05-27</text:p></text:note-body></text:note></text:span>.</text:p>
        </text:list-item>
      </text:list>
      <text:h text:style-name="P462" text:outline-level="2"><text:bookmark-start text:name="__RefHeading__4195_475234545"/>1.4. Wątpliwości związane z tematem<text:bookmark-end text:name="__RefHeading__4195_475234545"/></text:h>
      <text:p text:style-name="P118"><text:tab/><text:span text:style-name="T75">Dla autora temat był ciekawy pod względem technicznym, ale jednocześnie wzbudził pewne wątpliwości. Czy faktycznie beztroska w tworzeniu komunikacji sieciowej w aplikacji może w tak dużym stopniu wpłynąć na poziom naładowania baterii?</text:span></text:p>
      <text:p text:style-name="P118"><text:tab/><text:span text:style-name="T75">Po wejściu w ekran statystyk zużycia baterii na trzech urządzeniach na jednej z pierwszych trzech pozycji zawsze pojawiał się ekran. Było to niezależne od tego w jaki sposób telefon był wykorzystywany.</text:span></text:p>
      <text:p text:style-name="P52"/>
      <text:p text:style-name="P52"><draw:frame draw:style-name="fr3" draw:name="Frame2" text:anchor-type="paragraph" svg:width="17cm" draw:z-index="3"><draw:text-box fo:min-height="9.421cm"><text:p text:style-name="Illustration"><draw:frame draw:style-name="fr7"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149"><text:tab/><text:span text:style-name="T100">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151">Pierwsz<text:span text:style-name="T261">e</text:span> dwa urządzenia, <text:span text:style-name="T261">patrząc </text:span>od lewej <text:span text:style-name="T261">strony,</text:span> wykorzystywane były głównie do wykonywania połączeń głosowych. <text:span text:style-name="T135">W t</text:span>elefon<text:span text:style-name="T135">ie</text:span> po środku przeważa pobór energii podczas trybu bezczynności.<text:line-break/>Na ostatnim w większym stopniu były wykorzystywane aplikacje.</text:p>
      <text:p text:style-name="P150"><text:tab/><text:span text:style-name="T76">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150"><text:soft-page-break/><text:tab/><text:span text:style-name="T77">Czy zatem optymalizacja pod tym kątem ma sens z punktu widzenia deweloperów? Czy poświęcony czas wpłynie w zauważalnym stopniu na poprawę czasu życia baterii?</text:span></text:p>
      <text:h text:style-name="P452" text:outline-level="2"><text:bookmark-start text:name="__RefHeading__3949_475234545"/>1.<text:span text:style-name="T75">5</text:span>. Sposób przeprowadzenia badań<text:bookmark-end text:name="__RefHeading__3949_475234545"/></text:h>
      <text:p text:style-name="P75"><text:tab/><text:span text:style-name="T78">Badanie tego zjawiska nie będzie łatwe. Dokładność wyników może być niska, biorąc pod uwagę liczbę <text:s/>czynników mających wpływ na pomiary:</text:span></text:p>
      <text:list xml:id="list6226143591339989395" text:style-name="L8">
        <text:list-item>
          <text:p text:style-name="P334">jest mnóstwo typów aplikacji, większość z nich ma różne sposoby komunikowania się poprzez sieć,</text:p>
        </text:list-item>
        <text:list-item>
          <text:p text:style-name="P334">wyniki są zależne od sprzętu, typu połączenia, dostawcy usługi,</text:p>
        </text:list-item>
        <text:list-item>
          <text:p text:style-name="P334">badane aplikacje są dostępne w postaci gotowych binariów bez dostępu do kodu,<text:line-break/>a sama deasemblacja jest zabroniona. <text:span text:style-name="T261">U</text:span>trudnia to analizę sposobu komunikacji i użyte mechanizmy – wymusza to odgadywanie wielu aspektów,</text:p>
        </text:list-item>
        <text:list-item>
          <text:p text:style-name="P334">do pomiaru będą używane głównie narzędzia software'owe, których dokładność jest mniejsza i również może mieć wpływ na działanie samego urządzenia niż pomiary przy pomocy specjalnych urządzeń,</text:p>
        </text:list-item>
        <text:list-item>
          <text:p text:style-name="P334">testy należałoby zautomatyzować, jednak będzie to problematyczne. <text:span text:style-name="T262">Są dostępne narzędzia do testów aplikacji symulujące działania użytkownika. Mają one jednak swoje ograniczenia.</text:span> <text:span text:style-name="T262">S</text:span>amo wywołanie akcji w aplikacji jest niewystarczające. <text:span text:style-name="T262">Trzeba rozpoznawać kiedy akcja ta została zrealizowana, co biorąc pod uwagę asynchroniczny charakter komunikacji sieciowej (nie mamy tak naprawdę pewności kiedy i czy w ogóle się zakończy dana akcja) może być trudne. Należy też zauważyć, że interfejsy użytkownika są różne dla aplikacji. Wymusza to pisanie osobnego kompletu testów dla każdej z aplikacji.</text:span></text:p>
        </text:list-item>
      </text:list>
      <text:p text:style-name="P335"><text:tab/>Dla autora niedokładność wyników nie stanowiła przeszkody. W jego przekonaniu bowiem jest fakt, że jeżeli zjawisko zachodzi i faktycznie ma znaczący wpływ na poziom baterii to będzie widoczne bez względu na niedokładność tych narzędzi.</text:p>
      <text:p text:style-name="P152"><text:span text:style-name="T263">Nakreślono następujący schemat postępowania</text:span>:</text:p>
      <text:list xml:id="list438682956189559592" text:style-name="L9">
        <text:list-item>
          <text:p text:style-name="P336"><text:span text:style-name="T153">w</text:span>ybór możliwie szerokiego wachlarza aplikacji ze sklepu Google Play,</text:p>
        </text:list-item>
        <text:list-item>
          <text:p text:style-name="P336"><text:span text:style-name="T153">m</text:span>anualne przetestowanie tych aplikacji przy pomocy battery-historian,</text:p>
        </text:list-item>
        <text:list-item>
          <text:p text:style-name="P337"><text:span text:style-name="T153">w</text:span>ybranie na tej podstawie typu (wzorca UI + danych) aplikacji która zostanie poddana dokładniejszym testom,</text:p>
        </text:list-item>
        <text:list-item>
          <text:p text:style-name="P337"><text:span text:style-name="T153">s</text:span>tworzenie aplikacji implementującej w<text:span text:style-name="T264">ybrany</text:span> wzorzec,</text:p>
        </text:list-item>
        <text:list-item>
          <text:p text:style-name="P337"><text:span text:style-name="T153">st</text:span>worzenie prostego frameworka / biblioteki wspomagającego implementacje odpowiednich strategii optymalizacji,</text:p>
        </text:list-item>
        <text:list-item>
          <text:p text:style-name="P337"><text:span text:style-name="T153">p</text:span>oddanie aplikacji testom automatycznym przy włączonych i wyłączonych mechanizmach optymalizacji w/w biblioteki,</text:p>
        </text:list-item>
        <text:list-item>
          <text:p text:style-name="P337"><text:span text:style-name="T153">p</text:span>orównanie wyników – wnioskowanie.</text:p>
        </text:list-item>
      </text:list>
      <text:p text:style-name="P44">Narzędzia wykorzystane podczas badań to:</text:p>
      <text:list xml:id="list5207033043536808648" text:style-name="L10">
        <text:list-item>
          <text:p text:style-name="P338">battery-historian <text:span text:style-name="T137">→jest to narzędzie stowrzone przez Google w celu wizualizacji zapotrzebownia aplikacji na energię, transfer danych itp.</text:span><text:a xlink:type="simple" xlink:href="https://github.com/google/battery-historian"><text:span text:style-name="T137">https://github.com/google/battery-historian</text:span></text:a><text:span text:style-name="T137">, dostęp dnia 2016-05-27,</text:span></text:p>
        </text:list-item>
        <text:list-item>
          <text:p text:style-name="P338">AD<text:span text:style-name="T137">B →Android Debug Bridge</text:span>, <text:span text:style-name="T137">narzędzie do komunikacji z systemem Android na urządzeniu / emulatorze </text:span><text:a xlink:type="simple" xlink:href="http://developer.android.com/tools/help/adb.html"><text:span text:style-name="T137">http://developer.android.com/tools/help/adb.html</text:span></text:a><text:span text:style-name="T137">, dostęp<text:line-break/>2016-05-07,333</text:span></text:p>
        </text:list-item>
        <text:list-item>
          <text:p text:style-name="P339">rozwiązania autorskie,</text:p>
        </text:list-item>
        <text:list-item>
          <text:p text:style-name="P340">monkey → narzędzie do testów automatycznych dostarczane wraz z platformą deweloperską Android. <text:a xlink:type="simple" xlink:href="https://developer.android.com/studio/test/monkey.html">https://developer.android.com/studio/test/monkey.html</text:a>, dostęp dnia 2016-05-27.</text:p>
        </text:list-item>
      </text:list>
      <text:p text:style-name="P76"/>
      <text:p text:style-name="P77">Ograniczenia podczas badań:</text:p>
      <text:list xml:id="list1356817997076509849" text:style-name="L11">
        <text:list-item>
          <text:p text:style-name="P341">badania będą przeprowadzane na urządzeniu położonym stacjonarnie (nie będzie ono w ruchu),</text:p>
        </text:list-item>
        <text:list-item>
          <text:p text:style-name="P341">badania będą przeprowadzane dla jednego operator<text:span text:style-name="T265">a</text:span>, <text:span text:style-name="T265">na jednym urządzeniu,</text:span></text:p>
        </text:list-item>
        <text:list-item>
          <text:p text:style-name="P341">zużycie energii będzie liczone poprzez narzędzia dostępne w systemie Android,</text:p>
        </text:list-item>
        <text:list-item>
          <text:p text:style-name="P341">testy będą wykonywane na jednej aplikacji wzorcowej,</text:p>
        </text:list-item>
        <text:list-item>
          <text:p text:style-name="P342">wzorce zachowań wypracowane przez jedną osobę.</text:p>
        </text:list-item>
      </text:list>
      <text:h text:style-name="P443" text:outline-level="1"><text:bookmark-start text:name="__RefHeading__4071_530245620"/>2. Badanie aplikacji<text:bookmark-end text:name="__RefHeading__4071_530245620"/></text:h>
      <text:p text:style-name="P16"/>
      <text:p text:style-name="P28"><text:tab/><text:span text:style-name="T105">Celem tego rozdziału jest zbadanie wybranych aplikacji pod kątem komunikacji sieciowej, <text:line-break/>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oraz zbioru danych poddawanego <text:s/>dokładniejszym testom.</text:span></text:p>
      <text:h text:style-name="P453" text:outline-level="2"><text:bookmark-start text:name="__RefHeading__677_208457283"/>2.<text:span text:style-name="T87">1</text:span>. Wybór aplikacji do przeprowadzenia testów<text:bookmark-end text:name="__RefHeading__677_208457283"/></text:h>
      <text:p text:style-name="P119"><text:tab/><text:span text:style-name="T79">Problem z wyborem zbioru aplikacji do testów był prozaiczny: od czego zacząć? Na platformie Google Play znajduje się około 1.8 miliona aplikacji na listopad 2015 roku</text:span><text:span text:style-name="T79"><text:note text:id="ftn8" text:note-class="footnote"><text:note-citation>8</text:note-citation><text:note-body><text:p text:style-name="P247">Dane ze strony <text:s/><text:a xlink:type="simple" xlink:href="http://www.statista.com/statistics/266210/number-of-available-applications-in-the-google-play-store/" text:style-name="Internet_20_link" text:visited-style-name="Visited_20_Internet_20_Link"><text:span text:style-name="T79">http://www.statista.com/statistics/266210/number-of-available-applications-in-the-google-play-store/</text:span></text:a><text:span text:style-name="T79"> na dzień 2016-03-27</text:span></text:p></text:note-body></text:note></text:span><text:span text:style-name="T79">. Podczas poszukiwań autor natrafił na raport firmy AVG</text:span><text:span text:style-name="T79"><text:note text:id="ftn9" text:note-class="footnote"><text:note-citation>9</text:note-citation><text:note-body><text:p text:style-name="P248">Raport firmy AVG ze strony <text:s/><text:a xlink:type="simple" xlink:href="http://now.avg.com/wp-content/uploads/2015/02/avg_android_app_performance_report_q4_2014.pdf" text:style-name="Internet_20_link" text:visited-style-name="Visited_20_Internet_20_Link"><text:span text:style-name="T79">http://now.avg.com/wp-content/uploads/2015/02/avg_android_app_performance_report_q4_2014.pdf</text:span></text:a><text:span text:style-name="T79"> dostęp z dnia 2016-03-27</text:span></text:p></text:note-body></text:note></text:span><text:span text:style-name="T79">, w którym zebrano statystyki użycia telefonów komórkowych z systemem Android. Dla miliona telefonów przeanalizowano jakie aplikacje mają największy wpływ na zużycie baterii, transfer danych z sieci oraz zajętość przestrzeni dyskowej.</text:span></text:p>
      <text:p text:style-name="P78">Według wyżej wymienionego raportu w pierwszej trzy aplikacji pobierających najwięcej mocy uruchamianych przy starcie urządzenia są kolejno:</text:p>
      <text:list xml:id="list487096365326572086" text:style-name="L12">
        <text:list-item>
          <text:p text:style-name="P343">Beaming Service for Samsung,</text:p>
        </text:list-item>
        <text:list-item>
          <text:p text:style-name="P343">Security Policy Updates (Samsung Software Updates),</text:p>
        </text:list-item>
        <text:list-item>
          <text:p text:style-name="P343">Facebook.</text:p>
        </text:list-item>
      </text:list>
      <text:p text:style-name="P79"/>
      <text:p text:style-name="P79">Pierwsza <text:span text:style-name="T101">trójka</text:span> aplikacji pobierających najwięcej mocy uruchamianych przez użytkownika:</text:p>
      <text:list xml:id="list8061999560036804557" text:style-name="L13">
        <text:list-item>
          <text:p text:style-name="P344">Samsung WatchON (Video),</text:p>
        </text:list-item>
        <text:list-item>
          <text:p text:style-name="P344">OLX Free Classifieds,</text:p>
        </text:list-item>
        <text:list-item>
          <text:p text:style-name="P344">Telstra.</text:p>
        </text:list-item>
      </text:list>
      <text:p text:style-name="P79"/>
      <text:p text:style-name="P80">Pierwsza <text:span text:style-name="T101">trójka</text:span> aplikacji ze względu na ruch sieciowy:</text:p>
      <text:list xml:id="list5149315512953900449" text:style-name="L14">
        <text:list-item>
          <text:p text:style-name="P346">Daily Mail Online,</text:p>
        </text:list-item>
        <text:list-item>
          <text:p text:style-name="P346">Tumblr,</text:p>
        </text:list-item>
        <text:list-item>
          <text:p text:style-name="P346">Facebook.</text:p>
        </text:list-item>
      </text:list>
      <text:p text:style-name="P45">Krótki opis powyższych aplikacji:</text:p>
      <text:list xml:id="list4942798590366228530" text:style-name="L15">
        <text:list-item>
          <text:p text:style-name="P345">Beaming Service for Samsung <text:line-break/><text:a xlink:type="simple" xlink:href="https://play.google.com/store/apps/details?id=com.mobeam.barcodeService" text:style-name="Internet_20_link" text:visited-style-name="Visited_20_Internet_20_Link"><text:span text:style-name="T101">https://play.google.com/store/apps/details?id=com.mobeam.barcodeService</text:span></text:a><text:span text:style-name="T101"><text:line-break/>Aplikacja do skanowania kodów kreskowych,</text:span></text:p>
        </text:list-item>
        <text:list-item>
          <text:p text:style-name="P345">Security Policy Updates<text:line-break/><text:a xlink:type="simple" xlink:href="https://play.google.com/store/apps/details?id=com.policydm" text:style-name="Internet_20_link" text:visited-style-name="Visited_20_Internet_20_Link"><text:span text:style-name="T101">https://play.google.com/store/apps/details?id=com.policydm</text:span></text:a><text:span text:style-name="T101"><text:line-break/>System pobierania aktualizacji dla systemu zabezpieczeń KNOX firmy Samsung<text:line-break/></text:span><text:a xlink:type="simple" xlink:href="https://www.samsungknox.com/en/products/knox-workspace/how-to/lock-down-android" text:style-name="Internet_20_link" text:visited-style-name="Visited_20_Internet_20_Link"><text:span text:style-name="T101">https://www.samsungknox.com/en/products/knox-workspace/how-to/lock-down-android</text:span></text:a><text:span text:style-name="T101">,</text:span></text:p>
        </text:list-item>
        <text:list-item>
          <text:p text:style-name="P349">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350">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351"><text:span text:style-name="T80">OLX Free Classifieds →odpowiednik na rynek polski OLX.pl</text:span><text:line-break/><text:a xlink:type="simple" xlink:href="https://play.google.com/store/apps/details?id=pl.tablica" text:style-name="Internet_20_link" text:visited-style-name="Visited_20_Internet_20_Link"><text:span text:style-name="T102">https://play.google.com/store/apps/details?id=pl.tablica</text:span></text:a><text:span text:style-name="T102"><text:line-break/>Aplikacja do przeglądania i zamieszczania ogłoszeń (kupno / sprzedaż),</text:span></text:p>
        </text:list-item>
        <text:list-item>
          <text:p text:style-name="P352">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347">Daily Mail Online<text:line-break/><text:a xlink:type="simple" xlink:href="https://play.google.com/store/apps/details?id=com.dailymail.online" text:style-name="Internet_20_link" text:visited-style-name="Visited_20_Internet_20_Link"><text:span text:style-name="T103">https://play.google.com/store/apps/details?id=com.dailymail.online</text:span></text:a><text:span text:style-name="T103"><text:line-break/>Wiadomości i czasopisma,</text:span></text:p>
        </text:list-item>
        <text:list-item>
          <text:p text:style-name="P348">Tumblr<text:line-break/><text:a xlink:type="simple" xlink:href="https://play.google.com/store/apps/details?id=com.tumblr" text:style-name="Internet_20_link" text:visited-style-name="Visited_20_Internet_20_Link"><text:span text:style-name="T104">https://play.google.com/store/apps/details?id=com.tumblr</text:span></text:a><text:span text:style-name="T104"><text:line-break/></text:span><text:span text:style-name="T95">aplikacja do dzielenia się treścią (zdjęcia, filmy, cytaty, itd.).</text:span></text:p>
        </text:list-item>
      </text:list>
      <text:p text:style-name="P80"/>
      <text:p text:style-name="P80"><text:tab/>W wynikach należy zwrócić uwagę, że są to dane z czwartego kwartału 2014 roku, więc same aplikacje mogły zostać poprawione, a trend wśród użytkowników mógł się też zmienić. <text:span text:style-name="T81">Dane dotyczą użytkowników z całego świata. Aplikacje z liczbą instalacji poniżej jednego miliona nie były brane pod uwagę.</text:span></text:p>
      <text:p text:style-name="P81">Na podstawie wyżej wymienionego raportu wytypowano następujące aplikacje do testów:</text:p>
      <text:list xml:id="list4989532717693438235" text:style-name="L16">
        <text:list-item>
          <text:p text:style-name="P353">Facebook,</text:p>
        </text:list-item>
        <text:list-item>
          <text:p text:style-name="P353">OLX.pl</text:p>
        </text:list-item>
      </text:list>
      <text:p text:style-name="P81"/>
      <text:p text:style-name="P81"/>
      <text:p text:style-name="P153"><text:soft-page-break/><text:tab/>Są to aplikacje notowane wysoko w raporcie ze względu na zużycie energii i generowany ruch sieciowy. Ponieważ lista jest krótka postanowiono dodać następujące aplikacje:</text:p>
      <text:list xml:id="list122853089814417" text:continue-numbering="true" text:style-name="L16">
        <text:list-item>
          <text:p text:style-name="P353">OTOMOTO,</text:p>
        </text:list-item>
        <text:list-item>
          <text:p text:style-name="P353">Pracuj.pl,</text:p>
        </text:list-item>
        <text:list-item>
          <text:p text:style-name="P353">iCarWash.<text:line-break/></text:p>
        </text:list-item>
      </text:list>
      <text:p text:style-name="P154"><text:tab/>Aplikacja OTOMOTO i Pracuj.pl podobnie jak OLX zawierają listę ogłoszeń. <text:span text:style-name="T266">Dwie pierwsze są skoncentrowane na konkretnej tematyce, ostatnia oferuje szerszy wybór kategorii ogłoszeń</text:span>. Jak same nazwy wskazują OTOMOTO to ogłoszenia związane z motoryzacją a Pracuj.pl z rynkiem pracy. Aplikacja iCarWash trafiła na listę poni<text:span text:style-name="T153">e</text:span>waż została wykonana przez autora, przez co znany jest mu model komunikacji sieciowej co w znaczącym stopniu może pomóc przy interpretacji wyników dla innych aplikacji.</text:p>
      <text:p text:style-name="P155"><text:tab/><text:span text:style-name="T136">Częścią wspólną dla aplikacji jest ich interfejs użytkownika (sposób nawigacji / korzystania). Do pewnego stopnia można go uogólnić i stwierdzić, że wszystkie prezentują wyniki w postaci listy. Pozycja na liście składa się z tytułu, ewentualnie obrazka, ceny. Po wybra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to pozostałe wzbogacają opisy przy pomocy obrazków.</text:span></text:p>
      <text:h text:style-name="P463" text:outline-level="2"><text:bookmark-start text:name="__RefHeading__1085_768326401"/>2.2. <text:span text:style-name="T107">Krótki opis systemu Android</text:span><text:bookmark-end text:name="__RefHeading__1085_768326401"/></text:h>
      <text:p text:style-name="P120"><text:tab/><text:span text:style-name="T106">Rozwój system operacyjnego Android jest nadzorowany przez spółkę Google. Jest on oparty na jądrze systemu Linux. Kod źródłowy jest otwarty i dostępny pod licencją </text:span><text:span text:style-name="T34">Android Open Source Project License</text:span><text:span text:style-name="T34"><text:note text:id="ftn10" text:note-class="footnote"><text:note-citation>10</text:note-citation><text:note-body><text:p text:style-name="P249">Opis znajduje się na stronie <text:span text:style-name="T34"><text:s/></text:span><text:a xlink:type="simple" xlink:href="http://source.android.com/source/licenses.html">http://source.android.com/source/licenses.html</text:a>, dostęp dnia 2016-05-27</text:p></text:note-body></text:note></text:span><text:span text:style-name="T34">. </text:span><text:span text:style-name="T35">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454" text:outline-level="2"><text:bookmark-start text:name="__RefHeading__1087_768326401"/>2.3. Środowisko testowe<text:bookmark-end text:name="__RefHeading__1087_768326401"/></text:h>
      <text:p text:style-name="P53"><text:tab/><text:span text:style-name="T108">Jako urządzenie testowe posłuży telefon komórkowy LG G4C z wersją systemu Android 6.0. Testy będą dokonywane dla operatora sieci Orange, oferta na kartę Yes. W ofercie tej dostępna jest transmisja danych w technologii LTE.</text:span></text:p>
      <text:h text:style-name="P455" text:outline-level="2"><text:bookmark-start text:name="__RefHeading__1089_768326401"/>2.4. Opis sposobu przeprowadzania badań<text:bookmark-end text:name="__RefHeading__1089_768326401"/></text:h>
      <text:p text:style-name="P121"><text:tab/><text:span text:style-name="T109">Gdy rozpoczynano badania założono wykorzystanie narzędzia battery-historian dostarczonego przez Google. Daje ono głęboki wgląd na to co działo się z urządzeniem i jaki wpływ miało to na zużycie baterii. Przebieg badania przy użyciu tego narzędzia wygląda następująco:</text:span></text:p>
      <text:list xml:id="list5152786302215731936" text:style-name="L17">
        <text:list-item>
          <text:p text:style-name="P354"><text:span text:style-name="T153">p</text:span>odłączamy urządzenie do komputera, na którym zainstalowany jest pakiet narzędzi ADB. <text:span text:style-name="T110">Urządzenie musi mieć włączony tryb dla deweloperów i zezwolenie na debugowanie przez USB,</text:span></text:p>
        </text:list-item>
        <text:list-item>
          <text:p text:style-name="P355"><text:span text:style-name="T153">u</text:span>ruchamiamy konsolę na komputerze i kasujemy statystyki zużycia baterii na urządzeniu. Robimy to przy pomocy komendy <text:span text:style-name="T111">adb dumpsys batterystats –reset,</text:span></text:p>
        </text:list-item>
        <text:list-item>
          <text:p text:style-name="P355"><text:span text:style-name="T153">o</text:span>dłączamy urządzenie od komputera i zaczynamy swoje testy polegające na korzystaniu<text:line-break/>z aplikacji,</text:p>
        </text:list-item>
        <text:list-item>
          <text:p text:style-name="P355"><text:span text:style-name="T153">p</text:span>o zakończonej sesji ponownie podłączamy urządzenie do komputera i zgrywamy raport przy pomocy polecenia <text:span text:style-name="T111">adb bugreport &gt; raport.txt,</text:span></text:p>
        </text:list-item>
        <text:list-item>
          <text:p text:style-name="P355"><text:span text:style-name="T153">n</text:span>astępnie możemy wczytać plik raportu w narzędziu battery-historian i oglądać wygenerowane na jej podstawie wykresy.</text:p>
        </text:list-item>
      </text:list>
      <text:p text:style-name="P156"/>
      <text:p text:style-name="P157">Ze względu na różnorodność aplikacji postawiono <text:span text:style-name="T267">testować aplikacje manualnie na tym etapie</text:span>. Aplikacji <text:span text:style-name="T317">nie </text:span>jest dużo, jednak napisanie testów automatycznych dla każdej z nich pochłonęłoby dużo czasu a optymalizacja tych aplikacji nie jest możliwa, więc ten zabieg mija się z celem.</text:p>
      <text:p text:style-name="P46">Przykładowe wykresy wygenerowane przez narzędzie battery-historian</text:p>
      <text:p text:style-name="P51"><draw:frame draw:style-name="fr1" draw:name="Ramka6" text:anchor-type="char" svg:width="17cm" draw:z-index="5"><draw:text-box fo:min-height="8.121cm"><text:p text:style-name="Illustration"><draw:frame draw:style-name="fr7" draw:name="Obraz6" text:anchor-type="paragraph" svg:width="17cm" style:rel-width="100%" svg:height="8.121cm" style:rel-height="scale" draw:z-index="6"><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51"><draw:frame draw:style-name="fr1" draw:name="Ramka7" text:anchor-type="char" svg:width="17cm" draw:z-index="7"><draw:text-box fo:min-height="8.303cm"><text:p text:style-name="Illustration"><draw:frame draw:style-name="fr7" draw:name="Obraz7" text:anchor-type="paragraph" svg:width="17cm" style:rel-width="100%" svg:height="8.303cm" style:rel-height="scale" draw:z-index="8"><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82"><text:tab/>Według autora wykresy dla <text:span text:style-name="T155">nowszej</text:span> wersji, <text:span text:style-name="T268">przedstawione na ilustracji 5, </text:span>są czytelniejsze<text:line-break/><text:span text:style-name="T156">i bogatsze w informacje</text:span>. Moż<text:span text:style-name="T155">na</text:span> na nich zobaczyć stan radia w czasie <text:span text:style-name="T157">oraz poziom naładowania baterii</text:span>. Brakuje jednak informacji o użyciu sieci. O ile przy autorskich / własnych aplikacjach nie jest to problemem ponieważ możemy użyć podglądu ruchu sieciowego oferowanego w IDE Android Studio<text:note text:id="ftn11" text:note-class="footnote"><text:note-citation>11</text:note-citation><text:note-body><text:p text:style-name="P250">Opis wspomnianego IDE jest dostępny na stronie <text:a xlink:type="simple" xlink:href="https://developer.android.com/studio/intro/index.html">https://developer.android.com/studio/intro/index.html</text:a>, dostęp dnia 2016-05-27</text:p></text:note-body></text:note>, o tyle dla aplikacji nie będących naszą własnością nie jest to możliwe.</text:p>
      <text:p text:style-name="P47"><text:tab/>Informacja ta jest o tyle istotna, że możemy zobaczyć jak efektywnie wykorzystywane jest radio do transferu danych. W materiale wideo odnośnie tego zjawiska<text:note text:id="ftn12" text:note-class="footnote"><text:note-citation>12</text:note-citation><text:note-body><text:p text:style-name="P251">Patrz rozdział 1.2.</text:p></text:note-body></text:note> zwracano uwagę na wykresy, gdzie krótkie stany aktywności radia przeplatają się z krótkimi stanami uśpienia. <text:span text:style-name="T131">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83"><text:tab/><text:span text:style-name="T132">Po intensywnym okresie poszukiwań najlepszego rozwiązania metodą prób i błędów wybrano następujący sposób dla urządzenia testowego. Okazało się bowiem, że logi zapisywane przez usługę systemu Android logcat</text:span><text:span text:style-name="T132"><text:note text:id="ftn13" text:note-class="footnote"><text:note-citation>13</text:note-citation><text:note-body><text:p text:style-name="P84"><text:span text:style-name="T132"><text:s/></text:span><text:span text:style-name="T255">Więcej szczegółów pod adresem </text:span><text:a xlink:type="simple" xlink:href="http://developer.android.com/tools/help/logcat.html" text:style-name="Internet_20_link" text:visited-style-name="Visited_20_Internet_20_Link"><text:span text:style-name="T255">http://developer.android.com/tools/help/logcat.html</text:span></text:a><text:span text:style-name="T255">, dostęp dnia 2016-04-17</text:span></text:p></text:note-body></text:note></text:span><text:span text:style-name="T132"> zawierają dane dotyczące stanu radia oraz liczby pobranych pakietów. Postanowiono więc zapisywać informacje dotyczące sesji testowania aplikacji właśnie przy pomocy tej usługi. Później poddawać dane obróbce przy pomocy skryptu napisanym w języku Python, który zapisywał je w formacie Octave</text:span><text:span text:style-name="T132"><text:note text:id="ftn14" text:note-class="footnote"><text:note-citation>14</text:note-citation><text:note-body><text:p text:style-name="P252">Opis program pod adresem <text:a xlink:type="simple" xlink:href="https://www.gnu.org/software/octave/">https://www.gnu.org/software/octave/</text:a>, dostęp z dnia 2016-05-27</text:p></text:note-body></text:note></text:span><text:span text:style-name="T132">. Umożliwiło to wizualizację przebiegu sesji..</text:span></text:p>
      <text:p text:style-name="P85"><text:tab/>Skrypty te są załączone wraz z pracą na płycie CD do wglądu. <text:span text:style-name="T270">Dokładniejszy opis repozytorium dostarczonego wraz z pracą znaleźć można w rozdziale 6. </text:span></text:p>
      <text:p text:style-name="P86"><text:tab/>Czynności potrzebne do przeprowadzenia badania / pojedynczej sesji:</text:p>
      <text:list xml:id="list7999708868475374616" text:style-name="L18">
        <text:list-item>
          <text:p text:style-name="P357">podłączenie urządzenia do komputera, w tym celu konieczne jest włączenie funkcji debugowania USB na telefonie,</text:p>
        </text:list-item>
        <text:list-item>
          <text:p text:style-name="P356"><text:span text:style-name="T153">wyczyszczenie logów<text:line-break/></text:span><text:span text:style-name="T133">adb logcat -cb radio,</text:span></text:p>
        </text:list-item>
        <text:list-item>
          <text:p text:style-name="P356"><text:span text:style-name="T153">zapis logów do pliku na komputerze. Przekierowanie strumienia konieczne ponieważ<text:line-break/>sam log zaczynał się nadpisywać po około pięciu minutach, a pliki na telefonie z jakiegoś powodu nie mogły być tworzone nawet na karcie SD.<text:line-break/></text:span><text:span text:style-name="T133">adb logcat -v time -b radio &gt; plik_raportu.log,</text:span></text:p>
        </text:list-item>
        <text:list-item>
          <text:p text:style-name="P357">przy nadal podłączonym urządzeniu dokonujemy testów / korzystamy z aplikacji,</text:p>
        </text:list-item>
        <text:list-item>
          <text:p text:style-name="P357">po zakończeniu testów zakańczamy zgrywanie raportu i ewentualnie odłączamy telefon,</text:p>
        </text:list-item>
        <text:list-item>
          <text:p text:style-name="P356"><text:span text:style-name="T153">plik z logami radia konwertujemy do postaci macierzy Octave przy pomocy skryptu <text:line-break/></text:span><text:span text:style-name="T133">parse-lg-radiolog plik_raportu.log &gt; plik_raportu.m,</text:span></text:p>
        </text:list-item>
        <text:list-item>
          <text:p text:style-name="P356"><text:span text:style-name="T153">plik w tym formacie wczytujemy w Octave i tworzymy wykres<text:line-break/></text:span><text:span text:style-name="T133">load plik_raportu.m<text:line-break/>plot-lg-radiolog.m.</text:span></text:p>
        </text:list-item>
      </text:list>
      <text:p text:style-name="P110"><text:soft-page-break/>Poniżej zamieszczony został przykładowy wykres uzyskany tym sposobem.</text:p>
      <text:p text:style-name="P110"><draw:frame draw:style-name="fr4" draw:name="Frame4" text:anchor-type="char" svg:width="17cm" draw:z-index="9"><draw:text-box fo:min-height="12.749cm"><text:p text:style-name="Illustration"><draw:frame draw:style-name="fr7" draw:name="Image4" text:anchor-type="paragraph" svg:width="17cm" svg:height="12.749cm" style:rel-height="scale" draw:z-index="10"><draw:image xlink:href="Pictures/10000000000004B000000384D10B0DB9.png" xlink:type="simple" xlink:show="embed" xlink:actuate="onLoad"/></draw:frame><text:span text:style-name="T138">Ilustracja</text:span> <text:sequence text:ref-name="refIllustration5" text:name="Illustration" text:formula="ooow:Illustration+1" style:num-format="1">6</text:sequence>: <text:span text:style-name="T134">Wykres stanu radia i komunikacji sieciowej</text:span></text:p></draw:text-box></draw:frame></text:p>
      <text:p text:style-name="P35">Na ilustracji <text:span text:style-name="T271">6</text:span>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35">w logach użycia radia przemnożonych przez wielkości pakietów. Wielkości pakietów zostały ustalone<text:span text:style-name="T83"> </text:span><text:span text:style-name="T90">poprzez podzielenie całkowitej liczby pobranych / wysłanych danych przez liczbę pakietów odczytane z pliku systemowego /proc/net/</text:span><text:span text:style-name="T93">dev</text:span><text:span text:style-name="T85">. </text:span><text:span text:style-name="T97">Przyjęto odpowiednio 98 bajtów dla pakietów wysyłanych i 980 bajtów dla pakietów pobieranych. </text:span><text:span text:style-name="T91">Próbkowanie ustalone na 1 Hz.</text:span></text:p>
      <text:p text:style-name="P36"><text:span text:style-name="T90"><text:tab/>Przedstawiony wykres w lepszy sposób ilustruje zależność stanu radia od wykonywanych transferów danych. Mo</text:span><text:span text:style-name="T92">żemy zauważyć, że radio pozostaje w stanie aktywnym przez około 10 sekund po zakończeniu komunikacji. Na tym wykresie dodatkowo widać wspominany w prezentacji Google wzorze</text:span><text:span text:style-name="T94">c</text:span><text:span text:style-name="T94"><text:note text:id="ftn15" text:note-class="footnote"><text:note-citation>15</text:note-citation><text:note-body><text:p text:style-name="P253">Chodzi o film wspomniany w rozdziale 1.2.</text:p></text:note-body></text:note></text:span><text:span text:style-name="T92">. Chodzi o regularne małe żądania danych, które sprawiają, że radio jest przez większość czasu aktywne, pomimo znikomego wykorzystania jego przepustowości. Wykres ilustruje sesję używania aplikacji Pracuj.pl.</text:span></text:p>
      <text:h text:style-name="P464" text:outline-level="2"><text:bookmark-start text:name="__RefHeading__1091_768326401"/>2.5. Prezentacja i omówienie wyników<text:bookmark-end text:name="__RefHeading__1091_768326401"/></text:h>
      <text:p text:style-name="P158"><text:tab/>W dalszej części zamieszczono wyniki pomiarów dla poszczególnych aplikacji metodą opisaną w poprzednim rozdziale.</text:p>
      <text:p text:style-name="P159"><text:line-break/><text:span text:style-name="T143">Wykres wygenerowano na podstawie pliku 2016-04-12/olx.praca.m<text:line-break/></text:span><text:span text:style-name="T112"><text:line-break/>czas sesji pomiarowej: <text:s text:c="7"/>97 s<text:line-break/>czas aktywności radia: <text:s text:c="7"/>72 s <text:s/>(74%)<text:line-break/><text:line-break/></text:span><text:span text:style-name="T119">liczba pobranych danych: <text:s text:c="5"/>1670.</text:span><text:span text:style-name="T124">02</text:span><text:span text:style-name="T119"> KB</text:span><text:span text:style-name="T112"><text:line-break/></text:span><text:span text:style-name="T116">średnia dla aplikacji: <text:s text:c="7"/>17.</text:span><text:span text:style-name="T124">22</text:span><text:span text:style-name="T116"> KB/s</text:span><text:span text:style-name="T112"><text:line-break/>średnia dla aktywnego radia: <text:s/>23.</text:span><text:span text:style-name="T124">19</text:span><text:span text:style-name="T112"> KB/s <text:line-break/><text:line-break/>liczba wysłanych danych: <text:s text:c="5"/>1</text:span><text:span text:style-name="T120">68.</text:span><text:span text:style-name="T124">63</text:span><text:span text:style-name="T112"> KB<text:line-break/></text:span><text:span text:style-name="T117">średnia dla aplikacji: <text:s text:c="7"/>1.</text:span><text:span text:style-name="T124">74</text:span><text:span text:style-name="T117"> KB/s</text:span><text:span text:style-name="T112"><text:line-break/>średnia dla aktywnego radia: <text:s/>2.</text:span><text:span text:style-name="T124">34</text:span><text:span text:style-name="T112"> KB/s</text:span><text:span text:style-name="T143"><text:line-break/><text:line-break/><text:line-break/></text:span><draw:frame draw:style-name="fr1" draw:name="Ramka1" text:anchor-type="char" svg:width="17cm" draw:z-index="11"><draw:text-box fo:min-height="12.843cm"><text:p text:style-name="Illustration"><draw:frame draw:style-name="fr7" draw:name="Obraz1" text:anchor-type="paragraph" svg:width="17cm" style:rel-width="100%" svg:height="12.843cm" style:rel-height="scale" draw:z-index="12"><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54"><draw:frame draw:style-name="fr3" draw:name="Ramka3" text:anchor-type="paragraph" svg:width="17cm" draw:z-index="13"><draw:text-box fo:min-height="12.843cm"><text:p text:style-name="Illustration"><draw:frame draw:style-name="fr8" draw:name="Obraz3" text:anchor-type="char" svg:width="17cm" style:rel-width="100%" svg:height="12.843cm" style:rel-height="scale" draw:z-index="14"><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7">3</text:span>/pracuj.pl.<text:span text:style-name="T146">m</text:span></text:p>
      <text:p text:style-name="P56"><text:span text:style-name="T113">czas sesji pomiarowej: <text:s text:c="7"/>332 s<text:line-break/>czas aktywności radia: <text:s text:c="7"/>234 s <text:s/>(70%)<text:line-break/><text:line-break/>liczba pobranych danych: <text:s text:c="5"/></text:span><text:span text:style-name="T121">1955.</text:span><text:span text:style-name="T125">21</text:span><text:span text:style-name="T113"> KB<text:line-break/></text:span><text:span text:style-name="T118">średnia dla aplikacji: <text:s text:c="7"/></text:span><text:span text:style-name="T121">5.</text:span><text:span text:style-name="T125">89</text:span><text:span text:style-name="T118"> KB/s</text:span><text:span text:style-name="T113"><text:line-break/>średnia dla aktywnego radia: <text:s/>8.</text:span><text:span text:style-name="T125">36</text:span><text:span text:style-name="T113"> KB/s<text:line-break/><text:line-break/>liczba wysłanych danych: <text:s text:c="5"/>1</text:span><text:span text:style-name="T122">88.</text:span><text:span text:style-name="T125">06</text:span><text:span text:style-name="T113"> KB<text:line-break/></text:span><text:span text:style-name="T118">średnia dla aplikacji: <text:s text:c="7"/>0.</text:span><text:span text:style-name="T125">57</text:span><text:span text:style-name="T118"> KB/s</text:span><text:span text:style-name="T113"><text:line-break/>średnia dla aktywnego radia: <text:s/></text:span><text:span text:style-name="T122">0.</text:span><text:span text:style-name="T125">80</text:span><text:span text:style-name="T113"> KB/s</text:span><text:line-break/></text:p>
      <text:p text:style-name="P59"><text:line-break/><text:span text:style-name="T144">Wykres wygenerowano na podstawie pliku 2016-04-14/bkf.m<text:line-break/><text:line-break/></text:span><text:span text:style-name="T114">czas sesji pomiarowej: <text:s text:c="7"/>447 s <text:line-break/>czas aktywności radia: <text:s text:c="7"/>241 s <text:s/>(53%) <text:line-break/><text:line-break/>liczba pobranych danych: <text:s text:c="5"/></text:span><text:span text:style-name="T123">286.</text:span><text:span text:style-name="T126">15</text:span><text:span text:style-name="T114"> KB<text:line-break/></text:span><text:span text:style-name="T123">średnia dla aplikacji: <text:s text:c="7"/></text:span><text:span text:style-name="T126">0.64</text:span><text:span text:style-name="T123"> KB/s</text:span><text:span text:style-name="T114"><text:line-break/>średnia dla aktywnego radia: <text:s/>1.</text:span><text:span text:style-name="T126">19</text:span><text:span text:style-name="T114"> KB/s<text:line-break/><text:line-break/></text:span><text:soft-page-break/><text:span text:style-name="T114">liczba wysłanych danych: <text:s text:c="5"/>2</text:span><text:span text:style-name="T123">2.</text:span><text:span text:style-name="T127">97</text:span><text:span text:style-name="T114"> KB <text:line-break/></text:span><text:span text:style-name="T123">średnia dla aplikacji: <text:s text:c="7"/></text:span><text:span text:style-name="T127">0.05</text:span><text:span text:style-name="T123"> KB/s</text:span><text:span text:style-name="T114"><text:line-break/>średnia dla aktywnego radia: <text:s/></text:span><text:span text:style-name="T127">0.10</text:span><text:span text:style-name="T114"> KB/s<text:line-break/></text:span><draw:frame draw:style-name="fr1" draw:name="Ramka5" text:anchor-type="char" svg:width="17cm" draw:z-index="15"><draw:text-box fo:min-height="12.749cm"><text:p text:style-name="Illustration"><draw:frame draw:style-name="fr7" draw:name="Obraz5" text:anchor-type="paragraph" svg:width="17cm" style:rel-width="100%" svg:height="12.749cm" style:rel-height="scale" draw:z-index="16"><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57"><text:soft-page-break/><text:line-break/><text:span text:style-name="T144">Wykres wygenerowano na podstawie pliku 2016-04-13/olx.moto.m<text:line-break/></text:span><text:span text:style-name="T114"><text:line-break/>czas sesji pomiarowej: <text:s text:c="7"/>255 s<text:line-break/>czas aktywności radia: <text:s text:c="7"/>255 s <text:s/>(100%) <text:line-break/><text:line-break/>liczba pobranych danych: <text:s text:c="5"/></text:span><text:span text:style-name="T128">24620.59</text:span><text:span text:style-name="T114"> KB<text:line-break/></text:span><text:span text:style-name="T128">średnia dla aplikacji: <text:s text:c="7"/>96.55 KB/s</text:span><text:span text:style-name="T114"><text:line-break/>średnia dla aktywnego radia: <text:s/>9</text:span><text:span text:style-name="T128">6.55</text:span><text:span text:style-name="T114"> KB/s<text:line-break/><text:line-break/>liczba wysłanych danych: <text:s text:c="5"/></text:span><text:span text:style-name="T128">2085.56</text:span><text:span text:style-name="T114"> KB<text:line-break/></text:span><text:span text:style-name="T128">średnia dla aplikacji: <text:s text:c="7"/>8.18 KB/s</text:span><text:span text:style-name="T114"><text:line-break/>średnia dla aktywnego radia: <text:s/></text:span><text:span text:style-name="T128">8.18</text:span><text:span text:style-name="T114"> KB/s </text:span><draw:frame draw:style-name="fr1" draw:name="Ramka2" text:anchor-type="char" svg:width="17cm" draw:z-index="17"><draw:text-box fo:min-height="12.749cm"><text:p text:style-name="Illustration"><draw:frame draw:style-name="fr7" draw:name="Obraz2" text:anchor-type="paragraph" svg:width="17cm" style:rel-width="100%" svg:height="12.749cm" style:rel-height="scale" draw:z-index="18"><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58"><draw:frame draw:style-name="fr1" draw:name="Ramka4" text:anchor-type="char" svg:width="17cm" draw:z-index="19"><draw:text-box fo:min-height="12.749cm"><text:p text:style-name="Illustration"><draw:frame draw:style-name="fr7" draw:name="Obraz4" text:anchor-type="paragraph" svg:width="17cm" style:rel-width="100%" svg:height="12.749cm" style:rel-height="scale" draw:z-index="20"><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55">Wykres wygenerowano na podstawie pliku 2016-04-1<text:span text:style-name="T145">4</text:span>/<text:span text:style-name="T145">facebook.m<text:line-break/></text:span><text:span text:style-name="T115"><text:line-break/>czas sesji pomiarowej: <text:s text:c="7"/>1256 s<text:line-break/>czas aktywności radia: <text:s text:c="7"/>1051 s <text:s/>(83%) <text:line-break/><text:line-break/>liczba pobranych danych: <text:s text:c="5"/></text:span><text:span text:style-name="T129">7785.45</text:span><text:span text:style-name="T115"> KB<text:line-break/></text:span><text:span text:style-name="T129">średnia dla aplikacji: <text:s text:c="7"/>6.20 KB/s</text:span><text:span text:style-name="T115"><text:line-break/>średnia dla aktywnego radia: <text:s/></text:span><text:span text:style-name="T129">7.41</text:span><text:span text:style-name="T115"> KB/s<text:line-break/><text:line-break/>liczba wysłanych danych: <text:s text:c="5"/>6</text:span><text:span text:style-name="T129">53.56</text:span><text:span text:style-name="T115"> KB<text:line-break/></text:span><text:span text:style-name="T129">średnia dla aplikacji: <text:s text:c="7"/>0.52 KB/s </text:span><text:span text:style-name="T115"><text:line-break/>średnia dla aktywnego radia: <text:s/></text:span><text:span text:style-name="T129">0.62</text:span><text:span text:style-name="T115"> KB/s</text:span></text:p>
      <text:p text:style-name="P50"/>
      <text:p text:style-name="P420"><text:tab/><text:span text:style-name="T98">Na podstawie powyższych wyników można zauważyć, że wspominane zjawisko ma miejsce. Widać z nich również mniej więcej sposób w wykorzystywania komunikacji sieciowej. Aplikacja OLX praktycznie bezustannie korzysta z transferu i nie dopuszcza radia do przejścia w stan czuwania. Pozostałe mają widocznie mniejsze zapotrzebowanie na dane. Dają jednak również rzadko możliwość przejścia radia w stan spoczynku.</text:span></text:p>
      <text:h text:style-name="P465" text:outline-level="2"><text:bookmark-start text:name="__RefHeading__1894_151293633"/>2.6. Określenie używanych protokołów w badanych aplikacjach<text:bookmark-end text:name="__RefHeading__1894_151293633"/></text:h>
      <text:p text:style-name="P160"><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22"><text:span text:style-name="T139"><text:tab/>Do zbadania tego obszaru autor posłużył się aplikacją </text:span><text:bookmark text:name="firstHeading"/><text:span text:style-name="T39">OWASP Zed Attack Proxy Project</text:span><text:span text:style-name="T39"><text:note text:id="ftn16" text:note-class="footnote"><text:note-citation>16</text:note-citation><text:note-body><text:p text:style-name="P254">Szczegóły dotyczące aplikacji dostępne pod adresem <text:a xlink:type="simple" xlink:href="https://www.owasp.org/index.php/OWASP_Zed_Attack_Proxy_Project"><text:span text:style-name="T273">https://www.owasp.org/index.php/OWASP_Zed_Attack_Proxy_Project</text:span></text:a><text:span text:style-name="T273">, </text:span><text:span text:style-name="T272">dostęp dnia</text:span><text:span text:style-name="T57"> 2016-04-22</text:span></text:p></text:note-body></text:note></text:span><text:span text:style-name="T56">.<text:line-break/></text:span><text:span text:style-name="T46">Jest to narzędzie umożliwiające między innymi monitorowanie ruchu sieciowego. Jest to możliwe poprzez konfigurację środowiska testowego w następujący sposób:</text:span></text:p>
      <text:list xml:id="list2651351710299912411" text:style-name="L19">
        <text:list-item>
          <text:p text:style-name="P358"><text:span text:style-name="T154">p</text:span>osiadamy komputer wyposażony w interfejs WLAN. Na nim instalujemy program ZAP,</text:p>
        </text:list-item>
        <text:list-item>
          <text:p text:style-name="P358"><text:span text:style-name="T154">g</text:span>enerujemy przy pomocy ZAP własny certyfikat głównego urzędu certyfikującego (Root CA),</text:p>
        </text:list-item>
        <text:list-item>
          <text:p text:style-name="P365"><text:span text:style-name="T51">c</text:span><text:span text:style-name="T48">ertyfikat ten przenosimy </text:span><text:span text:style-name="T52">i</text:span><text:span text:style-name="T49"> instalujemy na urządzeniu mobilnym,</text:span></text:p>
        </text:list-item>
        <text:list-item>
          <text:p text:style-name="P359"><text:span text:style-name="T154">n</text:span>a nim też ustawiamy odpowiednie ustawienia serwera pośredniczącego. Komputer<text:line-break/>z zainstalowanym programem ZAP będzie za niego służył.</text:p>
        </text:list-item>
      </text:list>
      <text:p text:style-name="P89"><text:tab/>Tak w uproszczeniu wygląda proces ustawiania środowiska testowego. Po prawidłowym skonfigurowaniu możemy przystąpić do monitorowania ruchu sieciowego danych aplikacji.</text:p>
      <text:p text:style-name="P89"><text:tab/>Należy zaznaczyć, że aplikacje mogą być na tyle inteligentne, że rozróżniają medium po którym się komunikują (WiFi) <text:span text:style-name="T154">i</text:span> dla niego przyjmują inne strategie <text:span text:style-name="T274">np</text:span> bardziej agresywne pobieranie <text:span text:style-name="T274">danych</text:span>. Przyjęto taki sposób ponieważ nie wymaga on ingerencji w system operacyjny urządzenia (tzw. <text:span text:style-name="T275">r</text:span>ooting) co wiąże się z możliwością utraty gwarancji producenta.</text:p>
      <text:p text:style-name="P91">Wyniki badań zostały dołączone do pracy w postaci plików w formacie programu ZAP. Dodatkowo wyłuskano dane w formacie JSON z niektórych zapytań dla tych sesji.</text:p>
      <text:p text:style-name="P93"><text:span text:style-name="T48"><text:tab/>Przetestowano</text:span><text:span text:style-name="T50"> cztery aplikacje:</text:span></text:p>
      <text:list xml:id="list6142721467033257192" text:style-name="L20">
        <text:list-item>
          <text:p text:style-name="P361">OLX,</text:p>
        </text:list-item>
        <text:list-item>
          <text:p text:style-name="P361">OTOMOTO,</text:p>
        </text:list-item>
        <text:list-item>
          <text:p text:style-name="P361">Pracuj.<text:span text:style-name="T141">pl</text:span>,</text:p>
        </text:list-item>
        <text:list-item>
          <text:p text:style-name="P361">iCarWash.</text:p>
        </text:list-item>
      </text:list>
      <text:p text:style-name="P90">Wszystkie korzystają z podobnego sposobu komunikacji sieciowej. Mianowicie:</text:p>
      <text:list xml:id="list7851906109673827910" text:style-name="L21">
        <text:list-item>
          <text:p text:style-name="P360"><text:span text:style-name="T275">użyty </text:span>protokół HTTP(s),</text:p>
        </text:list-item>
        <text:list-item>
          <text:p text:style-name="P360">dane przesyłane w formacie JSON.</text:p>
        </text:list-item>
      </text:list>
      <text:p text:style-name="P90">Taka konfiguracja jest z jednej strony łatwa <text:span text:style-name="T275">i</text:span> przejrzysta <text:span text:style-name="T275">podczas </text:span>i<text:span text:style-name="T154">m</text:span>plementacji, z drugie pozostawia wiele do życzenia pod względem optymalizacji. <text:span text:style-name="T318">Można</text:span> bowiem skorzystać z autorskich (lżejszych) rozwiązań opartych na protokole TCP <text:span text:style-name="T275">i</text:span> danych binarnych.</text:p>
      <text:p text:style-name="P161"><text:soft-page-break/></text:p>
      <text:p text:style-name="P162"><text:span text:style-name="T40"><text:tab/></text:span><text:span text:style-name="T41">W aplikacj</text:span><text:span text:style-name="T47">ach</text:span><text:span text:style-name="T41"> OTOMOTO </text:span><text:span text:style-name="T47">i </text:span><text:span text:style-name="T41">OLX widać je</text:span><text:span text:style-name="T45">d</text:span><text:span text:style-name="T41">nak ukłon w stronę optymalizacji. Wszystkie ogłoszenia wraz z ich treścią są pobierane w ramach jednego żądania. Inne aplikacje podchodzą do tematu inaczej. </text:span><text:span text:style-name="T42">Aplikacje Pracuj po pobraniu c</text:span><text:span text:style-name="T47">zęści</text:span><text:span text:style-name="T42"> listy ogłoszeń </text:span><text:span text:style-name="T47">pobiera szczegóły</text:span><text:span text:style-name="T42"> ogłoszenia </text:span><text:span text:style-name="T47">dopiero po przejściu w ich podgląd</text:span><text:span text:style-name="T42">. </text:span><text:span text:style-name="T47">iC</text:span><text:span text:style-name="T42">arWash również pobiera dane na żądanie użytkownika.<text:line-break/>W dwóch ostatnich aplikacjach jest to o tyle niefortunne, ponieważ ze względu na niewielki rozmiar danych wszystkie dane mogłyby być pobrane za j</text:span><text:span text:style-name="T45">e</text:span><text:span text:style-name="T42">dnym razem. Przy czym należy zwrócić uwagę, że czę</text:span><text:span text:style-name="T45">s</text:span><text:span text:style-name="T42">totliwość zmian pobranych danych w aplikacji iCarWash </text:span><text:span text:style-name="T43">może być </text:span><text:span text:style-name="T42">większa. </text:span><text:span text:style-name="T44">Dwie pierwsze aplikacje pomimo bardziej optymalnego pobierania danych potrzebnych użytkownikowi negują te wypracowane profity wysyłaniem danych analitycznych przy każdym zdarzeniu. Są one </text:span><text:span text:style-name="T47">najwyraźniej</text:span><text:span text:style-name="T44"> wyposażone w bibliotekę Google </text:span><text:span text:style-name="T47">Analytics</text:span><text:span text:style-name="T44"> do monitorowania aktywności użytkowników. Informacje te nie są jednak cache</text:span><text:span text:style-name="T45">'</text:span><text:span text:style-name="T44">owane a wysyłane w odpowiedzi na zdarzenia.</text:span></text:p>
      <text:p text:style-name="P163"><text:span text:style-name="T150"><text:tab/></text:span><text:span text:style-name="T152">Według autora a</text:span><text:span text:style-name="T151">plikacje Pracuj.pl i iCarWash wydają się bardziej pod</text:span><text:span text:style-name="T140">atne na optymalizację, optymalizacje przy takim modelu komunikacji są również łatwiejsze do zaimplementowani. Będą one zatem stanowić dobrą bazę dla aplikacji wzorcowej, która posłuży do ostatecznych testów.</text:span><text:tab/></text:p>
      <text:p text:style-name="P92"/>
      <text:h text:style-name="P455" text:outline-level="2"><text:bookmark-start text:name="__RefHeading__1093_768326401"/>2.<text:span text:style-name="T319">7</text:span>. Aplikacja wzorcowa<text:bookmark-end text:name="__RefHeading__1093_768326401"/></text:h>
      <text:p text:style-name="P123"><text:tab/><text:span text:style-name="T276">W celu przeprowadzenia porównania, autor planuje stworzyć aplikację na system Android. Będzie ona pobierała dane również w formacie JSON przy pomocy protokołu HTTP. Zaimplementowany zostanie interfejs użytkownika w postaci listy elementów, z której po wybraniu konkretnego będzie pojawiał się podgląd szczegółów. Aby uniknąć konieczności produkowania danych wykorzystane zostaną publicznie dostępne dane z wcześniej testowanych aplikacji. Jako źródło danych zostaną wykorzystane serwery deweloperskie dostępne wraz z środowiskami dostarczanymi przez język i programowania Python</text:span><text:span text:style-name="T276"><text:note text:id="ftn17" text:note-class="footnote"><text:note-citation>17</text:note-citation><text:note-body><text:p text:style-name="P255">Informacje odnośnie platformy dostępne pod adresem <text:a xlink:type="simple" xlink:href="https://www.python.org/">https://www.python.org/</text:a>, dostęp z dnia 2016-05-28</text:p></text:note-body></text:note></text:span><text:span text:style-name="T276"> bądź PHP</text:span><text:span text:style-name="T276"><text:note text:id="ftn18" text:note-class="footnote"><text:note-citation>18</text:note-citation><text:note-body><text:p text:style-name="P256">Informacje dostępne pod adresem <text:a xlink:type="simple" xlink:href="http://www.php.net/">http://www.php.net/</text:a>, 2016-05-28</text:p></text:note-body></text:note></text:span><text:span text:style-name="T276">. Po przejściu do fazy testów konieczne będzie skorzystanie z środowiska z publicznie dostępnym adresem IP. Do testów wybrano dane pochodzące z aplikacji iCarWash, ze względu na wiedzę autora odnośnie tej aplikacji oraz OLX ze względu na inny charakter danych i dużo większe ich wykorzystanie.</text:span></text:p>
      <text:h text:style-name="P444" text:outline-level="1"><text:bookmark-start text:name="__RefHeading__4073_530245620"/>3. Implementacja biblioteki<text:bookmark-end text:name="__RefHeading__4073_530245620"/></text:h>
      <text:p text:style-name="P16"/>
      <text:p text:style-name="P29"><text:tab/><text:span text:style-name="T158">W rozdziale tym zostaną omówione etapy tworzenia biblioteki wykorzystanej do testowania aplikacji wzorcowej w tej pracy. Będą to w kolejności:</text:span></text:p>
      <text:list xml:id="list789034556973771866" text:style-name="L22">
        <text:list-item>
          <text:p text:style-name="P300">stworzenie infrastruktury serwerowej,</text:p>
        </text:list-item>
        <text:list-item>
          <text:p text:style-name="P300">prototypowanie,</text:p>
        </text:list-item>
        <text:list-item>
          <text:p text:style-name="P300">zebranie wymagań,</text:p>
        </text:list-item>
        <text:list-item>
          <text:p text:style-name="P300">projekt,</text:p>
        </text:list-item>
        <text:list-item>
          <text:p text:style-name="P301">implementacja.</text:p>
        </text:list-item>
      </text:list>
      <text:p text:style-name="P25"/>
      <text:h text:style-name="P456" text:outline-level="2"><text:bookmark-start text:name="__RefHeading__5666_827020684"/><text:span text:style-name="T159">3.1. </text:span><text:s/><text:span text:style-name="T231">Infrastruktura po stronie serwera</text:span><text:bookmark-end text:name="__RefHeading__5666_827020684"/></text:h>
      <text:p text:style-name="P116"><text:tab/><text:span text:style-name="T159">Przed przystąpieniem do jakichkolwiek prac dotyczących aplikacji klienckiej należało stworzyć część serwerową. Składa się na nią zestaw danych podobny do tego w testowanych aplikacjach, oraz serwer HTTP.</text:span></text:p>
      <text:p text:style-name="P124"><text:tab/><text:span text:style-name="T160">Ponieważ stworzenie odpowiedniego zbioru danych byłoby zbyt czasochłonne pobrano je<text:line-break/>z autentycznych serwisów. Są to dane publicznie dostępne dla następujących aplikacji:</text:span></text:p>
      <text:list xml:id="list1629253193074874851" text:style-name="L23">
        <text:list-item>
          <text:p text:style-name="P366">iCarWash – dane dostępne przy pomocy konta demonstracyjnego,</text:p>
        </text:list-item>
        <text:list-item>
          <text:p text:style-name="P367">OLX <text:s text:c="7"/>– dane dla kategorii motoryzacja, pierwsze dziesięć stron.</text:p>
        </text:list-item>
      </text:list>
      <text:p text:style-name="P164">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61">Poniżej zamieszczono przykłady uruchamiania obu.</text:span></text:p>
      <text:p text:style-name="P94">Należy wpisać w konsoli (pod warunkiem, że środowisko jest dostępne na danym komputerze):</text:p>
      <text:list xml:id="list3699664036050755031" text:style-name="L24">
        <text:list-item>
          <text:p text:style-name="P368"><text:span text:style-name="T161">Python 2.7 → </text:span><text:span text:style-name="T130">python -m SimpleHTTPServer</text:span></text:p>
        </text:list-item>
        <text:list-item>
          <text:p text:style-name="P370">PHP 5.6 <text:s text:c="4"/>→ <text:span text:style-name="T111">php -S 0.0.0.0:8000</text:span></text:p>
        </text:list-item>
      </text:list>
      <text:p text:style-name="P165">W obu przypadkach uruchomi to serwery w linii poleceń. Serwery będą nasłuchiwać połączeń przychodzących na port 8000.</text:p>
      <text:p text:style-name="P166"/>
      <text:h text:style-name="P466" text:outline-level="2"><text:bookmark-start text:name="__RefHeading__5668_827020684"/>3.2. Prototypowanie i pierwsze wnioski<text:bookmark-end text:name="__RefHeading__5668_827020684"/></text:h>
      <text:p text:style-name="P125"><text:tab/><text:span text:style-name="T162">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25"><text:tab/><text:span text:style-name="T163">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25"><text:tab/><text:span text:style-name="T164">Pierwsze spostrzeżenia przedstawione w postaci listy:</text:span></text:p>
      <text:list xml:id="list7832621153792426984" text:style-name="L25">
        <text:list-item>
          <text:p text:style-name="P371">struktura danych mocno różni się między poszczególnymi aplikacjami:</text:p>
          <text:list>
            <text:list-item>
              <text:p text:style-name="P371">iCarWash – jest krótka (dokładnie sześć <text:span text:style-name="T277">elementów</text:span>) lista myjni zawierająca podstawowe informacje (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372">OLX – <text:span text:style-name="T165">lista ma już ponad 19 tysięcy ogłoszeń. Pobierane są one w postaci strony, gdzie strona składa się z 15 ogłoszeń wraz między innymi z treścią i linkami do obrazków,</text:span></text:p>
            </text:list-item>
          </text:list>
        </text:list-item>
        <text:list-item>
          <text:p text:style-name="P373">objętość danych jest różna (zajmowana przez obiekt cache w pamięci RAM):</text:p>
          <text:list>
            <text:list-item>
              <text:p text:style-name="P373">iCarWash – całość około 60 KB dla wszystkich danych,</text:p>
            </text:list-item>
            <text:list-item>
              <text:p text:style-name="P373">OLX <text:s text:c="7"/>– około 720 KB dla 150 ogłoszeń bez obrazków,</text:p>
            </text:list-item>
          </text:list>
        </text:list-item>
        <text:list-item>
          <text:p text:style-name="P374">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167"><text:tab/>Pomimo, że podane wartości dla zajętości pamięci tyczą się języka JavaScript i mogą się różnić, możemy na ich podstawie wstępnie oszacować zapotrzebowanie na RAM. <text:span text:style-name="T166">Należy pamiętać<text:line-break/>o ograniczeniach dostępnej pamięci jakie narzuca sam system.</text:span> <text:span text:style-name="T166">Android ma z góry zdefiniowany sztywny limit na dostępną pamięć per aplikacja</text:span><text:span text:style-name="T166"><text:note text:id="ftn19" text:note-class="footnote"><text:note-citation>19</text:note-citation><text:note-body><text:p text:style-name="P257">Tłumaczenie własne treści pod adresem <text:s/><text:a xlink:type="simple" xlink:href="http://developer.android.com/training/articles/memory.html"><text:span text:style-name="T166">http://developer.android.com/training/articles/memory.html</text:span></text:a><text:span text:style-name="T166">, </text:span>dostęp z dnia 2016-05-08</text:p></text:note-body></text:note></text:span><text:span text:style-name="T166">. Limit ten może się różnić w zależności od urządzenia.</text:span><text:span text:style-name="T86"> </text:span></text:p>
      <text:p text:style-name="P87"><text:tab/>Dla iCarWash zajętość RAM kompletu danych (wpis na liście + szczegóły) dla jednej myjni wynosi 10 KB (60 KB / 6 myjni), dla OLX niecałe 5 KB. <text:span text:style-name="T167">Na potrzeby przykładu przyjmijmy, że dane dla pojedynczego elementu zajmują 10 KB. Rezerwując 1 MB na cache można przechować 100 kompletnych pozycji na liście. Czy jest to wartość wystarczająca? Zależy w dużej mierze od </text:span><text:soft-page-break/><text:span text:style-name="T167">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znaczną część dostępnej pamięci cache. Przyjmując rozmiar 300px na 200px przy rozdzielczości 300 DPI i palecie barw 24 bit jeden obrazek zajmuje około 200 KB</text:span><text:span text:style-name="T167"><text:note text:id="ftn20" text:note-class="footnote"><text:note-citation>20</text:note-citation><text:note-body><text:p text:style-name="P258">Wyliczenia dokonane przy pomocy narzędzia dostępnego na stronie <text:s/><text:a xlink:type="simple" xlink:href="http://jan.ucc.nau.edu/lrm22/pixels2bytes/calculator.htm" text:style-name="Internet_20_link" text:visited-style-name="Visited_20_Internet_20_Link"><text:span text:style-name="T99">http://jan.ucc.nau.edu/lrm22/pixels2bytes/calculator.htm</text:span></text:a><text:span text:style-name="T99">, dostęp z dnia 2016-05-08</text:span></text:p></text:note-body></text:note></text:span><text:span text:style-name="T167">. Dla rozdzielczości 150px na 100px będzie to 50 KB.</text:span></text:p>
      <text:p text:style-name="P88"><text:tab/>Można rozważyć też inne podejście. Aplikacje zawierające ogłoszenia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467" text:outline-level="2"><text:bookmark-start text:name="__RefHeading__5670_827020684"/>3.3. Ograniczenia dla biblioteki<text:bookmark-end text:name="__RefHeading__5670_827020684"/></text:h>
      <text:p text:style-name="P126"><text:tab/><text:span text:style-name="T168">Komunikacja sieciowa jest dosyć często wykorzystywana w aplikacjach na system Android. Z tego powodu dostępne są biblioteki ułatwiające oprogramowanie tychże funkcji</text:span><text:span text:style-name="T168"><text:note text:id="ftn21" text:note-class="footnote"><text:note-citation>21</text:note-citation><text:note-body><text:p text:style-name="P259"><text:span text:style-name="T278">Autor w tym projekcie postawił na bibliotekę Volley </text:span><text:a xlink:type="simple" xlink:href="https://developer.android.com/training/volley/index.html"><text:span text:style-name="T278">https://developer.android.com/training/volley/index.html</text:span></text:a>, <text:span text:style-name="T278">dostęp z dnia 2016-05-28</text:span></text:p></text:note-body></text:note></text:span><text:span text:style-name="T168">.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26"><text:tab/><text:span text:style-name="T168">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26"/>
      <text:h text:style-name="P468" text:outline-level="2"><text:bookmark-start text:name="__RefHeading__5672_827020684"/>3.4. Wymagania<text:bookmark-end text:name="__RefHeading__5672_827020684"/></text:h>
      <text:p text:style-name="P127"><text:tab/><text:span text:style-name="T169">W tym rozdziale podsumowano wymagania stawiane bibliotece, którym musi sprostać w celu przetestowania aplikacji wzorcowej:</text:span></text:p>
      <text:list xml:id="list5323439700855808108" text:style-name="L26">
        <text:list-item>
          <text:p text:style-name="P375"><text:span text:style-name="T320">m</text:span>ożliwość pobrania listy elementów w całości, bądź wybranej części,</text:p>
        </text:list-item>
        <text:list-item>
          <text:p text:style-name="P375">możliwość pobrania szczegółów dotyczących jednego bądź więcej elementów,</text:p>
        </text:list-item>
        <text:list-item>
          <text:p text:style-name="P375">możliwość pobierania zawczasu wybranej liczby elementów (strategia prefetch),</text:p>
        </text:list-item>
        <text:list-item>
          <text:p text:style-name="P375">opcjonalnie możliwość kolejkowania żądań typu analitics i wysyłania wraz z żądaniem użytkownika,</text:p>
        </text:list-item>
        <text:list-item>
          <text:p text:style-name="P375">możliwość dopasowania aplikacji w prosty sposób do przedstawionych struktur danych.</text:p>
        </text:list-item>
      </text:list>
      <text:h text:style-name="P469" text:outline-level="2"><text:bookmark-start text:name="__RefHeading__5674_827020684"/>3.5. Implementacja<text:bookmark-end text:name="__RefHeading__5674_827020684"/></text:h>
      <text:p text:style-name="P128"><text:tab/><text:span text:style-name="T170">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text:span><text:span text:style-name="T170"><text:note text:id="ftn22" text:note-class="footnote"><text:note-citation>22</text:note-citation><text:note-body><text:p text:style-name="P260">Strona domowa narzędzia GIT dostępna pod adresem <text:a xlink:type="simple" xlink:href="https://git-scm.com/">https://git-scm.com/</text:a>, dostęp z dnia 2016-05-28</text:p></text:note-body></text:note></text:span><text:span text:style-name="T170">. Został załączony do wglądu na płycie CD, oraz jest dostępny pod adresem </text:span><text:a xlink:type="simple" xlink:href="https://github.com/grzegorz-rozycki/master-thesis-app" text:style-name="Internet_20_link" text:visited-style-name="Visited_20_Internet_20_Link"><text:span text:style-name="T170">https://github.com/grzegorz-rozycki/master-thesis-app</text:span></text:a><text:span text:style-name="T170">.</text:span></text:p>
      <text:p text:style-name="P128"><text:tab/><text:span text:style-name="T170">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29"><text:tab/><text:span text:style-name="T171">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text:span><text:span text:style-name="T171"><text:note text:id="ftn23" text:note-class="footnote"><text:note-citation>23</text:note-citation><text:note-body><text:p text:style-name="P261">Informacje na ten temat zaciągnięte ze strony <text:s/><text:a xlink:type="simple" xlink:href="https://developer.android.com/training/articles/perf-anr.html"><text:span text:style-name="T171">https://developer.android.com/training/articles/perf-anr.html</text:span></text:a><text:span text:style-name="T171">,<text:line-break/></text:span>dostęp z dnia <text:span text:style-name="T171"><text:s/>2016-05-21</text:span></text:p></text:note-body></text:note></text:span><text:span text:style-name="T171">.<text:line-break/>Wynika z tego, że kod uruchamiany w głównym wątku musi kończyć swoją pracę szybko. Nie można zatem przeprowadzać komunikacji sieciowej na tym wątku.</text:span></text:p>
      <text:p text:style-name="P131"><text:tab/><text:span text:style-name="T172">Przykład kodu obsługującego zapytania sieciowe w aplikacji na system android można znaleźć pod adresem </text:span><text:a xlink:type="simple" xlink:href="https://developer.android.com/training/basics/network-ops/connecting.html"><text:span text:style-name="T172">https://developer.android.com/training/basics/network-ops/connecting.html</text:span></text:a><text:span text:style-name="T172"><text:note text:id="ftn24" text:note-class="footnote"><text:note-citation>24</text:note-citation><text:note-body><text:p text:style-name="P262">Dostęp z dnia <text:s/><text:span text:style-name="T172">2016-05-21</text:span></text:p></text:note-body></text:note></text:span><text:span text:style-name="T172">. Na tejże stronie można również znaleźć odnośnik do biblioteki Volley</text:span><text:span text:style-name="T172"><text:note text:id="ftn25" text:note-class="footnote"><text:note-citation>25</text:note-citation><text:note-body><text:p text:style-name="P263">Adres strony <text:s/><text:a xlink:type="simple" xlink:href="https://developer.android.com/training/volley/index.html"><text:span text:style-name="T172">https://developer.android.com/training/volley/index.html</text:span></text:a><text:span text:style-name="T172">, </text:span>dostęp z dnia<text:span text:style-name="T172"> 2016-05-21</text:span></text:p></text:note-body></text:note></text:span><text:span text:style-name="T172">, która ułatwia implementację komunikacji sieciowej. Dostarcza ona między innymi implementację związaną z wykonywaniem osobnego wątku do komunikacji sieciowej, kolejkowanie zapytań sieciowych oraz cache'owanie zapytań. Była ona komponentem dobrze wpasowującym się w wymagania projektu.</text:span></text:p>
      <text:p text:style-name="P130"><text:tab/><text:span text:style-name="T173">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32"><text:soft-page-break/><text:tab/><text:span text:style-name="T174">Android dostarcza kilku sposobów na zaimplementowanie widoku listy. Są to rozszerzenie klasy ListActivity</text:span><text:span text:style-name="T174"><text:note text:id="ftn26" text:note-class="footnote"><text:note-citation>26</text:note-citation><text:note-body><text:p text:style-name="P264"><text:a xlink:type="simple" xlink:href="https://developer.android.com/reference/android/app/ListActivity.html">https://developer.android.com/reference/android/app/ListActivity.html</text:a>, dostęp z dnia 2016-05-28</text:p></text:note-body></text:note></text:span><text:span text:style-name="T174">, dodanie elementów RecyclerView</text:span><text:span text:style-name="T174"><text:note text:id="ftn27" text:note-class="footnote"><text:note-citation>27</text:note-citation><text:note-body><text:p text:style-name="P265"><text:a xlink:type="simple" xlink:href="https://developer.android.com/reference/android/support/v7/widget/RecyclerView.html">https://developer.android.com/reference/android/support/v7/widget/RecyclerView.html</text:a>, dostęp z dnia 2016-05-28</text:p></text:note-body></text:note></text:span><text:span text:style-name="T174"> lub ListView</text:span><text:span text:style-name="T174"><text:note text:id="ftn28" text:note-class="footnote"><text:note-citation>28</text:note-citation><text:note-body><text:p text:style-name="P266"><text:a xlink:type="simple" xlink:href="https://developer.android.com/guide/topics/ui/layout/listview.html"><text:span text:style-name="T279">https://developer.android.com/guide/topics/ui/layout/listview.html</text:span></text:a><text:span text:style-name="T279">, dostęp z dnia 2016-05-28</text:span></text:p></text:note-body></text:note></text:span><text:span text:style-name="T174"> do widoku okna aplikacji. Częścią wspólną dla tych technik jest konieczność ustawienia adaptera listy, który pełni rolę pośrednika pomiędzy danymi a widokiem. Głównymi funkcjami, które adapter musi dostarczyć są:</text:span></text:p>
      <text:list xml:id="list3503592987423630588" text:style-name="L27">
        <text:list-item>
          <text:p text:style-name="P376">zwrócenie liczy elementów na liście,</text:p>
        </text:list-item>
        <text:list-item>
          <text:p text:style-name="P377">tworzenie obiektu elementu listy,</text:p>
        </text:list-item>
        <text:list-item>
          <text:p text:style-name="P377">aktualizacja / pobranie danych elementu na liście.</text:p>
        </text:list-item>
      </text:list>
      <text:p text:style-name="P168"><text:tab/>Jak widać, metod nie jest dużo, należy jednak pamiętać o ograniczeniach związanych z głównym wątkiem. Każda z tych metod musi zakończyć się w mirę szybko. <text:span text:style-name="T280">Do dyspozycji programisty jest </text:span>okienko 16 ms, w którym muszą zmieścić się wywołania innych metod, rysowanie, oraz proces zarządzania zwalniania pamięci – Garbage Collector.</text:p>
      <text:p text:style-name="P168"><text:tab/><text:span text:style-name="T176">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427" text:outline-level="3"><text:bookmark-start text:name="__RefHeading__5676_827020684"/>3.5.1. Implementacja dla danych iCarWash<text:bookmark-end text:name="__RefHeading__5676_827020684"/></text:h>
      <text:p text:style-name="P169"><text:tab/><text:span text:style-name="T175">Pierwszą implementacją źródła danych była aplikacja iCarWash. Niedługa lista, w tym przypadku sześć elementów, pozwalała na pominięcie konieczności stronicowania listy. Jako kontener przechowujący listę myjni wykorzystano klasę SparseArray</text:span><text:span text:style-name="T175"><text:note text:id="ftn29" text:note-class="footnote"><text:note-citation>29</text:note-citation><text:note-body><text:p text:style-name="P267"><text:a xlink:type="simple" xlink:href="https://developer.android.com/reference/android/util/SparseArray.html"><text:span text:style-name="T281">https://developer.android.com/reference/android/util/SparseArray.html</text:span></text:a>, <text:span text:style-name="T281">dostęp z dnia <text:s/>2016-05-21</text:span></text:p></text:note-body></text:note></text:span><text:span text:style-name="T175">.</text:span></text:p>
      <text:p text:style-name="P170"><text:tab/>Jako elementy listy przechowywane są obiekty typu CarWash. <text:span text:style-name="T177">Główne pola tej klasy to:</text:span></text:p>
      <text:p text:style-name="P61"><text:s text:c="4"/>public final String id;</text:p>
      <text:p text:style-name="P60"><text:s text:c="4"/>public final String serialNumber;</text:p>
      <text:p text:style-name="P60"><text:s text:c="4"/>public final String username;</text:p>
      <text:p text:style-name="P60"/>
      <text:p text:style-name="P60"><text:s text:c="4"/>NetDataPromise alarms;</text:p>
      <text:p text:style-name="P60"><text:s text:c="4"/>NetDataPromise autodiagnostics;</text:p>
      <text:p text:style-name="P60"><text:s text:c="4"/>NetDataPromise events;</text:p>
      <text:p text:style-name="P60"><text:s text:c="4"/>NetDataPromise finance;</text:p>
      <text:p text:style-name="P60"><text:s text:c="4"/>NetDataPromise monitor;</text:p>
      <text:p text:style-name="P97"><text:tab/>Trzy pierwsze pola są uzupełniane już na etapie <text:span text:style-name="T178">pobierania listy. Pozostałe pięć są nie zainicjalizowane do momentu żądania tych danych przez użytkownika. Każdemu polu odpowiada osobny URL. Początkowo pola te były typu JSONObject</text:span><text:span text:style-name="T178"><text:note text:id="ftn30" text:note-class="footnote"><text:note-citation>30</text:note-citation><text:note-body><text:p text:style-name="P268"><text:a xlink:type="simple" xlink:href="https://github.com/stleary/JSON-java"><text:span text:style-name="T282">https://github.com/stleary/JSON-java</text:span></text:a>, <text:span text:style-name="T282">dostęp z dnia </text:span><text:span text:style-name="T61"><text:s/></text:span><text:span text:style-name="T62">2016-05-21</text:span></text:p></text:note-body></text:note></text:span><text:span text:style-name="T178">, lecz nie były one w ocenie autora najlepszym wyborem w tym przypadku. Aplikacja wysyła żądanie o dane, użytkownik czeka mając </text:span><text:soft-page-break/><text:span text:style-name="T178">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enkapsulują tę funkcjonalność. Są one odpowiedzialne za obsłużenie danych w momencie ich pobrania z serwera, implementując interfejsy Response.ErrorListener, Response.Listener&lt;JSONObject&gt;, oraz ewentualne odświeżenie widoku / prezentację danych. Druga funkcjonalność jest realizowana poprzez trzymanie słabej referencji</text:span><text:span text:style-name="T178"><text:note text:id="ftn31" text:note-class="footnote"><text:note-citation>31</text:note-citation><text:note-body><text:p text:style-name="P269"><text:a xlink:type="simple" xlink:href="https://docs.oracle.com/javase/7/docs/api/java/lang/ref/WeakReference.html"><text:span text:style-name="T283">https://docs.oracle.com/javase/7/docs/api/java/lang/ref/WeakReference.html</text:span></text:a>, <text:span text:style-name="T283">dostęp z dnia </text:span><text:span text:style-name="T256"><text:s/></text:span><text:span text:style-name="T62">2016-05-21</text:span></text:p></text:note-body></text:note></text:span><text:span text:style-name="T178"> do obiektu odpowiedzialnego za prezentację danych. Pozostawienie referencji jako słabej jest ważne<text:line-break/>z punktu widzenia zarządzania pamięcią. Przeciwdziała wyciekom pamięci, umożliwiając jednocześnie odświeżenie widoku jeśli jest on jeszcze aktywny. Inspiracją dla takiego rozwiązania był obiekt obietnicy</text:span><text:span text:style-name="T178"><text:note text:id="ftn32" text:note-class="footnote"><text:note-citation>32</text:note-citation><text:note-body><text:p text:style-name="P270"><text:span text:style-name="T63">Ang. Promise, informacje na stronie </text:span><text:a xlink:type="simple" xlink:href="https://developer.mozilla.org/en-US/docs/Web/JavaScript/Reference/Global_Objects/Promise"><text:span text:style-name="T63">https://developer.mozilla.org/en-US/docs/Web/JavaScript/Reference/Global_Objects/Promise</text:span></text:a><text:span text:style-name="T63">, dostęp z dnia <text:s/></text:span><text:span text:style-name="T62">2016-05-21</text:span></text:p></text:note-body></text:note></text:span><text:span text:style-name="T178"> wprowadzony w standardzie języka JavaScript w wersji szóstej. Ma on na celu synchroniczne zwracanie danych z funkcji wykonującej żądanie asynchroniczne.</text:span></text:p>
      <text:p text:style-name="P97"><text:tab/><text:span text:style-name="T179">Taki dobór rozwiązań umożliwił działanie aplikacji na dwa sposoby:</text:span></text:p>
      <text:list xml:id="list1920607296022908421" text:style-name="L28">
        <text:list-item>
          <text:p text:style-name="P378"><text:span text:style-name="T321">p</text:span>obranie listy elementów na początku działania aplikacji, pobranie reszty danych (wymienione pola dla każdej z myjni) na żądanie użytkownika,</text:p>
        </text:list-item>
        <text:list-item>
          <text:p text:style-name="P378">pobranie listy elementów i wraz z nimi wszystkich dodatkowych pól.</text:p>
        </text:list-item>
      </text:list>
      <text:p text:style-name="P95"/>
      <text:h text:style-name="P428" text:outline-level="3"><text:bookmark-start text:name="__RefHeading__5678_827020684"/>3.5.2. Implementacja dla danych OLX<text:bookmark-end text:name="__RefHeading__5678_827020684"/></text:h>
      <text:p text:style-name="P95"><text:tab/><text:span text:style-name="T180">Implementacja aplikacji dla danych z serwisu OLX została wdrożona w kolejnym kroku. Struktura danych dla tego serwisu jest znacznie różna od tej z poprzedniego przykładu. Nie chodzi tu o same informacje, a raczej o sposób ich organizacji i pobierania ze zdalnego źródła. </text:span></text:p>
      <text:p text:style-name="P95"><text:tab/><text:span text:style-name="T181">W tym przykładzie dane są zgrupowane w strony. Strona zawiera dane kategorii, której dotyczy, liczby ogłoszeń w kategorii, liczby ogłoszeń per strona, liczby stron, i samych ogłoszeń przypisanych do strony. Po pobraniu danych dotyczących pierwszej strony otrzymujemy informacje odnośnie całkowitej liczby ogłoszeń wraz z listą kompletnych danych dla ogłoszeń znajdujących się na tej stronie. Należy zwrócić uwagę na dużo dłuższą listę elementów, dla danych testowych<text:line-break/>z kategorii motoryzacja około 20 tysięcy, która nie może być już przechowana w całości w pamięci operacyjnej urządzenia. Gdy strona zostanie pobrana nie ma konieczności osobnego pobierania danych pojedynczego ogłoszenia.</text:span></text:p>
      <text:p text:style-name="P96"><text:tab/><text:span text:style-name="T182">W związku z taką strukturą danych zastosowano następujące podejście: zmieniono strukturę, w której przechowywane były dane z SparseArray na LruCache</text:span><text:span text:style-name="T182"><text:note text:id="ftn33" text:note-class="footnote"><text:note-citation>33</text:note-citation><text:note-body><text:p text:style-name="P271"><text:a xlink:type="simple" xlink:href="https://developer.android.com/reference/android/util/LruCache.html"><text:span text:style-name="T284">https://developer.android.com/reference/android/util/LruCache.html</text:span></text:a>, <text:span text:style-name="T284">dostęp z dnia</text:span><text:span text:style-name="T63"> <text:s/></text:span><text:span text:style-name="T62">2016-05-21</text:span></text:p></text:note-body></text:note></text:span><text:span text:style-name="T182">. Miało to umożliwić przechowywanie, co prawda w sposób rotacyjny, wszystkich elementów listy w ograniczonej przestrzeni pamięci RAM. Struktura ta jest połączeniem kolejki i mapy 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text:span><text:soft-page-break/><text:span text:style-name="T182">najdawniej. Jeżeli element został dopiero dodany, bądź o niego zapytano trafia on na koniec tej kolejki.</text:span></text:p>
      <text:p text:style-name="P96"><text:tab/><text:span text:style-name="T183">Z początku przechowywane były w kolejce pojedyncze elementy, w miarę szybko okazało się to niewydajne z punktu widzenia komunikacji sieciowej. Zapytanie dotyczyło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Jednak niosło to ze sobą kolejne komplikacje. Dostęp do pojedynczych elementów stał się mniej intuicyjny, nie było to dużym problemem w porównaniu z aktualizacją widoków. Autor podbudowany dobrym efektem zastosowania wzorca obietnicy w poprzednim rozwiązaniu postanowił je również zaaplikować dla poszczególnych stron. Rozwiązanie to umożliwiło przewijanie całej listy ogłoszeń pomimo braku danych, jednak pogorszyło to wydajnościowo, co widać gołym okiem, proces odświeżania danych na liście. Sam sposób powiązania programowego strony z widokiem też na tym ucierpiał. Należało w jakiś sposób powiązać stronę z adapterem, aby w momencie pobrania danych odświeżyć listę. Taka implementacja umożliwiła pobieranie danych po kolei, tak jak dzieje się to<text:line-break/>w oryginalnej aplikacji oraz dobór liczby stron pobranych przy pierwszym żądaniu.</text:span></text:p>
      <text:h text:style-name="P470" text:outline-level="2"><text:bookmark-start text:name="__RefHeading__5680_827020684"/>3.6. Wnioski z implementacji<text:bookmark-end text:name="__RefHeading__5680_827020684"/></text:h>
      <text:p text:style-name="P133"><text:tab/><text:span text:style-name="T184">W tym rozdziale przestawione zostaną wnioski wyciągnięte podczas implementacji, napotkane problemy oraz błędy zauważone po jej zakończeniu.</text:span></text:p>
      <text:p text:style-name="P134"><text:tab/><text:span text:style-name="T185">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831214703289457976" text:style-name="L29">
        <text:list-item>
          <text:p text:style-name="P379">możliwość zainicjowania większej liczby żądań stron jeśli użytkownik przewija zawartość listy szybko nie czekając na pojawienie się treści,</text:p>
        </text:list-item>
        <text:list-item>
          <text:p text:style-name="P380">problemy z reagowaniem na aktualizację danych. Zastosowano dwa podejścia: przekazywanie słabej referencji do adaptera listy i jej, gdy pojawią się dane. Rejestrowanie adaptera listy jako obserwatora w obiekcie strony. <text:span text:style-name="T186">Oba podejścia sprowadzały się do wymuszania odświeżenia listy poprzez obiekt strony.</text:span></text:p>
        </text:list-item>
      </text:list>
      <text:p text:style-name="P171">Stwierdzono, że sposób pobierania kolejnej strony z listy i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98"><text:tab/><text:span text:style-name="T187">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 Teoria i zdrowy rozsądek podpowiadają, że nie.</text:span></text:p>
      <text:p text:style-name="P172"/>
      <text:p text:style-name="P48">Wnioski jakie autor wysnuł na podstawie etapu implementacji są następujące:</text:p>
      <text:list xml:id="list8503410421210630636" text:style-name="L30">
        <text:list-item>
          <text:p text:style-name="P381">możliwe, że nie ma złotego środka na organizację danych w aplikacji korzystającej z listy,</text:p>
        </text:list-item>
        <text:list-item>
          <text:p text:style-name="P381">w związku z punktem 1. stworzenie uniwersalnej biblioteki ułatwiającej zoptymalizowaną komunikację sieciową może być niemożliwe. Wynik z pewnością nie nadawałby się do każdego zastosowania,</text:p>
        </text:list-item>
        <text:list-item>
          <text:p text:style-name="P382">brakujące elementy listy należy tworzyć i wyświetlać dopiero, gdy użytkownik widzi aktualnie ostatni element,</text:p>
        </text:list-item>
        <text:list-item>
          <text:p text:style-name="P382">jeżeli dane konkretnego elementu pobierane są dopiero na żądanie użytkownika dobrze sprawdza się implementacja w postaci obietnicy,</text:p>
        </text:list-item>
        <text:list-item>
          <text:p text:style-name="P383">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384">w przypadku, gdy wszystkie dane mieszczą się w dostępnej pamięci można udostępnić osobną metodę do pobrania kompletu jednym żądaniem. <text:span text:style-name="T188">Ze względu na z góry zdefiniowaną strukturę API pobieranie odbywało się osobno dla każdego elementu. Najpierw pobierana jest lista elementów, później szczegóły dla każdego z nich. Daje to narzut związany<text:line-break/>z ponownym wysyłaniem nagłówków, jeżeli serwer nie wspiera / nie toleruje nagłówka HTTP Connection: keep-alive dochodzi obciążenie związane z ustalaniem połączenia za każdym razem.</text:span></text:p>
        </text:list-item>
      </text:list>
      <text:p text:style-name="P99"/>
      <text:h text:style-name="P445" text:outline-level="1"><text:bookmark-start text:name="__RefHeading__683_208457283"/>4. Badanie własnej aplikacji<text:bookmark-end text:name="__RefHeading__683_208457283"/></text:h>
      <text:p text:style-name="P20"/>
      <text:p text:style-name="P21"><text:tab/><text:span text:style-name="T189">Wszystkie przedstawione wcześniej etapy były przygotowaniem do tej części. Kwintesencji całej pracy dyplomowej autora. W rozdziale tym przedstawione zostaną fazy towarzyszące testowaniu wpływu optymalizacji komunikacji sieciowej na czas pracy baterii. Zostaną zaprezentowane narzędzia wykorzystane do testowania, wypracowane koncepcje testów, napotkane problemy oraz wyniki samych testów. </text:span></text:p>
      <text:p text:style-name="P22"/>
      <text:h text:style-name="P457" text:outline-level="2"><text:bookmark-start text:name="__RefHeading__5682_827020684"/>4.1. Założenia dotyczące testów<text:bookmark-end text:name="__RefHeading__5682_827020684"/></text:h>
      <text:p text:style-name="P135"><text:tab/><text:span text:style-name="T190">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36"><text:tab/><text:span text:style-name="T191">To samo podejście miało być zastosowane dla tych badań. Potrzebny był proces umożliwiający powtarzanie dokładnie takiego samego testu dla aplikacji z włączoną 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ania człowieka.</text:span></text:p>
      <text:p text:style-name="P137"><text:tab/><text:span text:style-name="T193">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Jeżeli różnice w zużyciu baterii będą widoczne przy tej metodzie pomiarów to uda się określić ich rząd wielkości. Inna kwesti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36"><text:tab/><text:span text:style-name="T192">Jako źródło danych miał posłużyć ten sam mechanizm co użyty podczas tworzenia aplikacji. Konieczne było przeniesienie serwera na maszynę dostępną z publicznej sieci IP. Należało tak postąpić,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62"><text:soft-page-break/></text:p>
      <text:p text:style-name="P62"/>
      <text:p text:style-name="P62"/>
      <text:h text:style-name="P458" text:outline-level="2"><text:bookmark-start text:name="__RefHeading__5684_827020684"/>4.2. Wybrane narzędzia<text:bookmark-end text:name="__RefHeading__5684_827020684"/></text:h>
      <text:p text:style-name="P138"><text:tab/><text:span text:style-name="T194">Podczas poszukiwania narzędzi do automatyzacji testów uwagę autora przyciągnęły dwa. Oba były dostarczane wraz z framework'iem do tworzenia aplikacji na platformę Android, są to:</text:span></text:p>
      <text:list xml:id="list7737925904087914959" text:style-name="L31">
        <text:list-item>
          <text:p text:style-name="P385">UI/Application Exerciser Monkey <text:a xlink:type="simple" xlink:href="https://developer.android.com/studio/test/monkey.html" text:style-name="Internet_20_link" text:visited-style-name="Visited_20_Internet_20_Link">https://developer.android.com/studio/test/monkey.html</text:a> <text:note text:id="ftn34" text:note-class="footnote"><text:note-citation>34</text:note-citation><text:note-body><text:p text:style-name="P272"><text:span text:style-name="T287">Dostęp z dnia</text:span> <text:span text:style-name="T286">2016-05-22</text:span></text:p></text:note-body></text:note> narzędzie wysyłające na telefon serię pseudo-losowych zdarzeń,</text:p>
        </text:list-item>
        <text:list-item>
          <text:p text:style-name="P385">monkeyrunner <text:a xlink:type="simple" xlink:href="https://developer.android.com/studio/test/monkeyrunner/index.html" text:style-name="Internet_20_link" text:visited-style-name="Visited_20_Internet_20_Link">https://developer.android.com/studio/test/monkeyrunner/index.html</text:a><text:note text:id="ftn35" text:note-class="footnote"><text:note-citation>35</text:note-citation><text:note-body><text:p text:style-name="P273">Dostęp z dnia <text:span text:style-name="T286">2016-05-22</text:span></text:p></text:note-body></text:note> narzędzie do wykonywania ciągu zdarzeń na urządzeniu. Ciąg ten jest definiowany w postaci programu napisanego w języku Python.</text:p>
          <text:p text:style-name="P385"/>
        </text:list-item>
      </text:list>
      <text:p text:style-name="P173"><text:tab/>Pierwsze narzędzie pomimo możliwości powtarzania testów przy pomocy odpowiedniego parametru wejściowego do programu <text:span text:style-name="T198">wydawało</text:span> się <text:span text:style-name="T198">być</text:span> bezużyteczne w tym zastosowaniu. Ciąg zdarzeń w niczym nie przypominał użytkowania aplikacji przez człowieka, był b<text:span text:style-name="T288">a</text:span>rdziej testem dla samego telefonu ponieważ często wychodził z testowanej aplikacji lub zmieniał ustawienia na samym telefonie. Co gorsza telefon po takim teście nie wracał do stanu pierwotnego (sprzed testu). <text:span text:style-name="T195">Ponowne uruchomienie testu z tym samym parametrem wejściowym nie musiało skutkować w tej samej sekwencji zdarzeń.</text:span></text:p>
      <text:p text:style-name="P174"><text:tab/><text:span text:style-name="T196">Drugie narzędzie było bardziej obiecujące. Można było za jego pomocą imitować na urządzeniu gesty dotknięcia i użycie konkretnych przycisków menu. Po stworzeniu odpowiedniego skryptu mógł on być wykonywany wielokrotnie a efekt byłby zawsze taki sam. Umożliwiało ono również zamykanie i ponowne uruchamianie aplikacji przy pomocy skryptu. Tworzenie takiego skryptu było jednak żmudne. Autor postanowił zautomatyzować ten proces. Stworzył w tym celu trzy skrypty pomocnicze:</text:span></text:p>
      <text:list xml:id="list828804464506121813" text:style-name="L32">
        <text:list-item>
          <text:p text:style-name="P386">gen-monkeyrunner-test, który tworzył sekwencję zdarzeń uwzględniając zakodowane ustawienia. Były to między innymi prawdopodobieństwo wejścia do elementu na liście, czas spędzony w widoku szczegółów, prawdopodobieństw<text:span text:style-name="T289">o</text:span> i liczba elementów o jakie lista zostanie przesunięta w dół,</text:p>
        </text:list-item>
        <text:list-item>
          <text:p text:style-name="P387">run-monkeyrunner-test, który wykonywał sekwencję zdarzeń wygenerowaną przy pomocy wcześniejszego skryptu,</text:p>
        </text:list-item>
        <text:list-item>
          <text:p text:style-name="P387">run-monkeyrunner-testsuite, który wykonywał całą sekwencję testów.</text:p>
        </text:list-item>
      </text:list>
      <text:p text:style-name="P100"/>
      <text:p text:style-name="P101"><text:tab/><text:span text:style-name="T197">Autor miał do dyspozycji w takim razie cały wszystkie narzędzia potrzebne do przeprowadzenie testów. Wystarczy jedynie wygenerować zbiór testów dla danej aplikacji, </text:span><text:soft-page-break/><text:span text:style-name="T197">przeprowadzić próby zmieniając ustawienia w aplikacji i porównać wyniki. Okazało się, że jednak ni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Autor odkrył, że to narzędzie również daje możliwość uruchamiania skryptów zawierających ustaloną sekwencję zdarzeń. Informacja ta jednak nie była dostępna na stronie Google w liście parametrów jakie przyjmował program. Szczątkowa dokumentacja odnaleziona na stronie internetowej</text:span><text:span text:style-name="T197"><text:note text:id="ftn36" text:note-class="footnote"><text:note-citation>36</text:note-citation><text:note-body><text:p text:style-name="P274"><text:span text:style-name="T290">Pod adresem </text:span><text:a xlink:type="simple" xlink:href="http://basic-operating-system-faq.blogspot.it/p/monkey-script.html"><text:span text:style-name="T290">http://basic-operating-system-faq.blogspot.it/p/monkey-script.html</text:span></text:a><text:span text:style-name="T290">, dostęp z dnia 2016-05-25</text:span></text:p></text:note-body></text:note></text:span><text:span text:style-name="T197"> oraz wgląd do kodu źródłowego programu</text:span><text:span text:style-name="T197"><text:note text:id="ftn37" text:note-class="footnote"><text:note-citation>37</text:note-citation><text:note-body><text:p text:style-name="P275">Znaleziony <text:s/>pod adresem <text:a xlink:type="simple" xlink:href="https://android.googlesource.com/platform/development/+/46b6741/cmds/monkey/src/com/android/commands/monkey"><text:span text:style-name="T197">https://android.googlesource.com/platform/development/+/46b6741/cmds/monkey/src/com/android/commands/monkey</text:span></text:a><text:span text:style-name="T197">, </text:span>dostęp z dnia <text:span text:style-name="T290">2016-05-25</text:span></text:p></text:note-body></text:note></text:span><text:span text:style-name="T197"> umożliwiły oprogramowanie następujących zachowań:</text:span></text:p>
      <text:list xml:id="list9117176750401130907" text:style-name="L33">
        <text:list-item>
          <text:p text:style-name="P388">dotknięcie ekranu w punkcie x, y na ekranie,</text:p>
        </text:list-item>
        <text:list-item>
          <text:p text:style-name="P388">„przeciągnięcie palcem” z punktów x1, y1 do x2, y2,</text:p>
        </text:list-item>
        <text:list-item>
          <text:p text:style-name="P388">odczekanie czasu t sekund,</text:p>
        </text:list-item>
        <text:list-item>
          <text:p text:style-name="P388">użycie przycisku wstecz.</text:p>
        </text:list-item>
      </text:list>
      <text:p text:style-name="P175"/>
      <text:p text:style-name="P176"><text:tab/>Na podstawie wcześniej opracowanego rozwiązania dla narzędzia monkeyrunner i wypracowanego zbioru zachowań stworzono narzędzie do generowania sekwencji akcji użytkownika gen-monkey-test. </text:p>
      <text:p text:style-name="P139"><text:span text:style-name="T199"><text:tab/>Przewagą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text:span><text:span text:style-name="T199"><text:note text:id="ftn38" text:note-class="footnote"><text:note-citation>38</text:note-citation><text:note-body><text:p text:style-name="P276">Opis pod adresem <text:s/><text:a xlink:type="simple" xlink:href="http://www.gnu.org/software/coreutils/manual/html_node/nohup-invocation.html"><text:span text:style-name="T199">http://www.gnu.org/software/coreutils/manual/html_node/nohup-invocation.html</text:span></text:a><text:span text:style-name="T199">, </text:span>dostęp z dnia <text:span text:style-name="T290">2016-05-25</text:span></text:p></text:note-body></text:note></text:span><text:span text:style-name="T199">, co umożliwiło zautomatyzowanie całych sekwencji testów bez konieczności utrzymywania połączenia z komputerem w ich trakcie. W celu automatyzacji powstały następujące skrypty konsoli sh:</text:span></text:p>
      <text:list xml:id="list7674203757524466836" text:style-name="L34">
        <text:list-item>
          <text:p text:style-name="P389">run-monkey-lib.sh – zbiór funkcji odpowiedzialnych za zresetowanie statystyk pomiarowych, resetart aplikacji, uruchomienie testu, zapis statystyk do pliku,</text:p>
        </text:list-item>
        <text:list-item>
          <text:p text:style-name="P389">run-monkey-testsuite.sh <text:span text:style-name="T200">– wykorzystuje wyżej wymienione funkcje i uruchamia testy<text:line-break/>zawarte w podanym katalogu zadaną liczbę razy.</text:span></text:p>
        </text:list-item>
      </text:list>
      <text:h text:style-name="P440" text:outline-level="1"/>
      <text:h text:style-name="P302" text:outline-level="1"><text:bookmark-start text:name="__RefHeading__5686_827020684"/><text:tab/><text:bookmark-end text:name="__RefHeading__5686_827020684"/></text:h>
      <text:h text:style-name="P302" text:outline-level="1"/>
      <text:h text:style-name="P302" text:outline-level="1"/>
      <text:h text:style-name="P302" text:outline-level="1"/>
      <text:h text:style-name="P303" text:outline-level="1"><text:bookmark-start text:name="__RefHeading__8300_829358104"/><text:soft-page-break/><text:tab/>Plik wynikowy ma postać standardowego raportu błędów systemu Android, tak zwanego pliku bugreport. Generowanego przy pomocy narzędzia o tej samej nazwie. Zawiera on między innymi:<text:bookmark-end text:name="__RefHeading__8300_829358104"/></text:h>
      <text:list xml:id="list8491604649659745202" text:style-name="L35">
        <text:list-item>
          <text:h text:style-name="P304" text:outline-level="1"><text:bookmark-start text:name="__RefHeading__5688_827020684"/>aktualny stan systemu – aktualnie uruchomione procesy, zamontowane partycje systemowe,<text:bookmark-end text:name="__RefHeading__5688_827020684"/></text:h>
        </text:list-item>
        <text:list-item>
          <text:h text:style-name="P305" text:outline-level="1"><text:bookmark-start text:name="__RefHeading__5690_827020684"/>listę zarejestrowanych wyjątków,<text:bookmark-end text:name="__RefHeading__5690_827020684"/></text:h>
        </text:list-item>
        <text:list-item>
          <text:h text:style-name="P305" text:outline-level="1"><text:bookmark-start text:name="__RefHeading__5692_827020684"/>zawartość logów programu logcat,<text:bookmark-end text:name="__RefHeading__5692_827020684"/></text:h>
        </text:list-item>
        <text:list-item>
          <text:h text:style-name="P305" text:outline-level="1"><text:bookmark-start text:name="__RefHeading__5694_827020684"/>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306" text:outline-level="1"><text:bookmark-start text:name="__RefHeading__5696_827020684"/>Plik taki <text:span text:style-name="T322">jest </text:span>następnie wykorzystywany przez narzędzie <text:s/><text:span text:style-name="T201">battery-historian, </text:span>które generuje wykresy oraz statystyki, będą<text:span text:style-name="T322">ce</text:span> podstawą do dalszej analizy w tej pracy.<text:bookmark-end text:name="__RefHeading__5696_827020684"/></text:h>
      <text:h text:style-name="P471" text:outline-level="2"><text:bookmark-start text:name="__RefHeading__5698_827020684"/>4.3. Generowanie scenariusza oraz przebieg testu<text:bookmark-end text:name="__RefHeading__5698_827020684"/></text:h>
      <text:p text:style-name="P140"><text:tab/><text:span text:style-name="T202">Rozdział ten ma na celu przedstawienie reguł jakie zostały zastosowane podczas generowania scenariuszy testowych. Ma także pokazać w jaki sposób był wykonywany pojedynczy scenariusz na urządzeniu.</text:span></text:p>
      <text:p text:style-name="P140"/>
      <text:h text:style-name="P429" text:outline-level="3"><text:bookmark-start text:name="__RefHeading__5700_827020684"/>4.3.1. Zastosowane reg<text:span text:style-name="T285">u</text:span>ły generowania scenariuszy testowych<text:bookmark-end text:name="__RefHeading__5700_827020684"/></text:h>
      <text:p text:style-name="P141"><text:tab/><text:span text:style-name="T203">Pliki zawierające scenariusze testowe zostały dołączone do pracy dyplomowej,<text:line-break/>są zapisane w katalogach test/icarwash/monkey i test/olx/monkey. Nazwy składają się<text:line-break/>z następujących części:</text:span></text:p>
      <text:list xml:id="list7131012564979755797" text:style-name="L36">
        <text:list-item>
          <text:p text:style-name="P390">przedrostek mt_,</text:p>
        </text:list-item>
        <text:list-item>
          <text:p text:style-name="P390">numer serii,</text:p>
        </text:list-item>
        <text:list-item>
          <text:p text:style-name="P390">podkreślenie dolne,</text:p>
        </text:list-item>
        <text:list-item>
          <text:p text:style-name="P390">numer testu w serii.</text:p>
        </text:list-item>
      </text:list>
      <text:p text:style-name="P102"><text:tab/>Przykładowy plik ma nazwę: mt_2_3 oznacza to, że jest to trzeci test wygenerowany w drugiej serii. <text:span text:style-name="T204">Jako serię autor uznaje zbiór testów wygenerowany przy pomocy skryptu gen-monkey-test, lub gen-icarwash-monkey-test dla tych samych wartości zmiennych konfiguracyjnych w nich zawartych.</text:span></text:p>
      <text:p text:style-name="P103"><text:tab/><text:span text:style-name="T205">Zmienne te, dla skryptu gen-monkey-test, <text:s/>obejmują:</text:span></text:p>
      <text:list xml:id="list5303838764255740076" text:style-name="L37">
        <text:list-item>
          <text:p text:style-name="P391">liczbę kroków w danym teście,</text:p>
        </text:list-item>
        <text:list-item>
          <text:p text:style-name="P391">prawdopodobieństwo pokazania danego elementu (liczba w przedziale od 0 do 1),</text:p>
        </text:list-item>
        <text:list-item>
          <text:p text:style-name="P391">czas spędzony w podglądzie danego elementu (jeżeli zostanie odwiedzony, liczba sekund),</text:p>
        </text:list-item>
        <text:list-item>
          <text:p text:style-name="P391">prawdopodobieństwo przesunięcia listy w dół,</text:p>
        </text:list-item>
        <text:list-item>
          <text:p text:style-name="P391">liczba lub przedział liczbowy o ile elementów ma być przesunięta lista,</text:p>
        </text:list-item>
        <text:list-item>
          <text:p text:style-name="P391">prawdopodobieństwo odczekania danego czasu pomiędzy kolejnymi krokami,</text:p>
        </text:list-item>
        <text:list-item>
          <text:p text:style-name="P391">czas odczekany pomiędzy kolejnym krokiem.</text:p>
        </text:list-item>
      </text:list>
      <text:p text:style-name="P104"/>
      <text:p text:style-name="P177">Przykładowa konfiguracja skryptu:</text:p>
      <text:p text:style-name="P63">conf = {</text:p>
      <text:p text:style-name="P63"><text:s text:c="4"/>'steps': <text:s text:c="11"/>100,<text:tab/><text:tab/><text:span text:style-name="T206"># test składa się z 100 kroków</text:span></text:p>
      <text:p text:style-name="P63"><text:s text:c="4"/>'show': <text:s text:c="12"/>(1, 2),<text:tab/><text:span text:style-name="T206"># pokaż element z p = 1, odczekaj 2 sekundy</text:span></text:p>
      <text:p text:style-name="P63"><text:s text:c="4"/>'drag': <text:s text:c="12"/>(1, 1),<text:tab/><text:span text:style-name="T206"># przewiń listę z p = 1 o jeden element</text:span></text:p>
      <text:p text:style-name="P63"><text:s text:c="4"/>'sleep': <text:s text:c="11"/>(0.5, 2),<text:tab/><text:span text:style-name="T206"># odczekaj 2 sekundy z p = 0.5</text:span></text:p>
      <text:p text:style-name="P63"><text:s text:c="4"/>'margin_top': <text:s text:c="6"/>170,<text:tab/><text:tab/><text:span text:style-name="T207"># margines od góry, gdzie zaczyna się lista</text:span></text:p>
      <text:p text:style-name="P63"><text:s text:c="4"/>'margin_left': <text:s text:c="5"/>50,<text:tab/><text:tab/><text:span text:style-name="T208"># </text:span></text:p>
      <text:p text:style-name="P63"><text:soft-page-break/><text:s text:c="4"/>'element_height': <text:s text:c="2"/>160,<text:tab/><text:tab/><text:span text:style-name="T208"># wysokość pojedynczego elementu</text:span></text:p>
      <text:p text:style-name="P63">}</text:p>
      <text:p text:style-name="P108">Testy były generowane poprzez kolejne uruchomienia skryptu, na przykład z konsoli bash:</text:p>
      <text:p text:style-name="P107">for i in $(seq 5); do sh/gen-monkey-test &gt; "test/olx/monkey/mt_1_${i}"; done</text:p>
      <text:p text:style-name="P109">Powyższe polecenie stworzy pięć testów z serii pierwszej.</text:p>
      <text:p text:style-name="P109"/>
      <text:p text:style-name="P109"><text:tab/><text:span text:style-name="T209">Autor stworzył trzy serie testów dla obu testowanych zbiorów danych / aplikacji.</text:span></text:p>
      <text:p text:style-name="P105">Parametry w nich były dobierane tak, aby symulować odpowiednio w seriach:</text:p>
      <text:list xml:id="list6255285566561452143" text:style-name="L38">
        <text:list-item>
          <text:p text:style-name="P392">wejście do wszystkich elementów i podstron dla iCarWash, wejście do stu pierwszych elementów dla OLX,</text:p>
        </text:list-item>
        <text:list-item>
          <text:p text:style-name="P393">wejście do każdego elementu na liście, wejście do kolejnego podmenu z p = 0.5 dla iCarWash, wejście do elementu na liście z p = 0.5 dla OLX,</text:p>
        </text:list-item>
        <text:list-item>
          <text:p text:style-name="P393">dodatkowo względem poprzedniej serii dodano: wejście do kolejnego elementu na liście z p = 0.5 dla iCarWash, wylosowanie liczby elementów o ile przewinąć listę z przedziału &lt;1, 3&gt;.</text:p>
        </text:list-item>
      </text:list>
      <text:p text:style-name="P106"/>
      <text:h text:style-name="P430" text:outline-level="3"><text:bookmark-start text:name="__RefHeading__5702_827020684"/>4.3.2. <text:span text:style-name="T210">Warunki oraz p</text:span>rzykładowy przebieg testu<text:bookmark-end text:name="__RefHeading__5702_827020684"/></text:h>
      <text:p text:style-name="P142"/>
      <text:p text:style-name="P142"><text:tab/><text:span text:style-name="T210">W rozdziale tym zawarty został opis środowiska testowego, stan urządzenia, dobór parametrów oraz przykładowy przebieg wykonania scenariusza testowego.</text:span></text:p>
      <text:p text:style-name="P143"><text:tab/><text:span text:style-name="T211">Testowane urządzenie to telefon komórkowy marki LG, model G4c. Posiada on system operacyjny Android w wersji 6.0. <text:s/>Operator sieci komórkowej podczas testów było Orange YES, oferta na kartę umożliwiająca transmisję danych w technologii LTE. Rolę serwera podczas testów pełniła platforma UniCloud</text:span><text:span text:style-name="T211"><text:note text:id="ftn39" text:note-class="footnote"><text:note-citation>39</text:note-citation><text:note-body><text:p text:style-name="P277"><text:span text:style-name="T291">Informacje na stronie </text:span><text:a xlink:type="simple" xlink:href="https://unicloud.pl/"><text:span text:style-name="T291">https://unicloud.pl/</text:span></text:a><text:span text:style-name="T291">, dostęp z dnia 2016-05-25</text:span></text:p></text:note-body></text:note></text:span><text:span text:style-name="T211">. Konieczny był również komputer z zainstalowanymi narzędziami ADB.</text:span></text:p>
      <text:p text:style-name="P65">Urządzenie było przygotowywane do testów w następujący sposób:</text:p>
      <text:list xml:id="list4037408938216929885" text:style-name="L39">
        <text:list-item>
          <text:p text:style-name="P394">bateria naładowana na 100%,</text:p>
        </text:list-item>
        <text:list-item>
          <text:p text:style-name="P394">jasność wyświetlacza ustawiona na 0%,</text:p>
        </text:list-item>
        <text:list-item>
          <text:p text:style-name="P394">usunięte wszystkie aplikacje z listy aktualnie uruchomionych,</text:p>
        </text:list-item>
        <text:list-item>
          <text:p text:style-name="P394">wyłączone WiFi, włączona transmisja danych,</text:p>
        </text:list-item>
        <text:list-item>
          <text:p text:style-name="P395">scenariusze testowe i skrypty run-monkey-testsuite.sh oraz run-monkey-lib.sh wgrane na kartę pamięci urządzenia,</text:p>
        </text:list-item>
        <text:list-item>
          <text:p text:style-name="P395">aplikacja poddawana testom (Master Thesis) zainstalowana na urządzeniu.</text:p>
        </text:list-item>
      </text:list>
      <text:p text:style-name="P112">Gdy powyższe warunki <text:span text:style-name="T323">zostały</text:span> spełnione uruchom<text:span text:style-name="T323">iono</text:span> testy poprzez:</text:p>
      <text:list xml:id="list1478098175026668777" text:style-name="L40">
        <text:list-item>
          <text:p text:style-name="P396"><text:soft-page-break/>podłączenie urządzenia do komputera,</text:p>
        </text:list-item>
        <text:list-item>
          <text:p text:style-name="P396">zalog<text:span text:style-name="T292">o</text:span>wanie do jego konsoli (adb shell),</text:p>
        </text:list-item>
        <text:list-item>
          <text:p text:style-name="P397">przejście do lokalizacji zawierającej skrypty testowe,</text:p>
        </text:list-item>
        <text:list-item>
          <text:p text:style-name="P397">uruchomienie testów poprzez wprowadzenie komendy<text:line-break/>nohup sh run-monkey-testsuite.sh katalog_z_testami liczba_powtorzen,</text:p>
        </text:list-item>
        <text:list-item>
          <text:p text:style-name="P398">odłączenie urządzenie od komputera,</text:p>
        </text:list-item>
        <text:list-item>
          <text:p text:style-name="P398">po zakończeniu testów ponowne podłączenie do komputera,</text:p>
        </text:list-item>
        <text:list-item>
          <text:p text:style-name="P398">pobranie plików z raportem z lokalizacji gdzie znajdują się skrypty, podkatalog bugreports<text:line-break/>abd pull sciezka_do_katalogu_z_raportami.</text:p>
        </text:list-item>
      </text:list>
      <text:p text:style-name="P178">Następnie pobran<text:span text:style-name="T323">o</text:span> raport, <text:span text:style-name="T323">który</text:span> można <text:span text:style-name="T323">było </text:span>wizualizować przy pomocy battery-historian.</text:p>
      <text:p text:style-name="P111"/>
      <text:p text:style-name="P64"><draw:frame draw:style-name="fr1" draw:name="Frame5" text:anchor-type="char" svg:width="16.18cm" draw:z-index="21"><draw:text-box fo:min-height="11.894cm"><text:p text:style-name="Illustration"><draw:frame draw:style-name="fr9" draw:name="Image5" text:anchor-type="as-char" svg:width="16.18cm" svg:height="11.894cm" style:rel-height="scale" draw:z-index="22"><draw:image xlink:href="Pictures/1000000000000500000003AD67C0AB18.png" xlink:type="simple" xlink:show="embed" xlink:actuate="onLoad"/></draw:frame><text:span text:style-name="T293">Ilustracja</text:span> <text:sequence text:ref-name="refIllustration11" text:name="Illustration" text:formula="ooow:Illustration+1" style:num-format="1">12</text:sequence>: Wykres aktywności urządzenia wygenerowany przez battery-historian</text:p></draw:text-box></draw:frame></text:p>
      <text:h text:style-name="P425" text:outline-level="1"><text:bookmark-start text:name="__RefHeading__5704_827020684"/><draw:frame draw:style-name="fr5" draw:name="Frame6" text:anchor-type="as-char" svg:width="17cm" draw:z-index="23"><draw:text-box fo:min-height="12.444cm"><text:p text:style-name="Illustration"><draw:frame draw:style-name="fr7" draw:name="Image6" text:anchor-type="paragraph" svg:width="17cm" svg:height="12.444cm" style:rel-height="scale" draw:z-index="24"><draw:image xlink:href="Pictures/1000000000000500000003A91A4CE019.png" xlink:type="simple" xlink:show="embed" xlink:actuate="onLoad"/></draw:frame><text:span text:style-name="T294">Ilustracja</text:spa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369"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399" text:outline-level="1"><text:bookmark-start text:name="__RefHeading__5710_827020684"/>Na ilustracji 12 możemy wyróżnić następujące pozycje, które mogą być istotne z punktu widzenia przeprowadzanych testów:<text:bookmark-end text:name="__RefHeading__5710_827020684"/></text:h>
      <text:list xml:id="list7197461402550623454" text:style-name="L41">
        <text:list-item>
          <text:h text:style-name="P362"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363" text:outline-level="1"><text:bookmark-start text:name="__RefHeading__5714_827020684"/>Mobile radio active – dziewiąty wiersz od góry, pokazuje, czy radio komórkowe urządzenia jest aktywne,<text:bookmark-end text:name="__RefHeading__5714_827020684"/></text:h>
        </text:list-item>
        <text:list-item>
          <text:h text:style-name="P363" text:outline-level="1"><text:bookmark-start text:name="__RefHeading__5716_827020684"/>Battery level – drugi wiersz od dołu, pokazuje zmiany w stanie naładowania baterii.<text:bookmark-end text:name="__RefHeading__5716_827020684"/></text:h>
        </text:list-item>
      </text:list>
      <text:h text:style-name="P364"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400" text:outline-level="1"/>
      <text:h text:style-name="P426"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3030915398820145981" text:style-name="L42">
        <text:list-item>
          <text:h text:style-name="P401"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402" text:outline-level="1"><text:bookmark-start text:name="__RefHeading__5724_827020684"/>Mobile data transferred – liczba danych przetransmito<text:span text:style-name="T295">w</text:span>anych przy użyciu radia komórkowego urządzenia.<text:bookmark-end text:name="__RefHeading__5724_827020684"/></text:h>
        </text:list-item>
      </text:list>
      <text:h text:style-name="P403" text:outline-level="1"/>
      <text:h text:style-name="P405" text:outline-level="1"><text:bookmark-start text:name="__RefHeading__5726_827020684"/>Zaplanowane <text:span text:style-name="T213">zostało przetestowanie następujących </text:span><text:s/>metody optymalizacji <text:span text:style-name="T213">komunikacji sieciowej:</text:span><text:bookmark-end text:name="__RefHeading__5726_827020684"/></text:h>
      <text:list xml:id="list8812426156489274403" text:style-name="L43">
        <text:list-item>
          <text:h text:style-name="P406" text:outline-level="1"><text:bookmark-start text:name="__RefHeading__5728_827020684"/>bez optymalizacji, pobieranie danych tylko w momencie, gdy są potrzebne, brak kompresji,<text:bookmark-end text:name="__RefHeading__5728_827020684"/></text:h>
        </text:list-item>
        <text:list-item>
          <text:h text:style-name="P406" text:outline-level="1"><text:bookmark-start text:name="__RefHeading__5730_827020684"/>iCarWash – pobranie kompletu danych po starcie aplikacji, brak kompresji,<text:bookmark-end text:name="__RefHeading__5730_827020684"/></text:h>
        </text:list-item>
        <text:list-item>
          <text:h text:style-name="P406" text:outline-level="1"><text:bookmark-start text:name="__RefHeading__5732_827020684"/>iCarWash – pobranie kompletu danych po starcie aplikacji, kompresja gzip,<text:bookmark-end text:name="__RefHeading__5732_827020684"/></text:h>
        </text:list-item>
        <text:list-item>
          <text:h text:style-name="P406"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406"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406"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406"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406"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406"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406"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406" text:outline-level="1"><text:bookmark-start text:name="__RefHeading__5748_827020684"/>OLX – pobranie 10 ciu stron przy starcie aplikacji, później pobieranie po dwie strony,<text:line-break/>kompresja.<text:bookmark-end text:name="__RefHeading__5748_827020684"/></text:h>
        </text:list-item>
      </text:list>
      <text:h text:style-name="P404" text:outline-level="1"><text:bookmark-start text:name="__RefHeading__5750_827020684"/><text:tab/><text:span text:style-name="T212">Czas trwania wykonanie pojedynczego testu zależny jest od aplikacji i serii testów. Wacha się on od około pięciu sekund w serii trzeciej dla iCarWash do ośmiu minut w serii pierwszej <text:s/>dla OLX. Szczególnie przy krótkich testach, zużycie było niemożliwe do zweryfikowania przy użyciu wybranych metod. Należało po wyzerowaniu statystyk powielić testy kilkukrotnie przed wygenerowaniem raportu. Aby przeprowadzić testy dla wszystkich metod optymalizacji autor postanowił poświęcić liczbę zastosowanych testów celem zwiększenia liczby ich powtórzeń.<text:line-break/></text:span><text:bookmark-end text:name="__RefHeading__5750_827020684"/></text:h>
      <text:h text:style-name="P407" text:outline-level="1"><text:bookmark-start text:name="__RefHeading__8302_829358104"/><text:soft-page-break/>Po przeprowadzeniu kilku testów autor, dobrał następująco parametry dla testów:<text:bookmark-end text:name="__RefHeading__8302_829358104"/></text:h>
      <text:list xml:id="list4704284621680503778" text:style-name="L44">
        <text:list-item>
          <text:h text:style-name="P408" text:outline-level="1"><text:bookmark-start text:name="__RefHeading__5752_827020684"/>wybrano jeden test z serii, pierwszy dla każdej,<text:bookmark-end text:name="__RefHeading__5752_827020684"/></text:h>
        </text:list-item>
        <text:list-item>
          <text:h text:style-name="P408" text:outline-level="1"><text:bookmark-start text:name="__RefHeading__5754_827020684"/>ustalono liczbę powtórzeń na dziesięć dla każdego testu.<text:bookmark-end text:name="__RefHeading__5754_827020684"/></text:h>
        </text:list-item>
      </text:list>
      <text:h text:style-name="P409"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441" text:outline-level="1"/>
      <text:h text:style-name="P441" text:outline-level="1"><text:bookmark-start text:name="__RefHeading__5758_827020684"/>4.4. Wyniki testów<text:bookmark-end text:name="__RefHeading__5758_827020684"/></text:h>
      <text:p text:style-name="P23"/>
      <text:p text:style-name="P24"><text:tab/><text:span text:style-name="T214">Manualne odczytywanie wyników jest żmudne i jest miejscem do wprowadzenie błędów (pomiarowych). Z tego powodu autor stworzył kolejne skrypty</text:span><text:span text:style-name="T214"><text:note text:id="ftn40" text:note-class="footnote"><text:note-citation>40</text:note-citation><text:note-body><text:p text:style-name="P278">Są to bh-pull i conv2m dostępne w katalogu sh dołączonego repozytorium</text:p></text:note-body></text:note></text:span><text:span text:style-name="T214">, które pobierały analizę z narzędzia battery-historian oraz zapisywały wyniki w formacie programu Octave. Plik taki mógł być później wczytany a zawarte w nim dane z łatwością poddawane różnym analizom i obróbce.</text:span></text:p>
      <text:p text:style-name="P24"><text:tab/><text:span text:style-name="T215">Rozdział ten zawiera wyniki przeprowadzonych analiz oraz naświetla pewne zjawiska / problemy, które zostaną poruszone szerzej w kolejnym rozdziale, dotyczącym wniosków.</text:span></text:p>
      <text:p text:style-name="P24"><text:tab/><text:span text:style-name="T216">Pod pojęciem znormalizowane dane, należy zrozumieć przeliczenie danych do wspólnej jednostki, w tym przypadku jest to czas a konkretnie jedna godzina.</text:span></text:p>
      <text:p text:style-name="P24"/>
      <text:h text:style-name="P431" text:outline-level="3"><text:bookmark-start text:name="__RefHeading__5760_827020684"/>4.4.1. Wyniki dla iCarWash<text:bookmark-end text:name="__RefHeading__5760_827020684"/></text:h>
      <text:p text:style-name="P66"/>
      <table:table table:name="Tabela1" table:style-name="Tabela1">
        <table:table-column table:style-name="Tabela1.A" table:number-columns-repeated="3"/>
        <table:table-column table:style-name="Tabela1.D"/>
        <table:table-row>
          <table:table-cell table:style-name="Tabela1.A1" office:value-type="string">
            <text:p text:style-name="P180"/>
          </table:table-cell>
          <table:table-cell table:style-name="Tabela1.A1" office:value-type="string">
            <text:p text:style-name="P182">Seria 1</text:p>
          </table:table-cell>
          <table:table-cell table:style-name="Tabela1.A1" office:value-type="string">
            <text:p text:style-name="P182">Seria 2</text:p>
          </table:table-cell>
          <table:table-cell table:style-name="Tabela1.D1" office:value-type="string">
            <text:p text:style-name="P182">Seria 3</text:p>
          </table:table-cell>
        </table:table-row>
        <table:table-row>
          <table:table-cell table:style-name="Tabela1.A2" office:value-type="string">
            <text:p text:style-name="P207">Dane na żądanie,<text:line-break/>bez gzip</text:p>
          </table:table-cell>
          <table:table-cell table:style-name="Tabela1.A2" office:value-type="string">
            <text:p text:style-name="P181">2,0<text:span text:style-name="T296">1</text:span></text:p>
          </table:table-cell>
          <table:table-cell table:style-name="Tabela1.A2" office:value-type="string">
            <text:p text:style-name="P181">1,07</text:p>
          </table:table-cell>
          <table:table-cell table:style-name="Tabela1.D2" office:value-type="string">
            <text:p text:style-name="P181">0,1<text:span text:style-name="T296">5</text:span></text:p>
          </table:table-cell>
        </table:table-row>
        <table:table-row>
          <table:table-cell table:style-name="Tabela1.A2" office:value-type="string">
            <text:p text:style-name="P207">Dane na żądanie, <text:line-break/>z gzip</text:p>
          </table:table-cell>
          <table:table-cell table:style-name="Tabela1.A2" office:value-type="string">
            <text:p text:style-name="P198">2,06</text:p>
          </table:table-cell>
          <table:table-cell table:style-name="Tabela1.A2" office:value-type="string">
            <text:p text:style-name="P181">1,0<text:span text:style-name="T296">8</text:span></text:p>
          </table:table-cell>
          <table:table-cell table:style-name="Tabela1.D2" office:value-type="string">
            <text:p text:style-name="P181">0,1<text:span text:style-name="T296">5</text:span></text:p>
          </table:table-cell>
        </table:table-row>
        <table:table-row>
          <table:table-cell table:style-name="Tabela1.A2" office:value-type="string">
            <text:p text:style-name="P207">Pobranie danych na początku, bez gzip</text:p>
          </table:table-cell>
          <table:table-cell table:style-name="Tabela1.A2" office:value-type="string">
            <text:p text:style-name="P181">0,49</text:p>
          </table:table-cell>
          <table:table-cell table:style-name="Tabela1.A2" office:value-type="string">
            <text:p text:style-name="P181">0,25</text:p>
          </table:table-cell>
          <table:table-cell table:style-name="Tabela1.D2" office:value-type="string">
            <text:p text:style-name="P181">0,22</text:p>
          </table:table-cell>
        </table:table-row>
        <table:table-row>
          <table:table-cell table:style-name="Tabela1.A2" office:value-type="string">
            <text:p text:style-name="P207">Pobranie danych na początku, z gzip</text:p>
          </table:table-cell>
          <table:table-cell table:style-name="Tabela1.A2" office:value-type="string">
            <text:p text:style-name="P181">0,4<text:span text:style-name="T296">6</text:span></text:p>
          </table:table-cell>
          <table:table-cell table:style-name="Tabela1.A2" office:value-type="string">
            <text:p text:style-name="P181">0,2<text:span text:style-name="T296">4</text:span></text:p>
          </table:table-cell>
          <table:table-cell table:style-name="Tabela1.D2" office:value-type="string">
            <text:p text:style-name="P181">0,22</text:p>
          </table:table-cell>
        </table:table-row>
      </table:table>
      <text:p text:style-name="Table">Tabela <text:sequence text:ref-name="refTable0" text:name="Table" text:formula="ooow:Table+1" style:num-format="1">1</text:sequence>: Przewidywane zużycie energii [%].<text:tab/><text:tab/><text:tab/><text:tab/><text:span text:style-name="T323">Źródło:Badania własne.</text:span></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185"/>
          </table:table-cell>
          <table:table-cell table:style-name="Tabela2.A1" office:value-type="string">
            <text:p text:style-name="P182">Seria 1</text:p>
          </table:table-cell>
          <table:table-cell table:style-name="Tabela2.A1" office:value-type="string">
            <text:p text:style-name="P182">Seria 2</text:p>
          </table:table-cell>
          <table:table-cell table:style-name="Tabela2.D1" office:value-type="string">
            <text:p text:style-name="P182">Seria 3</text:p>
          </table:table-cell>
        </table:table-row>
        <table:table-row>
          <table:table-cell table:style-name="Tabela2.A2" office:value-type="string">
            <text:p text:style-name="P207">Dane na żądanie,<text:line-break/>bez gzip</text:p>
          </table:table-cell>
          <table:table-cell table:style-name="Tabela2.A2" office:value-type="string">
            <text:p text:style-name="P186">6,4<text:span text:style-name="T297">1</text:span></text:p>
          </table:table-cell>
          <table:table-cell table:style-name="Tabela2.A2" office:value-type="string">
            <text:p text:style-name="P186">6,4<text:span text:style-name="T297">8</text:span></text:p>
          </table:table-cell>
          <table:table-cell table:style-name="Tabela2.D2" office:value-type="string">
            <text:p text:style-name="P186">3,9<text:span text:style-name="T297">2</text:span></text:p>
          </table:table-cell>
        </table:table-row>
        <table:table-row>
          <table:table-cell table:style-name="Tabela2.A2" office:value-type="string">
            <text:p text:style-name="P207">Dane na żądanie, <text:line-break/>z gzip</text:p>
          </table:table-cell>
          <table:table-cell table:style-name="Tabela2.A2" office:value-type="string">
            <text:p text:style-name="P189">6,58</text:p>
          </table:table-cell>
          <table:table-cell table:style-name="Tabela2.A2" office:value-type="string">
            <text:p text:style-name="P186"><text:span text:style-name="T217">6,</text:span>5<text:span text:style-name="T217">2</text:span></text:p>
          </table:table-cell>
          <table:table-cell table:style-name="Tabela2.D2" office:value-type="string">
            <text:p text:style-name="P189">3,89</text:p>
          </table:table-cell>
        </table:table-row>
        <table:table-row>
          <table:table-cell table:style-name="Tabela2.A2" office:value-type="string">
            <text:p text:style-name="P207">Pobranie danych na początku, bez gzip</text:p>
          </table:table-cell>
          <table:table-cell table:style-name="Tabela2.A2" office:value-type="string">
            <text:p text:style-name="P186">1,5<text:span text:style-name="T297">7</text:span></text:p>
          </table:table-cell>
          <table:table-cell table:style-name="Tabela2.A2" office:value-type="string">
            <text:p text:style-name="P186">1,5<text:span text:style-name="T297">2</text:span></text:p>
          </table:table-cell>
          <table:table-cell table:style-name="Tabela2.D2" office:value-type="string">
            <text:p text:style-name="P186">5,9<text:span text:style-name="T297">4</text:span></text:p>
          </table:table-cell>
        </table:table-row>
        <table:table-row>
          <table:table-cell table:style-name="Tabela2.A2" office:value-type="string">
            <text:p text:style-name="P207">Pobranie danych na początku, z gzip</text:p>
          </table:table-cell>
          <table:table-cell table:style-name="Tabela2.A2" office:value-type="string">
            <text:p text:style-name="P186">1,<text:span text:style-name="T217">44</text:span></text:p>
          </table:table-cell>
          <table:table-cell table:style-name="Tabela2.A2" office:value-type="string">
            <text:p text:style-name="P186">1,<text:span text:style-name="T217">43</text:span></text:p>
          </table:table-cell>
          <table:table-cell table:style-name="Tabela2.D2" office:value-type="string">
            <text:p text:style-name="P189">5,9<text:span text:style-name="T297">6</text:span></text:p>
          </table:table-cell>
        </table:table-row>
      </table:table>
      <text:p text:style-name="P435">Tabela <text:sequence text:ref-name="refTable1" text:name="Table" text:formula="ooow:Table+1" style:num-format="1">2</text:sequence>: Znormalizowane przewidywane zużycie energii [%].<text:tab/><text:tab/><text:span text:style-name="T323">Źródło:Badania własne.</text:span></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185"/>
          </table:table-cell>
          <table:table-cell table:style-name="Tabela3.A1" office:value-type="string">
            <text:p text:style-name="P182">Seria 1</text:p>
          </table:table-cell>
          <table:table-cell table:style-name="Tabela3.A1" office:value-type="string">
            <text:p text:style-name="P182">Seria 2</text:p>
          </table:table-cell>
          <table:table-cell table:style-name="Tabela3.D1" office:value-type="string">
            <text:p text:style-name="P182">Seria 3</text:p>
          </table:table-cell>
        </table:table-row>
        <table:table-row>
          <table:table-cell table:style-name="Tabela3.A2" office:value-type="string">
            <text:p text:style-name="P207">Dane na żądanie,<text:line-break/>bez gzip</text:p>
          </table:table-cell>
          <table:table-cell table:style-name="Tabela3.A2" office:value-type="string">
            <text:p text:style-name="P187">51,<text:span text:style-name="T298">00</text:span></text:p>
          </table:table-cell>
          <table:table-cell table:style-name="Tabela3.A2" office:value-type="string">
            <text:p text:style-name="P187"/>
          </table:table-cell>
          <table:table-cell table:style-name="Tabela3.D2" office:value-type="string">
            <text:p text:style-name="P434"/>
          </table:table-cell>
        </table:table-row>
        <table:table-row>
          <table:table-cell table:style-name="Tabela3.A2" office:value-type="string">
            <text:p text:style-name="P207">Dane na żądanie, <text:line-break/>z gzip</text:p>
          </table:table-cell>
          <table:table-cell table:style-name="Tabela3.A2" office:value-type="string">
            <text:p text:style-name="P190">52,<text:span text:style-name="T299">40</text:span></text:p>
          </table:table-cell>
          <table:table-cell table:style-name="Tabela3.A2" office:value-type="string">
            <text:p text:style-name="P187"/>
          </table:table-cell>
          <table:table-cell table:style-name="Tabela3.D2" office:value-type="string">
            <text:p text:style-name="P195">.</text:p>
          </table:table-cell>
        </table:table-row>
        <table:table-row>
          <table:table-cell table:style-name="Tabela3.A2" office:value-type="string">
            <text:p text:style-name="P207">Pobranie danych na początku, bez gzip</text:p>
          </table:table-cell>
          <table:table-cell table:style-name="Tabela3.A2" office:value-type="string">
            <text:p text:style-name="P195">12,50</text:p>
          </table:table-cell>
          <table:table-cell table:style-name="Tabela3.A2" office:value-type="string">
            <text:p text:style-name="P187">6,<text:span text:style-name="T299">39</text:span></text:p>
          </table:table-cell>
          <table:table-cell table:style-name="Tabela3.D2" office:value-type="string">
            <text:p text:style-name="P195">5,68</text:p>
          </table:table-cell>
        </table:table-row>
        <table:table-row>
          <table:table-cell table:style-name="Tabela3.A2" office:value-type="string">
            <text:p text:style-name="P207">Pobranie danych na początku, z gzip</text:p>
          </table:table-cell>
          <table:table-cell table:style-name="Tabela3.A2" office:value-type="string">
            <text:p text:style-name="P195">11,6</text:p>
          </table:table-cell>
          <table:table-cell table:style-name="Tabela3.A2" office:value-type="string">
            <text:p text:style-name="P190">6,<text:span text:style-name="T299">04</text:span></text:p>
          </table:table-cell>
          <table:table-cell table:style-name="Tabela3.D2" office:value-type="string">
            <text:p text:style-name="P195">5,71</text:p>
          </table:table-cell>
        </table:table-row>
      </table:table>
      <text:p text:style-name="P435">Tabela <text:sequence text:ref-name="refTable2" text:name="Table" text:formula="ooow:Table+1" style:num-format="1">3</text:sequence>: Wyliczony pobór energii [mAh].<text:tab/><text:tab/><text:tab/><text:tab/><text:tab/><text:span text:style-name="T323">Źródło:Badania własne.</text:span></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185"/>
          </table:table-cell>
          <table:table-cell table:style-name="Tabela4.A1" office:value-type="string">
            <text:p text:style-name="P182">Seria 1</text:p>
          </table:table-cell>
          <table:table-cell table:style-name="Tabela4.A1" office:value-type="string">
            <text:p text:style-name="P182">Seria 2</text:p>
          </table:table-cell>
          <table:table-cell table:style-name="Tabela4.D1" office:value-type="string">
            <text:p text:style-name="P182">Seria 3</text:p>
          </table:table-cell>
        </table:table-row>
        <table:table-row>
          <table:table-cell table:style-name="Tabela4.A2" office:value-type="string">
            <text:p text:style-name="P207">Dane na żądanie,<text:line-break/>bez gzip</text:p>
          </table:table-cell>
          <table:table-cell table:style-name="Tabela4.A2" office:value-type="string">
            <text:p text:style-name="P187">16<text:span text:style-name="T300">2,74</text:span></text:p>
          </table:table-cell>
          <table:table-cell table:style-name="Tabela4.A2" office:value-type="string">
            <text:p text:style-name="P187">16<text:span text:style-name="T300">4,51</text:span></text:p>
          </table:table-cell>
          <table:table-cell table:style-name="Tabela4.D2" office:value-type="string">
            <text:p text:style-name="P196">99,51</text:p>
          </table:table-cell>
        </table:table-row>
        <table:table-row>
          <table:table-cell table:style-name="Tabela4.A2" office:value-type="string">
            <text:p text:style-name="P207">Dane na żądanie, <text:line-break/>z gzip</text:p>
          </table:table-cell>
          <table:table-cell table:style-name="Tabela4.A2" office:value-type="string">
            <text:p text:style-name="P191">167,<text:span text:style-name="T300">14</text:span></text:p>
          </table:table-cell>
          <table:table-cell table:style-name="Tabela4.A2" office:value-type="string">
            <text:p text:style-name="P187">1<text:span text:style-name="T218">65,62</text:span></text:p>
          </table:table-cell>
          <table:table-cell table:style-name="Tabela4.D2" office:value-type="string">
            <text:p text:style-name="P191">9<text:span text:style-name="T300">8,88</text:span></text:p>
          </table:table-cell>
        </table:table-row>
        <table:table-row>
          <table:table-cell table:style-name="Tabela4.A2" office:value-type="string">
            <text:p text:style-name="P207">Pobranie danych na początku, bez gzip</text:p>
          </table:table-cell>
          <table:table-cell table:style-name="Tabela4.A2" office:value-type="string">
            <text:p text:style-name="P196">39,84</text:p>
          </table:table-cell>
          <table:table-cell table:style-name="Tabela4.A2" office:value-type="string">
            <text:p text:style-name="P187">3<text:span text:style-name="T300">8,58</text:span></text:p>
          </table:table-cell>
          <table:table-cell table:style-name="Tabela4.D2" office:value-type="string">
            <text:p text:style-name="P187">15<text:span text:style-name="T300">0,77</text:span></text:p>
          </table:table-cell>
        </table:table-row>
        <table:table-row>
          <table:table-cell table:style-name="Tabela4.A2" office:value-type="string">
            <text:p text:style-name="P207">Pobranie danych na początku, z gzip</text:p>
          </table:table-cell>
          <table:table-cell table:style-name="Tabela4.A2" office:value-type="string">
            <text:p text:style-name="P187">3<text:span text:style-name="T300">6,54</text:span></text:p>
          </table:table-cell>
          <table:table-cell table:style-name="Tabela4.A2" office:value-type="string">
            <text:p text:style-name="P187">3<text:span text:style-name="T218">6,43</text:span></text:p>
          </table:table-cell>
          <table:table-cell table:style-name="Tabela4.D2" office:value-type="string">
            <text:p text:style-name="P191">151,<text:span text:style-name="T300">29</text:span></text:p>
          </table:table-cell>
        </table:table-row>
      </table:table>
      <text:p text:style-name="P435">Tabela <text:sequence text:ref-name="refTable3" text:name="Table" text:formula="ooow:Table+1" style:num-format="1">4</text:sequence>: Znormalizowany wyliczony pobór energii [mAh]<text:tab/>.<text:tab/><text:tab/><text:span text:style-name="T323">Źródło:Badania własne.</text:span></text:p>
      <table:table table:name="Tabela5" table:style-name="Tabela5">
        <table:table-column table:style-name="Tabela5.A" table:number-columns-repeated="3"/>
        <table:table-column table:style-name="Tabela5.D"/>
        <text:soft-page-break/>
        <table:table-row>
          <table:table-cell table:style-name="Tabela5.A1" office:value-type="string">
            <text:p text:style-name="P185"/>
          </table:table-cell>
          <table:table-cell table:style-name="Tabela5.A1" office:value-type="string">
            <text:p text:style-name="P182">Seria 1</text:p>
          </table:table-cell>
          <table:table-cell table:style-name="Tabela5.A1" office:value-type="string">
            <text:p text:style-name="P182">Seria 2</text:p>
          </table:table-cell>
          <table:table-cell table:style-name="Tabela5.D1" office:value-type="string">
            <text:p text:style-name="P182">Seria 3</text:p>
          </table:table-cell>
        </table:table-row>
        <table:table-row>
          <table:table-cell table:style-name="Tabela5.A2" office:value-type="string">
            <text:p text:style-name="P207">Dane na żądanie,<text:line-break/>bez gzip</text:p>
          </table:table-cell>
          <table:table-cell table:style-name="Tabela5.A2" office:value-type="string">
            <text:p text:style-name="P188">9<text:span text:style-name="T301">6,56</text:span></text:p>
          </table:table-cell>
          <table:table-cell table:style-name="Tabela5.A2" office:value-type="string">
            <text:p text:style-name="P188">9<text:span text:style-name="T301">7,57</text:span></text:p>
          </table:table-cell>
          <table:table-cell table:style-name="Tabela5.D2" office:value-type="string">
            <text:p text:style-name="P188">59,<text:span text:style-name="T301">24</text:span></text:p>
          </table:table-cell>
        </table:table-row>
        <table:table-row>
          <table:table-cell table:style-name="Tabela5.A2" office:value-type="string">
            <text:p text:style-name="P207">Dane na żądanie, <text:line-break/>z gzip</text:p>
          </table:table-cell>
          <table:table-cell table:style-name="Tabela5.A2" office:value-type="string">
            <text:p text:style-name="P192">99,<text:span text:style-name="T301">28</text:span></text:p>
          </table:table-cell>
          <table:table-cell table:style-name="Tabela5.A2" office:value-type="string">
            <text:p text:style-name="P192">98,<text:span text:style-name="T301">27</text:span></text:p>
          </table:table-cell>
          <table:table-cell table:style-name="Tabela5.D2" office:value-type="string">
            <text:p text:style-name="P192">5<text:span text:style-name="T301">8,78</text:span></text:p>
          </table:table-cell>
        </table:table-row>
        <table:table-row>
          <table:table-cell table:style-name="Tabela5.A2" office:value-type="string">
            <text:p text:style-name="P207">Pobranie danych na początku, bez gzip</text:p>
          </table:table-cell>
          <table:table-cell table:style-name="Tabela5.A2" office:value-type="string">
            <text:p text:style-name="P188">21,<text:span text:style-name="T301">40</text:span></text:p>
          </table:table-cell>
          <table:table-cell table:style-name="Tabela5.A2" office:value-type="string">
            <text:p text:style-name="P188">20,<text:span text:style-name="T301">31</text:span></text:p>
          </table:table-cell>
          <table:table-cell table:style-name="Tabela5.D2" office:value-type="string">
            <text:p text:style-name="P197">89,78</text:p>
          </table:table-cell>
        </table:table-row>
        <table:table-row>
          <table:table-cell table:style-name="Tabela5.A2" office:value-type="string">
            <text:p text:style-name="P207">Pobranie danych na początku, z gzip</text:p>
          </table:table-cell>
          <table:table-cell table:style-name="Tabela5.A2" office:value-type="string">
            <text:p text:style-name="P192">19,<text:span text:style-name="T301">37</text:span></text:p>
          </table:table-cell>
          <table:table-cell table:style-name="Tabela5.A2" office:value-type="string">
            <text:p text:style-name="P188">1<text:span text:style-name="T301">8,98</text:span></text:p>
          </table:table-cell>
          <table:table-cell table:style-name="Tabela5.D2" office:value-type="string">
            <text:p text:style-name="P197">89,96</text:p>
          </table:table-cell>
        </table:table-row>
      </table:table>
      <text:p text:style-name="P435">Tabela <text:sequence text:ref-name="refTable4" text:name="Table" text:formula="ooow:Table+1" style:num-format="1">5</text:sequence>: Stosunek czasu aktywności radia do trwania aplikacji [%].<text:tab/><text:span text:style-name="T323">Źródło:Badania własne.</text:span></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185"/>
          </table:table-cell>
          <table:table-cell table:style-name="Tabela6.A1" office:value-type="string">
            <text:p text:style-name="P182">Seria 1</text:p>
          </table:table-cell>
          <table:table-cell table:style-name="Tabela6.A1" office:value-type="string">
            <text:p text:style-name="P182">Seria 2</text:p>
          </table:table-cell>
          <table:table-cell table:style-name="Tabela6.D1" office:value-type="string">
            <text:p text:style-name="P182">Seria 3</text:p>
          </table:table-cell>
        </table:table-row>
        <table:table-row>
          <table:table-cell table:style-name="Tabela6.A2" office:value-type="string">
            <text:p text:style-name="P207">Dane na żądanie,<text:line-break/>bez gzip</text:p>
          </table:table-cell>
          <table:table-cell table:style-name="Tabela6.A2" office:value-type="string">
            <text:p text:style-name="P194">439</text:p>
          </table:table-cell>
          <table:table-cell table:style-name="Tabela6.A2" office:value-type="string">
            <text:p text:style-name="P194">164</text:p>
          </table:table-cell>
          <table:table-cell table:style-name="Tabela6.D2" office:value-type="string">
            <text:p text:style-name="P193">11</text:p>
          </table:table-cell>
        </table:table-row>
        <table:table-row>
          <table:table-cell table:style-name="Tabela6.A2" office:value-type="string">
            <text:p text:style-name="P207">Dane na żądanie, <text:line-break/>z gzip</text:p>
          </table:table-cell>
          <table:table-cell table:style-name="Tabela6.A2" office:value-type="string">
            <text:p text:style-name="P193">439</text:p>
          </table:table-cell>
          <table:table-cell table:style-name="Tabela6.A2" office:value-type="string">
            <text:p text:style-name="P193">164</text:p>
          </table:table-cell>
          <table:table-cell table:style-name="Tabela6.D2" office:value-type="string">
            <text:p text:style-name="P193">11</text:p>
          </table:table-cell>
        </table:table-row>
        <table:table-row>
          <table:table-cell table:style-name="Tabela6.A2" office:value-type="string">
            <text:p text:style-name="P207">Pobranie danych na początku, bez gzip</text:p>
          </table:table-cell>
          <table:table-cell table:style-name="Tabela6.A2" office:value-type="string">
            <text:p text:style-name="P193">444</text:p>
          </table:table-cell>
          <table:table-cell table:style-name="Tabela6.A2" office:value-type="string">
            <text:p text:style-name="P193">441</text:p>
          </table:table-cell>
          <table:table-cell table:style-name="Tabela6.D2" office:value-type="string">
            <text:p text:style-name="P193">441</text:p>
          </table:table-cell>
        </table:table-row>
        <table:table-row>
          <table:table-cell table:style-name="Tabela6.A2" office:value-type="string">
            <text:p text:style-name="P207">Pobranie danych na początku, z gzip</text:p>
          </table:table-cell>
          <table:table-cell table:style-name="Tabela6.A2" office:value-type="string">
            <text:p text:style-name="P193">44<text:span text:style-name="T219">3</text:span></text:p>
          </table:table-cell>
          <table:table-cell table:style-name="Tabela6.A2" office:value-type="string">
            <text:p text:style-name="P193">441</text:p>
          </table:table-cell>
          <table:table-cell table:style-name="Tabela6.D2" office:value-type="string">
            <text:p text:style-name="P193">441</text:p>
          </table:table-cell>
        </table:table-row>
      </table:table>
      <text:p text:style-name="P435">Tabela <text:sequence text:ref-name="refTable5" text:name="Table" text:formula="ooow:Table+1" style:num-format="1">6</text:sequence>: <text:span text:style-name="T222">Liczba pobranych d</text:span>an<text:span text:style-name="T222">ych</text:span> [KB].<text:tab/><text:tab/><text:tab/><text:tab/><text:tab/><text:span text:style-name="T323">Źródło:Badania własne.</text:span></text:p>
      <text:p text:style-name="P67"/>
      <text:p text:style-name="P421"><text:tab/><text:span text:style-name="T325">Po analizie wyników autor zauważył, że</text:span> nie widać różnicy w rozmiarze danych przy użyciu kompresji gzip? <text:span text:style-name="T324">Jaki jest tego powód - t</text:span>ego do końca autor nie wie. Nie ma wiedzy w jakiej warstwie modelu TCP / IP dokonywany jest pomiar. Jeżeli w warstwie aplikacji, to mogłoby <text:span text:style-name="T324">to</text:span> tłumaczyć brak różnic, gdyż <text:span text:style-name="T324">wówczas </text:span>mierzone są już rozpakowane dane. </text:p>
      <text:p text:style-name="P67"/>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182">Seria 1</text:p>
          </table:table-cell>
          <table:table-cell table:style-name="Tabela7.A1" office:value-type="string">
            <text:p text:style-name="P182">Seria 2</text:p>
          </table:table-cell>
          <table:table-cell table:style-name="Tabela7.D1" office:value-type="string">
            <text:p text:style-name="P182">Seria 3</text:p>
          </table:table-cell>
        </table:table-row>
        <table:table-row>
          <table:table-cell table:style-name="Tabela7.A2" office:value-type="string">
            <text:p text:style-name="P207">Dane na żądanie,<text:line-break/>bez gzip</text:p>
          </table:table-cell>
          <table:table-cell table:style-name="Tabela7.A2" office:value-type="string">
            <text:p text:style-name="P201">1400</text:p>
          </table:table-cell>
          <table:table-cell table:style-name="Tabela7.A2" office:value-type="string">
            <text:p text:style-name="P201">992</text:p>
          </table:table-cell>
          <table:table-cell table:style-name="Tabela7.D2" office:value-type="string">
            <text:p text:style-name="P201">289</text:p>
          </table:table-cell>
        </table:table-row>
        <table:table-row>
          <table:table-cell table:style-name="Tabela7.A2" office:value-type="string">
            <text:p text:style-name="P207">Dane na żądanie, <text:line-break/>z gzip</text:p>
          </table:table-cell>
          <table:table-cell table:style-name="Tabela7.A2" office:value-type="string">
            <text:p text:style-name="P201">1<text:span text:style-name="T220">399</text:span></text:p>
          </table:table-cell>
          <table:table-cell table:style-name="Tabela7.A2" office:value-type="string">
            <text:p text:style-name="P199">992</text:p>
          </table:table-cell>
          <table:table-cell table:style-name="Tabela7.D2" office:value-type="string">
            <text:p text:style-name="P199">288</text:p>
          </table:table-cell>
        </table:table-row>
        <table:table-row>
          <table:table-cell table:style-name="Tabela7.A2" office:value-type="string">
            <text:p text:style-name="P207">Pobranie danych na początku, bez gzip</text:p>
          </table:table-cell>
          <table:table-cell table:style-name="Tabela7.A2" office:value-type="string">
            <text:p text:style-name="P201">141<text:span text:style-name="T220">4</text:span></text:p>
          </table:table-cell>
          <table:table-cell table:style-name="Tabela7.A2" office:value-type="string">
            <text:p text:style-name="P201">2660</text:p>
          </table:table-cell>
          <table:table-cell table:style-name="Tabela7.D2" office:value-type="string">
            <text:p text:style-name="P201">11695</text:p>
          </table:table-cell>
        </table:table-row>
        <table:table-row>
          <table:table-cell table:style-name="Tabela7.A2" office:value-type="string">
            <text:p text:style-name="P207">Pobranie danych na początku, z gzip</text:p>
          </table:table-cell>
          <table:table-cell table:style-name="Tabela7.A2" office:value-type="string">
            <text:p text:style-name="P201">13<text:span text:style-name="T221">96</text:span></text:p>
          </table:table-cell>
          <table:table-cell table:style-name="Tabela7.A2" office:value-type="string">
            <text:p text:style-name="P201">2<text:span text:style-name="T221">657</text:span></text:p>
          </table:table-cell>
          <table:table-cell table:style-name="Tabela7.D2" office:value-type="string">
            <text:p text:style-name="P200">11674</text:p>
          </table:table-cell>
        </table:table-row>
      </table:table>
      <text:p text:style-name="P436">Tabela <text:sequence text:ref-name="refTable6" text:name="Table" text:formula="ooow:Table+1" style:num-format="1">7</text:sequence>: Znormalizowana liczba pobranych danych [KB].<text:tab/><text:tab/><text:tab/><text:span text:style-name="T323">Źródło:Badania własne.</text:span></text:p>
      <text:p text:style-name="P67"/>
      <text:p text:style-name="P67"><text:tab/><text:span text:style-name="T327">Autor zastanawia się dlaczego w przypadku serii 3 tendencja jest różna niż dla pozostałych? Pobranie kompletu danych daje odwrotne skutki od zamierzonych? W tabeli 8 przedstawiono czas wykonania testów. Powinny one pomóc wyjaśnić zjawisko.</text:span></text:p>
      <text:p text:style-name="P67"/>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182"/>
          </table:table-cell>
          <table:table-cell table:style-name="Tabela8.A1" office:value-type="string">
            <text:p text:style-name="P182">Seria 1</text:p>
          </table:table-cell>
          <table:table-cell table:style-name="Tabela8.A1" office:value-type="string">
            <text:p text:style-name="P182">Seria 2</text:p>
          </table:table-cell>
          <table:table-cell table:style-name="Tabela8.D1" office:value-type="string">
            <text:p text:style-name="P182">Seria 3</text:p>
          </table:table-cell>
        </table:table-row>
        <table:table-row>
          <table:table-cell table:style-name="Tabela8.A2" office:value-type="string">
            <text:p text:style-name="P209">Czas wykonania testu <text:span text:style-name="T240">podany<text:line-break/>w sekundach</text:span></text:p>
          </table:table-cell>
          <table:table-cell table:style-name="Tabela8.A2" office:value-type="string">
            <text:p text:style-name="P202">113</text:p>
          </table:table-cell>
          <table:table-cell table:style-name="Tabela8.A2" office:value-type="string">
            <text:p text:style-name="P202">60</text:p>
          </table:table-cell>
          <table:table-cell table:style-name="Tabela8.D2" office:value-type="string">
            <text:p text:style-name="P202">14</text:p>
          </table:table-cell>
        </table:table-row>
      </table:table>
      <text:p text:style-name="P436">Tabela <text:sequence text:ref-name="refTable7" text:name="Table" text:formula="ooow:Table+1" style:num-format="1">8</text:sequence>: <text:span text:style-name="T223">C</text:span>zas wykonania <text:span text:style-name="T223">pojedynczego </text:span>test<text:span text:style-name="T223">u.<text:tab/><text:tab/><text:tab/><text:tab/>Źródło:Badania własne.</text:span></text:p>
      <text:p text:style-name="P67"/>
      <text:p text:style-name="P421"><text:tab/><text:span text:style-name="T224">Sama aplikacja i zastosowane metody nie mają wpływu na czas wykonywania testu ponieważ są one wykonywane przez zewnętrzne narzędzie. <text:s/>Można zatem przyjąć, że są takie same dla każdej z metod.</text:span></text:p>
      <text:p text:style-name="P421"><text:tab/><text:span text:style-name="T225">Z tabeli 8. widać, że symulowana interakcja z aplikacją jest bardzo krótka. W przypadku pobierania kompletu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422"><text:tab/><text:span text:style-name="T226">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424"><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182">Seria 1</text:p>
          </table:table-cell>
          <table:table-cell table:style-name="Tabela9.A1" office:value-type="string">
            <text:p text:style-name="P182">Seria 2</text:p>
          </table:table-cell>
          <table:table-cell table:style-name="Tabela9.D1" office:value-type="string">
            <text:p text:style-name="P182">Seria 3</text:p>
          </table:table-cell>
        </table:table-row>
        <table:table-row>
          <table:table-cell table:style-name="Tabela9.A2" office:value-type="string">
            <text:p text:style-name="P207">Dane na żądanie,<text:line-break/>bez gzip</text:p>
          </table:table-cell>
          <table:table-cell table:style-name="Tabela9.A2" office:value-type="string">
            <text:p text:style-name="P227">0,<text:span text:style-name="T302">00</text:span></text:p>
          </table:table-cell>
          <table:table-cell table:style-name="Tabela9.A2" office:value-type="string">
            <text:p text:style-name="P227">0,<text:span text:style-name="T302">00</text:span></text:p>
          </table:table-cell>
          <table:table-cell table:style-name="Tabela9.D2" office:value-type="string">
            <text:p text:style-name="P227">0,<text:span text:style-name="T302">00</text:span></text:p>
          </table:table-cell>
        </table:table-row>
        <table:table-row>
          <table:table-cell table:style-name="Tabela9.A2" office:value-type="string">
            <text:p text:style-name="P207">Dane na żądanie, <text:line-break/>z gzip</text:p>
          </table:table-cell>
          <table:table-cell table:style-name="Tabela9.A2" office:value-type="string">
            <text:p text:style-name="P227">2,70</text:p>
          </table:table-cell>
          <table:table-cell table:style-name="Tabela9.A2" office:value-type="string">
            <text:p text:style-name="P227">0,67</text:p>
          </table:table-cell>
          <table:table-cell table:style-name="Tabela9.D2" office:value-type="string">
            <text:p text:style-name="P227">-0,63</text:p>
          </table:table-cell>
        </table:table-row>
        <table:table-row>
          <table:table-cell table:style-name="Tabela9.A2" office:value-type="string">
            <text:p text:style-name="P207">Pobranie danych na początku, bez gzip</text:p>
          </table:table-cell>
          <table:table-cell table:style-name="Tabela9.A2" office:value-type="string">
            <text:p text:style-name="P227">-75,52</text:p>
          </table:table-cell>
          <table:table-cell table:style-name="Tabela9.A2" office:value-type="string">
            <text:p text:style-name="P227">-76,5<text:span text:style-name="T302">5</text:span></text:p>
          </table:table-cell>
          <table:table-cell table:style-name="Tabela9.D2" office:value-type="string">
            <text:p text:style-name="P227">51,52</text:p>
          </table:table-cell>
        </table:table-row>
        <table:table-row>
          <table:table-cell table:style-name="Tabela9.A2" office:value-type="string">
            <text:p text:style-name="P207">Pobranie danych na początku, z gzip</text:p>
          </table:table-cell>
          <table:table-cell table:style-name="Tabela9.A2" office:value-type="string">
            <text:p text:style-name="P227">-77,5<text:span text:style-name="T303">5</text:span></text:p>
          </table:table-cell>
          <table:table-cell table:style-name="Tabela9.A2" office:value-type="string">
            <text:p text:style-name="P227">-77,8<text:span text:style-name="T303">6</text:span></text:p>
          </table:table-cell>
          <table:table-cell table:style-name="Tabela9.D2" office:value-type="string">
            <text:p text:style-name="P227">52,04</text:p>
          </table:table-cell>
        </table:table-row>
      </table:table>
      <text:p text:style-name="P437">Tabela <text:sequence text:ref-name="refTable8" text:name="Table" text:formula="ooow:Table+1" style:num-format="1">9</text:sequence>: Wpływ pobrania kompletu danych na zużycie energii [%].<text:tab/><text:span text:style-name="T323">Źródło:Badania własne.</text:span></text:p>
      <text:p text:style-name="P423"><text:tab/><text:span text:style-name="T227">Autor zauważa, że dobrym wskaźnikiem wpływu aplikacji na zużycie baterii jest stosunek aktywności radia do czasu działania aplikacji. Im jest on niższy tym zużycie baterii też maleje.<text:line-break/>Ukazuje ona jasno wpływ komunikacji sieciowej na zużycie baterii.</text:span></text:p>
      <text:p text:style-name="P68"/>
      <text:h text:style-name="P432"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Table_20_Contents"/>
          </table:table-cell>
          <table:table-cell table:style-name="Tabela12.A1" office:value-type="string">
            <text:p text:style-name="P182">Seria 1</text:p>
          </table:table-cell>
          <table:table-cell table:style-name="Tabela12.A1" office:value-type="string">
            <text:p text:style-name="P182">Seria 2</text:p>
          </table:table-cell>
          <table:table-cell table:style-name="Tabela12.D1" office:value-type="string">
            <text:p text:style-name="P182">Seria 3</text:p>
          </table:table-cell>
        </table:table-row>
        <table:table-row>
          <table:table-cell table:style-name="Tabela12.A2" office:value-type="string">
            <text:p text:style-name="P206">Na żądanie, bez gzip</text:p>
          </table:table-cell>
          <table:table-cell table:style-name="Tabela12.A2" office:value-type="string">
            <text:p text:style-name="P220">1,9<text:span text:style-name="T304">6</text:span></text:p>
          </table:table-cell>
          <table:table-cell table:style-name="Tabela12.A2" office:value-type="string">
            <text:p text:style-name="P220">2,0<text:span text:style-name="T304">7</text:span></text:p>
          </table:table-cell>
          <table:table-cell table:style-name="Tabela12.D2" office:value-type="string">
            <text:p text:style-name="P220">2,5<text:span text:style-name="T304">2</text:span> </text:p>
          </table:table-cell>
        </table:table-row>
        <table:table-row>
          <table:table-cell table:style-name="Tabela12.A2" office:value-type="string">
            <text:p text:style-name="P206">Na żądanie, z gzip</text:p>
          </table:table-cell>
          <table:table-cell table:style-name="Tabela12.A2" office:value-type="string">
            <text:p text:style-name="P220">1,9<text:span text:style-name="T304">4</text:span></text:p>
          </table:table-cell>
          <table:table-cell table:style-name="Tabela12.A2" office:value-type="string">
            <text:p text:style-name="P220">2,<text:span text:style-name="T304">10</text:span></text:p>
          </table:table-cell>
          <table:table-cell table:style-name="Tabela12.D2" office:value-type="string">
            <text:p text:style-name="P220">2,5<text:span text:style-name="T304">5</text:span></text:p>
          </table:table-cell>
        </table:table-row>
        <table:table-row>
          <table:table-cell table:style-name="Tabela12.A2" office:value-type="string">
            <text:p text:style-name="P206">Najpierw 5 stron, później po 1, bez gzip</text:p>
          </table:table-cell>
          <table:table-cell table:style-name="Tabela12.A2" office:value-type="string">
            <text:p text:style-name="P220">1,0<text:span text:style-name="T304">3</text:span></text:p>
          </table:table-cell>
          <table:table-cell table:style-name="Tabela12.A2" office:value-type="string">
            <text:p text:style-name="P220">1,7<text:span text:style-name="T304">9</text:span></text:p>
          </table:table-cell>
          <table:table-cell table:style-name="Tabela12.D2" office:value-type="string">
            <text:p text:style-name="P220">2,11</text:p>
          </table:table-cell>
        </table:table-row>
        <table:table-row>
          <table:table-cell table:style-name="Tabela12.A2" office:value-type="string">
            <text:p text:style-name="P206">Najpierw 5 stron, później po 1, z gzip</text:p>
          </table:table-cell>
          <table:table-cell table:style-name="Tabela12.A2" office:value-type="string">
            <text:p text:style-name="P220">1,03</text:p>
          </table:table-cell>
          <table:table-cell table:style-name="Tabela12.A2" office:value-type="string">
            <text:p text:style-name="P220">1,74</text:p>
          </table:table-cell>
          <table:table-cell table:style-name="Tabela12.D2" office:value-type="string">
            <text:p text:style-name="P220">2,0<text:span text:style-name="T304">8</text:span> </text:p>
          </table:table-cell>
        </table:table-row>
        <table:table-row>
          <table:table-cell table:style-name="Tabela12.A2" office:value-type="string">
            <text:p text:style-name="P206">Najpierw 5 stron, później po 2, bez gzip</text:p>
          </table:table-cell>
          <table:table-cell table:style-name="Tabela12.A2" office:value-type="string">
            <text:p text:style-name="P221">0,9<text:span text:style-name="T304">7</text:span></text:p>
          </table:table-cell>
          <table:table-cell table:style-name="Tabela12.A2" office:value-type="string">
            <text:p text:style-name="P221">1,3<text:span text:style-name="T304">9</text:span></text:p>
          </table:table-cell>
          <table:table-cell table:style-name="Tabela12.D2" office:value-type="string">
            <text:p text:style-name="P221">1,47</text:p>
          </table:table-cell>
        </table:table-row>
        <table:table-row>
          <table:table-cell table:style-name="Tabela12.A2" office:value-type="string">
            <text:p text:style-name="P206">Najpierw 5 stron, później po 2, z gzip</text:p>
          </table:table-cell>
          <table:table-cell table:style-name="Tabela12.A2" office:value-type="string">
            <text:p text:style-name="P221">0,9<text:span text:style-name="T304">8</text:span></text:p>
          </table:table-cell>
          <table:table-cell table:style-name="Tabela12.A2" office:value-type="string">
            <text:p text:style-name="P221">1,3<text:span text:style-name="T304">8</text:span></text:p>
          </table:table-cell>
          <table:table-cell table:style-name="Tabela12.D2" office:value-type="string">
            <text:p text:style-name="P221">1,4<text:span text:style-name="T304">4</text:span></text:p>
          </table:table-cell>
        </table:table-row>
        <table:table-row>
          <table:table-cell table:style-name="Tabela12.A2" office:value-type="string">
            <text:p text:style-name="P206">Najpierw 10 stron, później po 1, bez gzip</text:p>
          </table:table-cell>
          <table:table-cell table:style-name="Tabela12.A2" office:value-type="string">
            <text:p text:style-name="P222">0,6<text:span text:style-name="T304">3</text:span></text:p>
          </table:table-cell>
          <table:table-cell table:style-name="Tabela12.A2" office:value-type="string">
            <text:p text:style-name="P222">0,5<text:span text:style-name="T304">9</text:span></text:p>
          </table:table-cell>
          <table:table-cell table:style-name="Tabela12.D2" office:value-type="string">
            <text:p text:style-name="P222">1,6<text:span text:style-name="T304">9</text:span></text:p>
          </table:table-cell>
        </table:table-row>
        <table:table-row>
          <table:table-cell table:style-name="Tabela12.A2" office:value-type="string">
            <text:p text:style-name="P206">Najpierw 10 stron, później po 1, z gzip</text:p>
          </table:table-cell>
          <table:table-cell table:style-name="Tabela12.A2" office:value-type="string">
            <text:p text:style-name="P222">0,6<text:span text:style-name="T304">5</text:span></text:p>
          </table:table-cell>
          <table:table-cell table:style-name="Tabela12.A2" office:value-type="string">
            <text:p text:style-name="P228">0,62</text:p>
          </table:table-cell>
          <table:table-cell table:style-name="Tabela12.D2" office:value-type="string">
            <text:p text:style-name="P228">1,68</text:p>
          </table:table-cell>
        </table:table-row>
        <table:table-row>
          <table:table-cell table:style-name="Tabela12.A2" office:value-type="string">
            <text:p text:style-name="P206">Najpierw 10 stron, później po 2, bez gzip</text:p>
          </table:table-cell>
          <table:table-cell table:style-name="Tabela12.A2" office:value-type="string">
            <text:p text:style-name="P222">0,6<text:span text:style-name="T304">3</text:span></text:p>
          </table:table-cell>
          <table:table-cell table:style-name="Tabela12.A2" office:value-type="string">
            <text:p text:style-name="P222">0,6<text:span text:style-name="T304">1</text:span></text:p>
          </table:table-cell>
          <table:table-cell table:style-name="Tabela12.D2" office:value-type="string">
            <text:p text:style-name="P222">1,4<text:span text:style-name="T304">5</text:span></text:p>
          </table:table-cell>
        </table:table-row>
        <table:table-row>
          <table:table-cell table:style-name="Tabela12.A2" office:value-type="string">
            <text:p text:style-name="P206">Najpierw 10 stron, później po 2, z gzip</text:p>
          </table:table-cell>
          <table:table-cell table:style-name="Tabela12.A2" office:value-type="string">
            <text:p text:style-name="P222">0,6<text:span text:style-name="T304">5</text:span></text:p>
          </table:table-cell>
          <table:table-cell table:style-name="Tabela12.A2" office:value-type="string">
            <text:p text:style-name="P228">0,62</text:p>
          </table:table-cell>
          <table:table-cell table:style-name="Tabela12.D2" office:value-type="string">
            <text:p text:style-name="P222">1,<text:span text:style-name="T304">50</text:span></text:p>
          </table:table-cell>
        </table:table-row>
      </table:table>
      <text:p text:style-name="P437">Tabela <text:sequence text:ref-name="refTable9" text:name="Table" text:formula="ooow:Table+1" style:num-format="1">10</text:sequence>: Przewidywane zużycie energii [%].<text:tab/><text:tab/><text:tab/><text:tab/><text:span text:style-name="T323">Źródło:Badania własne.</text:span></text:p>
      <table:table table:name="Tabela13" table:style-name="Tabela13">
        <table:table-column table:style-name="Tabela13.A" table:number-columns-repeated="3"/>
        <table:table-column table:style-name="Tabela13.D"/>
        <table:table-row>
          <table:table-cell table:style-name="Tabela13.A1" office:value-type="string">
            <text:p text:style-name="Table_20_Contents"/>
          </table:table-cell>
          <table:table-cell table:style-name="Tabela13.A1" office:value-type="string">
            <text:p text:style-name="P182">Seria 1</text:p>
          </table:table-cell>
          <table:table-cell table:style-name="Tabela13.A1" office:value-type="string">
            <text:p text:style-name="P182">Seria 2</text:p>
          </table:table-cell>
          <table:table-cell table:style-name="Tabela13.D1" office:value-type="string">
            <text:p text:style-name="P182">Seria 3</text:p>
          </table:table-cell>
        </table:table-row>
        <table:table-row>
          <table:table-cell table:style-name="Tabela13.A2" office:value-type="string">
            <text:p text:style-name="P206">Na żądanie, bez gzip</text:p>
          </table:table-cell>
          <table:table-cell table:style-name="Tabela13.A2" office:value-type="string">
            <text:p text:style-name="P219">1,5<text:span text:style-name="T305">9</text:span></text:p>
          </table:table-cell>
          <table:table-cell table:style-name="Tabela13.A2" office:value-type="string">
            <text:p text:style-name="P219">2,15</text:p>
          </table:table-cell>
          <table:table-cell table:style-name="Tabela13.D2" office:value-type="string">
            <text:p text:style-name="P219">5,<text:span text:style-name="T305">50</text:span></text:p>
          </table:table-cell>
        </table:table-row>
        <table:table-row>
          <table:table-cell table:style-name="Tabela13.A2" office:value-type="string">
            <text:p text:style-name="P206">Na żądanie, z gzip</text:p>
          </table:table-cell>
          <table:table-cell table:style-name="Tabela13.A2" office:value-type="string">
            <text:p text:style-name="P219">1,57</text:p>
          </table:table-cell>
          <table:table-cell table:style-name="Tabela13.A2" office:value-type="string">
            <text:p text:style-name="P219">2,18</text:p>
          </table:table-cell>
          <table:table-cell table:style-name="Tabela13.D2" office:value-type="string">
            <text:p text:style-name="P219">5,5<text:span text:style-name="T305">3</text:span></text:p>
          </table:table-cell>
        </table:table-row>
        <table:table-row>
          <table:table-cell table:style-name="Tabela13.A2" office:value-type="string">
            <text:p text:style-name="P206">Najpierw 5 stron, później po 1, bez gzip</text:p>
          </table:table-cell>
          <table:table-cell table:style-name="Tabela13.A2" office:value-type="string">
            <text:p text:style-name="P219">0,8<text:span text:style-name="T305">4</text:span></text:p>
          </table:table-cell>
          <table:table-cell table:style-name="Tabela13.A2" office:value-type="string">
            <text:p text:style-name="P219">1,8<text:span text:style-name="T305">6</text:span></text:p>
          </table:table-cell>
          <table:table-cell table:style-name="Tabela13.D2" office:value-type="string">
            <text:p text:style-name="P219">4,5<text:span text:style-name="T305">7</text:span></text:p>
          </table:table-cell>
        </table:table-row>
        <table:table-row>
          <table:table-cell table:style-name="Tabela13.A2" office:value-type="string">
            <text:p text:style-name="P206">Najpierw 5 stron, później po 1, z gzip</text:p>
          </table:table-cell>
          <table:table-cell table:style-name="Tabela13.A2" office:value-type="string">
            <text:p text:style-name="P219">0,8<text:span text:style-name="T305">4</text:span></text:p>
          </table:table-cell>
          <table:table-cell table:style-name="Tabela13.A2" office:value-type="string">
            <text:p text:style-name="P219">1,81</text:p>
          </table:table-cell>
          <table:table-cell table:style-name="Tabela13.D2" office:value-type="string">
            <text:p text:style-name="P219">4,5<text:span text:style-name="T305">1</text:span></text:p>
          </table:table-cell>
        </table:table-row>
        <table:table-row>
          <table:table-cell table:style-name="Tabela13.A2" office:value-type="string">
            <text:p text:style-name="P206">Najpierw 5 stron, później po 2, bez gzip</text:p>
          </table:table-cell>
          <table:table-cell table:style-name="Tabela13.A2" office:value-type="string">
            <text:p text:style-name="P219">0,7<text:span text:style-name="T306">9</text:span></text:p>
          </table:table-cell>
          <table:table-cell table:style-name="Tabela13.A2" office:value-type="string">
            <text:p text:style-name="P219">1,44</text:p>
          </table:table-cell>
          <table:table-cell table:style-name="Tabela13.D2" office:value-type="string">
            <text:p text:style-name="P219">3,19</text:p>
          </table:table-cell>
        </table:table-row>
        <table:table-row>
          <table:table-cell table:style-name="Tabela13.A2" office:value-type="string">
            <text:p text:style-name="P206">Najpierw 5 stron, później po 2, z gzip</text:p>
          </table:table-cell>
          <table:table-cell table:style-name="Tabela13.A2" office:value-type="string">
            <text:p text:style-name="P219">0,79</text:p>
          </table:table-cell>
          <table:table-cell table:style-name="Tabela13.A2" office:value-type="string">
            <text:p text:style-name="P219">1,43</text:p>
          </table:table-cell>
          <table:table-cell table:style-name="Tabela13.D2" office:value-type="string">
            <text:p text:style-name="P219">3,11</text:p>
          </table:table-cell>
        </table:table-row>
        <table:table-row>
          <table:table-cell table:style-name="Tabela13.A2" office:value-type="string">
            <text:p text:style-name="P206">Najpierw 10 stron, później po 1, bez gzip</text:p>
          </table:table-cell>
          <table:table-cell table:style-name="Tabela13.A2" office:value-type="string">
            <text:p text:style-name="P219">0,51</text:p>
          </table:table-cell>
          <table:table-cell table:style-name="Tabela13.A2" office:value-type="string">
            <text:p text:style-name="P219">0,61</text:p>
          </table:table-cell>
          <table:table-cell table:style-name="Tabela13.D2" office:value-type="string">
            <text:p text:style-name="P219">3,65</text:p>
          </table:table-cell>
        </table:table-row>
        <table:table-row>
          <table:table-cell table:style-name="Tabela13.A2" office:value-type="string">
            <text:p text:style-name="P206">Najpierw 10 stron, później po 1, z gzip</text:p>
          </table:table-cell>
          <table:table-cell table:style-name="Tabela13.A2" office:value-type="string">
            <text:p text:style-name="P219">0,5<text:span text:style-name="T306">2</text:span></text:p>
          </table:table-cell>
          <table:table-cell table:style-name="Tabela13.A2" office:value-type="string">
            <text:p text:style-name="P229">0,6<text:span text:style-name="T306">5</text:span></text:p>
          </table:table-cell>
          <table:table-cell table:style-name="Tabela13.D2" office:value-type="string">
            <text:p text:style-name="P229">3,6<text:span text:style-name="T306">5</text:span></text:p>
          </table:table-cell>
        </table:table-row>
        <table:table-row>
          <table:table-cell table:style-name="Tabela13.A2" office:value-type="string">
            <text:p text:style-name="P206">Najpierw 10 stron, później po 2, bez gzip</text:p>
          </table:table-cell>
          <table:table-cell table:style-name="Tabela13.A2" office:value-type="string">
            <text:p text:style-name="P219">0,5<text:span text:style-name="T306">1</text:span></text:p>
          </table:table-cell>
          <table:table-cell table:style-name="Tabela13.A2" office:value-type="string">
            <text:p text:style-name="P219">0,63</text:p>
          </table:table-cell>
          <table:table-cell table:style-name="Tabela13.D2" office:value-type="string">
            <text:p text:style-name="P219">3,14</text:p>
          </table:table-cell>
        </table:table-row>
        <table:table-row>
          <table:table-cell table:style-name="Tabela13.A2" office:value-type="string">
            <text:p text:style-name="P206">Najpierw 10 stron, później po 2, z gzip</text:p>
          </table:table-cell>
          <table:table-cell table:style-name="Tabela13.A2" office:value-type="string">
            <text:p text:style-name="P219">0,5<text:span text:style-name="T306">2</text:span></text:p>
          </table:table-cell>
          <table:table-cell table:style-name="Tabela13.A2" office:value-type="string">
            <text:p text:style-name="P229">0,6<text:span text:style-name="T306">5</text:span></text:p>
          </table:table-cell>
          <table:table-cell table:style-name="Tabela13.D2" office:value-type="string">
            <text:p text:style-name="P219">3,2<text:span text:style-name="T306">6</text:span></text:p>
          </table:table-cell>
        </table:table-row>
      </table:table>
      <text:p text:style-name="P437">Tabela <text:sequence text:ref-name="refTable10" text:name="Table" text:formula="ooow:Table+1" style:num-format="1">11</text:sequence>: Znormalizowane przewidywane zużycie energii [%].<text:tab/><text:tab/><text:span text:style-name="T323">Źródło:Badania własne.</text:span></text:p>
      <table:table table:name="Tabela14" table:style-name="Tabela14">
        <table:table-column table:style-name="Tabela14.A" table:number-columns-repeated="3"/>
        <table:table-column table:style-name="Tabela14.D"/>
        <text:soft-page-break/>
        <table:table-row>
          <table:table-cell table:style-name="Tabela14.A1" office:value-type="string">
            <text:p text:style-name="Table_20_Contents"/>
          </table:table-cell>
          <table:table-cell table:style-name="Tabela14.A1" office:value-type="string">
            <text:p text:style-name="P182">Seria 1</text:p>
          </table:table-cell>
          <table:table-cell table:style-name="Tabela14.A1" office:value-type="string">
            <text:p text:style-name="P182">Seria 2</text:p>
          </table:table-cell>
          <table:table-cell table:style-name="Tabela14.D1" office:value-type="string">
            <text:p text:style-name="P182">Seria 3</text:p>
          </table:table-cell>
        </table:table-row>
        <table:table-row>
          <table:table-cell table:style-name="Tabela14.A2" office:value-type="string">
            <text:p text:style-name="P206">Na żądanie, bez gzip</text:p>
          </table:table-cell>
          <table:table-cell table:style-name="Tabela14.A2" office:value-type="string">
            <text:p text:style-name="P238">49,70</text:p>
          </table:table-cell>
          <table:table-cell table:style-name="Tabela14.A2" office:value-type="string">
            <text:p text:style-name="P223">5<text:span text:style-name="T307">2,50</text:span></text:p>
          </table:table-cell>
          <table:table-cell table:style-name="Tabela14.D2" office:value-type="string">
            <text:p text:style-name="P223">64,<text:span text:style-name="T307">00</text:span></text:p>
          </table:table-cell>
        </table:table-row>
        <table:table-row>
          <table:table-cell table:style-name="Tabela14.A2" office:value-type="string">
            <text:p text:style-name="P206">Na żądanie, z gzip</text:p>
          </table:table-cell>
          <table:table-cell table:style-name="Tabela14.A2" office:value-type="string">
            <text:p text:style-name="P223">49,<text:span text:style-name="T307">20</text:span></text:p>
          </table:table-cell>
          <table:table-cell table:style-name="Tabela14.A2" office:value-type="string">
            <text:p text:style-name="P223">53,<text:span text:style-name="T307">30</text:span></text:p>
          </table:table-cell>
          <table:table-cell table:style-name="Tabela14.D2" office:value-type="string">
            <text:p text:style-name="P223">6<text:span text:style-name="T307">4,70</text:span></text:p>
          </table:table-cell>
        </table:table-row>
        <table:table-row>
          <table:table-cell table:style-name="Tabela14.A2" office:value-type="string">
            <text:p text:style-name="P206">Najpierw 5 stron, później po 1, bez gzip</text:p>
          </table:table-cell>
          <table:table-cell table:style-name="Tabela14.A2" office:value-type="string">
            <text:p text:style-name="P223">26,<text:span text:style-name="T307">10</text:span></text:p>
          </table:table-cell>
          <table:table-cell table:style-name="Tabela14.A2" office:value-type="string">
            <text:p text:style-name="P223">45,<text:span text:style-name="T307">40</text:span></text:p>
          </table:table-cell>
          <table:table-cell table:style-name="Tabela14.D2" office:value-type="string">
            <text:p text:style-name="P223">5<text:span text:style-name="T307">3,70</text:span></text:p>
          </table:table-cell>
        </table:table-row>
        <table:table-row>
          <table:table-cell table:style-name="Tabela14.A2" office:value-type="string">
            <text:p text:style-name="P206">Najpierw 5 stron, później po 1, z gzip</text:p>
          </table:table-cell>
          <table:table-cell table:style-name="Tabela14.A2" office:value-type="string">
            <text:p text:style-name="P223">26,<text:span text:style-name="T307">20</text:span></text:p>
          </table:table-cell>
          <table:table-cell table:style-name="Tabela14.A2" office:value-type="string">
            <text:p text:style-name="P223">44,<text:span text:style-name="T307">20</text:span></text:p>
          </table:table-cell>
          <table:table-cell table:style-name="Tabela14.D2" office:value-type="string">
            <text:p text:style-name="P223">5<text:span text:style-name="T307">2,80</text:span></text:p>
          </table:table-cell>
        </table:table-row>
        <table:table-row>
          <table:table-cell table:style-name="Tabela14.A2" office:value-type="string">
            <text:p text:style-name="P206">Najpierw 5 stron, później po 2, bez gzip</text:p>
          </table:table-cell>
          <table:table-cell table:style-name="Tabela14.A2" office:value-type="string">
            <text:p text:style-name="P223">2<text:span text:style-name="T307">4,60</text:span></text:p>
          </table:table-cell>
          <table:table-cell table:style-name="Tabela14.A2" office:value-type="string">
            <text:p text:style-name="P223">35,<text:span text:style-name="T307">20</text:span></text:p>
          </table:table-cell>
          <table:table-cell table:style-name="Tabela14.D2" office:value-type="string">
            <text:p text:style-name="P223">37,<text:span text:style-name="T307">40</text:span></text:p>
          </table:table-cell>
        </table:table-row>
        <table:table-row>
          <table:table-cell table:style-name="Tabela14.A2" office:value-type="string">
            <text:p text:style-name="P206">Najpierw 5 stron, później po 2, z gzip</text:p>
          </table:table-cell>
          <table:table-cell table:style-name="Tabela14.A2" office:value-type="string">
            <text:p text:style-name="P223">2<text:span text:style-name="T307">4,80</text:span></text:p>
          </table:table-cell>
          <table:table-cell table:style-name="Tabela14.A2" office:value-type="string">
            <text:p text:style-name="P223">35,<text:span text:style-name="T307">00</text:span></text:p>
          </table:table-cell>
          <table:table-cell table:style-name="Tabela14.D2" office:value-type="string">
            <text:p text:style-name="P223">3<text:span text:style-name="T307">6,50</text:span></text:p>
          </table:table-cell>
        </table:table-row>
        <table:table-row>
          <table:table-cell table:style-name="Tabela14.A2" office:value-type="string">
            <text:p text:style-name="P206">Najpierw 10 stron, później po 1, bez gzip</text:p>
          </table:table-cell>
          <table:table-cell table:style-name="Tabela14.A2" office:value-type="string">
            <text:p text:style-name="P223">16,<text:span text:style-name="T307">00</text:span></text:p>
          </table:table-cell>
          <table:table-cell table:style-name="Tabela14.A2" office:value-type="string">
            <text:p text:style-name="P223">1<text:span text:style-name="T307">4,90</text:span></text:p>
          </table:table-cell>
          <table:table-cell table:style-name="Tabela14.D2" office:value-type="string">
            <text:p text:style-name="P223">4<text:span text:style-name="T307">2,80</text:span></text:p>
          </table:table-cell>
        </table:table-row>
        <table:table-row>
          <table:table-cell table:style-name="Tabela14.A2" office:value-type="string">
            <text:p text:style-name="P206">Najpierw 10 stron, później po 1, z gzip</text:p>
          </table:table-cell>
          <table:table-cell table:style-name="Tabela14.A2" office:value-type="string">
            <text:p text:style-name="P223">16,<text:span text:style-name="T307">40</text:span></text:p>
          </table:table-cell>
          <table:table-cell table:style-name="Tabela14.A2" office:value-type="string">
            <text:p text:style-name="P230">1<text:span text:style-name="T307">5,80</text:span></text:p>
          </table:table-cell>
          <table:table-cell table:style-name="Tabela14.D2" office:value-type="string">
            <text:p text:style-name="P230">4<text:span text:style-name="T307">2,70</text:span></text:p>
          </table:table-cell>
        </table:table-row>
        <table:table-row>
          <table:table-cell table:style-name="Tabela14.A2" office:value-type="string">
            <text:p text:style-name="P206">Najpierw 10 stron, później po 2, bez gzip</text:p>
          </table:table-cell>
          <table:table-cell table:style-name="Tabela14.A2" office:value-type="string">
            <text:p text:style-name="P223">1<text:span text:style-name="T308">5,90</text:span></text:p>
          </table:table-cell>
          <table:table-cell table:style-name="Tabela14.A2" office:value-type="string">
            <text:p text:style-name="P223">15,<text:span text:style-name="T308">40</text:span></text:p>
          </table:table-cell>
          <table:table-cell table:style-name="Tabela14.D2" office:value-type="string">
            <text:p text:style-name="P223">3<text:span text:style-name="T308">6,80</text:span></text:p>
          </table:table-cell>
        </table:table-row>
        <table:table-row>
          <table:table-cell table:style-name="Tabela14.A2" office:value-type="string">
            <text:p text:style-name="P206">Najpierw 10 stron, później po 2, z gzip</text:p>
          </table:table-cell>
          <table:table-cell table:style-name="Tabela14.A2" office:value-type="string">
            <text:p text:style-name="P223">16,<text:span text:style-name="T308">40</text:span></text:p>
          </table:table-cell>
          <table:table-cell table:style-name="Tabela14.A2" office:value-type="string">
            <text:p text:style-name="P230">1<text:span text:style-name="T308">5,80</text:span></text:p>
          </table:table-cell>
          <table:table-cell table:style-name="Tabela14.D2" office:value-type="string">
            <text:p text:style-name="P223">38,<text:span text:style-name="T308">00</text:span></text:p>
          </table:table-cell>
        </table:table-row>
      </table:table>
      <text:p text:style-name="P437">Tabela <text:sequence text:ref-name="refTable11" text:name="Table" text:formula="ooow:Table+1" style:num-format="1">12</text:sequence>: Wyliczony pobór energii [mAh].<text:tab/><text:tab/><text:tab/><text:tab/><text:tab/><text:span text:style-name="T323">Źródło:Badania własne.</text:span></text:p>
      <text:p text:style-name="P68"/>
      <table:table table:name="Tabela15" table:style-name="Tabela15">
        <table:table-column table:style-name="Tabela15.A" table:number-columns-repeated="3"/>
        <table:table-column table:style-name="Tabela15.D"/>
        <text:soft-page-break/>
        <table:table-row>
          <table:table-cell table:style-name="Tabela15.A1" office:value-type="string">
            <text:p text:style-name="Table_20_Contents"/>
          </table:table-cell>
          <table:table-cell table:style-name="Tabela15.A1" office:value-type="string">
            <text:p text:style-name="P182">Seria 1</text:p>
          </table:table-cell>
          <table:table-cell table:style-name="Tabela15.A1" office:value-type="string">
            <text:p text:style-name="P182">Seria 2</text:p>
          </table:table-cell>
          <table:table-cell table:style-name="Tabela15.D1" office:value-type="string">
            <text:p text:style-name="P182">Seria 3</text:p>
          </table:table-cell>
        </table:table-row>
        <table:table-row>
          <table:table-cell table:style-name="Tabela15.A2" office:value-type="string">
            <text:p text:style-name="P206">Na żądanie, bez gzip</text:p>
          </table:table-cell>
          <table:table-cell table:style-name="Tabela15.A2" office:value-type="string">
            <text:p text:style-name="P242">40,<text:span text:style-name="T309">34</text:span></text:p>
          </table:table-cell>
          <table:table-cell table:style-name="Tabela15.A2" office:value-type="string">
            <text:p text:style-name="P242">5<text:span text:style-name="T309">4,63</text:span></text:p>
          </table:table-cell>
          <table:table-cell table:style-name="Tabela15.D2" office:value-type="string">
            <text:p text:style-name="P242">13<text:span text:style-name="T309">8,85</text:span></text:p>
          </table:table-cell>
        </table:table-row>
        <table:table-row>
          <table:table-cell table:style-name="Tabela15.A2" office:value-type="string">
            <text:p text:style-name="P206">Na żądanie, z gzip</text:p>
          </table:table-cell>
          <table:table-cell table:style-name="Tabela15.A2" office:value-type="string">
            <text:p text:style-name="P239">39,93</text:p>
          </table:table-cell>
          <table:table-cell table:style-name="Tabela15.A2" office:value-type="string">
            <text:p text:style-name="P242">55,<text:span text:style-name="T309">46</text:span></text:p>
          </table:table-cell>
          <table:table-cell table:style-name="Tabela15.D2" office:value-type="string">
            <text:p text:style-name="P242">140,<text:span text:style-name="T309">35</text:span></text:p>
          </table:table-cell>
        </table:table-row>
        <table:table-row>
          <table:table-cell table:style-name="Tabela15.A2" office:value-type="string">
            <text:p text:style-name="P206">Najpierw 5 stron, później po 1, bez gzip</text:p>
          </table:table-cell>
          <table:table-cell table:style-name="Tabela15.A2" office:value-type="string">
            <text:p text:style-name="P242">21,<text:span text:style-name="T309">18</text:span></text:p>
          </table:table-cell>
          <table:table-cell table:style-name="Tabela15.A2" office:value-type="string">
            <text:p text:style-name="P242">47,<text:span text:style-name="T309">24</text:span></text:p>
          </table:table-cell>
          <table:table-cell table:style-name="Tabela15.D2" office:value-type="string">
            <text:p text:style-name="P242">116,<text:span text:style-name="T309">01</text:span></text:p>
          </table:table-cell>
        </table:table-row>
        <table:table-row>
          <table:table-cell table:style-name="Tabela15.A2" office:value-type="string">
            <text:p text:style-name="P206">Najpierw 5 stron, później po 1, z gzip</text:p>
          </table:table-cell>
          <table:table-cell table:style-name="Tabela15.A2" office:value-type="string">
            <text:p text:style-name="P242">21,<text:span text:style-name="T309">26</text:span></text:p>
          </table:table-cell>
          <table:table-cell table:style-name="Tabela15.A2" office:value-type="string">
            <text:p text:style-name="P242">4<text:span text:style-name="T309">5,98</text:span></text:p>
          </table:table-cell>
          <table:table-cell table:style-name="Tabela15.D2" office:value-type="string">
            <text:p text:style-name="P242">114,<text:span text:style-name="T309">47</text:span></text:p>
          </table:table-cell>
        </table:table-row>
        <table:table-row>
          <table:table-cell table:style-name="Tabela15.A2" office:value-type="string">
            <text:p text:style-name="P206">Najpierw 5 stron, później po 2, bez gzip</text:p>
          </table:table-cell>
          <table:table-cell table:style-name="Tabela15.A2" office:value-type="string">
            <text:p text:style-name="P239">19,96</text:p>
          </table:table-cell>
          <table:table-cell table:style-name="Tabela15.A2" office:value-type="string">
            <text:p text:style-name="P242">3<text:span text:style-name="T309">6,62</text:span></text:p>
          </table:table-cell>
          <table:table-cell table:style-name="Tabela15.D2" office:value-type="string">
            <text:p text:style-name="P242">81,<text:span text:style-name="T309">07</text:span></text:p>
          </table:table-cell>
        </table:table-row>
        <table:table-row>
          <table:table-cell table:style-name="Tabela15.A2" office:value-type="string">
            <text:p text:style-name="P206">Najpierw 5 stron, później po 2, z gzip</text:p>
          </table:table-cell>
          <table:table-cell table:style-name="Tabela15.A2" office:value-type="string">
            <text:p text:style-name="P242">20,<text:span text:style-name="T309">13</text:span></text:p>
          </table:table-cell>
          <table:table-cell table:style-name="Tabela15.A2" office:value-type="string">
            <text:p text:style-name="P242">36,<text:span text:style-name="T309">41</text:span></text:p>
          </table:table-cell>
          <table:table-cell table:style-name="Tabela15.D2" office:value-type="string">
            <text:p text:style-name="P242">79,<text:span text:style-name="T309">10</text:span></text:p>
          </table:table-cell>
        </table:table-row>
        <table:table-row>
          <table:table-cell table:style-name="Tabela15.A2" office:value-type="string">
            <text:p text:style-name="P206">Najpierw 10 stron, później po 1, bez gzip</text:p>
          </table:table-cell>
          <table:table-cell table:style-name="Tabela15.A2" office:value-type="string">
            <text:p text:style-name="P242">1<text:span text:style-name="T309">2,98</text:span></text:p>
          </table:table-cell>
          <table:table-cell table:style-name="Tabela15.A2" office:value-type="string">
            <text:p text:style-name="P242">1<text:span text:style-name="T309">5,46</text:span></text:p>
          </table:table-cell>
          <table:table-cell table:style-name="Tabela15.D2" office:value-type="string">
            <text:p text:style-name="P242">9<text:span text:style-name="T309">2,76</text:span></text:p>
          </table:table-cell>
        </table:table-row>
        <table:table-row>
          <table:table-cell table:style-name="Tabela15.A2" office:value-type="string">
            <text:p text:style-name="P206">Najpierw 10 stron, później po 1, z gzip</text:p>
          </table:table-cell>
          <table:table-cell table:style-name="Tabela15.A2" office:value-type="string">
            <text:p text:style-name="P242">13,<text:span text:style-name="T309">13</text:span></text:p>
          </table:table-cell>
          <table:table-cell table:style-name="Tabela15.A2" office:value-type="string">
            <text:p text:style-name="P231">16,<text:span text:style-name="T309">45</text:span></text:p>
          </table:table-cell>
          <table:table-cell table:style-name="Tabela15.D2" office:value-type="string">
            <text:p text:style-name="P231">9<text:span text:style-name="T309">2,63</text:span></text:p>
          </table:table-cell>
        </table:table-row>
        <table:table-row>
          <table:table-cell table:style-name="Tabela15.A2" office:value-type="string">
            <text:p text:style-name="P206">Najpierw 10 stron, później po 2, bez gzip</text:p>
          </table:table-cell>
          <table:table-cell table:style-name="Tabela15.A2" office:value-type="string">
            <text:p text:style-name="P242">1<text:span text:style-name="T309">2,90</text:span></text:p>
          </table:table-cell>
          <table:table-cell table:style-name="Tabela15.A2" office:value-type="string">
            <text:p text:style-name="P242">16,<text:span text:style-name="T309">02</text:span></text:p>
          </table:table-cell>
          <table:table-cell table:style-name="Tabela15.D2" office:value-type="string">
            <text:p text:style-name="P239">79,79</text:p>
          </table:table-cell>
        </table:table-row>
        <table:table-row>
          <table:table-cell table:style-name="Tabela15.A2" office:value-type="string">
            <text:p text:style-name="P206">Najpierw 10 stron, później po 2, z gzip</text:p>
          </table:table-cell>
          <table:table-cell table:style-name="Tabela15.A2" office:value-type="string">
            <text:p text:style-name="P242">13,<text:span text:style-name="T310">13</text:span></text:p>
          </table:table-cell>
          <table:table-cell table:style-name="Tabela15.A2" office:value-type="string">
            <text:p text:style-name="P231">16,<text:span text:style-name="T310">44</text:span></text:p>
          </table:table-cell>
          <table:table-cell table:style-name="Tabela15.D2" office:value-type="string">
            <text:p text:style-name="P242">8<text:span text:style-name="T310">2,72</text:span></text:p>
          </table:table-cell>
        </table:table-row>
      </table:table>
      <text:p text:style-name="P437">Tabela <text:sequence text:ref-name="refTable12" text:name="Table" text:formula="ooow:Table+1" style:num-format="1">13</text:sequence>: Znormalizowany wyliczony pobór energii [mAh].<text:tab/><text:tab/><text:span text:style-name="T323">Źródło:Badania własne.</text:span></text:p>
      <table:table table:name="Tabela16" table:style-name="Tabela16">
        <table:table-column table:style-name="Tabela16.A" table:number-columns-repeated="3"/>
        <table:table-column table:style-name="Tabela16.D"/>
        <text:soft-page-break/>
        <table:table-row>
          <table:table-cell table:style-name="Tabela16.A1" office:value-type="string">
            <text:p text:style-name="Table_20_Contents"/>
          </table:table-cell>
          <table:table-cell table:style-name="Tabela16.A1" office:value-type="string">
            <text:p text:style-name="P182">Seria 1</text:p>
          </table:table-cell>
          <table:table-cell table:style-name="Tabela16.A1" office:value-type="string">
            <text:p text:style-name="P182">Seria 2</text:p>
          </table:table-cell>
          <table:table-cell table:style-name="Tabela16.D1" office:value-type="string">
            <text:p text:style-name="P182">Seria 3</text:p>
          </table:table-cell>
        </table:table-row>
        <table:table-row>
          <table:table-cell table:style-name="Tabela16.A2" office:value-type="string">
            <text:p text:style-name="P206">Na żądanie, bez gzip</text:p>
          </table:table-cell>
          <table:table-cell table:style-name="Tabela16.A2" office:value-type="string">
            <text:p text:style-name="P243">2<text:span text:style-name="T311">1,51</text:span></text:p>
          </table:table-cell>
          <table:table-cell table:style-name="Tabela16.A2" office:value-type="string">
            <text:p text:style-name="P243">29,<text:span text:style-name="T311">49</text:span></text:p>
          </table:table-cell>
          <table:table-cell table:style-name="Tabela16.D2" office:value-type="string">
            <text:p text:style-name="P243">7<text:span text:style-name="T311">8,61</text:span></text:p>
          </table:table-cell>
        </table:table-row>
        <table:table-row>
          <table:table-cell table:style-name="Tabela16.A2" office:value-type="string">
            <text:p text:style-name="P206">Na żądanie, z gzip</text:p>
          </table:table-cell>
          <table:table-cell table:style-name="Tabela16.A2" office:value-type="string">
            <text:p text:style-name="P243">21,<text:span text:style-name="T311">25</text:span></text:p>
          </table:table-cell>
          <table:table-cell table:style-name="Tabela16.A2" office:value-type="string">
            <text:p text:style-name="P240">29,97</text:p>
          </table:table-cell>
          <table:table-cell table:style-name="Tabela16.D2" office:value-type="string">
            <text:p text:style-name="P240">79,50</text:p>
          </table:table-cell>
        </table:table-row>
        <table:table-row>
          <table:table-cell table:style-name="Tabela16.A2" office:value-type="string">
            <text:p text:style-name="P206">Najpierw 5 stron, później po 1, bez gzip</text:p>
          </table:table-cell>
          <table:table-cell table:style-name="Tabela16.A2" office:value-type="string">
            <text:p text:style-name="P240">9,79</text:p>
          </table:table-cell>
          <table:table-cell table:style-name="Tabela16.A2" office:value-type="string">
            <text:p text:style-name="P240">24,90</text:p>
          </table:table-cell>
          <table:table-cell table:style-name="Tabela16.D2" office:value-type="string">
            <text:p text:style-name="P243">64,<text:span text:style-name="T311">33</text:span></text:p>
          </table:table-cell>
        </table:table-row>
        <table:table-row>
          <table:table-cell table:style-name="Tabela16.A2" office:value-type="string">
            <text:p text:style-name="P206">Najpierw 5 stron, później po 1, z gzip</text:p>
          </table:table-cell>
          <table:table-cell table:style-name="Tabela16.A2" office:value-type="string">
            <text:p text:style-name="P240">9,81</text:p>
          </table:table-cell>
          <table:table-cell table:style-name="Tabela16.A2" office:value-type="string">
            <text:p text:style-name="P243">24,<text:span text:style-name="T311">11</text:span></text:p>
          </table:table-cell>
          <table:table-cell table:style-name="Tabela16.D2" office:value-type="string">
            <text:p text:style-name="P243">6<text:span text:style-name="T311">3,54</text:span></text:p>
          </table:table-cell>
        </table:table-row>
        <table:table-row>
          <table:table-cell table:style-name="Tabela16.A2" office:value-type="string">
            <text:p text:style-name="P206">Najpierw 5 stron, później po 2, bez gzip</text:p>
          </table:table-cell>
          <table:table-cell table:style-name="Tabela16.A2" office:value-type="string">
            <text:p text:style-name="P243">9,<text:span text:style-name="T311">00</text:span></text:p>
          </table:table-cell>
          <table:table-cell table:style-name="Tabela16.A2" office:value-type="string">
            <text:p text:style-name="P243">18,<text:span text:style-name="T311">36</text:span></text:p>
          </table:table-cell>
          <table:table-cell table:style-name="Tabela16.D2" office:value-type="string">
            <text:p text:style-name="P243">43,<text:span text:style-name="T311">14</text:span></text:p>
          </table:table-cell>
        </table:table-row>
        <table:table-row>
          <table:table-cell table:style-name="Tabela16.A2" office:value-type="string">
            <text:p text:style-name="P206">Najpierw 5 stron, później po 2, z gzip</text:p>
          </table:table-cell>
          <table:table-cell table:style-name="Tabela16.A2" office:value-type="string">
            <text:p text:style-name="P243">9,<text:span text:style-name="T311">10</text:span></text:p>
          </table:table-cell>
          <table:table-cell table:style-name="Tabela16.A2" office:value-type="string">
            <text:p text:style-name="P243">18,<text:span text:style-name="T311">24</text:span></text:p>
          </table:table-cell>
          <table:table-cell table:style-name="Tabela16.D2" office:value-type="string">
            <text:p text:style-name="P243">4<text:span text:style-name="T311">1,94</text:span></text:p>
          </table:table-cell>
        </table:table-row>
        <table:table-row>
          <table:table-cell table:style-name="Tabela16.A2" office:value-type="string">
            <text:p text:style-name="P206">Najpierw 10 stron, później po 1, bez gzip</text:p>
          </table:table-cell>
          <table:table-cell table:style-name="Tabela16.A2" office:value-type="string">
            <text:p text:style-name="P240">4,69</text:p>
          </table:table-cell>
          <table:table-cell table:style-name="Tabela16.A2" office:value-type="string">
            <text:p text:style-name="P243">5,<text:span text:style-name="T311">42</text:span></text:p>
          </table:table-cell>
          <table:table-cell table:style-name="Tabela16.D2" office:value-type="string">
            <text:p text:style-name="P243">50,<text:span text:style-name="T311">17</text:span></text:p>
          </table:table-cell>
        </table:table-row>
        <table:table-row>
          <table:table-cell table:style-name="Tabela16.A2" office:value-type="string">
            <text:p text:style-name="P206">Najpierw 10 stron, później po 1, z gzip</text:p>
          </table:table-cell>
          <table:table-cell table:style-name="Tabela16.A2" office:value-type="string">
            <text:p text:style-name="P240">4,66</text:p>
          </table:table-cell>
          <table:table-cell table:style-name="Tabela16.A2" office:value-type="string">
            <text:p text:style-name="P232">6,<text:span text:style-name="T311">10</text:span></text:p>
          </table:table-cell>
          <table:table-cell table:style-name="Tabela16.D2" office:value-type="string">
            <text:p text:style-name="P232">50,<text:span text:style-name="T311">24</text:span></text:p>
          </table:table-cell>
        </table:table-row>
        <table:table-row>
          <table:table-cell table:style-name="Tabela16.A2" office:value-type="string">
            <text:p text:style-name="P206">Najpierw 10 stron, później po 2, bez gzip</text:p>
          </table:table-cell>
          <table:table-cell table:style-name="Tabela16.A2" office:value-type="string">
            <text:p text:style-name="P240">4,65</text:p>
          </table:table-cell>
          <table:table-cell table:style-name="Tabela16.A2" office:value-type="string">
            <text:p text:style-name="P240">5,78</text:p>
          </table:table-cell>
          <table:table-cell table:style-name="Tabela16.D2" office:value-type="string">
            <text:p text:style-name="P243">42,<text:span text:style-name="T311">34</text:span></text:p>
          </table:table-cell>
        </table:table-row>
        <table:table-row>
          <table:table-cell table:style-name="Tabela16.A2" office:value-type="string">
            <text:p text:style-name="P206">Najpierw 10 stron, później po 2, z gzip</text:p>
          </table:table-cell>
          <table:table-cell table:style-name="Tabela16.A2" office:value-type="string">
            <text:p text:style-name="P241">4,65</text:p>
          </table:table-cell>
          <table:table-cell table:style-name="Tabela16.A2" office:value-type="string">
            <text:p text:style-name="P232">6,<text:span text:style-name="T312">03</text:span></text:p>
          </table:table-cell>
          <table:table-cell table:style-name="Tabela16.D2" office:value-type="string">
            <text:p text:style-name="P243">44,<text:span text:style-name="T312">13</text:span></text:p>
          </table:table-cell>
        </table:table-row>
      </table:table>
      <text:p text:style-name="P437">Tabela <text:sequence text:ref-name="refTable13" text:name="Table" text:formula="ooow:Table+1" style:num-format="1">14</text:sequence>: Stosunek czasu aktywności radia do trwania aplikacji [%].<text:tab/><text:span text:style-name="T323">Źródło:Badania własne.</text:span></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Table_20_Contents"/>
          </table:table-cell>
          <table:table-cell table:style-name="Tabela17.A1" office:value-type="string">
            <text:p text:style-name="P182">Seria 1</text:p>
          </table:table-cell>
          <table:table-cell table:style-name="Tabela17.A1" office:value-type="string">
            <text:p text:style-name="P182">Seria 2</text:p>
          </table:table-cell>
          <table:table-cell table:style-name="Tabela17.D1" office:value-type="string">
            <text:p text:style-name="P182">Seria 3</text:p>
          </table:table-cell>
        </table:table-row>
        <table:table-row>
          <table:table-cell table:style-name="Tabela17.A2" office:value-type="string">
            <text:p text:style-name="P206">Na żądanie, bez gzip</text:p>
          </table:table-cell>
          <table:table-cell table:style-name="Tabela17.A2" office:value-type="string">
            <text:p text:style-name="P224">2537</text:p>
          </table:table-cell>
          <table:table-cell table:style-name="Tabela17.A2" office:value-type="string">
            <text:p text:style-name="P224">3372</text:p>
          </table:table-cell>
          <table:table-cell table:style-name="Tabela17.D2" office:value-type="string">
            <text:p text:style-name="P224">8612</text:p>
          </table:table-cell>
        </table:table-row>
        <table:table-row>
          <table:table-cell table:style-name="Tabela17.A2" office:value-type="string">
            <text:p text:style-name="P206">Na żądanie, z gzip</text:p>
          </table:table-cell>
          <table:table-cell table:style-name="Tabela17.A2" office:value-type="string">
            <text:p text:style-name="P224">2537</text:p>
          </table:table-cell>
          <table:table-cell table:style-name="Tabela17.A2" office:value-type="string">
            <text:p text:style-name="P224">3372</text:p>
          </table:table-cell>
          <table:table-cell table:style-name="Tabela17.D2" office:value-type="string">
            <text:p text:style-name="P224">8536</text:p>
          </table:table-cell>
        </table:table-row>
        <table:table-row>
          <table:table-cell table:style-name="Tabela17.A2" office:value-type="string">
            <text:p text:style-name="P206">Najpierw 5 stron, później po 1, bez gzip</text:p>
          </table:table-cell>
          <table:table-cell table:style-name="Tabela17.A2" office:value-type="string">
            <text:p text:style-name="P224">2538</text:p>
          </table:table-cell>
          <table:table-cell table:style-name="Tabela17.A2" office:value-type="string">
            <text:p text:style-name="P224">3382</text:p>
          </table:table-cell>
          <table:table-cell table:style-name="Tabela17.D2" office:value-type="string">
            <text:p text:style-name="P224">8770</text:p>
          </table:table-cell>
        </table:table-row>
        <table:table-row>
          <table:table-cell table:style-name="Tabela17.A2" office:value-type="string">
            <text:p text:style-name="P206">Najpierw 5 stron, później po 1, z gzip</text:p>
          </table:table-cell>
          <table:table-cell table:style-name="Tabela17.A2" office:value-type="string">
            <text:p text:style-name="P224">2538</text:p>
          </table:table-cell>
          <table:table-cell table:style-name="Tabela17.A2" office:value-type="string">
            <text:p text:style-name="P224">3382</text:p>
          </table:table-cell>
          <table:table-cell table:style-name="Tabela17.D2" office:value-type="string">
            <text:p text:style-name="P224">8539</text:p>
          </table:table-cell>
        </table:table-row>
        <table:table-row>
          <table:table-cell table:style-name="Tabela17.A2" office:value-type="string">
            <text:p text:style-name="P206">Najpierw 5 stron, później po 2, bez gzip</text:p>
          </table:table-cell>
          <table:table-cell table:style-name="Tabela17.A2" office:value-type="string">
            <text:p text:style-name="P224">2540</text:p>
          </table:table-cell>
          <table:table-cell table:style-name="Tabela17.A2" office:value-type="string">
            <text:p text:style-name="P224">3724</text:p>
          </table:table-cell>
          <table:table-cell table:style-name="Tabela17.D2" office:value-type="string">
            <text:p text:style-name="P224">8538</text:p>
          </table:table-cell>
        </table:table-row>
        <table:table-row>
          <table:table-cell table:style-name="Tabela17.A2" office:value-type="string">
            <text:p text:style-name="P206">Najpierw 5 stron, później po 2, z gzip</text:p>
          </table:table-cell>
          <table:table-cell table:style-name="Tabela17.A2" office:value-type="string">
            <text:p text:style-name="P224">2541</text:p>
          </table:table-cell>
          <table:table-cell table:style-name="Tabela17.A2" office:value-type="string">
            <text:p text:style-name="P224">3724</text:p>
          </table:table-cell>
          <table:table-cell table:style-name="Tabela17.D2" office:value-type="string">
            <text:p text:style-name="P224">8538</text:p>
          </table:table-cell>
        </table:table-row>
        <table:table-row>
          <table:table-cell table:style-name="Tabela17.A2" office:value-type="string">
            <text:p text:style-name="P206">Najpierw 10 stron, później po 1, bez gzip</text:p>
          </table:table-cell>
          <table:table-cell table:style-name="Tabela17.A2" office:value-type="string">
            <text:p text:style-name="P224">3377</text:p>
          </table:table-cell>
          <table:table-cell table:style-name="Tabela17.A2" office:value-type="string">
            <text:p text:style-name="P224">3376</text:p>
          </table:table-cell>
          <table:table-cell table:style-name="Tabela17.D2" office:value-type="string">
            <text:p text:style-name="P224">8543</text:p>
          </table:table-cell>
        </table:table-row>
        <table:table-row>
          <table:table-cell table:style-name="Tabela17.A2" office:value-type="string">
            <text:p text:style-name="P206">Najpierw 10 stron, później po 1, z gzip</text:p>
          </table:table-cell>
          <table:table-cell table:style-name="Tabela17.A2" office:value-type="string">
            <text:p text:style-name="P224">3377</text:p>
          </table:table-cell>
          <table:table-cell table:style-name="Tabela17.A2" office:value-type="string">
            <text:p text:style-name="P233">3377</text:p>
          </table:table-cell>
          <table:table-cell table:style-name="Tabela17.D2" office:value-type="string">
            <text:p text:style-name="P233">8542</text:p>
          </table:table-cell>
        </table:table-row>
        <table:table-row>
          <table:table-cell table:style-name="Tabela17.A2" office:value-type="string">
            <text:p text:style-name="P206">Najpierw 10 stron, później po 2, bez gzip</text:p>
          </table:table-cell>
          <table:table-cell table:style-name="Tabela17.A2" office:value-type="string">
            <text:p text:style-name="P224">3377</text:p>
          </table:table-cell>
          <table:table-cell table:style-name="Tabela17.A2" office:value-type="string">
            <text:p text:style-name="P224">3377</text:p>
          </table:table-cell>
          <table:table-cell table:style-name="Tabela17.D2" office:value-type="string">
            <text:p text:style-name="P224">8924</text:p>
          </table:table-cell>
        </table:table-row>
        <table:table-row>
          <table:table-cell table:style-name="Tabela17.A2" office:value-type="string">
            <text:p text:style-name="P206">Najpierw 10 stron, później po 2, z gzip</text:p>
          </table:table-cell>
          <table:table-cell table:style-name="Tabela17.A2" office:value-type="string">
            <text:p text:style-name="P224">3377</text:p>
          </table:table-cell>
          <table:table-cell table:style-name="Tabela17.A2" office:value-type="string">
            <text:p text:style-name="P233">3377</text:p>
          </table:table-cell>
          <table:table-cell table:style-name="Tabela17.D2" office:value-type="string">
            <text:p text:style-name="P224">8848</text:p>
          </table:table-cell>
        </table:table-row>
      </table:table>
      <text:p text:style-name="P437">Tabela <text:sequence text:ref-name="refTable14" text:name="Table" text:formula="ooow:Table+1" style:num-format="1">15</text:sequence>: Liczba pobranych danych [KB].<text:tab/><text:tab/><text:tab/><text:tab/><text:tab/><text:span text:style-name="T323">Źródło:Badania własne.</text:span></text:p>
      <text:p text:style-name="P68"/>
      <table:table table:name="Tabela18" table:style-name="Tabela18">
        <table:table-column table:style-name="Tabela18.A" table:number-columns-repeated="3"/>
        <table:table-column table:style-name="Tabela18.D"/>
        <text:soft-page-break/>
        <table:table-row>
          <table:table-cell table:style-name="Tabela18.A1" office:value-type="string">
            <text:p text:style-name="Table_20_Contents"/>
          </table:table-cell>
          <table:table-cell table:style-name="Tabela18.A1" office:value-type="string">
            <text:p text:style-name="P182">Seria 1</text:p>
          </table:table-cell>
          <table:table-cell table:style-name="Tabela18.A1" office:value-type="string">
            <text:p text:style-name="P182">Seria 2</text:p>
          </table:table-cell>
          <table:table-cell table:style-name="Tabela18.D1" office:value-type="string">
            <text:p text:style-name="P182">Seria 3</text:p>
          </table:table-cell>
        </table:table-row>
        <table:table-row>
          <table:table-cell table:style-name="Tabela18.A2" office:value-type="string">
            <text:p text:style-name="P206">Na żądanie, bez gzip</text:p>
          </table:table-cell>
          <table:table-cell table:style-name="Tabela18.A2" office:value-type="string">
            <text:p text:style-name="P225">2059</text:p>
          </table:table-cell>
          <table:table-cell table:style-name="Tabela18.A2" office:value-type="string">
            <text:p text:style-name="P225">3509</text:p>
          </table:table-cell>
          <table:table-cell table:style-name="Tabela18.D2" office:value-type="string">
            <text:p text:style-name="P225">18684</text:p>
          </table:table-cell>
        </table:table-row>
        <table:table-row>
          <table:table-cell table:style-name="Tabela18.A2" office:value-type="string">
            <text:p text:style-name="P206">Na żądanie, z gzip</text:p>
          </table:table-cell>
          <table:table-cell table:style-name="Tabela18.A2" office:value-type="string">
            <text:p text:style-name="P225">2059</text:p>
          </table:table-cell>
          <table:table-cell table:style-name="Tabela18.A2" office:value-type="string">
            <text:p text:style-name="P225">3509</text:p>
          </table:table-cell>
          <table:table-cell table:style-name="Tabela18.D2" office:value-type="string">
            <text:p text:style-name="P225">18516</text:p>
          </table:table-cell>
        </table:table-row>
        <table:table-row>
          <table:table-cell table:style-name="Tabela18.A2" office:value-type="string">
            <text:p text:style-name="P206">Najpierw 5 stron, później po 1, bez gzip</text:p>
          </table:table-cell>
          <table:table-cell table:style-name="Tabela18.A2" office:value-type="string">
            <text:p text:style-name="P225">2060</text:p>
          </table:table-cell>
          <table:table-cell table:style-name="Tabela18.A2" office:value-type="string">
            <text:p text:style-name="P225">3518</text:p>
          </table:table-cell>
          <table:table-cell table:style-name="Tabela18.D2" office:value-type="string">
            <text:p text:style-name="P225">18946</text:p>
          </table:table-cell>
        </table:table-row>
        <table:table-row>
          <table:table-cell table:style-name="Tabela18.A2" office:value-type="string">
            <text:p text:style-name="P206">Najpierw 5 stron, później po 1, z gzip</text:p>
          </table:table-cell>
          <table:table-cell table:style-name="Tabela18.A2" office:value-type="string">
            <text:p text:style-name="P225">2060</text:p>
          </table:table-cell>
          <table:table-cell table:style-name="Tabela18.A2" office:value-type="string">
            <text:p text:style-name="P225">3519</text:p>
          </table:table-cell>
          <table:table-cell table:style-name="Tabela18.D2" office:value-type="string">
            <text:p text:style-name="P225">18512</text:p>
          </table:table-cell>
        </table:table-row>
        <table:table-row>
          <table:table-cell table:style-name="Tabela18.A2" office:value-type="string">
            <text:p text:style-name="P206">Najpierw 5 stron, później po 2, bez gzip</text:p>
          </table:table-cell>
          <table:table-cell table:style-name="Tabela18.A2" office:value-type="string">
            <text:p text:style-name="P225">2061</text:p>
          </table:table-cell>
          <table:table-cell table:style-name="Tabela18.A2" office:value-type="string">
            <text:p text:style-name="P225">3873</text:p>
          </table:table-cell>
          <table:table-cell table:style-name="Tabela18.D2" office:value-type="string">
            <text:p text:style-name="P225">18506</text:p>
          </table:table-cell>
        </table:table-row>
        <table:table-row>
          <table:table-cell table:style-name="Tabela18.A2" office:value-type="string">
            <text:p text:style-name="P206">Najpierw 5 stron, później po 2, z gzip</text:p>
          </table:table-cell>
          <table:table-cell table:style-name="Tabela18.A2" office:value-type="string">
            <text:p text:style-name="P225">2062</text:p>
          </table:table-cell>
          <table:table-cell table:style-name="Tabela18.A2" office:value-type="string">
            <text:p text:style-name="P225">3874</text:p>
          </table:table-cell>
          <table:table-cell table:style-name="Tabela18.D2" office:value-type="string">
            <text:p text:style-name="P225">18503</text:p>
          </table:table-cell>
        </table:table-row>
        <table:table-row>
          <table:table-cell table:style-name="Tabela18.A2" office:value-type="string">
            <text:p text:style-name="P206">Najpierw 10 stron, później po 1, bez gzip</text:p>
          </table:table-cell>
          <table:table-cell table:style-name="Tabela18.A2" office:value-type="string">
            <text:p text:style-name="P225">2740</text:p>
          </table:table-cell>
          <table:table-cell table:style-name="Tabela18.A2" office:value-type="string">
            <text:p text:style-name="P225">3511</text:p>
          </table:table-cell>
          <table:table-cell table:style-name="Tabela18.D2" office:value-type="string">
            <text:p text:style-name="P225">18514</text:p>
          </table:table-cell>
        </table:table-row>
        <table:table-row>
          <table:table-cell table:style-name="Tabela18.A2" office:value-type="string">
            <text:p text:style-name="P206">Najpierw 10 stron, później po 1, z gzip</text:p>
          </table:table-cell>
          <table:table-cell table:style-name="Tabela18.A2" office:value-type="string">
            <text:p text:style-name="P225">2704</text:p>
          </table:table-cell>
          <table:table-cell table:style-name="Tabela18.A2" office:value-type="string">
            <text:p text:style-name="P234">3515</text:p>
          </table:table-cell>
          <table:table-cell table:style-name="Tabela18.D2" office:value-type="string">
            <text:p text:style-name="P234">18531</text:p>
          </table:table-cell>
        </table:table-row>
        <table:table-row>
          <table:table-cell table:style-name="Tabela18.A2" office:value-type="string">
            <text:p text:style-name="P206">Najpierw 10 stron, później po 2, bez gzip</text:p>
          </table:table-cell>
          <table:table-cell table:style-name="Tabela18.A2" office:value-type="string">
            <text:p text:style-name="P225">2740</text:p>
          </table:table-cell>
          <table:table-cell table:style-name="Tabela18.A2" office:value-type="string">
            <text:p text:style-name="P225">3512</text:p>
          </table:table-cell>
          <table:table-cell table:style-name="Tabela18.D2" office:value-type="string">
            <text:p text:style-name="P225">19347</text:p>
          </table:table-cell>
        </table:table-row>
        <table:table-row>
          <table:table-cell table:style-name="Tabela18.A2" office:value-type="string">
            <text:p text:style-name="P206">Najpierw 10 stron, później po 2, z gzip</text:p>
          </table:table-cell>
          <table:table-cell table:style-name="Tabela18.A2" office:value-type="string">
            <text:p text:style-name="P225">2704</text:p>
          </table:table-cell>
          <table:table-cell table:style-name="Tabela18.A2" office:value-type="string">
            <text:p text:style-name="P234">3514</text:p>
          </table:table-cell>
          <table:table-cell table:style-name="Tabela18.D2" office:value-type="string">
            <text:p text:style-name="P225">19262</text:p>
          </table:table-cell>
        </table:table-row>
      </table:table>
      <text:p text:style-name="P437">Tabela <text:sequence text:ref-name="refTable15" text:name="Table" text:formula="ooow:Table+1" style:num-format="1">16</text:sequence>: Znormalizowana liczba pobranych danych [KB].<text:tab/><text:tab/><text:span text:style-name="T323">Źródło:Badania własne.</text:span></text:p>
      <text:p text:style-name="Table"/>
      <table:table table:name="Tabela19" table:style-name="Tabela19">
        <table:table-column table:style-name="Tabela19.A" table:number-columns-repeated="3"/>
        <table:table-column table:style-name="Tabela19.D"/>
        <table:table-row>
          <table:table-cell table:style-name="Tabela19.A1" office:value-type="string">
            <text:p text:style-name="Table_20_Contents"/>
          </table:table-cell>
          <table:table-cell table:style-name="Tabela19.A1" office:value-type="string">
            <text:p text:style-name="P182">Seria 1</text:p>
          </table:table-cell>
          <table:table-cell table:style-name="Tabela19.A1" office:value-type="string">
            <text:p text:style-name="P182">Seria 2</text:p>
          </table:table-cell>
          <table:table-cell table:style-name="Tabela19.D1" office:value-type="string">
            <text:p text:style-name="P182">Seria 3</text:p>
          </table:table-cell>
        </table:table-row>
        <table:table-row>
          <table:table-cell table:style-name="Tabela19.A2" office:value-type="string">
            <text:p text:style-name="P208">Czas wykonania testu <text:span text:style-name="T240">podany</text:span> <text:span text:style-name="T240">w minutach</text:span></text:p>
          </table:table-cell>
          <table:table-cell table:style-name="Tabela19.A2" office:value-type="string">
            <text:p text:style-name="P226">74</text:p>
          </table:table-cell>
          <table:table-cell table:style-name="Tabela19.A2" office:value-type="string">
            <text:p text:style-name="P226">58</text:p>
          </table:table-cell>
          <table:table-cell table:style-name="Tabela19.D2" office:value-type="string">
            <text:p text:style-name="P226">28</text:p>
          </table:table-cell>
        </table:table-row>
      </table:table>
      <text:p text:style-name="P437">Tabela <text:sequence text:ref-name="refTable16" text:name="Table" text:formula="ooow:Table+1" style:num-format="1">17</text:sequence>: Czas wykonania pojedynczego testu.<text:tab/><text:tab/><text:tab/><text:tab/><text:span text:style-name="T323">Źródło:Badania własne.</text:span></text:p>
      <table:table table:name="Tabela20" table:style-name="Tabela20">
        <table:table-column table:style-name="Tabela20.A" table:number-columns-repeated="3"/>
        <table:table-column table:style-name="Tabela20.D"/>
        <text:soft-page-break/>
        <table:table-row>
          <table:table-cell table:style-name="Tabela20.A1" office:value-type="string">
            <text:p text:style-name="Table_20_Contents"/>
          </table:table-cell>
          <table:table-cell table:style-name="Tabela20.A1" office:value-type="string">
            <text:p text:style-name="P182">Seria 1</text:p>
          </table:table-cell>
          <table:table-cell table:style-name="Tabela20.A1" office:value-type="string">
            <text:p text:style-name="P182">Seria 2</text:p>
          </table:table-cell>
          <table:table-cell table:style-name="Tabela20.D1" office:value-type="string">
            <text:p text:style-name="P182">Seria 3</text:p>
          </table:table-cell>
        </table:table-row>
        <table:table-row>
          <table:table-cell table:style-name="Tabela20.A2" office:value-type="string">
            <text:p text:style-name="P206">Na żądanie, bez gzip</text:p>
          </table:table-cell>
          <table:table-cell table:style-name="Tabela20.A2" office:value-type="string">
            <text:p text:style-name="P236">0,<text:span text:style-name="T313">00</text:span></text:p>
          </table:table-cell>
          <table:table-cell table:style-name="Tabela20.A2" office:value-type="string">
            <text:p text:style-name="P236">0,<text:span text:style-name="T313">00</text:span></text:p>
          </table:table-cell>
          <table:table-cell table:style-name="Tabela20.D2" office:value-type="string">
            <text:p text:style-name="P236">0,<text:span text:style-name="T313">00</text:span></text:p>
          </table:table-cell>
        </table:table-row>
        <table:table-row>
          <table:table-cell table:style-name="Tabela20.A2" office:value-type="string">
            <text:p text:style-name="P206">Na żądanie, z gzip</text:p>
          </table:table-cell>
          <table:table-cell table:style-name="Tabela20.A2" office:value-type="string">
            <text:p text:style-name="P235">-1,0<text:span text:style-name="T313">1</text:span></text:p>
          </table:table-cell>
          <table:table-cell table:style-name="Tabela20.A2" office:value-type="string">
            <text:p text:style-name="P235">1,5<text:span text:style-name="T313">2</text:span></text:p>
          </table:table-cell>
          <table:table-cell table:style-name="Tabela20.D2" office:value-type="string">
            <text:p text:style-name="P235">1,0<text:span text:style-name="T313">8</text:span></text:p>
          </table:table-cell>
        </table:table-row>
        <table:table-row>
          <table:table-cell table:style-name="Tabela20.A2" office:value-type="string">
            <text:p text:style-name="P206">Najpierw 5 stron, później po 1, bez gzip</text:p>
          </table:table-cell>
          <table:table-cell table:style-name="Tabela20.A2" office:value-type="string">
            <text:p text:style-name="P235">-47,49</text:p>
          </table:table-cell>
          <table:table-cell table:style-name="Tabela20.A2" office:value-type="string">
            <text:p text:style-name="P235">-13,5<text:span text:style-name="T313">4</text:span></text:p>
          </table:table-cell>
          <table:table-cell table:style-name="Tabela20.D2" office:value-type="string">
            <text:p text:style-name="P235">-16,4<text:span text:style-name="T313">5</text:span></text:p>
          </table:table-cell>
        </table:table-row>
        <table:table-row>
          <table:table-cell table:style-name="Tabela20.A2" office:value-type="string">
            <text:p text:style-name="P206">Najpierw 5 stron, później po 1, z gzip</text:p>
          </table:table-cell>
          <table:table-cell table:style-name="Tabela20.A2" office:value-type="string">
            <text:p text:style-name="P235">-47,29</text:p>
          </table:table-cell>
          <table:table-cell table:style-name="Tabela20.A2" office:value-type="string">
            <text:p text:style-name="P235">-15,8<text:span text:style-name="T313">3</text:span></text:p>
          </table:table-cell>
          <table:table-cell table:style-name="Tabela20.D2" office:value-type="string">
            <text:p text:style-name="P235">-17,56</text:p>
          </table:table-cell>
        </table:table-row>
        <table:table-row>
          <table:table-cell table:style-name="Tabela20.A2" office:value-type="string">
            <text:p text:style-name="P206">Najpierw 5 stron, później po 2, bez gzip</text:p>
          </table:table-cell>
          <table:table-cell table:style-name="Tabela20.A2" office:value-type="string">
            <text:p text:style-name="P235">-50,51</text:p>
          </table:table-cell>
          <table:table-cell table:style-name="Tabela20.A2" office:value-type="string">
            <text:p text:style-name="P235">-32,9<text:span text:style-name="T313">8</text:span></text:p>
          </table:table-cell>
          <table:table-cell table:style-name="Tabela20.D2" office:value-type="string">
            <text:p text:style-name="P235">-41,6<text:span text:style-name="T313">2</text:span></text:p>
          </table:table-cell>
        </table:table-row>
        <table:table-row>
          <table:table-cell table:style-name="Tabela20.A2" office:value-type="string">
            <text:p text:style-name="P206">Najpierw 5 stron, później po 2, z gzip</text:p>
          </table:table-cell>
          <table:table-cell table:style-name="Tabela20.A2" office:value-type="string">
            <text:p text:style-name="P235">-50,1<text:span text:style-name="T313">1</text:span></text:p>
          </table:table-cell>
          <table:table-cell table:style-name="Tabela20.A2" office:value-type="string">
            <text:p text:style-name="P235">-33,36</text:p>
          </table:table-cell>
          <table:table-cell table:style-name="Tabela20.D2" office:value-type="string">
            <text:p text:style-name="P235">-43,0<text:span text:style-name="T313">3</text:span></text:p>
          </table:table-cell>
        </table:table-row>
        <table:table-row>
          <table:table-cell table:style-name="Tabela20.A2" office:value-type="string">
            <text:p text:style-name="P206">Najpierw 10 stron, później po 1, bez gzip</text:p>
          </table:table-cell>
          <table:table-cell table:style-name="Tabela20.A2" office:value-type="string">
            <text:p text:style-name="P235">-67,8<text:span text:style-name="T313">2</text:span></text:p>
          </table:table-cell>
          <table:table-cell table:style-name="Tabela20.A2" office:value-type="string">
            <text:p text:style-name="P235">-71,6<text:span text:style-name="T313">4</text:span></text:p>
          </table:table-cell>
          <table:table-cell table:style-name="Tabela20.D2" office:value-type="string">
            <text:p text:style-name="P235">-33,<text:span text:style-name="T313">20</text:span></text:p>
          </table:table-cell>
        </table:table-row>
        <table:table-row>
          <table:table-cell table:style-name="Tabela20.A2" office:value-type="string">
            <text:p text:style-name="P206">Najpierw 10 stron, później po 1, z gzip</text:p>
          </table:table-cell>
          <table:table-cell table:style-name="Tabela20.A2" office:value-type="string">
            <text:p text:style-name="P235">-67,45</text:p>
          </table:table-cell>
          <table:table-cell table:style-name="Tabela20.A2" office:value-type="string">
            <text:p text:style-name="P237">-69,9<text:span text:style-name="T313">0</text:span></text:p>
          </table:table-cell>
          <table:table-cell table:style-name="Tabela20.D2" office:value-type="string">
            <text:p text:style-name="P237">-33,<text:span text:style-name="T313">30</text:span></text:p>
          </table:table-cell>
        </table:table-row>
        <table:table-row>
          <table:table-cell table:style-name="Tabela20.A2" office:value-type="string">
            <text:p text:style-name="P206">Najpierw 10 stron, później po 2, bez gzip</text:p>
          </table:table-cell>
          <table:table-cell table:style-name="Tabela20.A2" office:value-type="string">
            <text:p text:style-name="P235">-68,0<text:span text:style-name="T313">2</text:span></text:p>
          </table:table-cell>
          <table:table-cell table:style-name="Tabela20.A2" office:value-type="string">
            <text:p text:style-name="P235">-70,68</text:p>
          </table:table-cell>
          <table:table-cell table:style-name="Tabela20.D2" office:value-type="string">
            <text:p text:style-name="P235">-42,5<text:span text:style-name="T313">4</text:span></text:p>
          </table:table-cell>
        </table:table-row>
        <table:table-row>
          <table:table-cell table:style-name="Tabela20.A2" office:value-type="string">
            <text:p text:style-name="P206">Najpierw 10 stron, później po 2, z gzip</text:p>
          </table:table-cell>
          <table:table-cell table:style-name="Tabela20.A2" office:value-type="string">
            <text:p text:style-name="P235">-67,4<text:span text:style-name="T313">5</text:span></text:p>
          </table:table-cell>
          <table:table-cell table:style-name="Tabela20.A2" office:value-type="string">
            <text:p text:style-name="P237">-69,9<text:span text:style-name="T313">0</text:span></text:p>
          </table:table-cell>
          <table:table-cell table:style-name="Tabela20.D2" office:value-type="string">
            <text:p text:style-name="P235">-40,42</text:p>
          </table:table-cell>
        </table:table-row>
      </table:table>
      <text:p text:style-name="P437">Tabela <text:sequence text:ref-name="refTable17" text:name="Table" text:formula="ooow:Table+1" style:num-format="1">18</text:sequence>: Wpływ zastosowanej strategii pobierania danych na zużycie energii [%].<text:tab/><text:span text:style-name="T323">Źródło:Badania własne.</text:span></text:p>
      <text:p text:style-name="P68"/>
      <text:h text:style-name="P432" text:outline-level="3"><text:bookmark-start text:name="__RefHeading__5764_827020684"/>4.4.3. Wpływ kompresji metodą gzip na rozmiar danych<text:bookmark-end text:name="__RefHeading__5764_827020684"/></text:h>
      <text:p text:style-name="P69"/>
      <text:p text:style-name="P144"><text:tab/><text:span text:style-name="T228">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dotyczyły tylko przesyłanej wiadomości protokołem HTTP, nie uwzględniając nagłówków / ramek ani protokołów warstw niższych.</text:span></text:p>
      <text:p text:style-name="P145"/>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183">OLX</text:p>
          </table:table-cell>
          <table:covered-table-cell/>
          <table:covered-table-cell/>
          <table:table-cell table:style-name="Tabela10.E1" table:number-columns-spanned="3" office:value-type="string">
            <text:p text:style-name="P183">iCarWash</text:p>
          </table:table-cell>
          <table:covered-table-cell/>
          <table:covered-table-cell/>
        </table:table-row>
        <table:table-row>
          <table:covered-table-cell/>
          <table:table-cell table:style-name="Tabela10.B2" office:value-type="string">
            <text:p text:style-name="P183">Minimum</text:p>
          </table:table-cell>
          <table:table-cell table:style-name="Tabela10.B2" office:value-type="string">
            <text:p text:style-name="P183">Maksimum</text:p>
          </table:table-cell>
          <table:table-cell table:style-name="Tabela10.B2" office:value-type="string">
            <text:p text:style-name="P183">Średnia</text:p>
          </table:table-cell>
          <table:table-cell table:style-name="Tabela10.B2" office:value-type="string">
            <text:p text:style-name="P183">Minimum</text:p>
          </table:table-cell>
          <table:table-cell table:style-name="Tabela10.B2" office:value-type="string">
            <text:p text:style-name="P183">Maksimum</text:p>
          </table:table-cell>
          <table:table-cell table:style-name="Tabela10.G2" office:value-type="string">
            <text:p text:style-name="P183">Średnia</text:p>
          </table:table-cell>
        </table:table-row>
        <table:table-row>
          <table:table-cell table:style-name="Tabela10.B2" office:value-type="string">
            <text:p text:style-name="P204">Bez kompresji</text:p>
          </table:table-cell>
          <table:table-cell table:style-name="Tabela10.B2" office:value-type="string">
            <text:p text:style-name="P210">23,8 [KB]</text:p>
          </table:table-cell>
          <table:table-cell table:style-name="Tabela10.B2" office:value-type="string">
            <text:p text:style-name="P211">36,3 [KB]</text:p>
          </table:table-cell>
          <table:table-cell table:style-name="Tabela10.B2" office:value-type="string">
            <text:p text:style-name="P211">32,1 [KB]</text:p>
          </table:table-cell>
          <table:table-cell table:style-name="Tabela10.B2" office:value-type="string">
            <text:p text:style-name="P211">0,2 [KB]</text:p>
          </table:table-cell>
          <table:table-cell table:style-name="Tabela10.B2" office:value-type="string">
            <text:p text:style-name="P211">2,2 [KB]</text:p>
          </table:table-cell>
          <table:table-cell table:style-name="Tabela10.G2" office:value-type="string">
            <text:p text:style-name="P211">1,2 [KB]</text:p>
          </table:table-cell>
        </table:table-row>
        <table:table-row>
          <table:table-cell table:style-name="Tabela10.B2" office:value-type="string">
            <text:p text:style-name="P204">Z kompresją</text:p>
          </table:table-cell>
          <table:table-cell table:style-name="Tabela10.B2" office:value-type="string">
            <text:p text:style-name="P210">7,0 [KB]</text:p>
          </table:table-cell>
          <table:table-cell table:style-name="Tabela10.B2" office:value-type="string">
            <text:p text:style-name="P211">10,8 [KB]</text:p>
          </table:table-cell>
          <table:table-cell table:style-name="Tabela10.B2" office:value-type="string">
            <text:p text:style-name="P211">9,3 [KB]</text:p>
          </table:table-cell>
          <table:table-cell table:style-name="Tabela10.B2" office:value-type="string">
            <text:p text:style-name="P211">0,2 [KB]</text:p>
          </table:table-cell>
          <table:table-cell table:style-name="Tabela10.B2" office:value-type="string">
            <text:p text:style-name="P211">0,7 [KB]</text:p>
          </table:table-cell>
          <table:table-cell table:style-name="Tabela10.G2" office:value-type="string">
            <text:p text:style-name="P211">0,5 [KB]</text:p>
          </table:table-cell>
        </table:table-row>
        <table:table-row>
          <table:table-cell table:style-name="Tabela10.B2" office:value-type="string">
            <text:p text:style-name="P203">Różnica</text:p>
          </table:table-cell>
          <table:table-cell table:style-name="Tabela10.B2" office:value-type="string">
            <text:p text:style-name="P210">16,8 [KB]</text:p>
          </table:table-cell>
          <table:table-cell table:style-name="Tabela10.B2" office:value-type="string">
            <text:p text:style-name="P212">25,5 [KB]</text:p>
          </table:table-cell>
          <table:table-cell table:style-name="Tabela10.B2" office:value-type="string">
            <text:p text:style-name="P212">22,8 [KB]</text:p>
          </table:table-cell>
          <table:table-cell table:style-name="Tabela10.B2" office:value-type="string">
            <text:p text:style-name="P212">0,0 [KB]</text:p>
          </table:table-cell>
          <table:table-cell table:style-name="Tabela10.B2" office:value-type="string">
            <text:p text:style-name="P212">1,7 [KB]</text:p>
          </table:table-cell>
          <table:table-cell table:style-name="Tabela10.G2" office:value-type="string">
            <text:p text:style-name="P212">0,7 [KB]</text:p>
          </table:table-cell>
        </table:table-row>
        <table:table-row>
          <table:table-cell table:style-name="Tabela10.B2" office:value-type="string">
            <text:p text:style-name="P203">Względnie</text:p>
          </table:table-cell>
          <table:table-cell table:style-name="Tabela10.B2" office:value-type="string">
            <text:p text:style-name="P210">70,6 [%]</text:p>
          </table:table-cell>
          <table:table-cell table:style-name="Tabela10.B2" office:value-type="string">
            <text:p text:style-name="P213">70,2 [%]</text:p>
          </table:table-cell>
          <table:table-cell table:style-name="Tabela10.B2" office:value-type="string">
            <text:p text:style-name="P213">71,0 [%]</text:p>
          </table:table-cell>
          <table:table-cell table:style-name="Tabela10.B2" office:value-type="string">
            <text:p text:style-name="P213">0,0 [%]</text:p>
          </table:table-cell>
          <table:table-cell table:style-name="Tabela10.B2" office:value-type="string">
            <text:p text:style-name="P213">68,2 [%]</text:p>
          </table:table-cell>
          <table:table-cell table:style-name="Tabela10.G2" office:value-type="string">
            <text:p text:style-name="P213">61,0 [%]</text:p>
          </table:table-cell>
        </table:table-row>
      </table:table>
      <text:p text:style-name="P437">Tabela <text:sequence text:ref-name="refTable18" text:name="Table" text:formula="ooow:Table+1" style:num-format="1">19</text:sequence>: Liczba danych wysyłana podczas jednego żądania.<text:tab/><text:tab/><text:span text:style-name="T323">Źródło:Badania własne.</text:span></text:p>
      <text:p text:style-name="P69"/>
      <text:p text:style-name="P146"><text:tab/><text:span text:style-name="T229">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218"/>
          </table:table-cell>
          <table:table-cell table:style-name="Tabela11.A1" table:number-columns-spanned="2" office:value-type="string">
            <text:p text:style-name="P184">OLX</text:p>
          </table:table-cell>
          <table:covered-table-cell/>
          <table:table-cell table:style-name="Tabela11.D1" office:value-type="string">
            <text:p text:style-name="P184">iCarWash</text:p>
          </table:table-cell>
        </table:table-row>
        <table:table-row>
          <table:covered-table-cell/>
          <table:table-cell table:style-name="Tabela11.B2" office:value-type="string">
            <text:p text:style-name="P184">5 stron</text:p>
          </table:table-cell>
          <table:table-cell table:style-name="Tabela11.B2" office:value-type="string">
            <text:p text:style-name="P184">10 stron</text:p>
          </table:table-cell>
          <table:table-cell table:style-name="Tabela11.D2" office:value-type="string">
            <text:p text:style-name="P184">Wszystkie strony</text:p>
          </table:table-cell>
        </table:table-row>
        <table:table-row>
          <table:table-cell table:style-name="Tabela11.B2" office:value-type="string">
            <text:p text:style-name="P205">Bez kompresji</text:p>
          </table:table-cell>
          <table:table-cell table:style-name="Tabela11.B2" office:value-type="string">
            <text:p text:style-name="P210">177,0 [KB]</text:p>
          </table:table-cell>
          <table:table-cell table:style-name="Tabela11.B2" office:value-type="string">
            <text:p text:style-name="P214">331,0 [KB]</text:p>
          </table:table-cell>
          <table:table-cell table:style-name="Tabela11.D2" office:value-type="string">
            <text:p text:style-name="P214">32,7 [KB]</text:p>
          </table:table-cell>
        </table:table-row>
        <table:table-row>
          <table:table-cell table:style-name="Tabela11.B2" office:value-type="string">
            <text:p text:style-name="P205">Z kompresją</text:p>
          </table:table-cell>
          <table:table-cell table:style-name="Tabela11.B2" office:value-type="string">
            <text:p text:style-name="P210">40,9 [KB]</text:p>
          </table:table-cell>
          <table:table-cell table:style-name="Tabela11.B2" office:value-type="string">
            <text:p text:style-name="P215">75,7 [KB]</text:p>
          </table:table-cell>
          <table:table-cell table:style-name="Tabela11.D2" office:value-type="string">
            <text:p text:style-name="P215">4,0 [KB]</text:p>
          </table:table-cell>
        </table:table-row>
        <table:table-row>
          <table:table-cell table:style-name="Tabela11.B2" office:value-type="string">
            <text:p text:style-name="P205">Różnica</text:p>
          </table:table-cell>
          <table:table-cell table:style-name="Tabela11.B2" office:value-type="string">
            <text:p text:style-name="P210">136,1 [KB]</text:p>
          </table:table-cell>
          <table:table-cell table:style-name="Tabela11.B2" office:value-type="string">
            <text:p text:style-name="P216">255,3 [KB]</text:p>
          </table:table-cell>
          <table:table-cell table:style-name="Tabela11.D2" office:value-type="string">
            <text:p text:style-name="P216">28,7 [KB]</text:p>
          </table:table-cell>
        </table:table-row>
        <table:table-row>
          <table:table-cell table:style-name="Tabela11.B2" office:value-type="string">
            <text:p text:style-name="P205">Względnie</text:p>
          </table:table-cell>
          <table:table-cell table:style-name="Tabela11.B2" office:value-type="string">
            <text:p text:style-name="P210">76,9 [%]</text:p>
          </table:table-cell>
          <table:table-cell table:style-name="Tabela11.B2" office:value-type="string">
            <text:p text:style-name="P217">77,1 [%]</text:p>
          </table:table-cell>
          <table:table-cell table:style-name="Tabela11.D2" office:value-type="string">
            <text:p text:style-name="P217">87,8 [%]</text:p>
          </table:table-cell>
        </table:table-row>
      </table:table>
      <text:p text:style-name="P437">Tabela <text:sequence text:ref-name="refTable19" text:name="Table" text:formula="ooow:Table+1" style:num-format="1">20</text:sequence>: Rozmiar połączonych danych.<text:tab/><text:tab/><text:tab/><text:tab/><text:tab/><text:span text:style-name="T323">Źródło:Badania własne.</text:span></text:p>
      <text:p text:style-name="P70"/>
      <text:p text:style-name="P147"><text:tab/><text:span text:style-name="T230">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składni</text:span><text:span text:style-name="T230"><text:note text:id="ftn41" text:note-class="footnote"><text:note-citation>41</text:note-citation><text:note-body><text:p text:style-name="P279"><text:span text:style-name="T314">Dostępnego na stronie </text:span><text:a xlink:type="simple" xlink:href="http://jsonlint.com/"><text:span text:style-name="T314">http://jsonlint.com/</text:span></text:a>, <text:span text:style-name="T314">dostęp z dnia 2016-05-27</text:span></text:p></text:note-body></text:note></text:span><text:span text:style-name="T230">.</text:span></text:p>
      <text:h text:style-name="P446" text:outline-level="1"><text:bookmark-start text:name="__RefHeading__4075_530245620"/>5. Wnioski<text:bookmark-end text:name="__RefHeading__4075_530245620"/></text:h>
      <text:p text:style-name="P16"/>
      <text:p text:style-name="P29"><text:tab/><text:span text:style-name="T232">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29"><text:tab/><text:span text:style-name="T233">Hipoteza brzmi, że nieoptymalna komunikacja sieciowa ma wpływ na szybsze zużycie baterii urządzenia mobilnego. Chodzi konkretniej o komunikację przy użyciu radia komórkowego,</text:span></text:p>
      <text:p text:style-name="P37">przy której jest ona bardziej kosztowna patrząc z perspektywy zużycia baterii i finansowym, o czym później. <text:span text:style-name="T234">Chodziło o zweryfikowanie tej hipotezy metodą „chałupniczą”. Takie podejście miało też swoje zalety. Jedną z nich przedstawia zdanie autora: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38"><text:tab/><text:span text:style-name="T235">Następne podrozdziały przestawiają bardziej szczegółowo same obserwacje, wyciągnięte na ich podstawie wnioski, oraz sugestie autora dotyczące kierunku możliwej optymalizacji.</text:span></text:p>
      <text:p text:style-name="P29"/>
      <text:h text:style-name="P459" text:outline-level="2"><text:bookmark-start text:name="__RefHeading__8304_829358104"/>5.<text:span text:style-name="T315">1</text:span>. Wnioski dla iCarWash<text:bookmark-end text:name="__RefHeading__8304_829358104"/></text:h>
      <text:p text:style-name="P71"/>
      <text:p text:style-name="P72"><text:tab/><text:span text:style-name="T236">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efekt był widoczny, gdy dane były pobierane w dużym nadmiarze (scenariusz 3).</text:span></text:p>
      <text:p text:style-name="P72"><text:tab/><text:span text:style-name="T237">Dla tak niewielkiego zbioru danych autor postanowił zastosować następujące podejście:</text:span></text:p>
      <text:list xml:id="list3820166534172012449" text:style-name="L45">
        <text:list-item>
          <text:p text:style-name="P410">przy początkowym braku danych, pobieramy wszystko w jednej paczce <text:span text:style-name="T238">(koszty niewielkie, czas też),</text:span></text:p>
        </text:list-item>
        <text:list-item>
          <text:p text:style-name="P411">znamy czas ostatniej aktualizacji,</text:p>
        </text:list-item>
        <text:list-item>
          <text:p text:style-name="P411">zamiast odpytywać regularnie korzystamy z mechanizmu typu GCM,<text:line-break/>w momencie gdy aplikacja wraca do stanu aktywności / dostaje informacje o nowych danych<text:line-break/>i je pobiera. <text:span text:style-name="T241">Nie musi przy tym wiedzieć co uległo zmianie. Podaje czas ostatniej aktualizacji a serwer odsyła komplet danych, który uległ od tego czasu zmianie.</text:span></text:p>
        </text:list-item>
      </text:list>
      <text:p text:style-name="P113"><text:soft-page-break/></text:p>
      <text:p text:style-name="P114"><text:tab/><text:span text:style-name="T239">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zwrócenie uwagi na protokół HTTP oraz pokazanie, że umiejętnie wykorzystany może stanowić solidny framework do tworzenia API.</text:span></text:p>
      <text:p text:style-name="P114"/>
      <text:h text:style-name="P472" text:outline-level="2"><text:bookmark-start text:name="__RefHeading__8306_829358104"/>5.<text:span text:style-name="T315">2</text:span>. Wnioski dla OLX<text:bookmark-end text:name="__RefHeading__8306_829358104"/></text:h>
      <text:p text:style-name="P16"/>
      <text:p text:style-name="P30"><text:tab/><text:span text:style-name="T242">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30"><text:tab/><text:span text:style-name="T243">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29"><text:tab/><text:span text:style-name="T244">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29"/>
      <text:p text:style-name="P16"/>
      <text:h text:style-name="P460" text:outline-level="2"><text:bookmark-start text:name="__RefHeading__8308_829358104"/>5.3. Podsumowanie<text:bookmark-end text:name="__RefHeading__8308_829358104"/></text:h>
      <text:p text:style-name="P148"><text:tab/><text:span text:style-name="T245">Autor w tym rozdziale podsumował wnioski jakich dokonał w trakcie pisania tej pracy. Zawarł je w postaci listy wskazówek, tak aby ktoś, kto zainteresuje się tematem mógł stwierdzić, czy jego aplikacja podlega tym kryteriom. Patrząc na te punkty wiedział na co należy zwrócić uwagę i czy w jego przypadku ma to sens:</text:span></text:p>
      <text:list xml:id="list7826368195310762158" text:style-name="L46">
        <text:list-item>
          <text:p text:style-name="P412"><text:span text:style-name="T246">k</text:span>omunikacja sieciowa ma wpływ na zużycie baterii urządzenia,</text:p>
        </text:list-item>
        <text:list-item>
          <text:p text:style-name="P412">jednak nie w każdym przypadku należy się tym przejmować:</text:p>
          <text:list>
            <text:list-item>
              <text:p text:style-name="P412">jeżeli użytkownicy spędzają w aplikacji niewiele czasu to nie ma sensu poświęcać dużo <text:s/><text:span text:style-name="T328">uwagi na</text:span> te zagadnienie. Przez „niewiele” autor ma na myśli czas w ciągu doby nie przekraczający trzydziestu minut,</text:p>
            </text:list-item>
            <text:list-item>
              <text:p text:style-name="P413">jeżeli użytkownicy spędzają czas w aplikacji w sesjach trwających 15 minut i dłużej, lub łączny czas w ciągu doby liczony w godzinach, to optymalizacja może mieć znaczenie dla użytkownika,</text:p>
            </text:list-item>
          </text:list>
        </text:list-item>
        <text:list-item>
          <text:p text:style-name="P414"><text:span text:style-name="T329">należy pamiętać</text:span> o zachowaniu równowagi podczas pobierania danych. Nie <text:span text:style-name="T329">należy </text:span>zmusz<text:span text:style-name="T329">ać</text:span> użytkownika nieświadomie do pobierania dużej liczby danych, których nie wykorzysta.<text:line-break/>Prędzej zauważy większe rachunki za transfer danych niż doceni 1% naładowania baterii zaoszczędzony tym kosztem. <text:span text:style-name="T329">Należy p</text:span>omy<text:span text:style-name="T329">śleć</text:span> nad mechanizmem weryfikacji ile z pobranych danych użytkownik tak naprawdę wykorzystał,</text:p>
        </text:list-item>
        <text:list-item>
          <text:p text:style-name="P415"><text:soft-page-break/><text:span text:style-name="T329">warto <text:s/></text:span>kolej<text:span text:style-name="T329">kować</text:span> żądania sieciowe nie zainicjowane przez użytkownika. <text:span text:style-name="T329">Dobrze o</text:span>dwleka<text:span text:style-name="T329">ć</text:span> je jak najbardziej to możliwe, np. do czasu żądania zaczętego przez użytkownika, po upływie kilku minut, lub podczas zamykania / ponownego uruchamiania aplikacji,</text:p>
        </text:list-item>
        <text:list-item>
          <text:p text:style-name="P416">jeżeli <text:span text:style-name="T329">dane </text:span>pobiera<text:span text:style-name="T329">ne</text:span> <text:span text:style-name="T329">są</text:span> zawczasu, <text:span text:style-name="T329">należy </text:span>pamięt<text:span text:style-name="T329">ać</text:span> aby nie cierpiało na tym doświadczenie użytkownika z aplikacj<text:span text:style-name="T329">ą</text:span>. Nie <text:span text:style-name="T329">powinien czekać</text:span> zbyt długo,</text:p>
        </text:list-item>
        <text:list-item>
          <text:p text:style-name="P417"><text:span text:style-name="T330">powinno się mieć świadomość</text:span> o różnych technologiach w jakich telefon może pracować. <text:span text:style-name="T330">N</text:span>ależ<text:span text:style-name="T330">y</text:span> adaptować strategię w zależności <text:span text:style-name="T330">od </text:span>technologii. Szybsze pozwalają pobrać więcej danych w tym samym czasie co wolniejsze,</text:p>
        </text:list-item>
        <text:list-item>
          <text:p text:style-name="P419">projektując API dla urządzeń mobilnych nie <text:span text:style-name="T331">powinno się</text:span> kopi<text:span text:style-name="T331">ować</text:span> jego zachowania <text:span text:style-name="T332">z</text:span> tego przeznaczonego dla przeglądar<text:span text:style-name="T332">ek / innych klientów.</text:span> <text:span text:style-name="T332">Wypada</text:span> minimalizować ilość potrzebnych żądań przy zachowaniu ich rozsądnej wielkości,</text:p>
        </text:list-item>
        <text:list-item>
          <text:p text:style-name="P418"><text:span text:style-name="T333">trzeba stosować</text:span> kompresję zawartości oraz wykorzyst<text:span text:style-name="T333">ywać</text:span> zachowania zdefiniowane dla protokołu HTTP/1.1<text:note text:id="ftn0" text:note-class="footnote"><text:note-citation>42</text:note-citation><text:note-body><text:p text:style-name="Footnote"><text:a xlink:type="simple" xlink:href="https://www.w3.org/Protocols/rfc2616/rfc2616-sec10.html"><text:span text:style-name="T334">https://www.w3.org/Protocols/rfc2616/rfc2616-sec10.html</text:span></text:a>, <text:span text:style-name="T334">data dostępu 2016-05-28</text:span></text:p></text:note-body></text:note>. Przykładem niech będą kody 204 No Content lub 305 Not Modified.</text:p>
        </text:list-item>
      </text:list>
      <text:p text:style-name="P115"/>
      <text:p text:style-name="P115"><text:tab/><text:span text:style-name="T247">Wymienione podpunkty są tylko propozycjami składanymi przez autora, nie są na pewno możliwe do zaadoptowania w każdym przypadku. Nie powinny być one powodem do mikrooptymalizacji i zbędnego rekaftoryzowania kodu. Przed podjęciem takich decyzji należy mieć świadomość w jakim stopniu wpłynie to na użytkownika aplikacji. Ostatecznir to on powinien być głównym beneficjentem naszych optymalizacji w aplikacji. </text:span></text:p>
      <text:h text:style-name="P447" text:outline-level="1"><text:bookmark-start text:name="__RefHeading__8310_829358104"/>6. Opis zawartości repozytorium kodu dostarczonego wraz z pracą<text:bookmark-end text:name="__RefHeading__8310_829358104"/></text:h>
      <text:p text:style-name="P17"/>
      <text:p text:style-name="P39"><text:tab/>Kod źródłowy aplikacji poddawanej testom dołączony jest razem z pracą oraz dostępny w serwisie GitHub pod adresem <text:a xlink:type="simple" xlink:href="https://github.com/grzegorz-rozycki/master-thesis-app">https://github.com/grzegorz-rozycki/master-thesis-app</text:a>. Projekt ma strukturę standardowej aplikacji stworzonej przy pomocy IDE AndroidStudio.</text:p>
      <text:p text:style-name="P39"/>
      <text:p text:style-name="P18"><text:span text:style-name="T316"><text:tab/>Wszystkie wyniki testów, testy oraz skrypty wykonane podczas pisania pracy dostarczone są w postaci repozytorium razem z kopią pracy. Dostępne są również w serwisie GitHub pod adresem </text:span><text:a xlink:type="simple" xlink:href="https://github.com/grzegorz-rozycki/master-thesis"><text:span text:style-name="T316">https://github.com/grzegorz-rozycki/master-thesis</text:span></text:a><text:span text:style-name="T316">.</text:span></text:p>
      <text:p text:style-name="P18"/>
      <text:p text:style-name="P40">Poniżej przedstawiono ważniejsze katalogi w nim zawarte:</text:p>
      <text:p text:style-name="P40"/>
      <text:list xml:id="list1460205317747259491" text:style-name="L47">
        <text:list-item>
          <text:p text:style-name="P312">bugreports – raporty programu bugreport,</text:p>
        </text:list-item>
        <text:list-item>
          <text:p text:style-name="P318">monkey – wyniki testów przeprowadzanych przy pomocy programu o tej nazwi,</text:p>
        </text:list-item>
        <text:list-item>
          <text:p text:style-name="P319">icarwash<text:tab/>– wyniki dla iCarWash,</text:p>
        </text:list-item>
        <text:list-item>
          <text:p text:style-name="P319">olx<text:tab/><text:tab/>– wyniki dla OLX,</text:p>
        </text:list-item>
        <text:list-item>
          <text:p text:style-name="P319">test_map.md<text:tab/>– opis mapowania użytych metod testowych na katalog,</text:p>
        </text:list-item>
        <text:list-item>
          <text:p><text:span text:style-name="T335">docs – dokumenty wykorzystane podczas pisania pracy</text:span>,</text:p>
        </text:list-item>
        <text:list-item>
          <text:p text:style-name="P320">logs – zapisy sesji testowych aktywności radia, wykonywane na potrzeby rozdziału 2,</text:p>
        </text:list-item>
        <text:list-item>
          <text:p text:style-name="P321">octave – skrypty programu Octave oraz wyniki testów skonwertowane do postaci dla niego zrozumiałej,</text:p>
        </text:list-item>
        <text:list-item>
          <text:p text:style-name="P321">public_html – katalog zawierający testowe zbiory danych,</text:p>
        </text:list-item>
        <text:list-item>
          <text:p text:style-name="P322">screenshots <text:s/>– zrzuty ekranu wykonane na potrzeby pracy,</text:p>
        </text:list-item>
        <text:list-item>
          <text:p text:style-name="P323">sh – zawiera wypracowane skrypty na potrzeby pracy,</text:p>
        </text:list-item>
        <text:list-item>
          <text:p text:style-name="P323">test – wygenerowane scenariusze testowe programu monkey użyte podczas badania aplikacji,</text:p>
        </text:list-item>
        <text:list-item>
          <text:p text:style-name="P324">zap – wyniki sesji zapisanych przy pomocy narzędzia ZAP.</text:p>
        </text:list-item>
      </text:list>
      <text:p text:style-name="P40"/>
      <text:h text:style-name="P442" text:outline-level="1"/>
      <text:h text:style-name="P448" text:outline-level="1"><text:bookmark-start text:name="__RefHeading__8312_829358104"/><text:span text:style-name="T269">7</text:span>. Bibliografia<text:bookmark-end text:name="__RefHeading__8312_829358104"/></text:h>
      <text:p text:style-name="P313"/>
      <text:list xml:id="list421470604071670698" text:style-name="L48">
        <text:list-item>
          <text:p text:style-name="P308"><text:span text:style-name="T342">Aaron Carroll, Gernot Heiser „An Analysis of Power Consumption in a Smartphone”,<text:line-break/>adres </text:span><text:a xlink:type="simple" xlink:href="https://www.usenix.org/legacy/event/atc10/tech/full_papers/Carroll.pdf"><text:span text:style-name="T342">https://www.usenix.org/legacy/event/atc10/tech/full_papers/Carroll.pdf</text:span></text:a><text:span text:style-name="T342">,</text:span></text:p>
          <text:p text:style-name="P314">dostęp z dnia 2016-04-19.</text:p>
        </text:list-item>
        <text:list-item>
          <text:p text:style-name="P308"><text:span text:style-name="T336">Android Developers, prezentacje wideo z cyklu „DevBytes: Efficient Data Transfers”,<text:line-break/>adres </text:span><text:a xlink:type="simple" xlink:href="https://www.youtube.com/playlist?list=PLWz5rJ2EKKc-VJS9WQlj9xM_ygPopZ-Qd"><text:span text:style-name="T336">https://www.youtube.com/playlist?list=PLWz5rJ2EKKc-VJS9WQlj9xM_ygPopZ-Qd</text:span></text:a><text:span text:style-name="T336">,<text:line-break/>dostęp dnia 2016-05-28.</text:span></text:p>
        </text:list-item>
        <text:list-item>
          <text:p text:style-name="P308"><text:span text:style-name="T339">AVG Technologies, „Android</text:span><text:span text:style-name="T340">™</text:span><text:span text:style-name="T341"> App Performance Report”,<text:line-break/>adres </text:span><text:a xlink:type="simple" xlink:href="http://now.avg.com/wp-content/uploads/2015/02/avg_android_app_performance_report_q4_2014.pdf"><text:span text:style-name="T341">http://now.avg.com/wp-content/uploads/2015/02/avg_android_app_performance_report_q4_2014.pdf</text:span></text:a>,<text:line-break/><text:span text:style-name="T4">dostęp z dnia 2016-03-27.</text:span></text:p>
        </text:list-item>
        <text:list-item>
          <text:p text:style-name="P309"><text:span text:style-name="T37">D</text:span><text:span text:style-name="T38">oug Sillars, „ARO - Radio Resource Control State Machine”,<text:line-break/>adres </text:span><text:a xlink:type="simple" xlink:href="https://www.youtube.com/watch?v=4baYdgBBgFs">https://www.youtube.com/watch?v=4baYdgBBgFs</text:a><text:span text:style-name="T4">,<text:line-break/></text:span><text:span text:style-name="T8">dostęp dnia 2016-05-28.</text:span></text:p>
        </text:list-item>
        <text:list-item>
          <text:p text:style-name="P307"><text:span text:style-name="T336">Google Developers, prezentacja wideo „Android Performance Patterns: Battery Drain and WakeLocks”.<text:line-break/>adres </text:span><text:a xlink:type="simple" xlink:href="https://www.youtube.com/watch?v=reMau7d0yeg"><text:span text:style-name="T336">https://www.youtube.com/watch?v=reMau7d0yeg</text:span></text:a><text:span text:style-name="T336">,<text:line-break/>dostęp dnia 2016-05-28,</text:span></text:p>
        </text:list-item>
        <text:list-item>
          <text:p text:style-name="P309"><text:span text:style-name="T5">Guoyou He, „</text:span><text:span text:style-name="T6">Overview of UMTS”, <text:line-break/>adres </text:span><text:a xlink:type="simple" xlink:href="http://www.tml.tkk.fi/Opinnot/T-109.551/2003/kalvot/UMTS_Tech-Paper.pdf"><text:span text:style-name="T6">http://www.tml.tkk.fi/Opinnot/T-109.551/2003/kalvot/UMTS_Tech-Paper.pdf</text:span></text:a><text:span text:style-name="T6">,<text:line-break/>dostęp z dnia 2016-03-28.</text:span></text:p>
        </text:list-item>
        <text:list-item>
          <text:p text:style-name="P310"><text:span text:style-name="T5">Li Erran Li, „Cellular Networks”,<text:line-break/>adres </text:span><text:a xlink:type="simple" xlink:href="http://www.cs.princeton.edu/courses/archive/spr12/cos461/docs/lec20-cellular.ppt"><text:span text:style-name="T5">http://www.cs.princeton.edu/courses/archive/spr12/cos461/docs/lec20-cellular.ppt</text:span></text:a><text:span text:style-name="T5">,<text:line-break/>dostęp z dnia 2016-03-28.</text:span></text:p>
        </text:list-item>
        <text:list-item>
          <text:p text:style-name="P315">Narendran Thiagarajan, Gaurav Aggarwal, Angela Nicoara „Who Killed My Battery:</text:p>
          <text:p text:style-name="P310"><text:span text:style-name="T9">Analyzing Mobile Browser Energy Consumption”,<text:line-break/>adres </text:span><text:a xlink:type="simple" xlink:href="http://crypto.stanford.edu/~dabo/papers/browserpower.pdf"><text:span text:style-name="T9">http://crypto.stanford.edu/~dabo/papers/browserpower.pdf</text:span></text:a><text:span text:style-name="T5">,<text:line-break/></text:span><text:span text:style-name="T9">dostęp z dnia 2016-04-19.</text:span></text:p>
        </text:list-item>
        <text:list-item>
          <text:p text:style-name="P310"><text:span text:style-name="T10">Niranjan Balasubramanian, Aruna Balasubramanian, Arun Venkataramani<text:line-break/>„Energy Consumption in Mobile Phones: A Measurement Study and Implications for Network Applications”.<text:line-break/>adres </text:span><text:a xlink:type="simple" xlink:href="http://ciir-publications.cs.umass.edu/getpdf.php?id=904"><text:span text:style-name="T10">http://ciir-publications.cs.umass.edu/getpdf.php?id=904</text:span></text:a><text:span text:style-name="T10">,</text:span><text:span text:style-name="T9"><text:line-break/></text:span><text:span text:style-name="T10">dostęp z dnia 2016-04-19.</text:span></text:p>
        </text:list-item>
        <text:list-item>
          <text:p text:style-name="P311"><text:span text:style-name="T6">Oliver Waldhorst, Jens Mückenheim, „</text:span><text:span text:style-name="T7">UMTS System Architecture and Protocol Architecture</text:span><text:span text:style-name="T6">”, </text:span><text:span text:style-name="T7">adres </text:span><text:a xlink:type="simple" xlink:href="https://www.tu-ilmenau.de/fileadmin/public/iks/files/lehre/UMTS/04_UMTS-architecture-ws11.pdf"><text:span text:style-name="T7">https://www.tu-ilmenau.de/fileadmin/public/iks/files/lehre/UMTS/04_UMTS-architecture-ws11.pdf</text:span></text:a><text:span text:style-name="T10">,<text:line-break/></text:span><text:span text:style-name="T7">dostęp z dnia 2016-03-28.</text:span></text:p>
        </text:list-item>
        <text:list-item>
          <text:p text:style-name="P309"><text:span text:style-name="T337">Praca zbiorowa pracowników fir</text:span><text:span text:style-name="T338">my AT&amp;T,</text:span><text:span text:style-name="T326"> </text:span><text:span text:style-name="T36">Alexandre Gerber, Subhabrata Sen, Oliver Spatscheck „</text:span><text:span text:style-name="T37">A Call for More Energy-Efficient Apps”, adres </text:span><text:a xlink:type="simple" xlink:href="http://www.research.att.com/articles/featured_stories/2011_03/201102_Energy_efficient?fbid=dzAbjhTX2CN">http://www.research.att.com/articles/featured_stories/2011_03/201102_Energy_efficient?fbid=dzAbjhTX2CN</text:a><text:span text:style-name="T37">, dostęp dnia 2016-05-2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Helvetica, sans-serif"/>
    <style:font-face style:name="Calibri" svg:font-family="Calibri"/>
    <style:font-face style:name="FreeSans" svg:font-family="FreeSans"/>
    <style:font-face style:name="Helvetica" svg:font-family="Helvetica"/>
    <style:font-face style:name="Liberation Serif" svg:font-family="'Liberation Serif'"/>
    <style:font-face style:name="Lucidasans1" svg:font-family="Lucidasans"/>
    <style:font-face style:name="OpenSymbol" svg:font-family="OpenSymbol"/>
    <style:font-face style:name="Roboto" svg:font-family="Roboto, arial, sans-serif"/>
    <style:font-face style:name="Times" svg:font-family="Times"/>
    <style:font-face style:name="Ubuntu" svg:font-family="Ubuntu"/>
    <style:font-face style:name="sans-serif" svg:font-family="sans-serif"/>
    <style:font-face style:name="ＭＳ Ｐゴシック" svg:font-family="'ＭＳ Ｐゴシック'"/>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omy_3f_lnie" style:display-name="Domy?lni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Obiekt_20_ze_20_strza_3f_k_3f_" style:display-name="Obiekt ze strza?k?"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z_20_cieniem" style:display-name="Obiekt z cieniem"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bez_20_wype_3f_nienia" style:display-name="Obiekt bez wype?nienia"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bez_20_wype_3f_nienia_20_i_20_bez_20_linii" style:display-name="Obiekt bez wype?nienia i bez linii"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re_3f__3f__20_tekstu" style:display-name="Tre?? tekstu"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re_3f__3f__20_tekstu_20_wyrównany_20_do_20_lewej_20_i_20_prawej" style:display-name="Tre?? tekstu wyrównany do lewej i prawej" style:family="paragraph" style:parent-style-name="Domy_3f_lnie"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Wci_3f_cie_20_pierwszego_20_wiersza" style:display-name="Wci?cie pierwszego wiersza" style:family="paragraph" style:parent-style-name="Domy_3f_lnie" style:default-outline-level="">
      <style:paragraph-properties fo:margin-left="0cm" fo:margin-right="0cm" fo:margin-top="0cm" fo:margin-bottom="0cm" style:contextual-spacing="false" fo:text-align="center" style:justify-single-word="false" fo:text-indent="0.6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 style:display-name="Tytu?"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1" style:display-name="Tytu?1"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2" style:display-name="Tytu?2" style:family="paragraph" style:parent-style-name="Domy_3f_lnie"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 style:display-name="Nag?ówek"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1" style:display-name="Nag?ówek1"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2" style:display-name="Nag?ówek2"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Linia_20_wymiarowa" style:display-name="Linia wymiarowa"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Domy_3f_lnie_7e_LT_7e_Gliederung_20_1" style:display-name="Domy?lnie~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Gliederung_20_2" style:display-name="Domy?lnie~LT~Gliederung 2" style:family="paragraph" style:parent-style-name="Domy_3f_lnie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font-size-asian="28pt" style:font-style-asian="normal" style:font-weight-asian="normal" style:text-emphasize="none"/>
    </style:style>
    <style:style style:name="Domy_3f_lnie_7e_LT_7e_Gliederung_20_3" style:display-name="Domy?lnie~LT~Gliederung 3" style:family="paragraph" style:parent-style-name="Domy_3f_lnie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font-size-asian="24pt" style:font-style-asian="normal" style:font-weight-asian="normal" style:text-emphasize="none"/>
    </style:style>
    <style:style style:name="Domy_3f_lnie_7e_LT_7e_Gliederung_20_4" style:display-name="Domy?lnie~LT~Gliederung 4" style:family="paragraph" style:parent-style-name="Domy_3f_lnie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5" style:display-name="Domy?lnie~LT~Gliederung 5" style:family="paragraph" style:parent-style-name="Domy_3f_lnie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6" style:display-name="Domy?lnie~LT~Gliederung 6" style:family="paragraph" style:parent-style-name="Domy_3f_lnie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7" style:display-name="Domy?lnie~LT~Gliederung 7" style:family="paragraph" style:parent-style-name="Domy_3f_lnie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8" style:display-name="Domy?lnie~LT~Gliederung 8" style:family="paragraph" style:parent-style-name="Domy_3f_lnie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9" style:display-name="Domy?lnie~LT~Gliederung 9" style:family="paragraph" style:parent-style-name="Domy_3f_lnie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Titel" style:display-name="Domy?lnie~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Untertitel" style:display-name="Domy?lnie~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Notizen" style:display-name="Domy?lnie~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Hintergrundobjekte" style:display-name="Domy?lnie~LT~Hintergrundobjekt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ＭＳ Ｐゴシック" fo:font-family="'ＭＳ Ｐゴシック'" fo:font-size="20pt" fo:font-style="normal" fo:text-shadow="none" style:text-underline-style="none" fo:font-weight="bold"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style>
    <style:style style:name="Domy_3f_lnie_7e_LT_7e_Hintergrund" style:display-name="Domy?lnie~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Podtytu_3f_" style:display-name="Podtytu?"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biekty_20_t_3f_a" style:display-name="Obiekty t?a"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_3f_o" style:display-name="T?o"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tki"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1" style:display-name="Konspekt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2" style:display-name="Konspekt 2" style:family="paragraph" style:parent-style-name="Konspekt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Konspekt_20_3" style:display-name="Konspekt 3" style:family="paragraph" style:parent-style-name="Konspekt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Konspekt_20_4" style:display-name="Konspekt 4" style:family="paragraph" style:parent-style-name="Konspekt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5" style:display-name="Konspekt 5" style:family="paragraph" style:parent-style-name="Konspekt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6" style:display-name="Konspekt 6" style:family="paragraph" style:parent-style-name="Konspekt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7" style:display-name="Konspekt 7" style:family="paragraph" style:parent-style-name="Konspekt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8" style:display-name="Konspekt 8" style:family="paragraph" style:parent-style-name="Konspekt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9" style:display-name="Konspekt 9" style:family="paragraph" style:parent-style-name="Konspekt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1" style:display-name="Tytu?1~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Gliederung_20_2" style:display-name="Tytu?1~LT~Gliederung 2" style:family="paragraph" style:parent-style-name="Tytu_3f_1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_7e_LT_7e_Gliederung_20_3" style:display-name="Tytu?1~LT~Gliederung 3" style:family="paragraph" style:parent-style-name="Tytu_3f_1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_7e_LT_7e_Gliederung_20_4" style:display-name="Tytu?1~LT~Gliederung 4" style:family="paragraph" style:parent-style-name="Tytu_3f_1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5" style:display-name="Tytu?1~LT~Gliederung 5" style:family="paragraph" style:parent-style-name="Tytu_3f_1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6" style:display-name="Tytu?1~LT~Gliederung 6" style:family="paragraph" style:parent-style-name="Tytu_3f_1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7" style:display-name="Tytu?1~LT~Gliederung 7" style:family="paragraph" style:parent-style-name="Tytu_3f_1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8" style:display-name="Tytu?1~LT~Gliederung 8" style:family="paragraph" style:parent-style-name="Tytu_3f_1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9" style:display-name="Tytu?1~LT~Gliederung 9" style:family="paragraph" style:parent-style-name="Tytu_3f_1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Titel" style:display-name="Tytu?1~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Untertitel" style:display-name="Tytu?1~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Notizen" style:display-name="Tytu?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Hintergrundobjekte" style:display-name="Tytu?1~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_7e_LT_7e_Hintergrund" style:display-name="Tytu?1~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2_7e_LT_7e_Gliederung_20_1" style:display-name="Tytu?2~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Gliederung_20_2" style:display-name="Tytu?2~LT~Gliederung 2" style:family="paragraph" style:parent-style-name="Tytu_3f_2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2_7e_LT_7e_Gliederung_20_3" style:display-name="Tytu?2~LT~Gliederung 3" style:family="paragraph" style:parent-style-name="Tytu_3f_2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2_7e_LT_7e_Gliederung_20_4" style:display-name="Tytu?2~LT~Gliederung 4" style:family="paragraph" style:parent-style-name="Tytu_3f_2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5" style:display-name="Tytu?2~LT~Gliederung 5" style:family="paragraph" style:parent-style-name="Tytu_3f_2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6" style:display-name="Tytu?2~LT~Gliederung 6" style:family="paragraph" style:parent-style-name="Tytu_3f_2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7" style:display-name="Tytu?2~LT~Gliederung 7" style:family="paragraph" style:parent-style-name="Tytu_3f_2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8" style:display-name="Tytu?2~LT~Gliederung 8" style:family="paragraph" style:parent-style-name="Tytu_3f_2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9" style:display-name="Tytu?2~LT~Gliederung 9" style:family="paragraph" style:parent-style-name="Tytu_3f_2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Titel" style:display-name="Tytu?2~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Untertitel" style:display-name="Tytu?2~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Notizen" style:display-name="Tytu?2~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Hintergrundobjekte" style:display-name="Tytu?2~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2_7e_LT_7e_Hintergrund" style:display-name="Tytu?2~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3_7e_LT_7e_Gliederung_20_1" style:display-name="Tytu?3~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Gliederung_20_2" style:display-name="Tytu?3~LT~Gliederung 2" style:family="paragraph" style:parent-style-name="Tytu_3f_3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3_7e_LT_7e_Gliederung_20_3" style:display-name="Tytu?3~LT~Gliederung 3" style:family="paragraph" style:parent-style-name="Tytu_3f_3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3_7e_LT_7e_Gliederung_20_4" style:display-name="Tytu?3~LT~Gliederung 4" style:family="paragraph" style:parent-style-name="Tytu_3f_3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5" style:display-name="Tytu?3~LT~Gliederung 5" style:family="paragraph" style:parent-style-name="Tytu_3f_3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6" style:display-name="Tytu?3~LT~Gliederung 6" style:family="paragraph" style:parent-style-name="Tytu_3f_3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7" style:display-name="Tytu?3~LT~Gliederung 7" style:family="paragraph" style:parent-style-name="Tytu_3f_3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8" style:display-name="Tytu?3~LT~Gliederung 8" style:family="paragraph" style:parent-style-name="Tytu_3f_3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9" style:display-name="Tytu?3~LT~Gliederung 9" style:family="paragraph" style:parent-style-name="Tytu_3f_3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Titel" style:display-name="Tytu?3~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Untertitel" style:display-name="Tytu?3~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Notizen" style:display-name="Tytu?3~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Hintergrundobjekte" style:display-name="Tytu?3~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3_7e_LT_7e_Hintergrund" style:display-name="Tytu?3~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4_7e_LT_7e_Gliederung_20_1" style:display-name="Tytu?4~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Gliederung_20_2" style:display-name="Tytu?4~LT~Gliederung 2" style:family="paragraph" style:parent-style-name="Tytu_3f_4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4_7e_LT_7e_Gliederung_20_3" style:display-name="Tytu?4~LT~Gliederung 3" style:family="paragraph" style:parent-style-name="Tytu_3f_4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4_7e_LT_7e_Gliederung_20_4" style:display-name="Tytu?4~LT~Gliederung 4" style:family="paragraph" style:parent-style-name="Tytu_3f_4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5" style:display-name="Tytu?4~LT~Gliederung 5" style:family="paragraph" style:parent-style-name="Tytu_3f_4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6" style:display-name="Tytu?4~LT~Gliederung 6" style:family="paragraph" style:parent-style-name="Tytu_3f_4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7" style:display-name="Tytu?4~LT~Gliederung 7" style:family="paragraph" style:parent-style-name="Tytu_3f_4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8" style:display-name="Tytu?4~LT~Gliederung 8" style:family="paragraph" style:parent-style-name="Tytu_3f_4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9" style:display-name="Tytu?4~LT~Gliederung 9" style:family="paragraph" style:parent-style-name="Tytu_3f_4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Titel" style:display-name="Tytu?4~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Untertitel" style:display-name="Tytu?4~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Notizen" style:display-name="Tytu?4~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Hintergrundobjekte" style:display-name="Tytu?4~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4_7e_LT_7e_Hintergrund" style:display-name="Tytu?4~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5_7e_LT_7e_Gliederung_20_1" style:display-name="Tytu?5~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Gliederung_20_2" style:display-name="Tytu?5~LT~Gliederung 2" style:family="paragraph" style:parent-style-name="Tytu_3f_5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5_7e_LT_7e_Gliederung_20_3" style:display-name="Tytu?5~LT~Gliederung 3" style:family="paragraph" style:parent-style-name="Tytu_3f_5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5_7e_LT_7e_Gliederung_20_4" style:display-name="Tytu?5~LT~Gliederung 4" style:family="paragraph" style:parent-style-name="Tytu_3f_5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5" style:display-name="Tytu?5~LT~Gliederung 5" style:family="paragraph" style:parent-style-name="Tytu_3f_5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6" style:display-name="Tytu?5~LT~Gliederung 6" style:family="paragraph" style:parent-style-name="Tytu_3f_5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7" style:display-name="Tytu?5~LT~Gliederung 7" style:family="paragraph" style:parent-style-name="Tytu_3f_5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8" style:display-name="Tytu?5~LT~Gliederung 8" style:family="paragraph" style:parent-style-name="Tytu_3f_5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9" style:display-name="Tytu?5~LT~Gliederung 9" style:family="paragraph" style:parent-style-name="Tytu_3f_5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Titel" style:display-name="Tytu?5~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Untertitel" style:display-name="Tytu?5~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Notizen" style:display-name="Tytu?5~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Hintergrundobjekte" style:display-name="Tytu?5~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5_7e_LT_7e_Hintergrund" style:display-name="Tytu?5~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6_7e_LT_7e_Gliederung_20_1" style:display-name="Tytu?6~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Gliederung_20_2" style:display-name="Tytu?6~LT~Gliederung 2" style:family="paragraph" style:parent-style-name="Tytu_3f_6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6_7e_LT_7e_Gliederung_20_3" style:display-name="Tytu?6~LT~Gliederung 3" style:family="paragraph" style:parent-style-name="Tytu_3f_6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6_7e_LT_7e_Gliederung_20_4" style:display-name="Tytu?6~LT~Gliederung 4" style:family="paragraph" style:parent-style-name="Tytu_3f_6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5" style:display-name="Tytu?6~LT~Gliederung 5" style:family="paragraph" style:parent-style-name="Tytu_3f_6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6" style:display-name="Tytu?6~LT~Gliederung 6" style:family="paragraph" style:parent-style-name="Tytu_3f_6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7" style:display-name="Tytu?6~LT~Gliederung 7" style:family="paragraph" style:parent-style-name="Tytu_3f_6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8" style:display-name="Tytu?6~LT~Gliederung 8" style:family="paragraph" style:parent-style-name="Tytu_3f_6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9" style:display-name="Tytu?6~LT~Gliederung 9" style:family="paragraph" style:parent-style-name="Tytu_3f_6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Titel" style:display-name="Tytu?6~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Untertitel" style:display-name="Tytu?6~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Notizen" style:display-name="Tytu?6~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Hintergrundobjekte" style:display-name="Tytu?6~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6_7e_LT_7e_Hintergrund" style:display-name="Tytu?6~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7_7e_LT_7e_Gliederung_20_1" style:display-name="Tytu?7~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Gliederung_20_2" style:display-name="Tytu?7~LT~Gliederung 2" style:family="paragraph" style:parent-style-name="Tytu_3f_7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7_7e_LT_7e_Gliederung_20_3" style:display-name="Tytu?7~LT~Gliederung 3" style:family="paragraph" style:parent-style-name="Tytu_3f_7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7_7e_LT_7e_Gliederung_20_4" style:display-name="Tytu?7~LT~Gliederung 4" style:family="paragraph" style:parent-style-name="Tytu_3f_7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5" style:display-name="Tytu?7~LT~Gliederung 5" style:family="paragraph" style:parent-style-name="Tytu_3f_7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6" style:display-name="Tytu?7~LT~Gliederung 6" style:family="paragraph" style:parent-style-name="Tytu_3f_7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7" style:display-name="Tytu?7~LT~Gliederung 7" style:family="paragraph" style:parent-style-name="Tytu_3f_7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8" style:display-name="Tytu?7~LT~Gliederung 8" style:family="paragraph" style:parent-style-name="Tytu_3f_7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9" style:display-name="Tytu?7~LT~Gliederung 9" style:family="paragraph" style:parent-style-name="Tytu_3f_7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Titel" style:display-name="Tytu?7~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Untertitel" style:display-name="Tytu?7~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Notizen" style:display-name="Tytu?7~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Hintergrundobjekte" style:display-name="Tytu?7~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7_7e_LT_7e_Hintergrund" style:display-name="Tytu?7~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8_7e_LT_7e_Gliederung_20_1" style:display-name="Tytu?8~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Gliederung_20_2" style:display-name="Tytu?8~LT~Gliederung 2" style:family="paragraph" style:parent-style-name="Tytu_3f_8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8_7e_LT_7e_Gliederung_20_3" style:display-name="Tytu?8~LT~Gliederung 3" style:family="paragraph" style:parent-style-name="Tytu_3f_8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8_7e_LT_7e_Gliederung_20_4" style:display-name="Tytu?8~LT~Gliederung 4" style:family="paragraph" style:parent-style-name="Tytu_3f_8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5" style:display-name="Tytu?8~LT~Gliederung 5" style:family="paragraph" style:parent-style-name="Tytu_3f_8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6" style:display-name="Tytu?8~LT~Gliederung 6" style:family="paragraph" style:parent-style-name="Tytu_3f_8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7" style:display-name="Tytu?8~LT~Gliederung 7" style:family="paragraph" style:parent-style-name="Tytu_3f_8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8" style:display-name="Tytu?8~LT~Gliederung 8" style:family="paragraph" style:parent-style-name="Tytu_3f_8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9" style:display-name="Tytu?8~LT~Gliederung 9" style:family="paragraph" style:parent-style-name="Tytu_3f_8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Titel" style:display-name="Tytu?8~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Untertitel" style:display-name="Tytu?8~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Notizen" style:display-name="Tytu?8~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Hintergrundobjekte" style:display-name="Tytu?8~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8_7e_LT_7e_Hintergrund" style:display-name="Tytu?8~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9_7e_LT_7e_Gliederung_20_1" style:display-name="Tytu?9~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Gliederung_20_2" style:display-name="Tytu?9~LT~Gliederung 2" style:family="paragraph" style:parent-style-name="Tytu_3f_9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9_7e_LT_7e_Gliederung_20_3" style:display-name="Tytu?9~LT~Gliederung 3" style:family="paragraph" style:parent-style-name="Tytu_3f_9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9_7e_LT_7e_Gliederung_20_4" style:display-name="Tytu?9~LT~Gliederung 4" style:family="paragraph" style:parent-style-name="Tytu_3f_9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5" style:display-name="Tytu?9~LT~Gliederung 5" style:family="paragraph" style:parent-style-name="Tytu_3f_9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6" style:display-name="Tytu?9~LT~Gliederung 6" style:family="paragraph" style:parent-style-name="Tytu_3f_9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7" style:display-name="Tytu?9~LT~Gliederung 7" style:family="paragraph" style:parent-style-name="Tytu_3f_9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8" style:display-name="Tytu?9~LT~Gliederung 8" style:family="paragraph" style:parent-style-name="Tytu_3f_9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9" style:display-name="Tytu?9~LT~Gliederung 9" style:family="paragraph" style:parent-style-name="Tytu_3f_9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Titel" style:display-name="Tytu?9~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Untertitel" style:display-name="Tytu?9~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Notizen" style:display-name="Tytu?9~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Hintergrundobjekte" style:display-name="Tytu?9~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9_7e_LT_7e_Hintergrund" style:display-name="Tytu?9~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0_7e_LT_7e_Gliederung_20_1" style:display-name="Tytu?10~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Gliederung_20_2" style:display-name="Tytu?10~LT~Gliederung 2" style:family="paragraph" style:parent-style-name="Tytu_3f_10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0_7e_LT_7e_Gliederung_20_3" style:display-name="Tytu?10~LT~Gliederung 3" style:family="paragraph" style:parent-style-name="Tytu_3f_10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0_7e_LT_7e_Gliederung_20_4" style:display-name="Tytu?10~LT~Gliederung 4" style:family="paragraph" style:parent-style-name="Tytu_3f_10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5" style:display-name="Tytu?10~LT~Gliederung 5" style:family="paragraph" style:parent-style-name="Tytu_3f_10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6" style:display-name="Tytu?10~LT~Gliederung 6" style:family="paragraph" style:parent-style-name="Tytu_3f_10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7" style:display-name="Tytu?10~LT~Gliederung 7" style:family="paragraph" style:parent-style-name="Tytu_3f_10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8" style:display-name="Tytu?10~LT~Gliederung 8" style:family="paragraph" style:parent-style-name="Tytu_3f_10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9" style:display-name="Tytu?10~LT~Gliederung 9" style:family="paragraph" style:parent-style-name="Tytu_3f_10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Titel" style:display-name="Tytu?10~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Untertitel" style:display-name="Tytu?10~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Notizen" style:display-name="Tytu?10~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Hintergrundobjekte" style:display-name="Tytu?10~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0_7e_LT_7e_Hintergrund" style:display-name="Tytu?10~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1_7e_LT_7e_Gliederung_20_1" style:display-name="Tytu?11~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Gliederung_20_2" style:display-name="Tytu?11~LT~Gliederung 2" style:family="paragraph" style:parent-style-name="Tytu_3f_11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1_7e_LT_7e_Gliederung_20_3" style:display-name="Tytu?11~LT~Gliederung 3" style:family="paragraph" style:parent-style-name="Tytu_3f_11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1_7e_LT_7e_Gliederung_20_4" style:display-name="Tytu?11~LT~Gliederung 4" style:family="paragraph" style:parent-style-name="Tytu_3f_11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5" style:display-name="Tytu?11~LT~Gliederung 5" style:family="paragraph" style:parent-style-name="Tytu_3f_11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6" style:display-name="Tytu?11~LT~Gliederung 6" style:family="paragraph" style:parent-style-name="Tytu_3f_11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7" style:display-name="Tytu?11~LT~Gliederung 7" style:family="paragraph" style:parent-style-name="Tytu_3f_11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8" style:display-name="Tytu?11~LT~Gliederung 8" style:family="paragraph" style:parent-style-name="Tytu_3f_11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9" style:display-name="Tytu?11~LT~Gliederung 9" style:family="paragraph" style:parent-style-name="Tytu_3f_11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Titel" style:display-name="Tytu?11~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Untertitel" style:display-name="Tytu?11~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Notizen" style:display-name="Tytu?1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Hintergrundobjekte" style:display-name="Tytu?11~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1_7e_LT_7e_Hintergrund" style:display-name="Tytu?11~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zczecin 2016<text:tab/><text:tab/><text:page-number text:select-page="current">65</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336</meta:editing-cycles>
    <meta:editing-duration>P5DT17H30M18S</meta:editing-duration>
    <dc:date>2016-05-29T12:28:50.594694988</dc:date>
    <meta:printed-by>M R</meta:printed-by>
    <meta:print-date>2012-09-14T13:32:12.93</meta:print-date>
    <meta:document-statistic meta:table-count="20" meta:image-count="14" meta:object-count="0" meta:page-count="65" meta:paragraph-count="1160" meta:word-count="13533" meta:character-count="98602" meta:non-whitespace-character-count="85716"/>
    <meta:user-defined meta:name="Info 1"/>
    <meta:user-defined meta:name="Info 2"/>
    <meta:user-defined meta:name="Info 3"/>
    <meta:user-defined meta:name="Info 4"/>
  </office:meta>
</office:document-meta>
</file>